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2_out" table:style-name="ta1">
        <table:table-column table:style-name="co1" table:number-columns-repeated="10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sim0</text:p>
          </table:table-cell>
          <table:table-cell office:value-type="string" calcext:value-type="string">
            <text:p>sim1</text:p>
          </table:table-cell>
          <table:table-cell office:value-type="string" calcext:value-type="string">
            <text:p>sim2</text:p>
          </table:table-cell>
          <table:table-cell office:value-type="string" calcext:value-type="string">
            <text:p>sim3</text:p>
          </table:table-cell>
          <table:table-cell office:value-type="string" calcext:value-type="string">
            <text:p>sim4</text:p>
          </table:table-cell>
          <table:table-cell office:value-type="string" calcext:value-type="string">
            <text:p>sim5</text:p>
          </table:table-cell>
          <table:table-cell office:value-type="string" calcext:value-type="string">
            <text:p>sim6</text:p>
          </table:table-cell>
          <table:table-cell office:value-type="string" calcext:value-type="string">
            <text:p>sim7</text:p>
          </table:table-cell>
          <table:table-cell office:value-type="string" calcext:value-type="string">
            <text:p>sim8</text:p>
          </table:table-cell>
          <table:table-cell office:value-type="string" calcext:value-type="string">
            <text:p>sim9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.5933" calcext:value-type="float">
            <text:p>50.5933</text:p>
          </table:table-cell>
          <table:table-cell office:value-type="float" office:value="50.7373" calcext:value-type="float">
            <text:p>50.7373</text:p>
          </table:table-cell>
          <table:table-cell office:value-type="float" office:value="50.3236" calcext:value-type="float">
            <text:p>50.3236</text:p>
          </table:table-cell>
          <table:table-cell office:value-type="float" office:value="49.2849" calcext:value-type="float">
            <text:p>49.2849</text:p>
          </table:table-cell>
          <table:table-cell office:value-type="float" office:value="50.1549" calcext:value-type="float">
            <text:p>50.1549</text:p>
          </table:table-cell>
          <table:table-cell office:value-type="float" office:value="49.9729" calcext:value-type="float">
            <text:p>49.9729</text:p>
          </table:table-cell>
          <table:table-cell office:value-type="float" office:value="50.0884" calcext:value-type="float">
            <text:p>50.0884</text:p>
          </table:table-cell>
          <table:table-cell office:value-type="float" office:value="48.3835" calcext:value-type="float">
            <text:p>48.3835</text:p>
          </table:table-cell>
          <table:table-cell office:value-type="float" office:value="49.3684" calcext:value-type="float">
            <text:p>49.3684</text:p>
          </table:table-cell>
          <table:table-cell office:value-type="float" office:value="50.4342" calcext:value-type="float">
            <text:p>50.434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49.7302" calcext:value-type="float">
            <text:p>49.7302</text:p>
          </table:table-cell>
          <table:table-cell office:value-type="float" office:value="50.2293" calcext:value-type="float">
            <text:p>50.2293</text:p>
          </table:table-cell>
          <table:table-cell office:value-type="float" office:value="50.2458" calcext:value-type="float">
            <text:p>50.2458</text:p>
          </table:table-cell>
          <table:table-cell office:value-type="float" office:value="49.6021" calcext:value-type="float">
            <text:p>49.6021</text:p>
          </table:table-cell>
          <table:table-cell office:value-type="float" office:value="49.7402" calcext:value-type="float">
            <text:p>49.7402</text:p>
          </table:table-cell>
          <table:table-cell office:value-type="float" office:value="49.8382" calcext:value-type="float">
            <text:p>49.8382</text:p>
          </table:table-cell>
          <table:table-cell office:value-type="float" office:value="49.2461" calcext:value-type="float">
            <text:p>49.2461</text:p>
          </table:table-cell>
          <table:table-cell office:value-type="float" office:value="47.8969" calcext:value-type="float">
            <text:p>47.8969</text:p>
          </table:table-cell>
          <table:table-cell office:value-type="float" office:value="49.8401" calcext:value-type="float">
            <text:p>49.8401</text:p>
          </table:table-cell>
          <table:table-cell office:value-type="float" office:value="50.3553" calcext:value-type="float">
            <text:p>50.3553</text:p>
          </table:table-cell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49.3184" calcext:value-type="float">
            <text:p>49.3184</text:p>
          </table:table-cell>
          <table:table-cell office:value-type="float" office:value="49.6993" calcext:value-type="float">
            <text:p>49.6993</text:p>
          </table:table-cell>
          <table:table-cell office:value-type="float" office:value="50.8331" calcext:value-type="float">
            <text:p>50.8331</text:p>
          </table:table-cell>
          <table:table-cell office:value-type="float" office:value="49.4382" calcext:value-type="float">
            <text:p>49.4382</text:p>
          </table:table-cell>
          <table:table-cell office:value-type="float" office:value="50.5053" calcext:value-type="float">
            <text:p>50.5053</text:p>
          </table:table-cell>
          <table:table-cell office:value-type="float" office:value="48.7572" calcext:value-type="float">
            <text:p>48.7572</text:p>
          </table:table-cell>
          <table:table-cell office:value-type="float" office:value="49.1541" calcext:value-type="float">
            <text:p>49.1541</text:p>
          </table:table-cell>
          <table:table-cell office:value-type="float" office:value="48.8008" calcext:value-type="float">
            <text:p>48.8008</text:p>
          </table:table-cell>
          <table:table-cell office:value-type="float" office:value="49.6637" calcext:value-type="float">
            <text:p>49.6637</text:p>
          </table:table-cell>
          <table:table-cell office:value-type="float" office:value="50.144" calcext:value-type="float">
            <text:p>50.144</text:p>
          </table:table-cell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49.5513" calcext:value-type="float">
            <text:p>49.5513</text:p>
          </table:table-cell>
          <table:table-cell office:value-type="float" office:value="50.2584" calcext:value-type="float">
            <text:p>50.2584</text:p>
          </table:table-cell>
          <table:table-cell office:value-type="float" office:value="50.7142" calcext:value-type="float">
            <text:p>50.7142</text:p>
          </table:table-cell>
          <table:table-cell office:value-type="float" office:value="50.196" calcext:value-type="float">
            <text:p>50.196</text:p>
          </table:table-cell>
          <table:table-cell office:value-type="float" office:value="50.5869" calcext:value-type="float">
            <text:p>50.5869</text:p>
          </table:table-cell>
          <table:table-cell office:value-type="float" office:value="49.3481" calcext:value-type="float">
            <text:p>49.3481</text:p>
          </table:table-cell>
          <table:table-cell office:value-type="float" office:value="49.9667" calcext:value-type="float">
            <text:p>49.9667</text:p>
          </table:table-cell>
          <table:table-cell office:value-type="float" office:value="49.0921" calcext:value-type="float">
            <text:p>49.0921</text:p>
          </table:table-cell>
          <table:table-cell office:value-type="float" office:value="49.0704" calcext:value-type="float">
            <text:p>49.0704</text:p>
          </table:table-cell>
          <table:table-cell office:value-type="float" office:value="50.0759" calcext:value-type="float">
            <text:p>50.0759</text:p>
          </table:table-cell>
        </table:table-row>
        <table:table-row table:style-name="ro1">
          <table:table-cell office:value-type="string" calcext:value-type="string">
            <text:p>payoff</text:p>
          </table:table-cell>
          <table:table-cell office:value-type="float" office:value="4.329" calcext:value-type="float">
            <text:p>4.329</text:p>
          </table:table-cell>
          <table:table-cell table:number-columns-repeated="2"/>
          <table:table-cell office:value-type="float" office:value="48.9362" calcext:value-type="float">
            <text:p>48.9362</text:p>
          </table:table-cell>
          <table:table-cell office:value-type="float" office:value="50.4818" calcext:value-type="float">
            <text:p>50.4818</text:p>
          </table:table-cell>
          <table:table-cell office:value-type="float" office:value="50.2065" calcext:value-type="float">
            <text:p>50.2065</text:p>
          </table:table-cell>
          <table:table-cell office:value-type="float" office:value="50.3598" calcext:value-type="float">
            <text:p>50.3598</text:p>
          </table:table-cell>
          <table:table-cell office:value-type="float" office:value="51.4845" calcext:value-type="float">
            <text:p>51.4845</text:p>
          </table:table-cell>
          <table:table-cell office:value-type="float" office:value="48.2762" calcext:value-type="float">
            <text:p>48.2762</text:p>
          </table:table-cell>
          <table:table-cell office:value-type="float" office:value="49.6416" calcext:value-type="float">
            <text:p>49.6416</text:p>
          </table:table-cell>
          <table:table-cell office:value-type="float" office:value="49.6476" calcext:value-type="float">
            <text:p>49.6476</text:p>
          </table:table-cell>
          <table:table-cell office:value-type="float" office:value="50.2739" calcext:value-type="float">
            <text:p>50.2739</text:p>
          </table:table-cell>
          <table:table-cell office:value-type="float" office:value="48.999" calcext:value-type="float">
            <text:p>48.999</text:p>
          </table:table-cell>
        </table:table-row>
        <table:table-row table:style-name="ro1">
          <table:table-cell table:number-columns-repeated="4"/>
          <table:table-cell office:value-type="float" office:value="48.8981" calcext:value-type="float">
            <text:p>48.8981</text:p>
          </table:table-cell>
          <table:table-cell office:value-type="float" office:value="51.298" calcext:value-type="float">
            <text:p>51.298</text:p>
          </table:table-cell>
          <table:table-cell office:value-type="float" office:value="50.2987" calcext:value-type="float">
            <text:p>50.2987</text:p>
          </table:table-cell>
          <table:table-cell office:value-type="float" office:value="50.8677" calcext:value-type="float">
            <text:p>50.8677</text:p>
          </table:table-cell>
          <table:table-cell office:value-type="float" office:value="51.1442" calcext:value-type="float">
            <text:p>51.1442</text:p>
          </table:table-cell>
          <table:table-cell office:value-type="float" office:value="49.1365" calcext:value-type="float">
            <text:p>49.1365</text:p>
          </table:table-cell>
          <table:table-cell office:value-type="float" office:value="48.554" calcext:value-type="float">
            <text:p>48.554</text:p>
          </table:table-cell>
          <table:table-cell office:value-type="float" office:value="48.8922" calcext:value-type="float">
            <text:p>48.8922</text:p>
          </table:table-cell>
          <table:table-cell office:value-type="float" office:value="49.3121" calcext:value-type="float">
            <text:p>49.3121</text:p>
          </table:table-cell>
          <table:table-cell office:value-type="float" office:value="50.0797" calcext:value-type="float">
            <text:p>50.0797</text:p>
          </table:table-cell>
        </table:table-row>
        <table:table-row table:style-name="ro1">
          <table:table-cell table:number-columns-repeated="4"/>
          <table:table-cell office:value-type="float" office:value="49.0126" calcext:value-type="float">
            <text:p>49.0126</text:p>
          </table:table-cell>
          <table:table-cell office:value-type="float" office:value="51.6688" calcext:value-type="float">
            <text:p>51.6688</text:p>
          </table:table-cell>
          <table:table-cell office:value-type="float" office:value="51.7765" calcext:value-type="float">
            <text:p>51.7765</text:p>
          </table:table-cell>
          <table:table-cell office:value-type="float" office:value="50.0771" calcext:value-type="float">
            <text:p>50.0771</text:p>
          </table:table-cell>
          <table:table-cell office:value-type="float" office:value="50.5468" calcext:value-type="float">
            <text:p>50.5468</text:p>
          </table:table-cell>
          <table:table-cell office:value-type="float" office:value="48.9523" calcext:value-type="float">
            <text:p>48.9523</text:p>
          </table:table-cell>
          <table:table-cell office:value-type="float" office:value="48.1804" calcext:value-type="float">
            <text:p>48.1804</text:p>
          </table:table-cell>
          <table:table-cell office:value-type="float" office:value="49.4219" calcext:value-type="float">
            <text:p>49.4219</text:p>
          </table:table-cell>
          <table:table-cell office:value-type="float" office:value="49.5226" calcext:value-type="float">
            <text:p>49.5226</text:p>
          </table:table-cell>
          <table:table-cell office:value-type="float" office:value="50.3192" calcext:value-type="float">
            <text:p>50.3192</text:p>
          </table:table-cell>
        </table:table-row>
        <table:table-row table:style-name="ro1">
          <table:table-cell table:number-columns-repeated="4"/>
          <table:table-cell office:value-type="float" office:value="48.5155" calcext:value-type="float">
            <text:p>48.5155</text:p>
          </table:table-cell>
          <table:table-cell office:value-type="float" office:value="51.6953" calcext:value-type="float">
            <text:p>51.6953</text:p>
          </table:table-cell>
          <table:table-cell office:value-type="float" office:value="51.1635" calcext:value-type="float">
            <text:p>51.1635</text:p>
          </table:table-cell>
          <table:table-cell office:value-type="float" office:value="50.3865" calcext:value-type="float">
            <text:p>50.3865</text:p>
          </table:table-cell>
          <table:table-cell office:value-type="float" office:value="49.9107" calcext:value-type="float">
            <text:p>49.9107</text:p>
          </table:table-cell>
          <table:table-cell office:value-type="float" office:value="48.1598" calcext:value-type="float">
            <text:p>48.1598</text:p>
          </table:table-cell>
          <table:table-cell office:value-type="float" office:value="47.4248" calcext:value-type="float">
            <text:p>47.4248</text:p>
          </table:table-cell>
          <table:table-cell office:value-type="float" office:value="50.0688" calcext:value-type="float">
            <text:p>50.0688</text:p>
          </table:table-cell>
          <table:table-cell office:value-type="float" office:value="49.509" calcext:value-type="float">
            <text:p>49.509</text:p>
          </table:table-cell>
          <table:table-cell office:value-type="float" office:value="50.1734" calcext:value-type="float">
            <text:p>50.1734</text:p>
          </table:table-cell>
        </table:table-row>
        <table:table-row table:style-name="ro1">
          <table:table-cell table:number-columns-repeated="4"/>
          <table:table-cell office:value-type="float" office:value="47.7396" calcext:value-type="float">
            <text:p>47.7396</text:p>
          </table:table-cell>
          <table:table-cell office:value-type="float" office:value="51.1377" calcext:value-type="float">
            <text:p>51.1377</text:p>
          </table:table-cell>
          <table:table-cell office:value-type="float" office:value="50.9041" calcext:value-type="float">
            <text:p>50.9041</text:p>
          </table:table-cell>
          <table:table-cell office:value-type="float" office:value="49.9209" calcext:value-type="float">
            <text:p>49.9209</text:p>
          </table:table-cell>
          <table:table-cell office:value-type="float" office:value="48.9234" calcext:value-type="float">
            <text:p>48.9234</text:p>
          </table:table-cell>
          <table:table-cell office:value-type="float" office:value="48.4543" calcext:value-type="float">
            <text:p>48.4543</text:p>
          </table:table-cell>
          <table:table-cell office:value-type="float" office:value="47.2177" calcext:value-type="float">
            <text:p>47.2177</text:p>
          </table:table-cell>
          <table:table-cell office:value-type="float" office:value="50.2197" calcext:value-type="float">
            <text:p>50.2197</text:p>
          </table:table-cell>
          <table:table-cell office:value-type="float" office:value="50.1732" calcext:value-type="float">
            <text:p>50.1732</text:p>
          </table:table-cell>
          <table:table-cell office:value-type="float" office:value="50.7755" calcext:value-type="float">
            <text:p>50.7755</text:p>
          </table:table-cell>
        </table:table-row>
        <table:table-row table:style-name="ro1">
          <table:table-cell table:number-columns-repeated="4"/>
          <table:table-cell office:value-type="float" office:value="47.8601" calcext:value-type="float">
            <text:p>47.8601</text:p>
          </table:table-cell>
          <table:table-cell office:value-type="float" office:value="52.1226" calcext:value-type="float">
            <text:p>52.1226</text:p>
          </table:table-cell>
          <table:table-cell office:value-type="float" office:value="50.6072" calcext:value-type="float">
            <text:p>50.6072</text:p>
          </table:table-cell>
          <table:table-cell office:value-type="float" office:value="49.8183" calcext:value-type="float">
            <text:p>49.8183</text:p>
          </table:table-cell>
          <table:table-cell office:value-type="float" office:value="48.9476" calcext:value-type="float">
            <text:p>48.9476</text:p>
          </table:table-cell>
          <table:table-cell office:value-type="float" office:value="48.9277" calcext:value-type="float">
            <text:p>48.9277</text:p>
          </table:table-cell>
          <table:table-cell office:value-type="float" office:value="47.0775" calcext:value-type="float">
            <text:p>47.0775</text:p>
          </table:table-cell>
          <table:table-cell office:value-type="float" office:value="49.5972" calcext:value-type="float">
            <text:p>49.5972</text:p>
          </table:table-cell>
          <table:table-cell office:value-type="float" office:value="49.0987" calcext:value-type="float">
            <text:p>49.0987</text:p>
          </table:table-cell>
          <table:table-cell office:value-type="float" office:value="49.9888" calcext:value-type="float">
            <text:p>49.9888</text:p>
          </table:table-cell>
        </table:table-row>
        <table:table-row table:style-name="ro1">
          <table:table-cell table:number-columns-repeated="4"/>
          <table:table-cell office:value-type="float" office:value="48.459" calcext:value-type="float">
            <text:p>48.459</text:p>
          </table:table-cell>
          <table:table-cell office:value-type="float" office:value="52.0132" calcext:value-type="float">
            <text:p>52.0132</text:p>
          </table:table-cell>
          <table:table-cell office:value-type="float" office:value="50.9057" calcext:value-type="float">
            <text:p>50.9057</text:p>
          </table:table-cell>
          <table:table-cell office:value-type="float" office:value="49.8595" calcext:value-type="float">
            <text:p>49.8595</text:p>
          </table:table-cell>
          <table:table-cell office:value-type="float" office:value="48.9597" calcext:value-type="float">
            <text:p>48.9597</text:p>
          </table:table-cell>
          <table:table-cell office:value-type="float" office:value="48.2507" calcext:value-type="float">
            <text:p>48.2507</text:p>
          </table:table-cell>
          <table:table-cell office:value-type="float" office:value="47.9618" calcext:value-type="float">
            <text:p>47.9618</text:p>
          </table:table-cell>
          <table:table-cell office:value-type="float" office:value="49.1959" calcext:value-type="float">
            <text:p>49.1959</text:p>
          </table:table-cell>
          <table:table-cell office:value-type="float" office:value="49.9988" calcext:value-type="float">
            <text:p>49.9988</text:p>
          </table:table-cell>
          <table:table-cell office:value-type="float" office:value="50.5978" calcext:value-type="float">
            <text:p>50.5978</text:p>
          </table:table-cell>
        </table:table-row>
        <table:table-row table:style-name="ro1">
          <table:table-cell table:number-columns-repeated="4"/>
          <table:table-cell office:value-type="float" office:value="48.0772" calcext:value-type="float">
            <text:p>48.0772</text:p>
          </table:table-cell>
          <table:table-cell office:value-type="float" office:value="51.4475" calcext:value-type="float">
            <text:p>51.4475</text:p>
          </table:table-cell>
          <table:table-cell office:value-type="float" office:value="50.8986" calcext:value-type="float">
            <text:p>50.8986</text:p>
          </table:table-cell>
          <table:table-cell office:value-type="float" office:value="50.1751" calcext:value-type="float">
            <text:p>50.1751</text:p>
          </table:table-cell>
          <table:table-cell office:value-type="float" office:value="50.2629" calcext:value-type="float">
            <text:p>50.2629</text:p>
          </table:table-cell>
          <table:table-cell office:value-type="float" office:value="48.6819" calcext:value-type="float">
            <text:p>48.6819</text:p>
          </table:table-cell>
          <table:table-cell office:value-type="float" office:value="47.6502" calcext:value-type="float">
            <text:p>47.6502</text:p>
          </table:table-cell>
          <table:table-cell office:value-type="float" office:value="48.9711" calcext:value-type="float">
            <text:p>48.9711</text:p>
          </table:table-cell>
          <table:table-cell office:value-type="float" office:value="51.1881" calcext:value-type="float">
            <text:p>51.1881</text:p>
          </table:table-cell>
          <table:table-cell office:value-type="float" office:value="50.2608" calcext:value-type="float">
            <text:p>50.2608</text:p>
          </table:table-cell>
        </table:table-row>
        <table:table-row table:style-name="ro1">
          <table:table-cell table:number-columns-repeated="4"/>
          <table:table-cell office:value-type="float" office:value="47.8842" calcext:value-type="float">
            <text:p>47.8842</text:p>
          </table:table-cell>
          <table:table-cell office:value-type="float" office:value="51.3191" calcext:value-type="float">
            <text:p>51.3191</text:p>
          </table:table-cell>
          <table:table-cell office:value-type="float" office:value="50.5837" calcext:value-type="float">
            <text:p>50.5837</text:p>
          </table:table-cell>
          <table:table-cell office:value-type="float" office:value="50.2403" calcext:value-type="float">
            <text:p>50.2403</text:p>
          </table:table-cell>
          <table:table-cell office:value-type="float" office:value="50.0393" calcext:value-type="float">
            <text:p>50.0393</text:p>
          </table:table-cell>
          <table:table-cell office:value-type="float" office:value="49.1832" calcext:value-type="float">
            <text:p>49.1832</text:p>
          </table:table-cell>
          <table:table-cell office:value-type="float" office:value="47.5259" calcext:value-type="float">
            <text:p>47.5259</text:p>
          </table:table-cell>
          <table:table-cell office:value-type="float" office:value="48.5543" calcext:value-type="float">
            <text:p>48.5543</text:p>
          </table:table-cell>
          <table:table-cell office:value-type="float" office:value="51.4969" calcext:value-type="float">
            <text:p>51.4969</text:p>
          </table:table-cell>
          <table:table-cell office:value-type="float" office:value="49.1072" calcext:value-type="float">
            <text:p>49.1072</text:p>
          </table:table-cell>
        </table:table-row>
        <table:table-row table:style-name="ro1">
          <table:table-cell table:number-columns-repeated="4"/>
          <table:table-cell office:value-type="float" office:value="48.8773" calcext:value-type="float">
            <text:p>48.8773</text:p>
          </table:table-cell>
          <table:table-cell office:value-type="float" office:value="51.1983" calcext:value-type="float">
            <text:p>51.1983</text:p>
          </table:table-cell>
          <table:table-cell office:value-type="float" office:value="50.4118" calcext:value-type="float">
            <text:p>50.4118</text:p>
          </table:table-cell>
          <table:table-cell office:value-type="float" office:value="49.9687" calcext:value-type="float">
            <text:p>49.9687</text:p>
          </table:table-cell>
          <table:table-cell office:value-type="float" office:value="51.5442" calcext:value-type="float">
            <text:p>51.5442</text:p>
          </table:table-cell>
          <table:table-cell office:value-type="float" office:value="49.1765" calcext:value-type="float">
            <text:p>49.1765</text:p>
          </table:table-cell>
          <table:table-cell office:value-type="float" office:value="48.4358" calcext:value-type="float">
            <text:p>48.4358</text:p>
          </table:table-cell>
          <table:table-cell office:value-type="float" office:value="49.5817" calcext:value-type="float">
            <text:p>49.5817</text:p>
          </table:table-cell>
          <table:table-cell office:value-type="float" office:value="51.8158" calcext:value-type="float">
            <text:p>51.8158</text:p>
          </table:table-cell>
          <table:table-cell office:value-type="float" office:value="49.7229" calcext:value-type="float">
            <text:p>49.7229</text:p>
          </table:table-cell>
        </table:table-row>
        <table:table-row table:style-name="ro1">
          <table:table-cell table:number-columns-repeated="4"/>
          <table:table-cell office:value-type="float" office:value="48.5452" calcext:value-type="float">
            <text:p>48.5452</text:p>
          </table:table-cell>
          <table:table-cell office:value-type="float" office:value="52.1396" calcext:value-type="float">
            <text:p>52.1396</text:p>
          </table:table-cell>
          <table:table-cell office:value-type="float" office:value="51.6402" calcext:value-type="float">
            <text:p>51.6402</text:p>
          </table:table-cell>
          <table:table-cell office:value-type="float" office:value="49.9242" calcext:value-type="float">
            <text:p>49.9242</text:p>
          </table:table-cell>
          <table:table-cell office:value-type="float" office:value="51.7812" calcext:value-type="float">
            <text:p>51.7812</text:p>
          </table:table-cell>
          <table:table-cell office:value-type="float" office:value="47.7827" calcext:value-type="float">
            <text:p>47.7827</text:p>
          </table:table-cell>
          <table:table-cell office:value-type="float" office:value="47.8063" calcext:value-type="float">
            <text:p>47.8063</text:p>
          </table:table-cell>
          <table:table-cell office:value-type="float" office:value="48.9221" calcext:value-type="float">
            <text:p>48.9221</text:p>
          </table:table-cell>
          <table:table-cell office:value-type="float" office:value="52.9996" calcext:value-type="float">
            <text:p>52.9996</text:p>
          </table:table-cell>
          <table:table-cell office:value-type="float" office:value="48.7217" calcext:value-type="float">
            <text:p>48.7217</text:p>
          </table:table-cell>
        </table:table-row>
        <table:table-row table:style-name="ro1">
          <table:table-cell table:number-columns-repeated="4"/>
          <table:table-cell office:value-type="float" office:value="48.2422" calcext:value-type="float">
            <text:p>48.2422</text:p>
          </table:table-cell>
          <table:table-cell office:value-type="float" office:value="53.7399" calcext:value-type="float">
            <text:p>53.7399</text:p>
          </table:table-cell>
          <table:table-cell office:value-type="float" office:value="50.7274" calcext:value-type="float">
            <text:p>50.7274</text:p>
          </table:table-cell>
          <table:table-cell office:value-type="float" office:value="49.4664" calcext:value-type="float">
            <text:p>49.4664</text:p>
          </table:table-cell>
          <table:table-cell office:value-type="float" office:value="51.672" calcext:value-type="float">
            <text:p>51.672</text:p>
          </table:table-cell>
          <table:table-cell office:value-type="float" office:value="47.7573" calcext:value-type="float">
            <text:p>47.7573</text:p>
          </table:table-cell>
          <table:table-cell office:value-type="float" office:value="47.2169" calcext:value-type="float">
            <text:p>47.2169</text:p>
          </table:table-cell>
          <table:table-cell office:value-type="float" office:value="48.9714" calcext:value-type="float">
            <text:p>48.9714</text:p>
          </table:table-cell>
          <table:table-cell office:value-type="float" office:value="52.6652" calcext:value-type="float">
            <text:p>52.6652</text:p>
          </table:table-cell>
          <table:table-cell office:value-type="float" office:value="48.4974" calcext:value-type="float">
            <text:p>48.4974</text:p>
          </table:table-cell>
        </table:table-row>
        <table:table-row table:style-name="ro1">
          <table:table-cell table:number-columns-repeated="4"/>
          <table:table-cell office:value-type="float" office:value="49.7082" calcext:value-type="float">
            <text:p>49.7082</text:p>
          </table:table-cell>
          <table:table-cell office:value-type="float" office:value="53.5821" calcext:value-type="float">
            <text:p>53.5821</text:p>
          </table:table-cell>
          <table:table-cell office:value-type="float" office:value="50.9173" calcext:value-type="float">
            <text:p>50.9173</text:p>
          </table:table-cell>
          <table:table-cell office:value-type="float" office:value="49.2568" calcext:value-type="float">
            <text:p>49.2568</text:p>
          </table:table-cell>
          <table:table-cell office:value-type="float" office:value="50.685" calcext:value-type="float">
            <text:p>50.685</text:p>
          </table:table-cell>
          <table:table-cell office:value-type="float" office:value="47.2946" calcext:value-type="float">
            <text:p>47.2946</text:p>
          </table:table-cell>
          <table:table-cell office:value-type="float" office:value="46.672" calcext:value-type="float">
            <text:p>46.672</text:p>
          </table:table-cell>
          <table:table-cell office:value-type="float" office:value="49.4005" calcext:value-type="float">
            <text:p>49.4005</text:p>
          </table:table-cell>
          <table:table-cell office:value-type="float" office:value="52.1962" calcext:value-type="float">
            <text:p>52.1962</text:p>
          </table:table-cell>
          <table:table-cell office:value-type="float" office:value="48.6026" calcext:value-type="float">
            <text:p>48.6026</text:p>
          </table:table-cell>
        </table:table-row>
        <table:table-row table:style-name="ro1">
          <table:table-cell table:number-columns-repeated="4"/>
          <table:table-cell office:value-type="float" office:value="48.7787" calcext:value-type="float">
            <text:p>48.7787</text:p>
          </table:table-cell>
          <table:table-cell office:value-type="float" office:value="54.2379" calcext:value-type="float">
            <text:p>54.2379</text:p>
          </table:table-cell>
          <table:table-cell office:value-type="float" office:value="50.4073" calcext:value-type="float">
            <text:p>50.4073</text:p>
          </table:table-cell>
          <table:table-cell office:value-type="float" office:value="50.2461" calcext:value-type="float">
            <text:p>50.2461</text:p>
          </table:table-cell>
          <table:table-cell office:value-type="float" office:value="51.024" calcext:value-type="float">
            <text:p>51.024</text:p>
          </table:table-cell>
          <table:table-cell office:value-type="float" office:value="47.9867" calcext:value-type="float">
            <text:p>47.9867</text:p>
          </table:table-cell>
          <table:table-cell office:value-type="float" office:value="47.2012" calcext:value-type="float">
            <text:p>47.2012</text:p>
          </table:table-cell>
          <table:table-cell office:value-type="float" office:value="49.8221" calcext:value-type="float">
            <text:p>49.8221</text:p>
          </table:table-cell>
          <table:table-cell office:value-type="float" office:value="51.956" calcext:value-type="float">
            <text:p>51.956</text:p>
          </table:table-cell>
          <table:table-cell office:value-type="float" office:value="48.8126" calcext:value-type="float">
            <text:p>48.8126</text:p>
          </table:table-cell>
        </table:table-row>
        <table:table-row table:style-name="ro1">
          <table:table-cell table:number-columns-repeated="4"/>
          <table:table-cell office:value-type="float" office:value="49.2687" calcext:value-type="float">
            <text:p>49.2687</text:p>
          </table:table-cell>
          <table:table-cell office:value-type="float" office:value="53.7119" calcext:value-type="float">
            <text:p>53.7119</text:p>
          </table:table-cell>
          <table:table-cell office:value-type="float" office:value="50.4603" calcext:value-type="float">
            <text:p>50.4603</text:p>
          </table:table-cell>
          <table:table-cell office:value-type="float" office:value="49.7032" calcext:value-type="float">
            <text:p>49.7032</text:p>
          </table:table-cell>
          <table:table-cell office:value-type="float" office:value="50.3175" calcext:value-type="float">
            <text:p>50.3175</text:p>
          </table:table-cell>
          <table:table-cell office:value-type="float" office:value="48.0773" calcext:value-type="float">
            <text:p>48.0773</text:p>
          </table:table-cell>
          <table:table-cell office:value-type="float" office:value="46.9966" calcext:value-type="float">
            <text:p>46.9966</text:p>
          </table:table-cell>
          <table:table-cell office:value-type="float" office:value="49.3856" calcext:value-type="float">
            <text:p>49.3856</text:p>
          </table:table-cell>
          <table:table-cell office:value-type="float" office:value="51.9508" calcext:value-type="float">
            <text:p>51.9508</text:p>
          </table:table-cell>
          <table:table-cell office:value-type="float" office:value="48.3191" calcext:value-type="float">
            <text:p>48.3191</text:p>
          </table:table-cell>
        </table:table-row>
        <table:table-row table:style-name="ro1">
          <table:table-cell table:number-columns-repeated="4"/>
          <table:table-cell office:value-type="float" office:value="48.0649" calcext:value-type="float">
            <text:p>48.0649</text:p>
          </table:table-cell>
          <table:table-cell office:value-type="float" office:value="53.5518" calcext:value-type="float">
            <text:p>53.5518</text:p>
          </table:table-cell>
          <table:table-cell office:value-type="float" office:value="51.5257" calcext:value-type="float">
            <text:p>51.5257</text:p>
          </table:table-cell>
          <table:table-cell office:value-type="float" office:value="48.8607" calcext:value-type="float">
            <text:p>48.8607</text:p>
          </table:table-cell>
          <table:table-cell office:value-type="float" office:value="50.5554" calcext:value-type="float">
            <text:p>50.5554</text:p>
          </table:table-cell>
          <table:table-cell office:value-type="float" office:value="47.2531" calcext:value-type="float">
            <text:p>47.2531</text:p>
          </table:table-cell>
          <table:table-cell office:value-type="float" office:value="46.6728" calcext:value-type="float">
            <text:p>46.6728</text:p>
          </table:table-cell>
          <table:table-cell office:value-type="float" office:value="49.3337" calcext:value-type="float">
            <text:p>49.3337</text:p>
          </table:table-cell>
          <table:table-cell office:value-type="float" office:value="52.6156" calcext:value-type="float">
            <text:p>52.6156</text:p>
          </table:table-cell>
          <table:table-cell office:value-type="float" office:value="48.5199" calcext:value-type="float">
            <text:p>48.5199</text:p>
          </table:table-cell>
        </table:table-row>
        <table:table-row table:style-name="ro1">
          <table:table-cell table:number-columns-repeated="4"/>
          <table:table-cell office:value-type="float" office:value="47.7158" calcext:value-type="float">
            <text:p>47.7158</text:p>
          </table:table-cell>
          <table:table-cell office:value-type="float" office:value="53.073" calcext:value-type="float">
            <text:p>53.073</text:p>
          </table:table-cell>
          <table:table-cell office:value-type="float" office:value="51.3618" calcext:value-type="float">
            <text:p>51.3618</text:p>
          </table:table-cell>
          <table:table-cell office:value-type="float" office:value="47.6864" calcext:value-type="float">
            <text:p>47.6864</text:p>
          </table:table-cell>
          <table:table-cell office:value-type="float" office:value="50.9049" calcext:value-type="float">
            <text:p>50.9049</text:p>
          </table:table-cell>
          <table:table-cell office:value-type="float" office:value="47.2669" calcext:value-type="float">
            <text:p>47.2669</text:p>
          </table:table-cell>
          <table:table-cell office:value-type="float" office:value="46.3863" calcext:value-type="float">
            <text:p>46.3863</text:p>
          </table:table-cell>
          <table:table-cell office:value-type="float" office:value="49.5542" calcext:value-type="float">
            <text:p>49.5542</text:p>
          </table:table-cell>
          <table:table-cell office:value-type="float" office:value="53.5568" calcext:value-type="float">
            <text:p>53.5568</text:p>
          </table:table-cell>
          <table:table-cell office:value-type="float" office:value="47.9772" calcext:value-type="float">
            <text:p>47.9772</text:p>
          </table:table-cell>
        </table:table-row>
        <table:table-row table:style-name="ro1">
          <table:table-cell table:number-columns-repeated="4"/>
          <table:table-cell office:value-type="float" office:value="48.6197" calcext:value-type="float">
            <text:p>48.6197</text:p>
          </table:table-cell>
          <table:table-cell office:value-type="float" office:value="53.1461" calcext:value-type="float">
            <text:p>53.1461</text:p>
          </table:table-cell>
          <table:table-cell office:value-type="float" office:value="52.0146" calcext:value-type="float">
            <text:p>52.0146</text:p>
          </table:table-cell>
          <table:table-cell office:value-type="float" office:value="47.5798" calcext:value-type="float">
            <text:p>47.5798</text:p>
          </table:table-cell>
          <table:table-cell office:value-type="float" office:value="49.9946" calcext:value-type="float">
            <text:p>49.9946</text:p>
          </table:table-cell>
          <table:table-cell office:value-type="float" office:value="46.8871" calcext:value-type="float">
            <text:p>46.8871</text:p>
          </table:table-cell>
          <table:table-cell office:value-type="float" office:value="46.377" calcext:value-type="float">
            <text:p>46.377</text:p>
          </table:table-cell>
          <table:table-cell office:value-type="float" office:value="48.9979" calcext:value-type="float">
            <text:p>48.9979</text:p>
          </table:table-cell>
          <table:table-cell office:value-type="float" office:value="53.6164" calcext:value-type="float">
            <text:p>53.6164</text:p>
          </table:table-cell>
          <table:table-cell office:value-type="float" office:value="47.942" calcext:value-type="float">
            <text:p>47.942</text:p>
          </table:table-cell>
        </table:table-row>
        <table:table-row table:style-name="ro1">
          <table:table-cell table:number-columns-repeated="4"/>
          <table:table-cell office:value-type="float" office:value="49.3676" calcext:value-type="float">
            <text:p>49.3676</text:p>
          </table:table-cell>
          <table:table-cell office:value-type="float" office:value="53.5496" calcext:value-type="float">
            <text:p>53.5496</text:p>
          </table:table-cell>
          <table:table-cell office:value-type="float" office:value="52.3509" calcext:value-type="float">
            <text:p>52.3509</text:p>
          </table:table-cell>
          <table:table-cell office:value-type="float" office:value="48.202" calcext:value-type="float">
            <text:p>48.202</text:p>
          </table:table-cell>
          <table:table-cell office:value-type="float" office:value="50.3606" calcext:value-type="float">
            <text:p>50.3606</text:p>
          </table:table-cell>
          <table:table-cell office:value-type="float" office:value="47.2438" calcext:value-type="float">
            <text:p>47.2438</text:p>
          </table:table-cell>
          <table:table-cell office:value-type="float" office:value="47.3906" calcext:value-type="float">
            <text:p>47.3906</text:p>
          </table:table-cell>
          <table:table-cell office:value-type="float" office:value="49.0413" calcext:value-type="float">
            <text:p>49.0413</text:p>
          </table:table-cell>
          <table:table-cell office:value-type="float" office:value="54.7209" calcext:value-type="float">
            <text:p>54.7209</text:p>
          </table:table-cell>
          <table:table-cell office:value-type="float" office:value="48.5821" calcext:value-type="float">
            <text:p>48.5821</text:p>
          </table:table-cell>
        </table:table-row>
        <table:table-row table:style-name="ro1">
          <table:table-cell table:number-columns-repeated="4"/>
          <table:table-cell office:value-type="float" office:value="48.8245" calcext:value-type="float">
            <text:p>48.8245</text:p>
          </table:table-cell>
          <table:table-cell office:value-type="float" office:value="53.6807" calcext:value-type="float">
            <text:p>53.6807</text:p>
          </table:table-cell>
          <table:table-cell office:value-type="float" office:value="52.4561" calcext:value-type="float">
            <text:p>52.4561</text:p>
          </table:table-cell>
          <table:table-cell office:value-type="float" office:value="48.8075" calcext:value-type="float">
            <text:p>48.8075</text:p>
          </table:table-cell>
          <table:table-cell office:value-type="float" office:value="50.2688" calcext:value-type="float">
            <text:p>50.2688</text:p>
          </table:table-cell>
          <table:table-cell office:value-type="float" office:value="47.1525" calcext:value-type="float">
            <text:p>47.1525</text:p>
          </table:table-cell>
          <table:table-cell office:value-type="float" office:value="48.1988" calcext:value-type="float">
            <text:p>48.1988</text:p>
          </table:table-cell>
          <table:table-cell office:value-type="float" office:value="49.5707" calcext:value-type="float">
            <text:p>49.5707</text:p>
          </table:table-cell>
          <table:table-cell office:value-type="float" office:value="55.101" calcext:value-type="float">
            <text:p>55.101</text:p>
          </table:table-cell>
          <table:table-cell office:value-type="float" office:value="47.8463" calcext:value-type="float">
            <text:p>47.8463</text:p>
          </table:table-cell>
        </table:table-row>
        <table:table-row table:style-name="ro1">
          <table:table-cell table:number-columns-repeated="4"/>
          <table:table-cell office:value-type="float" office:value="48.5561" calcext:value-type="float">
            <text:p>48.5561</text:p>
          </table:table-cell>
          <table:table-cell office:value-type="float" office:value="53.4349" calcext:value-type="float">
            <text:p>53.4349</text:p>
          </table:table-cell>
          <table:table-cell office:value-type="float" office:value="52.7227" calcext:value-type="float">
            <text:p>52.7227</text:p>
          </table:table-cell>
          <table:table-cell office:value-type="float" office:value="49.5477" calcext:value-type="float">
            <text:p>49.5477</text:p>
          </table:table-cell>
          <table:table-cell office:value-type="float" office:value="51.5593" calcext:value-type="float">
            <text:p>51.5593</text:p>
          </table:table-cell>
          <table:table-cell office:value-type="float" office:value="46.7359" calcext:value-type="float">
            <text:p>46.7359</text:p>
          </table:table-cell>
          <table:table-cell office:value-type="float" office:value="49.1096" calcext:value-type="float">
            <text:p>49.1096</text:p>
          </table:table-cell>
          <table:table-cell office:value-type="float" office:value="50.1806" calcext:value-type="float">
            <text:p>50.1806</text:p>
          </table:table-cell>
          <table:table-cell office:value-type="float" office:value="55.1962" calcext:value-type="float">
            <text:p>55.1962</text:p>
          </table:table-cell>
          <table:table-cell office:value-type="float" office:value="47.6228" calcext:value-type="float">
            <text:p>47.6228</text:p>
          </table:table-cell>
        </table:table-row>
        <table:table-row table:style-name="ro1">
          <table:table-cell table:number-columns-repeated="4"/>
          <table:table-cell office:value-type="float" office:value="48.6101" calcext:value-type="float">
            <text:p>48.6101</text:p>
          </table:table-cell>
          <table:table-cell office:value-type="float" office:value="53.4044" calcext:value-type="float">
            <text:p>53.4044</text:p>
          </table:table-cell>
          <table:table-cell office:value-type="float" office:value="52.7627" calcext:value-type="float">
            <text:p>52.7627</text:p>
          </table:table-cell>
          <table:table-cell office:value-type="float" office:value="50.2379" calcext:value-type="float">
            <text:p>50.2379</text:p>
          </table:table-cell>
          <table:table-cell office:value-type="float" office:value="50.8918" calcext:value-type="float">
            <text:p>50.8918</text:p>
          </table:table-cell>
          <table:table-cell office:value-type="float" office:value="46.4981" calcext:value-type="float">
            <text:p>46.4981</text:p>
          </table:table-cell>
          <table:table-cell office:value-type="float" office:value="50.0324" calcext:value-type="float">
            <text:p>50.0324</text:p>
          </table:table-cell>
          <table:table-cell office:value-type="float" office:value="48.9975" calcext:value-type="float">
            <text:p>48.9975</text:p>
          </table:table-cell>
          <table:table-cell office:value-type="float" office:value="55.2445" calcext:value-type="float">
            <text:p>55.2445</text:p>
          </table:table-cell>
          <table:table-cell office:value-type="float" office:value="47.8329" calcext:value-type="float">
            <text:p>47.8329</text:p>
          </table:table-cell>
        </table:table-row>
        <table:table-row table:style-name="ro1">
          <table:table-cell table:number-columns-repeated="4"/>
          <table:table-cell office:value-type="float" office:value="47.863" calcext:value-type="float">
            <text:p>47.863</text:p>
          </table:table-cell>
          <table:table-cell office:value-type="float" office:value="52.9276" calcext:value-type="float">
            <text:p>52.9276</text:p>
          </table:table-cell>
          <table:table-cell office:value-type="float" office:value="53.3847" calcext:value-type="float">
            <text:p>53.3847</text:p>
          </table:table-cell>
          <table:table-cell office:value-type="float" office:value="49.6566" calcext:value-type="float">
            <text:p>49.6566</text:p>
          </table:table-cell>
          <table:table-cell office:value-type="float" office:value="49.9141" calcext:value-type="float">
            <text:p>49.9141</text:p>
          </table:table-cell>
          <table:table-cell office:value-type="float" office:value="46.1868" calcext:value-type="float">
            <text:p>46.1868</text:p>
          </table:table-cell>
          <table:table-cell office:value-type="float" office:value="49.3712" calcext:value-type="float">
            <text:p>49.3712</text:p>
          </table:table-cell>
          <table:table-cell office:value-type="float" office:value="49.1063" calcext:value-type="float">
            <text:p>49.1063</text:p>
          </table:table-cell>
          <table:table-cell office:value-type="float" office:value="54.9966" calcext:value-type="float">
            <text:p>54.9966</text:p>
          </table:table-cell>
          <table:table-cell office:value-type="float" office:value="47.6539" calcext:value-type="float">
            <text:p>47.6539</text:p>
          </table:table-cell>
        </table:table-row>
        <table:table-row table:style-name="ro1">
          <table:table-cell table:number-columns-repeated="4"/>
          <table:table-cell office:value-type="float" office:value="48.1975" calcext:value-type="float">
            <text:p>48.1975</text:p>
          </table:table-cell>
          <table:table-cell office:value-type="float" office:value="53.2697" calcext:value-type="float">
            <text:p>53.2697</text:p>
          </table:table-cell>
          <table:table-cell office:value-type="float" office:value="53.6987" calcext:value-type="float">
            <text:p>53.6987</text:p>
          </table:table-cell>
          <table:table-cell office:value-type="float" office:value="50.383" calcext:value-type="float">
            <text:p>50.383</text:p>
          </table:table-cell>
          <table:table-cell office:value-type="float" office:value="48.8305" calcext:value-type="float">
            <text:p>48.8305</text:p>
          </table:table-cell>
          <table:table-cell office:value-type="float" office:value="45.8381" calcext:value-type="float">
            <text:p>45.8381</text:p>
          </table:table-cell>
          <table:table-cell office:value-type="float" office:value="49.5043" calcext:value-type="float">
            <text:p>49.5043</text:p>
          </table:table-cell>
          <table:table-cell office:value-type="float" office:value="49.0857" calcext:value-type="float">
            <text:p>49.0857</text:p>
          </table:table-cell>
          <table:table-cell office:value-type="float" office:value="56.1616" calcext:value-type="float">
            <text:p>56.1616</text:p>
          </table:table-cell>
          <table:table-cell office:value-type="float" office:value="46.9503" calcext:value-type="float">
            <text:p>46.9503</text:p>
          </table:table-cell>
        </table:table-row>
        <table:table-row table:style-name="ro1">
          <table:table-cell table:number-columns-repeated="4"/>
          <table:table-cell office:value-type="float" office:value="49.5535" calcext:value-type="float">
            <text:p>49.5535</text:p>
          </table:table-cell>
          <table:table-cell office:value-type="float" office:value="53.0165" calcext:value-type="float">
            <text:p>53.0165</text:p>
          </table:table-cell>
          <table:table-cell office:value-type="float" office:value="52.6754" calcext:value-type="float">
            <text:p>52.6754</text:p>
          </table:table-cell>
          <table:table-cell office:value-type="float" office:value="50.1248" calcext:value-type="float">
            <text:p>50.1248</text:p>
          </table:table-cell>
          <table:table-cell office:value-type="float" office:value="48.815" calcext:value-type="float">
            <text:p>48.815</text:p>
          </table:table-cell>
          <table:table-cell office:value-type="float" office:value="45.0682" calcext:value-type="float">
            <text:p>45.0682</text:p>
          </table:table-cell>
          <table:table-cell office:value-type="float" office:value="49.1704" calcext:value-type="float">
            <text:p>49.1704</text:p>
          </table:table-cell>
          <table:table-cell office:value-type="float" office:value="49.1096" calcext:value-type="float">
            <text:p>49.1096</text:p>
          </table:table-cell>
          <table:table-cell office:value-type="float" office:value="56.5809" calcext:value-type="float">
            <text:p>56.5809</text:p>
          </table:table-cell>
          <table:table-cell office:value-type="float" office:value="47.0454" calcext:value-type="float">
            <text:p>47.0454</text:p>
          </table:table-cell>
        </table:table-row>
        <table:table-row table:style-name="ro1">
          <table:table-cell table:number-columns-repeated="4"/>
          <table:table-cell office:value-type="float" office:value="48.7331" calcext:value-type="float">
            <text:p>48.7331</text:p>
          </table:table-cell>
          <table:table-cell office:value-type="float" office:value="53.1765" calcext:value-type="float">
            <text:p>53.1765</text:p>
          </table:table-cell>
          <table:table-cell office:value-type="float" office:value="52.3457" calcext:value-type="float">
            <text:p>52.3457</text:p>
          </table:table-cell>
          <table:table-cell office:value-type="float" office:value="49.2628" calcext:value-type="float">
            <text:p>49.2628</text:p>
          </table:table-cell>
          <table:table-cell office:value-type="float" office:value="50.088" calcext:value-type="float">
            <text:p>50.088</text:p>
          </table:table-cell>
          <table:table-cell office:value-type="float" office:value="45.4294" calcext:value-type="float">
            <text:p>45.4294</text:p>
          </table:table-cell>
          <table:table-cell office:value-type="float" office:value="49.7137" calcext:value-type="float">
            <text:p>49.7137</text:p>
          </table:table-cell>
          <table:table-cell office:value-type="float" office:value="48.3772" calcext:value-type="float">
            <text:p>48.3772</text:p>
          </table:table-cell>
          <table:table-cell office:value-type="float" office:value="55.867" calcext:value-type="float">
            <text:p>55.867</text:p>
          </table:table-cell>
          <table:table-cell office:value-type="float" office:value="47.1777" calcext:value-type="float">
            <text:p>47.1777</text:p>
          </table:table-cell>
        </table:table-row>
        <table:table-row table:style-name="ro1">
          <table:table-cell table:number-columns-repeated="4"/>
          <table:table-cell office:value-type="float" office:value="47.5554" calcext:value-type="float">
            <text:p>47.5554</text:p>
          </table:table-cell>
          <table:table-cell office:value-type="float" office:value="53.8143" calcext:value-type="float">
            <text:p>53.8143</text:p>
          </table:table-cell>
          <table:table-cell office:value-type="float" office:value="52.7794" calcext:value-type="float">
            <text:p>52.7794</text:p>
          </table:table-cell>
          <table:table-cell office:value-type="float" office:value="49.474" calcext:value-type="float">
            <text:p>49.474</text:p>
          </table:table-cell>
          <table:table-cell office:value-type="float" office:value="50.2192" calcext:value-type="float">
            <text:p>50.2192</text:p>
          </table:table-cell>
          <table:table-cell office:value-type="float" office:value="45.3261" calcext:value-type="float">
            <text:p>45.3261</text:p>
          </table:table-cell>
          <table:table-cell office:value-type="float" office:value="49.1522" calcext:value-type="float">
            <text:p>49.1522</text:p>
          </table:table-cell>
          <table:table-cell office:value-type="float" office:value="48.704" calcext:value-type="float">
            <text:p>48.704</text:p>
          </table:table-cell>
          <table:table-cell office:value-type="float" office:value="56.1908" calcext:value-type="float">
            <text:p>56.1908</text:p>
          </table:table-cell>
          <table:table-cell office:value-type="float" office:value="46.662" calcext:value-type="float">
            <text:p>46.662</text:p>
          </table:table-cell>
        </table:table-row>
        <table:table-row table:style-name="ro1">
          <table:table-cell table:number-columns-repeated="4"/>
          <table:table-cell office:value-type="float" office:value="47.7312" calcext:value-type="float">
            <text:p>47.7312</text:p>
          </table:table-cell>
          <table:table-cell office:value-type="float" office:value="53.4112" calcext:value-type="float">
            <text:p>53.4112</text:p>
          </table:table-cell>
          <table:table-cell office:value-type="float" office:value="53.3228" calcext:value-type="float">
            <text:p>53.3228</text:p>
          </table:table-cell>
          <table:table-cell office:value-type="float" office:value="50.6333" calcext:value-type="float">
            <text:p>50.6333</text:p>
          </table:table-cell>
          <table:table-cell office:value-type="float" office:value="49.3868" calcext:value-type="float">
            <text:p>49.3868</text:p>
          </table:table-cell>
          <table:table-cell office:value-type="float" office:value="46.241" calcext:value-type="float">
            <text:p>46.241</text:p>
          </table:table-cell>
          <table:table-cell office:value-type="float" office:value="49.7094" calcext:value-type="float">
            <text:p>49.7094</text:p>
          </table:table-cell>
          <table:table-cell office:value-type="float" office:value="49.0312" calcext:value-type="float">
            <text:p>49.0312</text:p>
          </table:table-cell>
          <table:table-cell office:value-type="float" office:value="56.0675" calcext:value-type="float">
            <text:p>56.0675</text:p>
          </table:table-cell>
          <table:table-cell office:value-type="float" office:value="46.2028" calcext:value-type="float">
            <text:p>46.2028</text:p>
          </table:table-cell>
        </table:table-row>
        <table:table-row table:style-name="ro1">
          <table:table-cell table:number-columns-repeated="4"/>
          <table:table-cell office:value-type="float" office:value="47.6662" calcext:value-type="float">
            <text:p>47.6662</text:p>
          </table:table-cell>
          <table:table-cell office:value-type="float" office:value="54.4054" calcext:value-type="float">
            <text:p>54.4054</text:p>
          </table:table-cell>
          <table:table-cell office:value-type="float" office:value="53.148" calcext:value-type="float">
            <text:p>53.148</text:p>
          </table:table-cell>
          <table:table-cell office:value-type="float" office:value="50.6862" calcext:value-type="float">
            <text:p>50.6862</text:p>
          </table:table-cell>
          <table:table-cell office:value-type="float" office:value="49.5203" calcext:value-type="float">
            <text:p>49.5203</text:p>
          </table:table-cell>
          <table:table-cell office:value-type="float" office:value="46.072" calcext:value-type="float">
            <text:p>46.072</text:p>
          </table:table-cell>
          <table:table-cell office:value-type="float" office:value="49.1317" calcext:value-type="float">
            <text:p>49.1317</text:p>
          </table:table-cell>
          <table:table-cell office:value-type="float" office:value="48.9146" calcext:value-type="float">
            <text:p>48.9146</text:p>
          </table:table-cell>
          <table:table-cell office:value-type="float" office:value="55.5127" calcext:value-type="float">
            <text:p>55.5127</text:p>
          </table:table-cell>
          <table:table-cell office:value-type="float" office:value="45.6824" calcext:value-type="float">
            <text:p>45.6824</text:p>
          </table:table-cell>
        </table:table-row>
        <table:table-row table:style-name="ro1">
          <table:table-cell table:number-columns-repeated="4"/>
          <table:table-cell office:value-type="float" office:value="48.7506" calcext:value-type="float">
            <text:p>48.7506</text:p>
          </table:table-cell>
          <table:table-cell office:value-type="float" office:value="52.8806" calcext:value-type="float">
            <text:p>52.8806</text:p>
          </table:table-cell>
          <table:table-cell office:value-type="float" office:value="52.9444" calcext:value-type="float">
            <text:p>52.9444</text:p>
          </table:table-cell>
          <table:table-cell office:value-type="float" office:value="51.4561" calcext:value-type="float">
            <text:p>51.4561</text:p>
          </table:table-cell>
          <table:table-cell office:value-type="float" office:value="49.608" calcext:value-type="float">
            <text:p>49.608</text:p>
          </table:table-cell>
          <table:table-cell office:value-type="float" office:value="46.3276" calcext:value-type="float">
            <text:p>46.3276</text:p>
          </table:table-cell>
          <table:table-cell office:value-type="float" office:value="50.1195" calcext:value-type="float">
            <text:p>50.1195</text:p>
          </table:table-cell>
          <table:table-cell office:value-type="float" office:value="49.5293" calcext:value-type="float">
            <text:p>49.5293</text:p>
          </table:table-cell>
          <table:table-cell office:value-type="float" office:value="56.5112" calcext:value-type="float">
            <text:p>56.5112</text:p>
          </table:table-cell>
          <table:table-cell office:value-type="float" office:value="45.4202" calcext:value-type="float">
            <text:p>45.4202</text:p>
          </table:table-cell>
        </table:table-row>
        <table:table-row table:style-name="ro1">
          <table:table-cell table:number-columns-repeated="4"/>
          <table:table-cell office:value-type="float" office:value="48.6593" calcext:value-type="float">
            <text:p>48.6593</text:p>
          </table:table-cell>
          <table:table-cell office:value-type="float" office:value="52.4725" calcext:value-type="float">
            <text:p>52.4725</text:p>
          </table:table-cell>
          <table:table-cell office:value-type="float" office:value="52.3608" calcext:value-type="float">
            <text:p>52.3608</text:p>
          </table:table-cell>
          <table:table-cell office:value-type="float" office:value="51.2502" calcext:value-type="float">
            <text:p>51.2502</text:p>
          </table:table-cell>
          <table:table-cell office:value-type="float" office:value="50.0822" calcext:value-type="float">
            <text:p>50.0822</text:p>
          </table:table-cell>
          <table:table-cell office:value-type="float" office:value="46.0715" calcext:value-type="float">
            <text:p>46.0715</text:p>
          </table:table-cell>
          <table:table-cell office:value-type="float" office:value="50.1738" calcext:value-type="float">
            <text:p>50.1738</text:p>
          </table:table-cell>
          <table:table-cell office:value-type="float" office:value="48.1357" calcext:value-type="float">
            <text:p>48.1357</text:p>
          </table:table-cell>
          <table:table-cell office:value-type="float" office:value="56.3433" calcext:value-type="float">
            <text:p>56.3433</text:p>
          </table:table-cell>
          <table:table-cell office:value-type="float" office:value="44.878" calcext:value-type="float">
            <text:p>44.878</text:p>
          </table:table-cell>
        </table:table-row>
        <table:table-row table:style-name="ro1">
          <table:table-cell table:number-columns-repeated="4"/>
          <table:table-cell office:value-type="float" office:value="48.6343" calcext:value-type="float">
            <text:p>48.6343</text:p>
          </table:table-cell>
          <table:table-cell office:value-type="float" office:value="53.1006" calcext:value-type="float">
            <text:p>53.1006</text:p>
          </table:table-cell>
          <table:table-cell office:value-type="float" office:value="52.5792" calcext:value-type="float">
            <text:p>52.5792</text:p>
          </table:table-cell>
          <table:table-cell office:value-type="float" office:value="50.845" calcext:value-type="float">
            <text:p>50.845</text:p>
          </table:table-cell>
          <table:table-cell office:value-type="float" office:value="50.1205" calcext:value-type="float">
            <text:p>50.1205</text:p>
          </table:table-cell>
          <table:table-cell office:value-type="float" office:value="45.8529" calcext:value-type="float">
            <text:p>45.8529</text:p>
          </table:table-cell>
          <table:table-cell office:value-type="float" office:value="50.6497" calcext:value-type="float">
            <text:p>50.6497</text:p>
          </table:table-cell>
          <table:table-cell office:value-type="float" office:value="48.3986" calcext:value-type="float">
            <text:p>48.3986</text:p>
          </table:table-cell>
          <table:table-cell office:value-type="float" office:value="56.7018" calcext:value-type="float">
            <text:p>56.7018</text:p>
          </table:table-cell>
          <table:table-cell office:value-type="float" office:value="44.9917" calcext:value-type="float">
            <text:p>44.9917</text:p>
          </table:table-cell>
        </table:table-row>
        <table:table-row table:style-name="ro1">
          <table:table-cell table:number-columns-repeated="4"/>
          <table:table-cell office:value-type="float" office:value="48.5249" calcext:value-type="float">
            <text:p>48.5249</text:p>
          </table:table-cell>
          <table:table-cell office:value-type="float" office:value="52.8908" calcext:value-type="float">
            <text:p>52.8908</text:p>
          </table:table-cell>
          <table:table-cell office:value-type="float" office:value="52.7994" calcext:value-type="float">
            <text:p>52.7994</text:p>
          </table:table-cell>
          <table:table-cell office:value-type="float" office:value="50.4936" calcext:value-type="float">
            <text:p>50.4936</text:p>
          </table:table-cell>
          <table:table-cell office:value-type="float" office:value="50.174" calcext:value-type="float">
            <text:p>50.174</text:p>
          </table:table-cell>
          <table:table-cell office:value-type="float" office:value="45.3414" calcext:value-type="float">
            <text:p>45.3414</text:p>
          </table:table-cell>
          <table:table-cell office:value-type="float" office:value="49.2179" calcext:value-type="float">
            <text:p>49.2179</text:p>
          </table:table-cell>
          <table:table-cell office:value-type="float" office:value="49.2931" calcext:value-type="float">
            <text:p>49.2931</text:p>
          </table:table-cell>
          <table:table-cell office:value-type="float" office:value="56.486" calcext:value-type="float">
            <text:p>56.486</text:p>
          </table:table-cell>
          <table:table-cell office:value-type="float" office:value="45.5894" calcext:value-type="float">
            <text:p>45.5894</text:p>
          </table:table-cell>
        </table:table-row>
        <table:table-row table:style-name="ro1">
          <table:table-cell table:number-columns-repeated="4"/>
          <table:table-cell office:value-type="float" office:value="47.9379" calcext:value-type="float">
            <text:p>47.9379</text:p>
          </table:table-cell>
          <table:table-cell office:value-type="float" office:value="52.2435" calcext:value-type="float">
            <text:p>52.2435</text:p>
          </table:table-cell>
          <table:table-cell office:value-type="float" office:value="52.7342" calcext:value-type="float">
            <text:p>52.7342</text:p>
          </table:table-cell>
          <table:table-cell office:value-type="float" office:value="50.1287" calcext:value-type="float">
            <text:p>50.1287</text:p>
          </table:table-cell>
          <table:table-cell office:value-type="float" office:value="49.57" calcext:value-type="float">
            <text:p>49.57</text:p>
          </table:table-cell>
          <table:table-cell office:value-type="float" office:value="45.5868" calcext:value-type="float">
            <text:p>45.5868</text:p>
          </table:table-cell>
          <table:table-cell office:value-type="float" office:value="49.3979" calcext:value-type="float">
            <text:p>49.3979</text:p>
          </table:table-cell>
          <table:table-cell office:value-type="float" office:value="49.6445" calcext:value-type="float">
            <text:p>49.6445</text:p>
          </table:table-cell>
          <table:table-cell office:value-type="float" office:value="56.3736" calcext:value-type="float">
            <text:p>56.3736</text:p>
          </table:table-cell>
          <table:table-cell office:value-type="float" office:value="45.9628" calcext:value-type="float">
            <text:p>45.9628</text:p>
          </table:table-cell>
        </table:table-row>
        <table:table-row table:style-name="ro1">
          <table:table-cell table:number-columns-repeated="4"/>
          <table:table-cell office:value-type="float" office:value="48.3453" calcext:value-type="float">
            <text:p>48.3453</text:p>
          </table:table-cell>
          <table:table-cell office:value-type="float" office:value="51.9124" calcext:value-type="float">
            <text:p>51.9124</text:p>
          </table:table-cell>
          <table:table-cell office:value-type="float" office:value="52.1726" calcext:value-type="float">
            <text:p>52.1726</text:p>
          </table:table-cell>
          <table:table-cell office:value-type="float" office:value="50.6745" calcext:value-type="float">
            <text:p>50.6745</text:p>
          </table:table-cell>
          <table:table-cell office:value-type="float" office:value="49.7131" calcext:value-type="float">
            <text:p>49.7131</text:p>
          </table:table-cell>
          <table:table-cell office:value-type="float" office:value="46.3896" calcext:value-type="float">
            <text:p>46.3896</text:p>
          </table:table-cell>
          <table:table-cell office:value-type="float" office:value="50.3846" calcext:value-type="float">
            <text:p>50.3846</text:p>
          </table:table-cell>
          <table:table-cell office:value-type="float" office:value="50.0038" calcext:value-type="float">
            <text:p>50.0038</text:p>
          </table:table-cell>
          <table:table-cell office:value-type="float" office:value="56.0076" calcext:value-type="float">
            <text:p>56.0076</text:p>
          </table:table-cell>
          <table:table-cell office:value-type="float" office:value="46.5882" calcext:value-type="float">
            <text:p>46.5882</text:p>
          </table:table-cell>
        </table:table-row>
        <table:table-row table:style-name="ro1">
          <table:table-cell table:number-columns-repeated="4"/>
          <table:table-cell office:value-type="float" office:value="47.5633" calcext:value-type="float">
            <text:p>47.5633</text:p>
          </table:table-cell>
          <table:table-cell office:value-type="float" office:value="52.9218" calcext:value-type="float">
            <text:p>52.9218</text:p>
          </table:table-cell>
          <table:table-cell office:value-type="float" office:value="52.5452" calcext:value-type="float">
            <text:p>52.5452</text:p>
          </table:table-cell>
          <table:table-cell office:value-type="float" office:value="51.6987" calcext:value-type="float">
            <text:p>51.6987</text:p>
          </table:table-cell>
          <table:table-cell office:value-type="float" office:value="48.8727" calcext:value-type="float">
            <text:p>48.8727</text:p>
          </table:table-cell>
          <table:table-cell office:value-type="float" office:value="46.8143" calcext:value-type="float">
            <text:p>46.8143</text:p>
          </table:table-cell>
          <table:table-cell office:value-type="float" office:value="50.5406" calcext:value-type="float">
            <text:p>50.5406</text:p>
          </table:table-cell>
          <table:table-cell office:value-type="float" office:value="49.5488" calcext:value-type="float">
            <text:p>49.5488</text:p>
          </table:table-cell>
          <table:table-cell office:value-type="float" office:value="56.396" calcext:value-type="float">
            <text:p>56.396</text:p>
          </table:table-cell>
          <table:table-cell office:value-type="float" office:value="47.1957" calcext:value-type="float">
            <text:p>47.1957</text:p>
          </table:table-cell>
        </table:table-row>
        <table:table-row table:style-name="ro1">
          <table:table-cell table:number-columns-repeated="4"/>
          <table:table-cell office:value-type="float" office:value="48.262" calcext:value-type="float">
            <text:p>48.262</text:p>
          </table:table-cell>
          <table:table-cell office:value-type="float" office:value="54.1023" calcext:value-type="float">
            <text:p>54.1023</text:p>
          </table:table-cell>
          <table:table-cell office:value-type="float" office:value="52.473" calcext:value-type="float">
            <text:p>52.473</text:p>
          </table:table-cell>
          <table:table-cell office:value-type="float" office:value="51.1673" calcext:value-type="float">
            <text:p>51.1673</text:p>
          </table:table-cell>
          <table:table-cell office:value-type="float" office:value="47.9292" calcext:value-type="float">
            <text:p>47.9292</text:p>
          </table:table-cell>
          <table:table-cell office:value-type="float" office:value="46.3975" calcext:value-type="float">
            <text:p>46.3975</text:p>
          </table:table-cell>
          <table:table-cell office:value-type="float" office:value="51.1888" calcext:value-type="float">
            <text:p>51.1888</text:p>
          </table:table-cell>
          <table:table-cell office:value-type="float" office:value="49.5567" calcext:value-type="float">
            <text:p>49.5567</text:p>
          </table:table-cell>
          <table:table-cell office:value-type="float" office:value="56.0075" calcext:value-type="float">
            <text:p>56.0075</text:p>
          </table:table-cell>
          <table:table-cell office:value-type="float" office:value="47.1998" calcext:value-type="float">
            <text:p>47.1998</text:p>
          </table:table-cell>
        </table:table-row>
        <table:table-row table:style-name="ro1">
          <table:table-cell table:number-columns-repeated="4"/>
          <table:table-cell office:value-type="float" office:value="48.2726" calcext:value-type="float">
            <text:p>48.2726</text:p>
          </table:table-cell>
          <table:table-cell office:value-type="float" office:value="53.1882" calcext:value-type="float">
            <text:p>53.1882</text:p>
          </table:table-cell>
          <table:table-cell office:value-type="float" office:value="51.9151" calcext:value-type="float">
            <text:p>51.9151</text:p>
          </table:table-cell>
          <table:table-cell office:value-type="float" office:value="50.9882" calcext:value-type="float">
            <text:p>50.9882</text:p>
          </table:table-cell>
          <table:table-cell office:value-type="float" office:value="48.7262" calcext:value-type="float">
            <text:p>48.7262</text:p>
          </table:table-cell>
          <table:table-cell office:value-type="float" office:value="45.5062" calcext:value-type="float">
            <text:p>45.5062</text:p>
          </table:table-cell>
          <table:table-cell office:value-type="float" office:value="51.2191" calcext:value-type="float">
            <text:p>51.2191</text:p>
          </table:table-cell>
          <table:table-cell office:value-type="float" office:value="49.9991" calcext:value-type="float">
            <text:p>49.9991</text:p>
          </table:table-cell>
          <table:table-cell office:value-type="float" office:value="56.7155" calcext:value-type="float">
            <text:p>56.7155</text:p>
          </table:table-cell>
          <table:table-cell office:value-type="float" office:value="46.8516" calcext:value-type="float">
            <text:p>46.8516</text:p>
          </table:table-cell>
        </table:table-row>
        <table:table-row table:style-name="ro1">
          <table:table-cell table:number-columns-repeated="4"/>
          <table:table-cell office:value-type="float" office:value="48.5807" calcext:value-type="float">
            <text:p>48.5807</text:p>
          </table:table-cell>
          <table:table-cell office:value-type="float" office:value="52.7484" calcext:value-type="float">
            <text:p>52.7484</text:p>
          </table:table-cell>
          <table:table-cell office:value-type="float" office:value="52.0743" calcext:value-type="float">
            <text:p>52.0743</text:p>
          </table:table-cell>
          <table:table-cell office:value-type="float" office:value="50.8712" calcext:value-type="float">
            <text:p>50.8712</text:p>
          </table:table-cell>
          <table:table-cell office:value-type="float" office:value="49.393" calcext:value-type="float">
            <text:p>49.393</text:p>
          </table:table-cell>
          <table:table-cell office:value-type="float" office:value="44.8277" calcext:value-type="float">
            <text:p>44.8277</text:p>
          </table:table-cell>
          <table:table-cell office:value-type="float" office:value="51.2866" calcext:value-type="float">
            <text:p>51.2866</text:p>
          </table:table-cell>
          <table:table-cell office:value-type="float" office:value="49.8958" calcext:value-type="float">
            <text:p>49.8958</text:p>
          </table:table-cell>
          <table:table-cell office:value-type="float" office:value="56.4348" calcext:value-type="float">
            <text:p>56.4348</text:p>
          </table:table-cell>
          <table:table-cell office:value-type="float" office:value="46.9866" calcext:value-type="float">
            <text:p>46.9866</text:p>
          </table:table-cell>
        </table:table-row>
        <table:table-row table:style-name="ro1">
          <table:table-cell table:number-columns-repeated="4"/>
          <table:table-cell office:value-type="float" office:value="48.2543" calcext:value-type="float">
            <text:p>48.2543</text:p>
          </table:table-cell>
          <table:table-cell office:value-type="float" office:value="52.3025" calcext:value-type="float">
            <text:p>52.3025</text:p>
          </table:table-cell>
          <table:table-cell office:value-type="float" office:value="52.5988" calcext:value-type="float">
            <text:p>52.5988</text:p>
          </table:table-cell>
          <table:table-cell office:value-type="float" office:value="50.8041" calcext:value-type="float">
            <text:p>50.8041</text:p>
          </table:table-cell>
          <table:table-cell office:value-type="float" office:value="49.5629" calcext:value-type="float">
            <text:p>49.5629</text:p>
          </table:table-cell>
          <table:table-cell office:value-type="float" office:value="44.6365" calcext:value-type="float">
            <text:p>44.6365</text:p>
          </table:table-cell>
          <table:table-cell office:value-type="float" office:value="50.6083" calcext:value-type="float">
            <text:p>50.6083</text:p>
          </table:table-cell>
          <table:table-cell office:value-type="float" office:value="50.2319" calcext:value-type="float">
            <text:p>50.2319</text:p>
          </table:table-cell>
          <table:table-cell office:value-type="float" office:value="56.376" calcext:value-type="float">
            <text:p>56.376</text:p>
          </table:table-cell>
          <table:table-cell office:value-type="float" office:value="47.4065" calcext:value-type="float">
            <text:p>47.4065</text:p>
          </table:table-cell>
        </table:table-row>
        <table:table-row table:style-name="ro1">
          <table:table-cell table:number-columns-repeated="4"/>
          <table:table-cell office:value-type="float" office:value="47.7122" calcext:value-type="float">
            <text:p>47.7122</text:p>
          </table:table-cell>
          <table:table-cell office:value-type="float" office:value="53.2308" calcext:value-type="float">
            <text:p>53.2308</text:p>
          </table:table-cell>
          <table:table-cell office:value-type="float" office:value="51.0562" calcext:value-type="float">
            <text:p>51.0562</text:p>
          </table:table-cell>
          <table:table-cell office:value-type="float" office:value="51.2452" calcext:value-type="float">
            <text:p>51.2452</text:p>
          </table:table-cell>
          <table:table-cell office:value-type="float" office:value="49.7228" calcext:value-type="float">
            <text:p>49.7228</text:p>
          </table:table-cell>
          <table:table-cell office:value-type="float" office:value="44.8255" calcext:value-type="float">
            <text:p>44.8255</text:p>
          </table:table-cell>
          <table:table-cell office:value-type="float" office:value="50.1826" calcext:value-type="float">
            <text:p>50.1826</text:p>
          </table:table-cell>
          <table:table-cell office:value-type="float" office:value="49.7913" calcext:value-type="float">
            <text:p>49.7913</text:p>
          </table:table-cell>
          <table:table-cell office:value-type="float" office:value="56.1078" calcext:value-type="float">
            <text:p>56.1078</text:p>
          </table:table-cell>
          <table:table-cell office:value-type="float" office:value="46.9252" calcext:value-type="float">
            <text:p>46.9252</text:p>
          </table:table-cell>
        </table:table-row>
        <table:table-row table:style-name="ro1">
          <table:table-cell table:number-columns-repeated="4"/>
          <table:table-cell office:value-type="float" office:value="48.7952" calcext:value-type="float">
            <text:p>48.7952</text:p>
          </table:table-cell>
          <table:table-cell office:value-type="float" office:value="53.0872" calcext:value-type="float">
            <text:p>53.0872</text:p>
          </table:table-cell>
          <table:table-cell office:value-type="float" office:value="51.3451" calcext:value-type="float">
            <text:p>51.3451</text:p>
          </table:table-cell>
          <table:table-cell office:value-type="float" office:value="51.7178" calcext:value-type="float">
            <text:p>51.7178</text:p>
          </table:table-cell>
          <table:table-cell office:value-type="float" office:value="49.4477" calcext:value-type="float">
            <text:p>49.4477</text:p>
          </table:table-cell>
          <table:table-cell office:value-type="float" office:value="45.1633" calcext:value-type="float">
            <text:p>45.1633</text:p>
          </table:table-cell>
          <table:table-cell office:value-type="float" office:value="50.3927" calcext:value-type="float">
            <text:p>50.3927</text:p>
          </table:table-cell>
          <table:table-cell office:value-type="float" office:value="49.6477" calcext:value-type="float">
            <text:p>49.6477</text:p>
          </table:table-cell>
          <table:table-cell office:value-type="float" office:value="56.7454" calcext:value-type="float">
            <text:p>56.7454</text:p>
          </table:table-cell>
          <table:table-cell office:value-type="float" office:value="46.5869" calcext:value-type="float">
            <text:p>46.5869</text:p>
          </table:table-cell>
        </table:table-row>
        <table:table-row table:style-name="ro1">
          <table:table-cell table:number-columns-repeated="4"/>
          <table:table-cell office:value-type="float" office:value="49.0853" calcext:value-type="float">
            <text:p>49.0853</text:p>
          </table:table-cell>
          <table:table-cell office:value-type="float" office:value="53.3476" calcext:value-type="float">
            <text:p>53.3476</text:p>
          </table:table-cell>
          <table:table-cell office:value-type="float" office:value="51.499" calcext:value-type="float">
            <text:p>51.499</text:p>
          </table:table-cell>
          <table:table-cell office:value-type="float" office:value="52.4873" calcext:value-type="float">
            <text:p>52.4873</text:p>
          </table:table-cell>
          <table:table-cell office:value-type="float" office:value="49.3192" calcext:value-type="float">
            <text:p>49.3192</text:p>
          </table:table-cell>
          <table:table-cell office:value-type="float" office:value="45.2618" calcext:value-type="float">
            <text:p>45.2618</text:p>
          </table:table-cell>
          <table:table-cell office:value-type="float" office:value="49.956" calcext:value-type="float">
            <text:p>49.956</text:p>
          </table:table-cell>
          <table:table-cell office:value-type="float" office:value="50.097" calcext:value-type="float">
            <text:p>50.097</text:p>
          </table:table-cell>
          <table:table-cell office:value-type="float" office:value="56.0948" calcext:value-type="float">
            <text:p>56.0948</text:p>
          </table:table-cell>
          <table:table-cell office:value-type="float" office:value="47.1494" calcext:value-type="float">
            <text:p>47.1494</text:p>
          </table:table-cell>
        </table:table-row>
        <table:table-row table:style-name="ro1">
          <table:table-cell table:number-columns-repeated="4"/>
          <table:table-cell office:value-type="float" office:value="49.8314" calcext:value-type="float">
            <text:p>49.8314</text:p>
          </table:table-cell>
          <table:table-cell office:value-type="float" office:value="53.4658" calcext:value-type="float">
            <text:p>53.4658</text:p>
          </table:table-cell>
          <table:table-cell office:value-type="float" office:value="51.0146" calcext:value-type="float">
            <text:p>51.0146</text:p>
          </table:table-cell>
          <table:table-cell office:value-type="float" office:value="52.3754" calcext:value-type="float">
            <text:p>52.3754</text:p>
          </table:table-cell>
          <table:table-cell office:value-type="float" office:value="48.7988" calcext:value-type="float">
            <text:p>48.7988</text:p>
          </table:table-cell>
          <table:table-cell office:value-type="float" office:value="45.9511" calcext:value-type="float">
            <text:p>45.9511</text:p>
          </table:table-cell>
          <table:table-cell office:value-type="float" office:value="50.0313" calcext:value-type="float">
            <text:p>50.0313</text:p>
          </table:table-cell>
          <table:table-cell office:value-type="float" office:value="50.1799" calcext:value-type="float">
            <text:p>50.1799</text:p>
          </table:table-cell>
          <table:table-cell office:value-type="float" office:value="56.5574" calcext:value-type="float">
            <text:p>56.5574</text:p>
          </table:table-cell>
          <table:table-cell office:value-type="float" office:value="46.6787" calcext:value-type="float">
            <text:p>46.6787</text:p>
          </table:table-cell>
        </table:table-row>
        <table:table-row table:style-name="ro1">
          <table:table-cell table:number-columns-repeated="4"/>
          <table:table-cell office:value-type="float" office:value="49.953" calcext:value-type="float">
            <text:p>49.953</text:p>
          </table:table-cell>
          <table:table-cell office:value-type="float" office:value="53.4718" calcext:value-type="float">
            <text:p>53.4718</text:p>
          </table:table-cell>
          <table:table-cell office:value-type="float" office:value="50.1261" calcext:value-type="float">
            <text:p>50.1261</text:p>
          </table:table-cell>
          <table:table-cell office:value-type="float" office:value="53.3713" calcext:value-type="float">
            <text:p>53.3713</text:p>
          </table:table-cell>
          <table:table-cell office:value-type="float" office:value="49.4871" calcext:value-type="float">
            <text:p>49.4871</text:p>
          </table:table-cell>
          <table:table-cell office:value-type="float" office:value="46.1819" calcext:value-type="float">
            <text:p>46.1819</text:p>
          </table:table-cell>
          <table:table-cell office:value-type="float" office:value="49.8486" calcext:value-type="float">
            <text:p>49.8486</text:p>
          </table:table-cell>
          <table:table-cell office:value-type="float" office:value="50.4643" calcext:value-type="float">
            <text:p>50.4643</text:p>
          </table:table-cell>
          <table:table-cell office:value-type="float" office:value="56.3186" calcext:value-type="float">
            <text:p>56.3186</text:p>
          </table:table-cell>
          <table:table-cell office:value-type="float" office:value="46.2845" calcext:value-type="float">
            <text:p>46.2845</text:p>
          </table:table-cell>
        </table:table-row>
        <table:table-row table:style-name="ro1">
          <table:table-cell table:number-columns-repeated="4"/>
          <table:table-cell office:value-type="float" office:value="51.6036" calcext:value-type="float">
            <text:p>51.6036</text:p>
          </table:table-cell>
          <table:table-cell office:value-type="float" office:value="53.2428" calcext:value-type="float">
            <text:p>53.2428</text:p>
          </table:table-cell>
          <table:table-cell office:value-type="float" office:value="49.7937" calcext:value-type="float">
            <text:p>49.7937</text:p>
          </table:table-cell>
          <table:table-cell office:value-type="float" office:value="53.9007" calcext:value-type="float">
            <text:p>53.9007</text:p>
          </table:table-cell>
          <table:table-cell office:value-type="float" office:value="49.5987" calcext:value-type="float">
            <text:p>49.5987</text:p>
          </table:table-cell>
          <table:table-cell office:value-type="float" office:value="45.7012" calcext:value-type="float">
            <text:p>45.7012</text:p>
          </table:table-cell>
          <table:table-cell office:value-type="float" office:value="50.7423" calcext:value-type="float">
            <text:p>50.7423</text:p>
          </table:table-cell>
          <table:table-cell office:value-type="float" office:value="49.8859" calcext:value-type="float">
            <text:p>49.8859</text:p>
          </table:table-cell>
          <table:table-cell office:value-type="float" office:value="56.4483" calcext:value-type="float">
            <text:p>56.4483</text:p>
          </table:table-cell>
          <table:table-cell office:value-type="float" office:value="46.2252" calcext:value-type="float">
            <text:p>46.2252</text:p>
          </table:table-cell>
        </table:table-row>
        <table:table-row table:style-name="ro1">
          <table:table-cell table:number-columns-repeated="4"/>
          <table:table-cell office:value-type="float" office:value="51.8389" calcext:value-type="float">
            <text:p>51.8389</text:p>
          </table:table-cell>
          <table:table-cell office:value-type="float" office:value="53.9131" calcext:value-type="float">
            <text:p>53.9131</text:p>
          </table:table-cell>
          <table:table-cell office:value-type="float" office:value="49.9898" calcext:value-type="float">
            <text:p>49.9898</text:p>
          </table:table-cell>
          <table:table-cell office:value-type="float" office:value="54.134" calcext:value-type="float">
            <text:p>54.134</text:p>
          </table:table-cell>
          <table:table-cell office:value-type="float" office:value="49.4271" calcext:value-type="float">
            <text:p>49.4271</text:p>
          </table:table-cell>
          <table:table-cell office:value-type="float" office:value="46.3933" calcext:value-type="float">
            <text:p>46.3933</text:p>
          </table:table-cell>
          <table:table-cell office:value-type="float" office:value="49.5857" calcext:value-type="float">
            <text:p>49.5857</text:p>
          </table:table-cell>
          <table:table-cell office:value-type="float" office:value="51.0081" calcext:value-type="float">
            <text:p>51.0081</text:p>
          </table:table-cell>
          <table:table-cell office:value-type="float" office:value="56.648" calcext:value-type="float">
            <text:p>56.648</text:p>
          </table:table-cell>
          <table:table-cell office:value-type="float" office:value="47.341" calcext:value-type="float">
            <text:p>47.341</text:p>
          </table:table-cell>
        </table:table-row>
        <table:table-row table:style-name="ro1">
          <table:table-cell table:number-columns-repeated="4"/>
          <table:table-cell office:value-type="float" office:value="51.1869" calcext:value-type="float">
            <text:p>51.1869</text:p>
          </table:table-cell>
          <table:table-cell office:value-type="float" office:value="53.9523" calcext:value-type="float">
            <text:p>53.9523</text:p>
          </table:table-cell>
          <table:table-cell office:value-type="float" office:value="49.3532" calcext:value-type="float">
            <text:p>49.3532</text:p>
          </table:table-cell>
          <table:table-cell office:value-type="float" office:value="53.0151" calcext:value-type="float">
            <text:p>53.0151</text:p>
          </table:table-cell>
          <table:table-cell office:value-type="float" office:value="49.4085" calcext:value-type="float">
            <text:p>49.4085</text:p>
          </table:table-cell>
          <table:table-cell office:value-type="float" office:value="45.7682" calcext:value-type="float">
            <text:p>45.7682</text:p>
          </table:table-cell>
          <table:table-cell office:value-type="float" office:value="48.7695" calcext:value-type="float">
            <text:p>48.7695</text:p>
          </table:table-cell>
          <table:table-cell office:value-type="float" office:value="50.0101" calcext:value-type="float">
            <text:p>50.0101</text:p>
          </table:table-cell>
          <table:table-cell office:value-type="float" office:value="57.6549" calcext:value-type="float">
            <text:p>57.6549</text:p>
          </table:table-cell>
          <table:table-cell office:value-type="float" office:value="48.0737" calcext:value-type="float">
            <text:p>48.0737</text:p>
          </table:table-cell>
        </table:table-row>
        <table:table-row table:style-name="ro1">
          <table:table-cell table:number-columns-repeated="4"/>
          <table:table-cell office:value-type="float" office:value="51.6831" calcext:value-type="float">
            <text:p>51.6831</text:p>
          </table:table-cell>
          <table:table-cell office:value-type="float" office:value="53.2384" calcext:value-type="float">
            <text:p>53.2384</text:p>
          </table:table-cell>
          <table:table-cell office:value-type="float" office:value="48.5246" calcext:value-type="float">
            <text:p>48.5246</text:p>
          </table:table-cell>
          <table:table-cell office:value-type="float" office:value="52.1099" calcext:value-type="float">
            <text:p>52.1099</text:p>
          </table:table-cell>
          <table:table-cell office:value-type="float" office:value="48.8985" calcext:value-type="float">
            <text:p>48.8985</text:p>
          </table:table-cell>
          <table:table-cell office:value-type="float" office:value="45.6663" calcext:value-type="float">
            <text:p>45.6663</text:p>
          </table:table-cell>
          <table:table-cell office:value-type="float" office:value="49.5019" calcext:value-type="float">
            <text:p>49.5019</text:p>
          </table:table-cell>
          <table:table-cell office:value-type="float" office:value="50.0491" calcext:value-type="float">
            <text:p>50.0491</text:p>
          </table:table-cell>
          <table:table-cell office:value-type="float" office:value="58.0695" calcext:value-type="float">
            <text:p>58.0695</text:p>
          </table:table-cell>
          <table:table-cell office:value-type="float" office:value="48.3352" calcext:value-type="float">
            <text:p>48.3352</text:p>
          </table:table-cell>
        </table:table-row>
        <table:table-row table:style-name="ro1">
          <table:table-cell table:number-columns-repeated="4"/>
          <table:table-cell office:value-type="float" office:value="51.9625" calcext:value-type="float">
            <text:p>51.9625</text:p>
          </table:table-cell>
          <table:table-cell office:value-type="float" office:value="53.1588" calcext:value-type="float">
            <text:p>53.1588</text:p>
          </table:table-cell>
          <table:table-cell office:value-type="float" office:value="49.1449" calcext:value-type="float">
            <text:p>49.1449</text:p>
          </table:table-cell>
          <table:table-cell office:value-type="float" office:value="51.6959" calcext:value-type="float">
            <text:p>51.6959</text:p>
          </table:table-cell>
          <table:table-cell office:value-type="float" office:value="48.6791" calcext:value-type="float">
            <text:p>48.6791</text:p>
          </table:table-cell>
          <table:table-cell office:value-type="float" office:value="45.1738" calcext:value-type="float">
            <text:p>45.1738</text:p>
          </table:table-cell>
          <table:table-cell office:value-type="float" office:value="49.3627" calcext:value-type="float">
            <text:p>49.3627</text:p>
          </table:table-cell>
          <table:table-cell office:value-type="float" office:value="50.8561" calcext:value-type="float">
            <text:p>50.8561</text:p>
          </table:table-cell>
          <table:table-cell office:value-type="float" office:value="57.3224" calcext:value-type="float">
            <text:p>57.3224</text:p>
          </table:table-cell>
          <table:table-cell office:value-type="float" office:value="48.5267" calcext:value-type="float">
            <text:p>48.5267</text:p>
          </table:table-cell>
        </table:table-row>
        <table:table-row table:style-name="ro1">
          <table:table-cell table:number-columns-repeated="4"/>
          <table:table-cell office:value-type="float" office:value="50.4936" calcext:value-type="float">
            <text:p>50.4936</text:p>
          </table:table-cell>
          <table:table-cell office:value-type="float" office:value="52.2998" calcext:value-type="float">
            <text:p>52.2998</text:p>
          </table:table-cell>
          <table:table-cell office:value-type="float" office:value="48.7338" calcext:value-type="float">
            <text:p>48.7338</text:p>
          </table:table-cell>
          <table:table-cell office:value-type="float" office:value="51.9394" calcext:value-type="float">
            <text:p>51.9394</text:p>
          </table:table-cell>
          <table:table-cell office:value-type="float" office:value="49.0791" calcext:value-type="float">
            <text:p>49.0791</text:p>
          </table:table-cell>
          <table:table-cell office:value-type="float" office:value="46.2489" calcext:value-type="float">
            <text:p>46.2489</text:p>
          </table:table-cell>
          <table:table-cell office:value-type="float" office:value="49.8112" calcext:value-type="float">
            <text:p>49.8112</text:p>
          </table:table-cell>
          <table:table-cell office:value-type="float" office:value="51.4764" calcext:value-type="float">
            <text:p>51.4764</text:p>
          </table:table-cell>
          <table:table-cell office:value-type="float" office:value="57.4915" calcext:value-type="float">
            <text:p>57.4915</text:p>
          </table:table-cell>
          <table:table-cell office:value-type="float" office:value="48.799" calcext:value-type="float">
            <text:p>48.799</text:p>
          </table:table-cell>
        </table:table-row>
        <table:table-row table:style-name="ro1">
          <table:table-cell table:number-columns-repeated="4"/>
          <table:table-cell office:value-type="float" office:value="50.4269" calcext:value-type="float">
            <text:p>50.4269</text:p>
          </table:table-cell>
          <table:table-cell office:value-type="float" office:value="52.3673" calcext:value-type="float">
            <text:p>52.3673</text:p>
          </table:table-cell>
          <table:table-cell office:value-type="float" office:value="48.9296" calcext:value-type="float">
            <text:p>48.9296</text:p>
          </table:table-cell>
          <table:table-cell office:value-type="float" office:value="52.9744" calcext:value-type="float">
            <text:p>52.9744</text:p>
          </table:table-cell>
          <table:table-cell office:value-type="float" office:value="49.0959" calcext:value-type="float">
            <text:p>49.0959</text:p>
          </table:table-cell>
          <table:table-cell office:value-type="float" office:value="47.2624" calcext:value-type="float">
            <text:p>47.2624</text:p>
          </table:table-cell>
          <table:table-cell office:value-type="float" office:value="50.0905" calcext:value-type="float">
            <text:p>50.0905</text:p>
          </table:table-cell>
          <table:table-cell office:value-type="float" office:value="50.9127" calcext:value-type="float">
            <text:p>50.9127</text:p>
          </table:table-cell>
          <table:table-cell office:value-type="float" office:value="57.7173" calcext:value-type="float">
            <text:p>57.7173</text:p>
          </table:table-cell>
          <table:table-cell office:value-type="float" office:value="49.5579" calcext:value-type="float">
            <text:p>49.5579</text:p>
          </table:table-cell>
        </table:table-row>
        <table:table-row table:style-name="ro1">
          <table:table-cell table:number-columns-repeated="4"/>
          <table:table-cell office:value-type="float" office:value="51.0496" calcext:value-type="float">
            <text:p>51.0496</text:p>
          </table:table-cell>
          <table:table-cell office:value-type="float" office:value="52.0814" calcext:value-type="float">
            <text:p>52.0814</text:p>
          </table:table-cell>
          <table:table-cell office:value-type="float" office:value="47.5871" calcext:value-type="float">
            <text:p>47.5871</text:p>
          </table:table-cell>
          <table:table-cell office:value-type="float" office:value="53.4308" calcext:value-type="float">
            <text:p>53.4308</text:p>
          </table:table-cell>
          <table:table-cell office:value-type="float" office:value="49.6879" calcext:value-type="float">
            <text:p>49.6879</text:p>
          </table:table-cell>
          <table:table-cell office:value-type="float" office:value="47.6366" calcext:value-type="float">
            <text:p>47.6366</text:p>
          </table:table-cell>
          <table:table-cell office:value-type="float" office:value="49.1813" calcext:value-type="float">
            <text:p>49.1813</text:p>
          </table:table-cell>
          <table:table-cell office:value-type="float" office:value="51.154" calcext:value-type="float">
            <text:p>51.154</text:p>
          </table:table-cell>
          <table:table-cell office:value-type="float" office:value="58.1182" calcext:value-type="float">
            <text:p>58.1182</text:p>
          </table:table-cell>
          <table:table-cell office:value-type="float" office:value="49.1458" calcext:value-type="float">
            <text:p>49.1458</text:p>
          </table:table-cell>
        </table:table-row>
        <table:table-row table:style-name="ro1">
          <table:table-cell table:number-columns-repeated="4"/>
          <table:table-cell office:value-type="float" office:value="51.5654" calcext:value-type="float">
            <text:p>51.5654</text:p>
          </table:table-cell>
          <table:table-cell office:value-type="float" office:value="51.4792" calcext:value-type="float">
            <text:p>51.4792</text:p>
          </table:table-cell>
          <table:table-cell office:value-type="float" office:value="47.9947" calcext:value-type="float">
            <text:p>47.9947</text:p>
          </table:table-cell>
          <table:table-cell office:value-type="float" office:value="52.4224" calcext:value-type="float">
            <text:p>52.4224</text:p>
          </table:table-cell>
          <table:table-cell office:value-type="float" office:value="50.1892" calcext:value-type="float">
            <text:p>50.1892</text:p>
          </table:table-cell>
          <table:table-cell office:value-type="float" office:value="47.1648" calcext:value-type="float">
            <text:p>47.1648</text:p>
          </table:table-cell>
          <table:table-cell office:value-type="float" office:value="49.0852" calcext:value-type="float">
            <text:p>49.0852</text:p>
          </table:table-cell>
          <table:table-cell office:value-type="float" office:value="51.5785" calcext:value-type="float">
            <text:p>51.5785</text:p>
          </table:table-cell>
          <table:table-cell office:value-type="float" office:value="58.7172" calcext:value-type="float">
            <text:p>58.7172</text:p>
          </table:table-cell>
          <table:table-cell office:value-type="float" office:value="48.6572" calcext:value-type="float">
            <text:p>48.6572</text:p>
          </table:table-cell>
        </table:table-row>
        <table:table-row table:style-name="ro1">
          <table:table-cell table:number-columns-repeated="4"/>
          <table:table-cell office:value-type="float" office:value="51.3547" calcext:value-type="float">
            <text:p>51.3547</text:p>
          </table:table-cell>
          <table:table-cell office:value-type="float" office:value="50.21" calcext:value-type="float">
            <text:p>50.21</text:p>
          </table:table-cell>
          <table:table-cell office:value-type="float" office:value="48.4166" calcext:value-type="float">
            <text:p>48.4166</text:p>
          </table:table-cell>
          <table:table-cell office:value-type="float" office:value="51.9048" calcext:value-type="float">
            <text:p>51.9048</text:p>
          </table:table-cell>
          <table:table-cell office:value-type="float" office:value="51.5906" calcext:value-type="float">
            <text:p>51.5906</text:p>
          </table:table-cell>
          <table:table-cell office:value-type="float" office:value="47.9957" calcext:value-type="float">
            <text:p>47.9957</text:p>
          </table:table-cell>
          <table:table-cell office:value-type="float" office:value="49.4255" calcext:value-type="float">
            <text:p>49.4255</text:p>
          </table:table-cell>
          <table:table-cell office:value-type="float" office:value="52.1254" calcext:value-type="float">
            <text:p>52.1254</text:p>
          </table:table-cell>
          <table:table-cell office:value-type="float" office:value="57.7451" calcext:value-type="float">
            <text:p>57.7451</text:p>
          </table:table-cell>
          <table:table-cell office:value-type="float" office:value="47.9852" calcext:value-type="float">
            <text:p>47.9852</text:p>
          </table:table-cell>
        </table:table-row>
        <table:table-row table:style-name="ro1">
          <table:table-cell table:number-columns-repeated="4"/>
          <table:table-cell office:value-type="float" office:value="50.5939" calcext:value-type="float">
            <text:p>50.5939</text:p>
          </table:table-cell>
          <table:table-cell office:value-type="float" office:value="51.6043" calcext:value-type="float">
            <text:p>51.6043</text:p>
          </table:table-cell>
          <table:table-cell office:value-type="float" office:value="48.9474" calcext:value-type="float">
            <text:p>48.9474</text:p>
          </table:table-cell>
          <table:table-cell office:value-type="float" office:value="52.6007" calcext:value-type="float">
            <text:p>52.6007</text:p>
          </table:table-cell>
          <table:table-cell office:value-type="float" office:value="51.9911" calcext:value-type="float">
            <text:p>51.9911</text:p>
          </table:table-cell>
          <table:table-cell office:value-type="float" office:value="47.0447" calcext:value-type="float">
            <text:p>47.0447</text:p>
          </table:table-cell>
          <table:table-cell office:value-type="float" office:value="49.3133" calcext:value-type="float">
            <text:p>49.3133</text:p>
          </table:table-cell>
          <table:table-cell office:value-type="float" office:value="52.0891" calcext:value-type="float">
            <text:p>52.0891</text:p>
          </table:table-cell>
          <table:table-cell office:value-type="float" office:value="57.3317" calcext:value-type="float">
            <text:p>57.3317</text:p>
          </table:table-cell>
          <table:table-cell office:value-type="float" office:value="48.5163" calcext:value-type="float">
            <text:p>48.5163</text:p>
          </table:table-cell>
        </table:table-row>
        <table:table-row table:style-name="ro1">
          <table:table-cell table:number-columns-repeated="4"/>
          <table:table-cell office:value-type="float" office:value="50.909" calcext:value-type="float">
            <text:p>50.909</text:p>
          </table:table-cell>
          <table:table-cell office:value-type="float" office:value="51.5343" calcext:value-type="float">
            <text:p>51.5343</text:p>
          </table:table-cell>
          <table:table-cell office:value-type="float" office:value="48.5013" calcext:value-type="float">
            <text:p>48.5013</text:p>
          </table:table-cell>
          <table:table-cell office:value-type="float" office:value="51.6489" calcext:value-type="float">
            <text:p>51.6489</text:p>
          </table:table-cell>
          <table:table-cell office:value-type="float" office:value="52.8789" calcext:value-type="float">
            <text:p>52.8789</text:p>
          </table:table-cell>
          <table:table-cell office:value-type="float" office:value="46.6736" calcext:value-type="float">
            <text:p>46.6736</text:p>
          </table:table-cell>
          <table:table-cell office:value-type="float" office:value="50.5369" calcext:value-type="float">
            <text:p>50.5369</text:p>
          </table:table-cell>
          <table:table-cell office:value-type="float" office:value="52.8762" calcext:value-type="float">
            <text:p>52.8762</text:p>
          </table:table-cell>
          <table:table-cell office:value-type="float" office:value="56.4382" calcext:value-type="float">
            <text:p>56.4382</text:p>
          </table:table-cell>
          <table:table-cell office:value-type="float" office:value="48.4399" calcext:value-type="float">
            <text:p>48.4399</text:p>
          </table:table-cell>
        </table:table-row>
        <table:table-row table:style-name="ro1">
          <table:table-cell table:number-columns-repeated="4"/>
          <table:table-cell office:value-type="float" office:value="50.1964" calcext:value-type="float">
            <text:p>50.1964</text:p>
          </table:table-cell>
          <table:table-cell office:value-type="float" office:value="52.6572" calcext:value-type="float">
            <text:p>52.6572</text:p>
          </table:table-cell>
          <table:table-cell office:value-type="float" office:value="47.9845" calcext:value-type="float">
            <text:p>47.9845</text:p>
          </table:table-cell>
          <table:table-cell office:value-type="float" office:value="50.6664" calcext:value-type="float">
            <text:p>50.6664</text:p>
          </table:table-cell>
          <table:table-cell office:value-type="float" office:value="51.5935" calcext:value-type="float">
            <text:p>51.5935</text:p>
          </table:table-cell>
          <table:table-cell office:value-type="float" office:value="47.2536" calcext:value-type="float">
            <text:p>47.2536</text:p>
          </table:table-cell>
          <table:table-cell office:value-type="float" office:value="50.8329" calcext:value-type="float">
            <text:p>50.8329</text:p>
          </table:table-cell>
          <table:table-cell office:value-type="float" office:value="52.0266" calcext:value-type="float">
            <text:p>52.0266</text:p>
          </table:table-cell>
          <table:table-cell office:value-type="float" office:value="56.3071" calcext:value-type="float">
            <text:p>56.3071</text:p>
          </table:table-cell>
          <table:table-cell office:value-type="float" office:value="49.5332" calcext:value-type="float">
            <text:p>49.5332</text:p>
          </table:table-cell>
        </table:table-row>
        <table:table-row table:style-name="ro1">
          <table:table-cell table:number-columns-repeated="4"/>
          <table:table-cell office:value-type="float" office:value="51.0339" calcext:value-type="float">
            <text:p>51.0339</text:p>
          </table:table-cell>
          <table:table-cell office:value-type="float" office:value="52.1073" calcext:value-type="float">
            <text:p>52.1073</text:p>
          </table:table-cell>
          <table:table-cell office:value-type="float" office:value="48.0004" calcext:value-type="float">
            <text:p>48.0004</text:p>
          </table:table-cell>
          <table:table-cell office:value-type="float" office:value="51.6078" calcext:value-type="float">
            <text:p>51.6078</text:p>
          </table:table-cell>
          <table:table-cell office:value-type="float" office:value="51.0521" calcext:value-type="float">
            <text:p>51.0521</text:p>
          </table:table-cell>
          <table:table-cell office:value-type="float" office:value="46.817" calcext:value-type="float">
            <text:p>46.817</text:p>
          </table:table-cell>
          <table:table-cell office:value-type="float" office:value="51.205" calcext:value-type="float">
            <text:p>51.205</text:p>
          </table:table-cell>
          <table:table-cell office:value-type="float" office:value="51.9806" calcext:value-type="float">
            <text:p>51.9806</text:p>
          </table:table-cell>
          <table:table-cell office:value-type="float" office:value="55.6976" calcext:value-type="float">
            <text:p>55.6976</text:p>
          </table:table-cell>
          <table:table-cell office:value-type="float" office:value="49.0097" calcext:value-type="float">
            <text:p>49.0097</text:p>
          </table:table-cell>
        </table:table-row>
        <table:table-row table:style-name="ro1">
          <table:table-cell table:number-columns-repeated="4"/>
          <table:table-cell office:value-type="float" office:value="50.8463" calcext:value-type="float">
            <text:p>50.8463</text:p>
          </table:table-cell>
          <table:table-cell office:value-type="float" office:value="52.369" calcext:value-type="float">
            <text:p>52.369</text:p>
          </table:table-cell>
          <table:table-cell office:value-type="float" office:value="48.0406" calcext:value-type="float">
            <text:p>48.0406</text:p>
          </table:table-cell>
          <table:table-cell office:value-type="float" office:value="52.3809" calcext:value-type="float">
            <text:p>52.3809</text:p>
          </table:table-cell>
          <table:table-cell office:value-type="float" office:value="52.3362" calcext:value-type="float">
            <text:p>52.3362</text:p>
          </table:table-cell>
          <table:table-cell office:value-type="float" office:value="47.6085" calcext:value-type="float">
            <text:p>47.6085</text:p>
          </table:table-cell>
          <table:table-cell office:value-type="float" office:value="50.2031" calcext:value-type="float">
            <text:p>50.2031</text:p>
          </table:table-cell>
          <table:table-cell office:value-type="float" office:value="50.9664" calcext:value-type="float">
            <text:p>50.9664</text:p>
          </table:table-cell>
          <table:table-cell office:value-type="float" office:value="56.5289" calcext:value-type="float">
            <text:p>56.5289</text:p>
          </table:table-cell>
          <table:table-cell office:value-type="float" office:value="48.3827" calcext:value-type="float">
            <text:p>48.3827</text:p>
          </table:table-cell>
        </table:table-row>
        <table:table-row table:style-name="ro1">
          <table:table-cell table:number-columns-repeated="4"/>
          <table:table-cell office:value-type="float" office:value="50.2722" calcext:value-type="float">
            <text:p>50.2722</text:p>
          </table:table-cell>
          <table:table-cell office:value-type="float" office:value="53.5824" calcext:value-type="float">
            <text:p>53.5824</text:p>
          </table:table-cell>
          <table:table-cell office:value-type="float" office:value="47.7861" calcext:value-type="float">
            <text:p>47.7861</text:p>
          </table:table-cell>
          <table:table-cell office:value-type="float" office:value="51.7864" calcext:value-type="float">
            <text:p>51.7864</text:p>
          </table:table-cell>
          <table:table-cell office:value-type="float" office:value="53.453" calcext:value-type="float">
            <text:p>53.453</text:p>
          </table:table-cell>
          <table:table-cell office:value-type="float" office:value="49.0887" calcext:value-type="float">
            <text:p>49.0887</text:p>
          </table:table-cell>
          <table:table-cell office:value-type="float" office:value="49.2982" calcext:value-type="float">
            <text:p>49.2982</text:p>
          </table:table-cell>
          <table:table-cell office:value-type="float" office:value="51.2779" calcext:value-type="float">
            <text:p>51.2779</text:p>
          </table:table-cell>
          <table:table-cell office:value-type="float" office:value="56.4325" calcext:value-type="float">
            <text:p>56.4325</text:p>
          </table:table-cell>
          <table:table-cell office:value-type="float" office:value="48.9348" calcext:value-type="float">
            <text:p>48.9348</text:p>
          </table:table-cell>
        </table:table-row>
        <table:table-row table:style-name="ro1">
          <table:table-cell table:number-columns-repeated="4"/>
          <table:table-cell office:value-type="float" office:value="49.9252" calcext:value-type="float">
            <text:p>49.9252</text:p>
          </table:table-cell>
          <table:table-cell office:value-type="float" office:value="54.1092" calcext:value-type="float">
            <text:p>54.1092</text:p>
          </table:table-cell>
          <table:table-cell office:value-type="float" office:value="47.0167" calcext:value-type="float">
            <text:p>47.0167</text:p>
          </table:table-cell>
          <table:table-cell office:value-type="float" office:value="51.6924" calcext:value-type="float">
            <text:p>51.6924</text:p>
          </table:table-cell>
          <table:table-cell office:value-type="float" office:value="53.3483" calcext:value-type="float">
            <text:p>53.3483</text:p>
          </table:table-cell>
          <table:table-cell office:value-type="float" office:value="48.181" calcext:value-type="float">
            <text:p>48.181</text:p>
          </table:table-cell>
          <table:table-cell office:value-type="float" office:value="49.4846" calcext:value-type="float">
            <text:p>49.4846</text:p>
          </table:table-cell>
          <table:table-cell office:value-type="float" office:value="50.1029" calcext:value-type="float">
            <text:p>50.1029</text:p>
          </table:table-cell>
          <table:table-cell office:value-type="float" office:value="55.7408" calcext:value-type="float">
            <text:p>55.7408</text:p>
          </table:table-cell>
          <table:table-cell office:value-type="float" office:value="49.0414" calcext:value-type="float">
            <text:p>49.0414</text:p>
          </table:table-cell>
        </table:table-row>
        <table:table-row table:style-name="ro1">
          <table:table-cell table:number-columns-repeated="4"/>
          <table:table-cell office:value-type="float" office:value="49.4313" calcext:value-type="float">
            <text:p>49.4313</text:p>
          </table:table-cell>
          <table:table-cell office:value-type="float" office:value="53.6865" calcext:value-type="float">
            <text:p>53.6865</text:p>
          </table:table-cell>
          <table:table-cell office:value-type="float" office:value="47.5153" calcext:value-type="float">
            <text:p>47.5153</text:p>
          </table:table-cell>
          <table:table-cell office:value-type="float" office:value="51.6002" calcext:value-type="float">
            <text:p>51.6002</text:p>
          </table:table-cell>
          <table:table-cell office:value-type="float" office:value="53.1998" calcext:value-type="float">
            <text:p>53.1998</text:p>
          </table:table-cell>
          <table:table-cell office:value-type="float" office:value="48.1666" calcext:value-type="float">
            <text:p>48.1666</text:p>
          </table:table-cell>
          <table:table-cell office:value-type="float" office:value="49.151" calcext:value-type="float">
            <text:p>49.151</text:p>
          </table:table-cell>
          <table:table-cell office:value-type="float" office:value="50.4581" calcext:value-type="float">
            <text:p>50.4581</text:p>
          </table:table-cell>
          <table:table-cell office:value-type="float" office:value="56.2018" calcext:value-type="float">
            <text:p>56.2018</text:p>
          </table:table-cell>
          <table:table-cell office:value-type="float" office:value="49.0959" calcext:value-type="float">
            <text:p>49.0959</text:p>
          </table:table-cell>
        </table:table-row>
        <table:table-row table:style-name="ro1">
          <table:table-cell table:number-columns-repeated="4"/>
          <table:table-cell office:value-type="float" office:value="49.0944" calcext:value-type="float">
            <text:p>49.0944</text:p>
          </table:table-cell>
          <table:table-cell office:value-type="float" office:value="52.3364" calcext:value-type="float">
            <text:p>52.3364</text:p>
          </table:table-cell>
          <table:table-cell office:value-type="float" office:value="47.545" calcext:value-type="float">
            <text:p>47.545</text:p>
          </table:table-cell>
          <table:table-cell office:value-type="float" office:value="51.6343" calcext:value-type="float">
            <text:p>51.6343</text:p>
          </table:table-cell>
          <table:table-cell office:value-type="float" office:value="54.1866" calcext:value-type="float">
            <text:p>54.1866</text:p>
          </table:table-cell>
          <table:table-cell office:value-type="float" office:value="47.6653" calcext:value-type="float">
            <text:p>47.6653</text:p>
          </table:table-cell>
          <table:table-cell office:value-type="float" office:value="49.3674" calcext:value-type="float">
            <text:p>49.3674</text:p>
          </table:table-cell>
          <table:table-cell office:value-type="float" office:value="50.609" calcext:value-type="float">
            <text:p>50.609</text:p>
          </table:table-cell>
          <table:table-cell office:value-type="float" office:value="55.1618" calcext:value-type="float">
            <text:p>55.1618</text:p>
          </table:table-cell>
          <table:table-cell office:value-type="float" office:value="48.6926" calcext:value-type="float">
            <text:p>48.6926</text:p>
          </table:table-cell>
        </table:table-row>
        <table:table-row table:style-name="ro1">
          <table:table-cell table:number-columns-repeated="4"/>
          <table:table-cell office:value-type="float" office:value="48.6536" calcext:value-type="float">
            <text:p>48.6536</text:p>
          </table:table-cell>
          <table:table-cell office:value-type="float" office:value="51.4195" calcext:value-type="float">
            <text:p>51.4195</text:p>
          </table:table-cell>
          <table:table-cell office:value-type="float" office:value="47.6476" calcext:value-type="float">
            <text:p>47.6476</text:p>
          </table:table-cell>
          <table:table-cell office:value-type="float" office:value="51.8147" calcext:value-type="float">
            <text:p>51.8147</text:p>
          </table:table-cell>
          <table:table-cell office:value-type="float" office:value="53.6316" calcext:value-type="float">
            <text:p>53.6316</text:p>
          </table:table-cell>
          <table:table-cell office:value-type="float" office:value="49.0447" calcext:value-type="float">
            <text:p>49.0447</text:p>
          </table:table-cell>
          <table:table-cell office:value-type="float" office:value="48.5463" calcext:value-type="float">
            <text:p>48.5463</text:p>
          </table:table-cell>
          <table:table-cell office:value-type="float" office:value="50.183" calcext:value-type="float">
            <text:p>50.183</text:p>
          </table:table-cell>
          <table:table-cell office:value-type="float" office:value="55.8058" calcext:value-type="float">
            <text:p>55.8058</text:p>
          </table:table-cell>
          <table:table-cell office:value-type="float" office:value="47.7004" calcext:value-type="float">
            <text:p>47.7004</text:p>
          </table:table-cell>
        </table:table-row>
        <table:table-row table:style-name="ro1">
          <table:table-cell table:number-columns-repeated="4"/>
          <table:table-cell office:value-type="float" office:value="48.431" calcext:value-type="float">
            <text:p>48.431</text:p>
          </table:table-cell>
          <table:table-cell office:value-type="float" office:value="51.7133" calcext:value-type="float">
            <text:p>51.7133</text:p>
          </table:table-cell>
          <table:table-cell office:value-type="float" office:value="46.8337" calcext:value-type="float">
            <text:p>46.8337</text:p>
          </table:table-cell>
          <table:table-cell office:value-type="float" office:value="52.7473" calcext:value-type="float">
            <text:p>52.7473</text:p>
          </table:table-cell>
          <table:table-cell office:value-type="float" office:value="53.2563" calcext:value-type="float">
            <text:p>53.2563</text:p>
          </table:table-cell>
          <table:table-cell office:value-type="float" office:value="47.7668" calcext:value-type="float">
            <text:p>47.7668</text:p>
          </table:table-cell>
          <table:table-cell office:value-type="float" office:value="49.2271" calcext:value-type="float">
            <text:p>49.2271</text:p>
          </table:table-cell>
          <table:table-cell office:value-type="float" office:value="50.1738" calcext:value-type="float">
            <text:p>50.1738</text:p>
          </table:table-cell>
          <table:table-cell office:value-type="float" office:value="55.3766" calcext:value-type="float">
            <text:p>55.3766</text:p>
          </table:table-cell>
          <table:table-cell office:value-type="float" office:value="46.4576" calcext:value-type="float">
            <text:p>46.4576</text:p>
          </table:table-cell>
        </table:table-row>
        <table:table-row table:style-name="ro1">
          <table:table-cell table:number-columns-repeated="4"/>
          <table:table-cell office:value-type="float" office:value="48.5804" calcext:value-type="float">
            <text:p>48.5804</text:p>
          </table:table-cell>
          <table:table-cell office:value-type="float" office:value="52.1956" calcext:value-type="float">
            <text:p>52.1956</text:p>
          </table:table-cell>
          <table:table-cell office:value-type="float" office:value="46.5152" calcext:value-type="float">
            <text:p>46.5152</text:p>
          </table:table-cell>
          <table:table-cell office:value-type="float" office:value="52.3487" calcext:value-type="float">
            <text:p>52.3487</text:p>
          </table:table-cell>
          <table:table-cell office:value-type="float" office:value="53.1824" calcext:value-type="float">
            <text:p>53.1824</text:p>
          </table:table-cell>
          <table:table-cell office:value-type="float" office:value="46.9562" calcext:value-type="float">
            <text:p>46.9562</text:p>
          </table:table-cell>
          <table:table-cell office:value-type="float" office:value="49.7335" calcext:value-type="float">
            <text:p>49.7335</text:p>
          </table:table-cell>
          <table:table-cell office:value-type="float" office:value="49.4747" calcext:value-type="float">
            <text:p>49.4747</text:p>
          </table:table-cell>
          <table:table-cell office:value-type="float" office:value="54.7165" calcext:value-type="float">
            <text:p>54.7165</text:p>
          </table:table-cell>
          <table:table-cell office:value-type="float" office:value="45.8193" calcext:value-type="float">
            <text:p>45.8193</text:p>
          </table:table-cell>
        </table:table-row>
        <table:table-row table:style-name="ro1">
          <table:table-cell table:number-columns-repeated="4"/>
          <table:table-cell office:value-type="float" office:value="48.947" calcext:value-type="float">
            <text:p>48.947</text:p>
          </table:table-cell>
          <table:table-cell office:value-type="float" office:value="52.6468" calcext:value-type="float">
            <text:p>52.6468</text:p>
          </table:table-cell>
          <table:table-cell office:value-type="float" office:value="46.4264" calcext:value-type="float">
            <text:p>46.4264</text:p>
          </table:table-cell>
          <table:table-cell office:value-type="float" office:value="51.7159" calcext:value-type="float">
            <text:p>51.7159</text:p>
          </table:table-cell>
          <table:table-cell office:value-type="float" office:value="53.4065" calcext:value-type="float">
            <text:p>53.4065</text:p>
          </table:table-cell>
          <table:table-cell office:value-type="float" office:value="48.1427" calcext:value-type="float">
            <text:p>48.1427</text:p>
          </table:table-cell>
          <table:table-cell office:value-type="float" office:value="48.2717" calcext:value-type="float">
            <text:p>48.2717</text:p>
          </table:table-cell>
          <table:table-cell office:value-type="float" office:value="49.3324" calcext:value-type="float">
            <text:p>49.3324</text:p>
          </table:table-cell>
          <table:table-cell office:value-type="float" office:value="55.7034" calcext:value-type="float">
            <text:p>55.7034</text:p>
          </table:table-cell>
          <table:table-cell office:value-type="float" office:value="46.0759" calcext:value-type="float">
            <text:p>46.0759</text:p>
          </table:table-cell>
        </table:table-row>
        <table:table-row table:style-name="ro1">
          <table:table-cell table:number-columns-repeated="4"/>
          <table:table-cell office:value-type="float" office:value="48.2831" calcext:value-type="float">
            <text:p>48.2831</text:p>
          </table:table-cell>
          <table:table-cell office:value-type="float" office:value="52.7038" calcext:value-type="float">
            <text:p>52.7038</text:p>
          </table:table-cell>
          <table:table-cell office:value-type="float" office:value="46.2557" calcext:value-type="float">
            <text:p>46.2557</text:p>
          </table:table-cell>
          <table:table-cell office:value-type="float" office:value="52.43" calcext:value-type="float">
            <text:p>52.43</text:p>
          </table:table-cell>
          <table:table-cell office:value-type="float" office:value="53.6639" calcext:value-type="float">
            <text:p>53.6639</text:p>
          </table:table-cell>
          <table:table-cell office:value-type="float" office:value="46.6327" calcext:value-type="float">
            <text:p>46.6327</text:p>
          </table:table-cell>
          <table:table-cell office:value-type="float" office:value="48.9722" calcext:value-type="float">
            <text:p>48.9722</text:p>
          </table:table-cell>
          <table:table-cell office:value-type="float" office:value="49.5198" calcext:value-type="float">
            <text:p>49.5198</text:p>
          </table:table-cell>
          <table:table-cell office:value-type="float" office:value="56.3749" calcext:value-type="float">
            <text:p>56.3749</text:p>
          </table:table-cell>
          <table:table-cell office:value-type="float" office:value="46.0972" calcext:value-type="float">
            <text:p>46.0972</text:p>
          </table:table-cell>
        </table:table-row>
        <table:table-row table:style-name="ro1">
          <table:table-cell table:number-columns-repeated="4"/>
          <table:table-cell office:value-type="float" office:value="47.7221" calcext:value-type="float">
            <text:p>47.7221</text:p>
          </table:table-cell>
          <table:table-cell office:value-type="float" office:value="52.8951" calcext:value-type="float">
            <text:p>52.8951</text:p>
          </table:table-cell>
          <table:table-cell office:value-type="float" office:value="45.6415" calcext:value-type="float">
            <text:p>45.6415</text:p>
          </table:table-cell>
          <table:table-cell office:value-type="float" office:value="52.2212" calcext:value-type="float">
            <text:p>52.2212</text:p>
          </table:table-cell>
          <table:table-cell office:value-type="float" office:value="53.9238" calcext:value-type="float">
            <text:p>53.9238</text:p>
          </table:table-cell>
          <table:table-cell office:value-type="float" office:value="46.5298" calcext:value-type="float">
            <text:p>46.5298</text:p>
          </table:table-cell>
          <table:table-cell office:value-type="float" office:value="48.3849" calcext:value-type="float">
            <text:p>48.3849</text:p>
          </table:table-cell>
          <table:table-cell office:value-type="float" office:value="49.7121" calcext:value-type="float">
            <text:p>49.7121</text:p>
          </table:table-cell>
          <table:table-cell office:value-type="float" office:value="56.5427" calcext:value-type="float">
            <text:p>56.5427</text:p>
          </table:table-cell>
          <table:table-cell office:value-type="float" office:value="46.1685" calcext:value-type="float">
            <text:p>46.1685</text:p>
          </table:table-cell>
        </table:table-row>
        <table:table-row table:style-name="ro1">
          <table:table-cell table:number-columns-repeated="4"/>
          <table:table-cell office:value-type="float" office:value="47.4742" calcext:value-type="float">
            <text:p>47.4742</text:p>
          </table:table-cell>
          <table:table-cell office:value-type="float" office:value="53.3364" calcext:value-type="float">
            <text:p>53.3364</text:p>
          </table:table-cell>
          <table:table-cell office:value-type="float" office:value="45.2315" calcext:value-type="float">
            <text:p>45.2315</text:p>
          </table:table-cell>
          <table:table-cell office:value-type="float" office:value="51.738" calcext:value-type="float">
            <text:p>51.738</text:p>
          </table:table-cell>
          <table:table-cell office:value-type="float" office:value="52.9866" calcext:value-type="float">
            <text:p>52.9866</text:p>
          </table:table-cell>
          <table:table-cell office:value-type="float" office:value="47.6038" calcext:value-type="float">
            <text:p>47.6038</text:p>
          </table:table-cell>
          <table:table-cell office:value-type="float" office:value="47.4451" calcext:value-type="float">
            <text:p>47.4451</text:p>
          </table:table-cell>
          <table:table-cell office:value-type="float" office:value="50.8796" calcext:value-type="float">
            <text:p>50.8796</text:p>
          </table:table-cell>
          <table:table-cell office:value-type="float" office:value="57.1883" calcext:value-type="float">
            <text:p>57.1883</text:p>
          </table:table-cell>
          <table:table-cell office:value-type="float" office:value="46.2283" calcext:value-type="float">
            <text:p>46.2283</text:p>
          </table:table-cell>
        </table:table-row>
        <table:table-row table:style-name="ro1">
          <table:table-cell table:number-columns-repeated="4"/>
          <table:table-cell office:value-type="float" office:value="47.5172" calcext:value-type="float">
            <text:p>47.5172</text:p>
          </table:table-cell>
          <table:table-cell office:value-type="float" office:value="53.1946" calcext:value-type="float">
            <text:p>53.1946</text:p>
          </table:table-cell>
          <table:table-cell office:value-type="float" office:value="44.3916" calcext:value-type="float">
            <text:p>44.3916</text:p>
          </table:table-cell>
          <table:table-cell office:value-type="float" office:value="52.9029" calcext:value-type="float">
            <text:p>52.9029</text:p>
          </table:table-cell>
          <table:table-cell office:value-type="float" office:value="53.1057" calcext:value-type="float">
            <text:p>53.1057</text:p>
          </table:table-cell>
          <table:table-cell office:value-type="float" office:value="47.5812" calcext:value-type="float">
            <text:p>47.5812</text:p>
          </table:table-cell>
          <table:table-cell office:value-type="float" office:value="47.327" calcext:value-type="float">
            <text:p>47.327</text:p>
          </table:table-cell>
          <table:table-cell office:value-type="float" office:value="50.9718" calcext:value-type="float">
            <text:p>50.9718</text:p>
          </table:table-cell>
          <table:table-cell office:value-type="float" office:value="57.1022" calcext:value-type="float">
            <text:p>57.1022</text:p>
          </table:table-cell>
          <table:table-cell office:value-type="float" office:value="46.8838" calcext:value-type="float">
            <text:p>46.8838</text:p>
          </table:table-cell>
        </table:table-row>
        <table:table-row table:style-name="ro1">
          <table:table-cell table:number-columns-repeated="4"/>
          <table:table-cell office:value-type="float" office:value="47.5803" calcext:value-type="float">
            <text:p>47.5803</text:p>
          </table:table-cell>
          <table:table-cell office:value-type="float" office:value="53.4671" calcext:value-type="float">
            <text:p>53.4671</text:p>
          </table:table-cell>
          <table:table-cell office:value-type="float" office:value="44.5" calcext:value-type="float">
            <text:p>44.5</text:p>
          </table:table-cell>
          <table:table-cell office:value-type="float" office:value="52.8576" calcext:value-type="float">
            <text:p>52.8576</text:p>
          </table:table-cell>
          <table:table-cell office:value-type="float" office:value="53.1298" calcext:value-type="float">
            <text:p>53.1298</text:p>
          </table:table-cell>
          <table:table-cell office:value-type="float" office:value="47.4482" calcext:value-type="float">
            <text:p>47.4482</text:p>
          </table:table-cell>
          <table:table-cell office:value-type="float" office:value="47.8774" calcext:value-type="float">
            <text:p>47.8774</text:p>
          </table:table-cell>
          <table:table-cell office:value-type="float" office:value="52.4032" calcext:value-type="float">
            <text:p>52.4032</text:p>
          </table:table-cell>
          <table:table-cell office:value-type="float" office:value="56.5759" calcext:value-type="float">
            <text:p>56.5759</text:p>
          </table:table-cell>
          <table:table-cell office:value-type="float" office:value="46.0205" calcext:value-type="float">
            <text:p>46.0205</text:p>
          </table:table-cell>
        </table:table-row>
        <table:table-row table:style-name="ro1">
          <table:table-cell table:number-columns-repeated="4"/>
          <table:table-cell office:value-type="float" office:value="46.3945" calcext:value-type="float">
            <text:p>46.3945</text:p>
          </table:table-cell>
          <table:table-cell office:value-type="float" office:value="53.8248" calcext:value-type="float">
            <text:p>53.8248</text:p>
          </table:table-cell>
          <table:table-cell office:value-type="float" office:value="45.4445" calcext:value-type="float">
            <text:p>45.4445</text:p>
          </table:table-cell>
          <table:table-cell office:value-type="float" office:value="53.7626" calcext:value-type="float">
            <text:p>53.7626</text:p>
          </table:table-cell>
          <table:table-cell office:value-type="float" office:value="52.9332" calcext:value-type="float">
            <text:p>52.9332</text:p>
          </table:table-cell>
          <table:table-cell office:value-type="float" office:value="47.1436" calcext:value-type="float">
            <text:p>47.1436</text:p>
          </table:table-cell>
          <table:table-cell office:value-type="float" office:value="49.1273" calcext:value-type="float">
            <text:p>49.1273</text:p>
          </table:table-cell>
          <table:table-cell office:value-type="float" office:value="53.231" calcext:value-type="float">
            <text:p>53.231</text:p>
          </table:table-cell>
          <table:table-cell office:value-type="float" office:value="56.5413" calcext:value-type="float">
            <text:p>56.5413</text:p>
          </table:table-cell>
          <table:table-cell office:value-type="float" office:value="45.3692" calcext:value-type="float">
            <text:p>45.3692</text:p>
          </table:table-cell>
        </table:table-row>
        <table:table-row table:style-name="ro1">
          <table:table-cell table:number-columns-repeated="4"/>
          <table:table-cell office:value-type="float" office:value="47.391" calcext:value-type="float">
            <text:p>47.391</text:p>
          </table:table-cell>
          <table:table-cell office:value-type="float" office:value="53.2295" calcext:value-type="float">
            <text:p>53.2295</text:p>
          </table:table-cell>
          <table:table-cell office:value-type="float" office:value="45.1461" calcext:value-type="float">
            <text:p>45.1461</text:p>
          </table:table-cell>
          <table:table-cell office:value-type="float" office:value="53.4127" calcext:value-type="float">
            <text:p>53.4127</text:p>
          </table:table-cell>
          <table:table-cell office:value-type="float" office:value="53.0269" calcext:value-type="float">
            <text:p>53.0269</text:p>
          </table:table-cell>
          <table:table-cell office:value-type="float" office:value="47.9421" calcext:value-type="float">
            <text:p>47.9421</text:p>
          </table:table-cell>
          <table:table-cell office:value-type="float" office:value="48.9426" calcext:value-type="float">
            <text:p>48.9426</text:p>
          </table:table-cell>
          <table:table-cell office:value-type="float" office:value="54.3354" calcext:value-type="float">
            <text:p>54.3354</text:p>
          </table:table-cell>
          <table:table-cell office:value-type="float" office:value="56.8498" calcext:value-type="float">
            <text:p>56.8498</text:p>
          </table:table-cell>
          <table:table-cell office:value-type="float" office:value="45.2495" calcext:value-type="float">
            <text:p>45.2495</text:p>
          </table:table-cell>
        </table:table-row>
        <table:table-row table:style-name="ro1">
          <table:table-cell table:number-columns-repeated="4"/>
          <table:table-cell office:value-type="float" office:value="46.876" calcext:value-type="float">
            <text:p>46.876</text:p>
          </table:table-cell>
          <table:table-cell office:value-type="float" office:value="53.8146" calcext:value-type="float">
            <text:p>53.8146</text:p>
          </table:table-cell>
          <table:table-cell office:value-type="float" office:value="46.7614" calcext:value-type="float">
            <text:p>46.7614</text:p>
          </table:table-cell>
          <table:table-cell office:value-type="float" office:value="52.2537" calcext:value-type="float">
            <text:p>52.2537</text:p>
          </table:table-cell>
          <table:table-cell office:value-type="float" office:value="52.8579" calcext:value-type="float">
            <text:p>52.8579</text:p>
          </table:table-cell>
          <table:table-cell office:value-type="float" office:value="47.9724" calcext:value-type="float">
            <text:p>47.9724</text:p>
          </table:table-cell>
          <table:table-cell office:value-type="float" office:value="48.1614" calcext:value-type="float">
            <text:p>48.1614</text:p>
          </table:table-cell>
          <table:table-cell office:value-type="float" office:value="54.2287" calcext:value-type="float">
            <text:p>54.2287</text:p>
          </table:table-cell>
          <table:table-cell office:value-type="float" office:value="57.0156" calcext:value-type="float">
            <text:p>57.0156</text:p>
          </table:table-cell>
          <table:table-cell office:value-type="float" office:value="45.743" calcext:value-type="float">
            <text:p>45.743</text:p>
          </table:table-cell>
        </table:table-row>
        <table:table-row table:style-name="ro1">
          <table:table-cell table:number-columns-repeated="4"/>
          <table:table-cell office:value-type="float" office:value="47.95" calcext:value-type="float">
            <text:p>47.95</text:p>
          </table:table-cell>
          <table:table-cell office:value-type="float" office:value="54.9946" calcext:value-type="float">
            <text:p>54.9946</text:p>
          </table:table-cell>
          <table:table-cell office:value-type="float" office:value="47.6479" calcext:value-type="float">
            <text:p>47.6479</text:p>
          </table:table-cell>
          <table:table-cell office:value-type="float" office:value="52.4006" calcext:value-type="float">
            <text:p>52.4006</text:p>
          </table:table-cell>
          <table:table-cell office:value-type="float" office:value="51.855" calcext:value-type="float">
            <text:p>51.855</text:p>
          </table:table-cell>
          <table:table-cell office:value-type="float" office:value="47.5862" calcext:value-type="float">
            <text:p>47.5862</text:p>
          </table:table-cell>
          <table:table-cell office:value-type="float" office:value="47.3983" calcext:value-type="float">
            <text:p>47.3983</text:p>
          </table:table-cell>
          <table:table-cell office:value-type="float" office:value="53.723" calcext:value-type="float">
            <text:p>53.723</text:p>
          </table:table-cell>
          <table:table-cell office:value-type="float" office:value="56.127" calcext:value-type="float">
            <text:p>56.127</text:p>
          </table:table-cell>
          <table:table-cell office:value-type="float" office:value="45.5948" calcext:value-type="float">
            <text:p>45.5948</text:p>
          </table:table-cell>
        </table:table-row>
        <table:table-row table:style-name="ro1">
          <table:table-cell table:number-columns-repeated="4"/>
          <table:table-cell office:value-type="float" office:value="47.1579" calcext:value-type="float">
            <text:p>47.1579</text:p>
          </table:table-cell>
          <table:table-cell office:value-type="float" office:value="56.6888" calcext:value-type="float">
            <text:p>56.6888</text:p>
          </table:table-cell>
          <table:table-cell office:value-type="float" office:value="48.5049" calcext:value-type="float">
            <text:p>48.5049</text:p>
          </table:table-cell>
          <table:table-cell office:value-type="float" office:value="51.7861" calcext:value-type="float">
            <text:p>51.7861</text:p>
          </table:table-cell>
          <table:table-cell office:value-type="float" office:value="51.5028" calcext:value-type="float">
            <text:p>51.5028</text:p>
          </table:table-cell>
          <table:table-cell office:value-type="float" office:value="46.2839" calcext:value-type="float">
            <text:p>46.2839</text:p>
          </table:table-cell>
          <table:table-cell office:value-type="float" office:value="47.7404" calcext:value-type="float">
            <text:p>47.7404</text:p>
          </table:table-cell>
          <table:table-cell office:value-type="float" office:value="53.8937" calcext:value-type="float">
            <text:p>53.8937</text:p>
          </table:table-cell>
          <table:table-cell office:value-type="float" office:value="56.5178" calcext:value-type="float">
            <text:p>56.5178</text:p>
          </table:table-cell>
          <table:table-cell office:value-type="float" office:value="44.7859" calcext:value-type="float">
            <text:p>44.7859</text:p>
          </table:table-cell>
        </table:table-row>
        <table:table-row table:style-name="ro1">
          <table:table-cell table:number-columns-repeated="4"/>
          <table:table-cell office:value-type="float" office:value="46.6027" calcext:value-type="float">
            <text:p>46.6027</text:p>
          </table:table-cell>
          <table:table-cell office:value-type="float" office:value="57.0931" calcext:value-type="float">
            <text:p>57.0931</text:p>
          </table:table-cell>
          <table:table-cell office:value-type="float" office:value="48.961" calcext:value-type="float">
            <text:p>48.961</text:p>
          </table:table-cell>
          <table:table-cell office:value-type="float" office:value="51.9596" calcext:value-type="float">
            <text:p>51.9596</text:p>
          </table:table-cell>
          <table:table-cell office:value-type="float" office:value="50.459" calcext:value-type="float">
            <text:p>50.459</text:p>
          </table:table-cell>
          <table:table-cell office:value-type="float" office:value="45.4157" calcext:value-type="float">
            <text:p>45.4157</text:p>
          </table:table-cell>
          <table:table-cell office:value-type="float" office:value="46.8183" calcext:value-type="float">
            <text:p>46.8183</text:p>
          </table:table-cell>
          <table:table-cell office:value-type="float" office:value="53.3779" calcext:value-type="float">
            <text:p>53.3779</text:p>
          </table:table-cell>
          <table:table-cell office:value-type="float" office:value="55.7171" calcext:value-type="float">
            <text:p>55.7171</text:p>
          </table:table-cell>
          <table:table-cell office:value-type="float" office:value="44.5402" calcext:value-type="float">
            <text:p>44.5402</text:p>
          </table:table-cell>
        </table:table-row>
        <table:table-row table:style-name="ro1">
          <table:table-cell table:number-columns-repeated="4"/>
          <table:table-cell office:value-type="float" office:value="46.4629" calcext:value-type="float">
            <text:p>46.4629</text:p>
          </table:table-cell>
          <table:table-cell office:value-type="float" office:value="57.0569" calcext:value-type="float">
            <text:p>57.0569</text:p>
          </table:table-cell>
          <table:table-cell office:value-type="float" office:value="49.0847" calcext:value-type="float">
            <text:p>49.0847</text:p>
          </table:table-cell>
          <table:table-cell office:value-type="float" office:value="52.0311" calcext:value-type="float">
            <text:p>52.0311</text:p>
          </table:table-cell>
          <table:table-cell office:value-type="float" office:value="49.3535" calcext:value-type="float">
            <text:p>49.3535</text:p>
          </table:table-cell>
          <table:table-cell office:value-type="float" office:value="45.3276" calcext:value-type="float">
            <text:p>45.3276</text:p>
          </table:table-cell>
          <table:table-cell office:value-type="float" office:value="45.9934" calcext:value-type="float">
            <text:p>45.9934</text:p>
          </table:table-cell>
          <table:table-cell office:value-type="float" office:value="53.7036" calcext:value-type="float">
            <text:p>53.7036</text:p>
          </table:table-cell>
          <table:table-cell office:value-type="float" office:value="55.4871" calcext:value-type="float">
            <text:p>55.4871</text:p>
          </table:table-cell>
          <table:table-cell office:value-type="float" office:value="43.4552" calcext:value-type="float">
            <text:p>43.4552</text:p>
          </table:table-cell>
        </table:table-row>
        <table:table-row table:style-name="ro1">
          <table:table-cell table:number-columns-repeated="4"/>
          <table:table-cell office:value-type="float" office:value="46.3401" calcext:value-type="float">
            <text:p>46.3401</text:p>
          </table:table-cell>
          <table:table-cell office:value-type="float" office:value="56.1833" calcext:value-type="float">
            <text:p>56.1833</text:p>
          </table:table-cell>
          <table:table-cell office:value-type="float" office:value="48.3037" calcext:value-type="float">
            <text:p>48.3037</text:p>
          </table:table-cell>
          <table:table-cell office:value-type="float" office:value="51.7947" calcext:value-type="float">
            <text:p>51.7947</text:p>
          </table:table-cell>
          <table:table-cell office:value-type="float" office:value="48.9056" calcext:value-type="float">
            <text:p>48.9056</text:p>
          </table:table-cell>
          <table:table-cell office:value-type="float" office:value="45.1045" calcext:value-type="float">
            <text:p>45.1045</text:p>
          </table:table-cell>
          <table:table-cell office:value-type="float" office:value="45.6432" calcext:value-type="float">
            <text:p>45.6432</text:p>
          </table:table-cell>
          <table:table-cell office:value-type="float" office:value="52.8639" calcext:value-type="float">
            <text:p>52.8639</text:p>
          </table:table-cell>
          <table:table-cell office:value-type="float" office:value="55.6444" calcext:value-type="float">
            <text:p>55.6444</text:p>
          </table:table-cell>
          <table:table-cell office:value-type="float" office:value="43.6968" calcext:value-type="float">
            <text:p>43.6968</text:p>
          </table:table-cell>
        </table:table-row>
        <table:table-row table:style-name="ro1">
          <table:table-cell table:number-columns-repeated="4"/>
          <table:table-cell office:value-type="float" office:value="45.904" calcext:value-type="float">
            <text:p>45.904</text:p>
          </table:table-cell>
          <table:table-cell office:value-type="float" office:value="56.7792" calcext:value-type="float">
            <text:p>56.7792</text:p>
          </table:table-cell>
          <table:table-cell office:value-type="float" office:value="48.1803" calcext:value-type="float">
            <text:p>48.1803</text:p>
          </table:table-cell>
          <table:table-cell office:value-type="float" office:value="50.2026" calcext:value-type="float">
            <text:p>50.2026</text:p>
          </table:table-cell>
          <table:table-cell office:value-type="float" office:value="49.5829" calcext:value-type="float">
            <text:p>49.5829</text:p>
          </table:table-cell>
          <table:table-cell office:value-type="float" office:value="44.8079" calcext:value-type="float">
            <text:p>44.8079</text:p>
          </table:table-cell>
          <table:table-cell office:value-type="float" office:value="45.4801" calcext:value-type="float">
            <text:p>45.4801</text:p>
          </table:table-cell>
          <table:table-cell office:value-type="float" office:value="53.514" calcext:value-type="float">
            <text:p>53.514</text:p>
          </table:table-cell>
          <table:table-cell office:value-type="float" office:value="55.7787" calcext:value-type="float">
            <text:p>55.7787</text:p>
          </table:table-cell>
          <table:table-cell office:value-type="float" office:value="43.8499" calcext:value-type="float">
            <text:p>43.8499</text:p>
          </table:table-cell>
        </table:table-row>
        <table:table-row table:style-name="ro1">
          <table:table-cell table:number-columns-repeated="4"/>
          <table:table-cell office:value-type="float" office:value="46.3297" calcext:value-type="float">
            <text:p>46.3297</text:p>
          </table:table-cell>
          <table:table-cell office:value-type="float" office:value="57.381" calcext:value-type="float">
            <text:p>57.381</text:p>
          </table:table-cell>
          <table:table-cell office:value-type="float" office:value="47.966" calcext:value-type="float">
            <text:p>47.966</text:p>
          </table:table-cell>
          <table:table-cell office:value-type="float" office:value="49.8386" calcext:value-type="float">
            <text:p>49.8386</text:p>
          </table:table-cell>
          <table:table-cell office:value-type="float" office:value="50.277" calcext:value-type="float">
            <text:p>50.277</text:p>
          </table:table-cell>
          <table:table-cell office:value-type="float" office:value="43.8542" calcext:value-type="float">
            <text:p>43.8542</text:p>
          </table:table-cell>
          <table:table-cell office:value-type="float" office:value="45.0943" calcext:value-type="float">
            <text:p>45.0943</text:p>
          </table:table-cell>
          <table:table-cell office:value-type="float" office:value="53.8246" calcext:value-type="float">
            <text:p>53.8246</text:p>
          </table:table-cell>
          <table:table-cell office:value-type="float" office:value="54.7513" calcext:value-type="float">
            <text:p>54.7513</text:p>
          </table:table-cell>
          <table:table-cell office:value-type="float" office:value="43.1124" calcext:value-type="float">
            <text:p>43.1124</text:p>
          </table:table-cell>
        </table:table-row>
        <table:table-row table:style-name="ro1">
          <table:table-cell table:number-columns-repeated="4"/>
          <table:table-cell office:value-type="float" office:value="45.3109" calcext:value-type="float">
            <text:p>45.3109</text:p>
          </table:table-cell>
          <table:table-cell office:value-type="float" office:value="56.8117" calcext:value-type="float">
            <text:p>56.8117</text:p>
          </table:table-cell>
          <table:table-cell office:value-type="float" office:value="48.1393" calcext:value-type="float">
            <text:p>48.1393</text:p>
          </table:table-cell>
          <table:table-cell office:value-type="float" office:value="50.4034" calcext:value-type="float">
            <text:p>50.4034</text:p>
          </table:table-cell>
          <table:table-cell office:value-type="float" office:value="50.6815" calcext:value-type="float">
            <text:p>50.6815</text:p>
          </table:table-cell>
          <table:table-cell office:value-type="float" office:value="42.6639" calcext:value-type="float">
            <text:p>42.6639</text:p>
          </table:table-cell>
          <table:table-cell office:value-type="float" office:value="45.25" calcext:value-type="float">
            <text:p>45.25</text:p>
          </table:table-cell>
          <table:table-cell office:value-type="float" office:value="53.5868" calcext:value-type="float">
            <text:p>53.5868</text:p>
          </table:table-cell>
          <table:table-cell office:value-type="float" office:value="56.0313" calcext:value-type="float">
            <text:p>56.0313</text:p>
          </table:table-cell>
          <table:table-cell office:value-type="float" office:value="43.1343" calcext:value-type="float">
            <text:p>43.1343</text:p>
          </table:table-cell>
        </table:table-row>
        <table:table-row table:style-name="ro1">
          <table:table-cell table:number-columns-repeated="4"/>
          <table:table-cell office:value-type="float" office:value="45.913" calcext:value-type="float">
            <text:p>45.913</text:p>
          </table:table-cell>
          <table:table-cell office:value-type="float" office:value="57.3601" calcext:value-type="float">
            <text:p>57.3601</text:p>
          </table:table-cell>
          <table:table-cell office:value-type="float" office:value="48.1369" calcext:value-type="float">
            <text:p>48.1369</text:p>
          </table:table-cell>
          <table:table-cell office:value-type="float" office:value="50.2707" calcext:value-type="float">
            <text:p>50.2707</text:p>
          </table:table-cell>
          <table:table-cell office:value-type="float" office:value="50.851" calcext:value-type="float">
            <text:p>50.851</text:p>
          </table:table-cell>
          <table:table-cell office:value-type="float" office:value="43.2923" calcext:value-type="float">
            <text:p>43.2923</text:p>
          </table:table-cell>
          <table:table-cell office:value-type="float" office:value="46.1581" calcext:value-type="float">
            <text:p>46.1581</text:p>
          </table:table-cell>
          <table:table-cell office:value-type="float" office:value="53.614" calcext:value-type="float">
            <text:p>53.614</text:p>
          </table:table-cell>
          <table:table-cell office:value-type="float" office:value="56.2732" calcext:value-type="float">
            <text:p>56.2732</text:p>
          </table:table-cell>
          <table:table-cell office:value-type="float" office:value="42.9205" calcext:value-type="float">
            <text:p>42.9205</text:p>
          </table:table-cell>
        </table:table-row>
        <table:table-row table:style-name="ro1">
          <table:table-cell table:number-columns-repeated="4"/>
          <table:table-cell office:value-type="float" office:value="45.4548" calcext:value-type="float">
            <text:p>45.4548</text:p>
          </table:table-cell>
          <table:table-cell office:value-type="float" office:value="57.0549" calcext:value-type="float">
            <text:p>57.0549</text:p>
          </table:table-cell>
          <table:table-cell office:value-type="float" office:value="48.6323" calcext:value-type="float">
            <text:p>48.6323</text:p>
          </table:table-cell>
          <table:table-cell office:value-type="float" office:value="49.3818" calcext:value-type="float">
            <text:p>49.3818</text:p>
          </table:table-cell>
          <table:table-cell office:value-type="float" office:value="50.4681" calcext:value-type="float">
            <text:p>50.4681</text:p>
          </table:table-cell>
          <table:table-cell office:value-type="float" office:value="43.8281" calcext:value-type="float">
            <text:p>43.8281</text:p>
          </table:table-cell>
          <table:table-cell office:value-type="float" office:value="45.5474" calcext:value-type="float">
            <text:p>45.5474</text:p>
          </table:table-cell>
          <table:table-cell office:value-type="float" office:value="54.0782" calcext:value-type="float">
            <text:p>54.0782</text:p>
          </table:table-cell>
          <table:table-cell office:value-type="float" office:value="56.782" calcext:value-type="float">
            <text:p>56.782</text:p>
          </table:table-cell>
          <table:table-cell office:value-type="float" office:value="42.6094" calcext:value-type="float">
            <text:p>42.6094</text:p>
          </table:table-cell>
        </table:table-row>
        <table:table-row table:style-name="ro1">
          <table:table-cell table:number-columns-repeated="4"/>
          <table:table-cell office:value-type="float" office:value="46.1713" calcext:value-type="float">
            <text:p>46.1713</text:p>
          </table:table-cell>
          <table:table-cell office:value-type="float" office:value="56.2359" calcext:value-type="float">
            <text:p>56.2359</text:p>
          </table:table-cell>
          <table:table-cell office:value-type="float" office:value="48.6812" calcext:value-type="float">
            <text:p>48.6812</text:p>
          </table:table-cell>
          <table:table-cell office:value-type="float" office:value="49.3295" calcext:value-type="float">
            <text:p>49.3295</text:p>
          </table:table-cell>
          <table:table-cell office:value-type="float" office:value="50.4071" calcext:value-type="float">
            <text:p>50.4071</text:p>
          </table:table-cell>
          <table:table-cell office:value-type="float" office:value="43.4375" calcext:value-type="float">
            <text:p>43.4375</text:p>
          </table:table-cell>
          <table:table-cell office:value-type="float" office:value="45.2031" calcext:value-type="float">
            <text:p>45.2031</text:p>
          </table:table-cell>
          <table:table-cell office:value-type="float" office:value="55.3627" calcext:value-type="float">
            <text:p>55.3627</text:p>
          </table:table-cell>
          <table:table-cell office:value-type="float" office:value="55.2573" calcext:value-type="float">
            <text:p>55.2573</text:p>
          </table:table-cell>
          <table:table-cell office:value-type="float" office:value="43.4038" calcext:value-type="float">
            <text:p>43.4038</text:p>
          </table:table-cell>
        </table:table-row>
        <table:table-row table:style-name="ro1">
          <table:table-cell table:number-columns-repeated="4"/>
          <table:table-cell office:value-type="float" office:value="45.9431" calcext:value-type="float">
            <text:p>45.9431</text:p>
          </table:table-cell>
          <table:table-cell office:value-type="float" office:value="56.2504" calcext:value-type="float">
            <text:p>56.2504</text:p>
          </table:table-cell>
          <table:table-cell office:value-type="float" office:value="47.3838" calcext:value-type="float">
            <text:p>47.3838</text:p>
          </table:table-cell>
          <table:table-cell office:value-type="float" office:value="50.255" calcext:value-type="float">
            <text:p>50.255</text:p>
          </table:table-cell>
          <table:table-cell office:value-type="float" office:value="51.3908" calcext:value-type="float">
            <text:p>51.3908</text:p>
          </table:table-cell>
          <table:table-cell office:value-type="float" office:value="43.0996" calcext:value-type="float">
            <text:p>43.0996</text:p>
          </table:table-cell>
          <table:table-cell office:value-type="float" office:value="45.0811" calcext:value-type="float">
            <text:p>45.0811</text:p>
          </table:table-cell>
          <table:table-cell office:value-type="float" office:value="55.7492" calcext:value-type="float">
            <text:p>55.7492</text:p>
          </table:table-cell>
          <table:table-cell office:value-type="float" office:value="55.4245" calcext:value-type="float">
            <text:p>55.4245</text:p>
          </table:table-cell>
          <table:table-cell office:value-type="float" office:value="44.335" calcext:value-type="float">
            <text:p>44.335</text:p>
          </table:table-cell>
        </table:table-row>
        <table:table-row table:style-name="ro1">
          <table:table-cell table:number-columns-repeated="4"/>
          <table:table-cell office:value-type="float" office:value="45.1579" calcext:value-type="float">
            <text:p>45.1579</text:p>
          </table:table-cell>
          <table:table-cell office:value-type="float" office:value="56.0317" calcext:value-type="float">
            <text:p>56.0317</text:p>
          </table:table-cell>
          <table:table-cell office:value-type="float" office:value="47.2591" calcext:value-type="float">
            <text:p>47.2591</text:p>
          </table:table-cell>
          <table:table-cell office:value-type="float" office:value="50.0633" calcext:value-type="float">
            <text:p>50.0633</text:p>
          </table:table-cell>
          <table:table-cell office:value-type="float" office:value="51.3847" calcext:value-type="float">
            <text:p>51.3847</text:p>
          </table:table-cell>
          <table:table-cell office:value-type="float" office:value="43.1255" calcext:value-type="float">
            <text:p>43.1255</text:p>
          </table:table-cell>
          <table:table-cell office:value-type="float" office:value="45.3762" calcext:value-type="float">
            <text:p>45.3762</text:p>
          </table:table-cell>
          <table:table-cell office:value-type="float" office:value="55.4992" calcext:value-type="float">
            <text:p>55.4992</text:p>
          </table:table-cell>
          <table:table-cell office:value-type="float" office:value="55.4641" calcext:value-type="float">
            <text:p>55.4641</text:p>
          </table:table-cell>
          <table:table-cell office:value-type="float" office:value="44.3466" calcext:value-type="float">
            <text:p>44.3466</text:p>
          </table:table-cell>
        </table:table-row>
        <table:table-row table:style-name="ro1">
          <table:table-cell table:number-columns-repeated="4"/>
          <table:table-cell office:value-type="float" office:value="45.4154" calcext:value-type="float">
            <text:p>45.4154</text:p>
          </table:table-cell>
          <table:table-cell office:value-type="float" office:value="55.6304" calcext:value-type="float">
            <text:p>55.6304</text:p>
          </table:table-cell>
          <table:table-cell office:value-type="float" office:value="47.1758" calcext:value-type="float">
            <text:p>47.1758</text:p>
          </table:table-cell>
          <table:table-cell office:value-type="float" office:value="50.6207" calcext:value-type="float">
            <text:p>50.6207</text:p>
          </table:table-cell>
          <table:table-cell office:value-type="float" office:value="51.8867" calcext:value-type="float">
            <text:p>51.8867</text:p>
          </table:table-cell>
          <table:table-cell office:value-type="float" office:value="43.0557" calcext:value-type="float">
            <text:p>43.0557</text:p>
          </table:table-cell>
          <table:table-cell office:value-type="float" office:value="45.4631" calcext:value-type="float">
            <text:p>45.4631</text:p>
          </table:table-cell>
          <table:table-cell office:value-type="float" office:value="55.4875" calcext:value-type="float">
            <text:p>55.4875</text:p>
          </table:table-cell>
          <table:table-cell office:value-type="float" office:value="55.459" calcext:value-type="float">
            <text:p>55.459</text:p>
          </table:table-cell>
          <table:table-cell office:value-type="float" office:value="44.456" calcext:value-type="float">
            <text:p>44.456</text:p>
          </table:table-cell>
        </table:table-row>
        <table:table-row table:style-name="ro1">
          <table:table-cell table:number-columns-repeated="4"/>
          <table:table-cell office:value-type="float" office:value="46.6946" calcext:value-type="float">
            <text:p>46.6946</text:p>
          </table:table-cell>
          <table:table-cell office:value-type="float" office:value="55.264" calcext:value-type="float">
            <text:p>55.264</text:p>
          </table:table-cell>
          <table:table-cell office:value-type="float" office:value="47.3125" calcext:value-type="float">
            <text:p>47.3125</text:p>
          </table:table-cell>
          <table:table-cell office:value-type="float" office:value="49.6479" calcext:value-type="float">
            <text:p>49.6479</text:p>
          </table:table-cell>
          <table:table-cell office:value-type="float" office:value="54.0753" calcext:value-type="float">
            <text:p>54.0753</text:p>
          </table:table-cell>
          <table:table-cell office:value-type="float" office:value="43.8359" calcext:value-type="float">
            <text:p>43.8359</text:p>
          </table:table-cell>
          <table:table-cell office:value-type="float" office:value="44.6838" calcext:value-type="float">
            <text:p>44.6838</text:p>
          </table:table-cell>
          <table:table-cell office:value-type="float" office:value="54.7876" calcext:value-type="float">
            <text:p>54.7876</text:p>
          </table:table-cell>
          <table:table-cell office:value-type="float" office:value="55.164" calcext:value-type="float">
            <text:p>55.164</text:p>
          </table:table-cell>
          <table:table-cell office:value-type="float" office:value="44.3247" calcext:value-type="float">
            <text:p>44.3247</text:p>
          </table:table-cell>
        </table:table-row>
        <table:table-row table:style-name="ro1">
          <table:table-cell table:number-columns-repeated="4"/>
          <table:table-cell office:value-type="float" office:value="46.6696" calcext:value-type="float">
            <text:p>46.6696</text:p>
          </table:table-cell>
          <table:table-cell office:value-type="float" office:value="54.9647" calcext:value-type="float">
            <text:p>54.9647</text:p>
          </table:table-cell>
          <table:table-cell office:value-type="float" office:value="46.8367" calcext:value-type="float">
            <text:p>46.8367</text:p>
          </table:table-cell>
          <table:table-cell office:value-type="float" office:value="49.4085" calcext:value-type="float">
            <text:p>49.4085</text:p>
          </table:table-cell>
          <table:table-cell office:value-type="float" office:value="53.1343" calcext:value-type="float">
            <text:p>53.1343</text:p>
          </table:table-cell>
          <table:table-cell office:value-type="float" office:value="43.218" calcext:value-type="float">
            <text:p>43.218</text:p>
          </table:table-cell>
          <table:table-cell office:value-type="float" office:value="44.9798" calcext:value-type="float">
            <text:p>44.9798</text:p>
          </table:table-cell>
          <table:table-cell office:value-type="float" office:value="55.0409" calcext:value-type="float">
            <text:p>55.0409</text:p>
          </table:table-cell>
          <table:table-cell office:value-type="float" office:value="54.7694" calcext:value-type="float">
            <text:p>54.7694</text:p>
          </table:table-cell>
          <table:table-cell office:value-type="float" office:value="44.984" calcext:value-type="float">
            <text:p>44.984</text:p>
          </table:table-cell>
        </table:table-row>
        <table:table-row table:style-name="ro1">
          <table:table-cell table:number-columns-repeated="4"/>
          <table:table-cell office:value-type="float" office:value="46.7396" calcext:value-type="float">
            <text:p>46.7396</text:p>
          </table:table-cell>
          <table:table-cell office:value-type="float" office:value="54.0405" calcext:value-type="float">
            <text:p>54.0405</text:p>
          </table:table-cell>
          <table:table-cell office:value-type="float" office:value="46.4614" calcext:value-type="float">
            <text:p>46.4614</text:p>
          </table:table-cell>
          <table:table-cell office:value-type="float" office:value="49.4894" calcext:value-type="float">
            <text:p>49.4894</text:p>
          </table:table-cell>
          <table:table-cell office:value-type="float" office:value="53.9403" calcext:value-type="float">
            <text:p>53.9403</text:p>
          </table:table-cell>
          <table:table-cell office:value-type="float" office:value="42.9691" calcext:value-type="float">
            <text:p>42.9691</text:p>
          </table:table-cell>
          <table:table-cell office:value-type="float" office:value="45.1231" calcext:value-type="float">
            <text:p>45.1231</text:p>
          </table:table-cell>
          <table:table-cell office:value-type="float" office:value="55.2496" calcext:value-type="float">
            <text:p>55.2496</text:p>
          </table:table-cell>
          <table:table-cell office:value-type="float" office:value="54.147" calcext:value-type="float">
            <text:p>54.147</text:p>
          </table:table-cell>
          <table:table-cell office:value-type="float" office:value="44.3812" calcext:value-type="float">
            <text:p>44.3812</text:p>
          </table:table-cell>
        </table:table-row>
        <table:table-row table:style-name="ro1">
          <table:table-cell table:number-columns-repeated="4"/>
          <table:table-cell office:value-type="float" office:value="46.514" calcext:value-type="float">
            <text:p>46.514</text:p>
          </table:table-cell>
          <table:table-cell office:value-type="float" office:value="55.5159" calcext:value-type="float">
            <text:p>55.5159</text:p>
          </table:table-cell>
          <table:table-cell office:value-type="float" office:value="47.069" calcext:value-type="float">
            <text:p>47.069</text:p>
          </table:table-cell>
          <table:table-cell office:value-type="float" office:value="49.6005" calcext:value-type="float">
            <text:p>49.6005</text:p>
          </table:table-cell>
          <table:table-cell office:value-type="float" office:value="55.1488" calcext:value-type="float">
            <text:p>55.1488</text:p>
          </table:table-cell>
          <table:table-cell office:value-type="float" office:value="43.0049" calcext:value-type="float">
            <text:p>43.0049</text:p>
          </table:table-cell>
          <table:table-cell office:value-type="float" office:value="45.9751" calcext:value-type="float">
            <text:p>45.9751</text:p>
          </table:table-cell>
          <table:table-cell office:value-type="float" office:value="54.1253" calcext:value-type="float">
            <text:p>54.1253</text:p>
          </table:table-cell>
          <table:table-cell office:value-type="float" office:value="53.2474" calcext:value-type="float">
            <text:p>53.2474</text:p>
          </table:table-cell>
          <table:table-cell office:value-type="float" office:value="43.7205" calcext:value-type="float">
            <text:p>43.7205</text:p>
          </table:table-cell>
        </table:table-row>
        <table:table-row table:style-name="ro1">
          <table:table-cell table:number-columns-repeated="4"/>
          <table:table-cell office:value-type="float" office:value="46.0163" calcext:value-type="float">
            <text:p>46.0163</text:p>
          </table:table-cell>
          <table:table-cell office:value-type="float" office:value="56.5558" calcext:value-type="float">
            <text:p>56.5558</text:p>
          </table:table-cell>
          <table:table-cell office:value-type="float" office:value="47.0823" calcext:value-type="float">
            <text:p>47.0823</text:p>
          </table:table-cell>
          <table:table-cell office:value-type="float" office:value="49.511" calcext:value-type="float">
            <text:p>49.511</text:p>
          </table:table-cell>
          <table:table-cell office:value-type="float" office:value="54.9739" calcext:value-type="float">
            <text:p>54.9739</text:p>
          </table:table-cell>
          <table:table-cell office:value-type="float" office:value="42.3394" calcext:value-type="float">
            <text:p>42.3394</text:p>
          </table:table-cell>
          <table:table-cell office:value-type="float" office:value="46.6053" calcext:value-type="float">
            <text:p>46.6053</text:p>
          </table:table-cell>
          <table:table-cell office:value-type="float" office:value="54.7609" calcext:value-type="float">
            <text:p>54.7609</text:p>
          </table:table-cell>
          <table:table-cell office:value-type="float" office:value="54.0193" calcext:value-type="float">
            <text:p>54.0193</text:p>
          </table:table-cell>
          <table:table-cell office:value-type="float" office:value="44.1213" calcext:value-type="float">
            <text:p>44.1213</text:p>
          </table:table-cell>
        </table:table-row>
        <table:table-row table:style-name="ro1">
          <table:table-cell table:number-columns-repeated="4"/>
          <table:table-cell office:value-type="float" office:value="45.5947" calcext:value-type="float">
            <text:p>45.5947</text:p>
          </table:table-cell>
          <table:table-cell office:value-type="float" office:value="55.7996" calcext:value-type="float">
            <text:p>55.7996</text:p>
          </table:table-cell>
          <table:table-cell office:value-type="float" office:value="48.4188" calcext:value-type="float">
            <text:p>48.4188</text:p>
          </table:table-cell>
          <table:table-cell office:value-type="float" office:value="49.4182" calcext:value-type="float">
            <text:p>49.4182</text:p>
          </table:table-cell>
          <table:table-cell office:value-type="float" office:value="54.918" calcext:value-type="float">
            <text:p>54.918</text:p>
          </table:table-cell>
          <table:table-cell office:value-type="float" office:value="42.5489" calcext:value-type="float">
            <text:p>42.5489</text:p>
          </table:table-cell>
          <table:table-cell office:value-type="float" office:value="45.8746" calcext:value-type="float">
            <text:p>45.8746</text:p>
          </table:table-cell>
          <table:table-cell office:value-type="float" office:value="55.4854" calcext:value-type="float">
            <text:p>55.4854</text:p>
          </table:table-cell>
          <table:table-cell office:value-type="float" office:value="53.3678" calcext:value-type="float">
            <text:p>53.3678</text:p>
          </table:table-cell>
          <table:table-cell office:value-type="float" office:value="44.6459" calcext:value-type="float">
            <text:p>44.6459</text:p>
          </table:table-cell>
        </table:table-row>
        <table:table-row table:style-name="ro1">
          <table:table-cell table:number-columns-repeated="4"/>
          <table:table-cell office:value-type="float" office:value="44.8591" calcext:value-type="float">
            <text:p>44.8591</text:p>
          </table:table-cell>
          <table:table-cell office:value-type="float" office:value="56.1899" calcext:value-type="float">
            <text:p>56.1899</text:p>
          </table:table-cell>
          <table:table-cell office:value-type="float" office:value="48.7468" calcext:value-type="float">
            <text:p>48.7468</text:p>
          </table:table-cell>
          <table:table-cell office:value-type="float" office:value="49.8469" calcext:value-type="float">
            <text:p>49.8469</text:p>
          </table:table-cell>
          <table:table-cell office:value-type="float" office:value="54.0923" calcext:value-type="float">
            <text:p>54.0923</text:p>
          </table:table-cell>
          <table:table-cell office:value-type="float" office:value="42.5389" calcext:value-type="float">
            <text:p>42.5389</text:p>
          </table:table-cell>
          <table:table-cell office:value-type="float" office:value="45.154" calcext:value-type="float">
            <text:p>45.154</text:p>
          </table:table-cell>
          <table:table-cell office:value-type="float" office:value="55.3787" calcext:value-type="float">
            <text:p>55.3787</text:p>
          </table:table-cell>
          <table:table-cell office:value-type="float" office:value="54.0433" calcext:value-type="float">
            <text:p>54.0433</text:p>
          </table:table-cell>
          <table:table-cell office:value-type="float" office:value="44.2729" calcext:value-type="float">
            <text:p>44.2729</text:p>
          </table:table-cell>
        </table:table-row>
        <table:table-row table:style-name="ro1">
          <table:table-cell table:number-columns-repeated="4"/>
          <table:table-cell office:value-type="float" office:value="44.087" calcext:value-type="float">
            <text:p>44.087</text:p>
          </table:table-cell>
          <table:table-cell office:value-type="float" office:value="56.2838" calcext:value-type="float">
            <text:p>56.2838</text:p>
          </table:table-cell>
          <table:table-cell office:value-type="float" office:value="49.2913" calcext:value-type="float">
            <text:p>49.2913</text:p>
          </table:table-cell>
          <table:table-cell office:value-type="float" office:value="49.9761" calcext:value-type="float">
            <text:p>49.9761</text:p>
          </table:table-cell>
          <table:table-cell office:value-type="float" office:value="53.6089" calcext:value-type="float">
            <text:p>53.6089</text:p>
          </table:table-cell>
          <table:table-cell office:value-type="float" office:value="43.1573" calcext:value-type="float">
            <text:p>43.1573</text:p>
          </table:table-cell>
          <table:table-cell office:value-type="float" office:value="45.5246" calcext:value-type="float">
            <text:p>45.5246</text:p>
          </table:table-cell>
          <table:table-cell office:value-type="float" office:value="55.3782" calcext:value-type="float">
            <text:p>55.3782</text:p>
          </table:table-cell>
          <table:table-cell office:value-type="float" office:value="53.0959" calcext:value-type="float">
            <text:p>53.0959</text:p>
          </table:table-cell>
          <table:table-cell office:value-type="float" office:value="45.0829" calcext:value-type="float">
            <text:p>45.0829</text:p>
          </table:table-cell>
        </table:table-row>
        <table:table-row table:style-name="ro1">
          <table:table-cell table:number-columns-repeated="4"/>
          <table:table-cell office:value-type="float" office:value="44.1309" calcext:value-type="float">
            <text:p>44.1309</text:p>
          </table:table-cell>
          <table:table-cell office:value-type="float" office:value="56.2375" calcext:value-type="float">
            <text:p>56.2375</text:p>
          </table:table-cell>
          <table:table-cell office:value-type="float" office:value="49.1145" calcext:value-type="float">
            <text:p>49.1145</text:p>
          </table:table-cell>
          <table:table-cell office:value-type="float" office:value="49.8514" calcext:value-type="float">
            <text:p>49.8514</text:p>
          </table:table-cell>
          <table:table-cell office:value-type="float" office:value="54.7209" calcext:value-type="float">
            <text:p>54.7209</text:p>
          </table:table-cell>
          <table:table-cell office:value-type="float" office:value="43.3577" calcext:value-type="float">
            <text:p>43.3577</text:p>
          </table:table-cell>
          <table:table-cell office:value-type="float" office:value="46.7174" calcext:value-type="float">
            <text:p>46.7174</text:p>
          </table:table-cell>
          <table:table-cell office:value-type="float" office:value="55.9983" calcext:value-type="float">
            <text:p>55.9983</text:p>
          </table:table-cell>
          <table:table-cell office:value-type="float" office:value="53.2069" calcext:value-type="float">
            <text:p>53.2069</text:p>
          </table:table-cell>
          <table:table-cell office:value-type="float" office:value="44.4444" calcext:value-type="float">
            <text:p>44.4444</text:p>
          </table:table-cell>
        </table:table-row>
        <table:table-row table:style-name="ro1">
          <table:table-cell table:number-columns-repeated="4"/>
          <table:table-cell office:value-type="float" office:value="45.0319" calcext:value-type="float">
            <text:p>45.0319</text:p>
          </table:table-cell>
          <table:table-cell office:value-type="float" office:value="57.4778" calcext:value-type="float">
            <text:p>57.4778</text:p>
          </table:table-cell>
          <table:table-cell office:value-type="float" office:value="49.8406" calcext:value-type="float">
            <text:p>49.8406</text:p>
          </table:table-cell>
          <table:table-cell office:value-type="float" office:value="49.6686" calcext:value-type="float">
            <text:p>49.6686</text:p>
          </table:table-cell>
          <table:table-cell office:value-type="float" office:value="54.9686" calcext:value-type="float">
            <text:p>54.9686</text:p>
          </table:table-cell>
          <table:table-cell office:value-type="float" office:value="42.1779" calcext:value-type="float">
            <text:p>42.1779</text:p>
          </table:table-cell>
          <table:table-cell office:value-type="float" office:value="46.6348" calcext:value-type="float">
            <text:p>46.6348</text:p>
          </table:table-cell>
          <table:table-cell office:value-type="float" office:value="56.8354" calcext:value-type="float">
            <text:p>56.8354</text:p>
          </table:table-cell>
          <table:table-cell office:value-type="float" office:value="53.3804" calcext:value-type="float">
            <text:p>53.3804</text:p>
          </table:table-cell>
          <table:table-cell office:value-type="float" office:value="45.234" calcext:value-type="float">
            <text:p>45.234</text:p>
          </table:table-cell>
        </table:table-row>
        <table:table-row table:style-name="ro1">
          <table:table-cell table:number-columns-repeated="4"/>
          <table:table-cell office:value-type="float" office:value="45.3303" calcext:value-type="float">
            <text:p>45.3303</text:p>
          </table:table-cell>
          <table:table-cell office:value-type="float" office:value="58.0037" calcext:value-type="float">
            <text:p>58.0037</text:p>
          </table:table-cell>
          <table:table-cell office:value-type="float" office:value="49.0761" calcext:value-type="float">
            <text:p>49.0761</text:p>
          </table:table-cell>
          <table:table-cell office:value-type="float" office:value="51.2212" calcext:value-type="float">
            <text:p>51.2212</text:p>
          </table:table-cell>
          <table:table-cell office:value-type="float" office:value="55.0837" calcext:value-type="float">
            <text:p>55.0837</text:p>
          </table:table-cell>
          <table:table-cell office:value-type="float" office:value="41.2846" calcext:value-type="float">
            <text:p>41.2846</text:p>
          </table:table-cell>
          <table:table-cell office:value-type="float" office:value="46.1797" calcext:value-type="float">
            <text:p>46.1797</text:p>
          </table:table-cell>
          <table:table-cell office:value-type="float" office:value="55.637" calcext:value-type="float">
            <text:p>55.637</text:p>
          </table:table-cell>
          <table:table-cell office:value-type="float" office:value="53.3296" calcext:value-type="float">
            <text:p>53.3296</text:p>
          </table:table-cell>
          <table:table-cell office:value-type="float" office:value="45.8954" calcext:value-type="float">
            <text:p>45.8954</text:p>
          </table:table-cell>
        </table:table-row>
        <table:table-row table:style-name="ro1">
          <table:table-cell table:number-columns-repeated="4"/>
          <table:table-cell office:value-type="float" office:value="45.6027" calcext:value-type="float">
            <text:p>45.6027</text:p>
          </table:table-cell>
          <table:table-cell office:value-type="float" office:value="57.2199" calcext:value-type="float">
            <text:p>57.2199</text:p>
          </table:table-cell>
          <table:table-cell office:value-type="float" office:value="48.6999" calcext:value-type="float">
            <text:p>48.6999</text:p>
          </table:table-cell>
          <table:table-cell office:value-type="float" office:value="51.8809" calcext:value-type="float">
            <text:p>51.8809</text:p>
          </table:table-cell>
          <table:table-cell office:value-type="float" office:value="54.8507" calcext:value-type="float">
            <text:p>54.8507</text:p>
          </table:table-cell>
          <table:table-cell office:value-type="float" office:value="40.9285" calcext:value-type="float">
            <text:p>40.9285</text:p>
          </table:table-cell>
          <table:table-cell office:value-type="float" office:value="46.932" calcext:value-type="float">
            <text:p>46.932</text:p>
          </table:table-cell>
          <table:table-cell office:value-type="float" office:value="56.9772" calcext:value-type="float">
            <text:p>56.9772</text:p>
          </table:table-cell>
          <table:table-cell office:value-type="float" office:value="52.5356" calcext:value-type="float">
            <text:p>52.5356</text:p>
          </table:table-cell>
          <table:table-cell office:value-type="float" office:value="47.6539" calcext:value-type="float">
            <text:p>47.6539</text:p>
          </table:table-cell>
        </table:table-row>
        <table:table-row table:style-name="ro1">
          <table:table-cell table:number-columns-repeated="4"/>
          <table:table-cell office:value-type="float" office:value="45.7488" calcext:value-type="float">
            <text:p>45.7488</text:p>
          </table:table-cell>
          <table:table-cell office:value-type="float" office:value="56.971" calcext:value-type="float">
            <text:p>56.971</text:p>
          </table:table-cell>
          <table:table-cell office:value-type="float" office:value="48.1" calcext:value-type="float">
            <text:p>48.1</text:p>
          </table:table-cell>
          <table:table-cell office:value-type="float" office:value="50.699" calcext:value-type="float">
            <text:p>50.699</text:p>
          </table:table-cell>
          <table:table-cell office:value-type="float" office:value="54.4111" calcext:value-type="float">
            <text:p>54.4111</text:p>
          </table:table-cell>
          <table:table-cell office:value-type="float" office:value="41.8255" calcext:value-type="float">
            <text:p>41.8255</text:p>
          </table:table-cell>
          <table:table-cell office:value-type="float" office:value="47.3245" calcext:value-type="float">
            <text:p>47.3245</text:p>
          </table:table-cell>
          <table:table-cell office:value-type="float" office:value="55.9148" calcext:value-type="float">
            <text:p>55.9148</text:p>
          </table:table-cell>
          <table:table-cell office:value-type="float" office:value="52.9343" calcext:value-type="float">
            <text:p>52.9343</text:p>
          </table:table-cell>
          <table:table-cell office:value-type="float" office:value="47.0482" calcext:value-type="float">
            <text:p>47.0482</text:p>
          </table:table-cell>
        </table:table-row>
        <table:table-row table:style-name="ro1">
          <table:table-cell table:number-columns-repeated="4"/>
          <table:table-cell office:value-type="float" office:value="45.2663" calcext:value-type="float">
            <text:p>45.2663</text:p>
          </table:table-cell>
          <table:table-cell office:value-type="float" office:value="55.7349" calcext:value-type="float">
            <text:p>55.7349</text:p>
          </table:table-cell>
          <table:table-cell office:value-type="float" office:value="47.9855" calcext:value-type="float">
            <text:p>47.9855</text:p>
          </table:table-cell>
          <table:table-cell office:value-type="float" office:value="51.329" calcext:value-type="float">
            <text:p>51.329</text:p>
          </table:table-cell>
          <table:table-cell office:value-type="float" office:value="53.822" calcext:value-type="float">
            <text:p>53.822</text:p>
          </table:table-cell>
          <table:table-cell office:value-type="float" office:value="42.3138" calcext:value-type="float">
            <text:p>42.3138</text:p>
          </table:table-cell>
          <table:table-cell office:value-type="float" office:value="47.9751" calcext:value-type="float">
            <text:p>47.9751</text:p>
          </table:table-cell>
          <table:table-cell office:value-type="float" office:value="55.9096" calcext:value-type="float">
            <text:p>55.9096</text:p>
          </table:table-cell>
          <table:table-cell office:value-type="float" office:value="52.9351" calcext:value-type="float">
            <text:p>52.9351</text:p>
          </table:table-cell>
          <table:table-cell office:value-type="float" office:value="46.9714" calcext:value-type="float">
            <text:p>46.9714</text:p>
          </table:table-cell>
        </table:table-row>
        <table:table-row table:style-name="ro1">
          <table:table-cell table:number-columns-repeated="4"/>
          <table:table-cell office:value-type="float" office:value="45.3757" calcext:value-type="float">
            <text:p>45.3757</text:p>
          </table:table-cell>
          <table:table-cell office:value-type="float" office:value="56.0078" calcext:value-type="float">
            <text:p>56.0078</text:p>
          </table:table-cell>
          <table:table-cell office:value-type="float" office:value="47.5914" calcext:value-type="float">
            <text:p>47.5914</text:p>
          </table:table-cell>
          <table:table-cell office:value-type="float" office:value="51.4772" calcext:value-type="float">
            <text:p>51.4772</text:p>
          </table:table-cell>
          <table:table-cell office:value-type="float" office:value="53.8806" calcext:value-type="float">
            <text:p>53.8806</text:p>
          </table:table-cell>
          <table:table-cell office:value-type="float" office:value="42.5994" calcext:value-type="float">
            <text:p>42.5994</text:p>
          </table:table-cell>
          <table:table-cell office:value-type="float" office:value="47.5857" calcext:value-type="float">
            <text:p>47.5857</text:p>
          </table:table-cell>
          <table:table-cell office:value-type="float" office:value="56.4478" calcext:value-type="float">
            <text:p>56.4478</text:p>
          </table:table-cell>
          <table:table-cell office:value-type="float" office:value="52.5364" calcext:value-type="float">
            <text:p>52.5364</text:p>
          </table:table-cell>
          <table:table-cell office:value-type="float" office:value="46.8903" calcext:value-type="float">
            <text:p>46.8903</text:p>
          </table:table-cell>
        </table:table-row>
        <table:table-row table:style-name="ro1">
          <table:table-cell table:number-columns-repeated="4"/>
          <table:table-cell office:value-type="float" office:value="45.1443" calcext:value-type="float">
            <text:p>45.1443</text:p>
          </table:table-cell>
          <table:table-cell office:value-type="float" office:value="56.1327" calcext:value-type="float">
            <text:p>56.1327</text:p>
          </table:table-cell>
          <table:table-cell office:value-type="float" office:value="47.1499" calcext:value-type="float">
            <text:p>47.1499</text:p>
          </table:table-cell>
          <table:table-cell office:value-type="float" office:value="52.155" calcext:value-type="float">
            <text:p>52.155</text:p>
          </table:table-cell>
          <table:table-cell office:value-type="float" office:value="54.6306" calcext:value-type="float">
            <text:p>54.6306</text:p>
          </table:table-cell>
          <table:table-cell office:value-type="float" office:value="42.4516" calcext:value-type="float">
            <text:p>42.4516</text:p>
          </table:table-cell>
          <table:table-cell office:value-type="float" office:value="48.0909" calcext:value-type="float">
            <text:p>48.0909</text:p>
          </table:table-cell>
          <table:table-cell office:value-type="float" office:value="57.053" calcext:value-type="float">
            <text:p>57.053</text:p>
          </table:table-cell>
          <table:table-cell office:value-type="float" office:value="52.898" calcext:value-type="float">
            <text:p>52.898</text:p>
          </table:table-cell>
          <table:table-cell office:value-type="float" office:value="46.338" calcext:value-type="float">
            <text:p>46.338</text:p>
          </table:table-cell>
        </table:table-row>
        <table:table-row table:style-name="ro1">
          <table:table-cell table:number-columns-repeated="4"/>
          <table:table-cell office:value-type="float" office:value="45.6776" calcext:value-type="float">
            <text:p>45.6776</text:p>
          </table:table-cell>
          <table:table-cell office:value-type="float" office:value="56.2735" calcext:value-type="float">
            <text:p>56.2735</text:p>
          </table:table-cell>
          <table:table-cell office:value-type="float" office:value="47.3396" calcext:value-type="float">
            <text:p>47.3396</text:p>
          </table:table-cell>
          <table:table-cell office:value-type="float" office:value="51.9081" calcext:value-type="float">
            <text:p>51.9081</text:p>
          </table:table-cell>
          <table:table-cell office:value-type="float" office:value="54.9671" calcext:value-type="float">
            <text:p>54.9671</text:p>
          </table:table-cell>
          <table:table-cell office:value-type="float" office:value="42.9388" calcext:value-type="float">
            <text:p>42.9388</text:p>
          </table:table-cell>
          <table:table-cell office:value-type="float" office:value="47.2872" calcext:value-type="float">
            <text:p>47.2872</text:p>
          </table:table-cell>
          <table:table-cell office:value-type="float" office:value="56.9263" calcext:value-type="float">
            <text:p>56.9263</text:p>
          </table:table-cell>
          <table:table-cell office:value-type="float" office:value="53.4527" calcext:value-type="float">
            <text:p>53.4527</text:p>
          </table:table-cell>
          <table:table-cell office:value-type="float" office:value="46.9518" calcext:value-type="float">
            <text:p>46.9518</text:p>
          </table:table-cell>
        </table:table-row>
        <table:table-row table:style-name="ro1">
          <table:table-cell table:number-columns-repeated="4"/>
          <table:table-cell office:value-type="float" office:value="46.3853" calcext:value-type="float">
            <text:p>46.3853</text:p>
          </table:table-cell>
          <table:table-cell office:value-type="float" office:value="56.1349" calcext:value-type="float">
            <text:p>56.1349</text:p>
          </table:table-cell>
          <table:table-cell office:value-type="float" office:value="46.3379" calcext:value-type="float">
            <text:p>46.3379</text:p>
          </table:table-cell>
          <table:table-cell office:value-type="float" office:value="52.2278" calcext:value-type="float">
            <text:p>52.2278</text:p>
          </table:table-cell>
          <table:table-cell office:value-type="float" office:value="55.4934" calcext:value-type="float">
            <text:p>55.4934</text:p>
          </table:table-cell>
          <table:table-cell office:value-type="float" office:value="42.0372" calcext:value-type="float">
            <text:p>42.0372</text:p>
          </table:table-cell>
          <table:table-cell office:value-type="float" office:value="47.6179" calcext:value-type="float">
            <text:p>47.6179</text:p>
          </table:table-cell>
          <table:table-cell office:value-type="float" office:value="55.6178" calcext:value-type="float">
            <text:p>55.6178</text:p>
          </table:table-cell>
          <table:table-cell office:value-type="float" office:value="52.935" calcext:value-type="float">
            <text:p>52.935</text:p>
          </table:table-cell>
          <table:table-cell office:value-type="float" office:value="47.0963" calcext:value-type="float">
            <text:p>47.0963</text:p>
          </table:table-cell>
        </table:table-row>
        <table:table-row table:style-name="ro1">
          <table:table-cell table:number-columns-repeated="4"/>
          <table:table-cell office:value-type="float" office:value="47.1177" calcext:value-type="float">
            <text:p>47.1177</text:p>
          </table:table-cell>
          <table:table-cell office:value-type="float" office:value="56.1726" calcext:value-type="float">
            <text:p>56.1726</text:p>
          </table:table-cell>
          <table:table-cell office:value-type="float" office:value="46.198" calcext:value-type="float">
            <text:p>46.198</text:p>
          </table:table-cell>
          <table:table-cell office:value-type="float" office:value="51.3359" calcext:value-type="float">
            <text:p>51.3359</text:p>
          </table:table-cell>
          <table:table-cell office:value-type="float" office:value="55.0622" calcext:value-type="float">
            <text:p>55.0622</text:p>
          </table:table-cell>
          <table:table-cell office:value-type="float" office:value="42.4996" calcext:value-type="float">
            <text:p>42.4996</text:p>
          </table:table-cell>
          <table:table-cell office:value-type="float" office:value="48.0017" calcext:value-type="float">
            <text:p>48.0017</text:p>
          </table:table-cell>
          <table:table-cell office:value-type="float" office:value="55.8407" calcext:value-type="float">
            <text:p>55.8407</text:p>
          </table:table-cell>
          <table:table-cell office:value-type="float" office:value="53.8299" calcext:value-type="float">
            <text:p>53.8299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table:number-columns-repeated="4"/>
          <table:table-cell office:value-type="float" office:value="47.3377" calcext:value-type="float">
            <text:p>47.3377</text:p>
          </table:table-cell>
          <table:table-cell office:value-type="float" office:value="56.3777" calcext:value-type="float">
            <text:p>56.3777</text:p>
          </table:table-cell>
          <table:table-cell office:value-type="float" office:value="46.7397" calcext:value-type="float">
            <text:p>46.7397</text:p>
          </table:table-cell>
          <table:table-cell office:value-type="float" office:value="53.0169" calcext:value-type="float">
            <text:p>53.0169</text:p>
          </table:table-cell>
          <table:table-cell office:value-type="float" office:value="54.429" calcext:value-type="float">
            <text:p>54.429</text:p>
          </table:table-cell>
          <table:table-cell office:value-type="float" office:value="42.0674" calcext:value-type="float">
            <text:p>42.0674</text:p>
          </table:table-cell>
          <table:table-cell office:value-type="float" office:value="47.459" calcext:value-type="float">
            <text:p>47.459</text:p>
          </table:table-cell>
          <table:table-cell office:value-type="float" office:value="56.5131" calcext:value-type="float">
            <text:p>56.5131</text:p>
          </table:table-cell>
          <table:table-cell office:value-type="float" office:value="53.2984" calcext:value-type="float">
            <text:p>53.2984</text:p>
          </table:table-cell>
          <table:table-cell office:value-type="float" office:value="47.7448" calcext:value-type="float">
            <text:p>47.7448</text:p>
          </table:table-cell>
        </table:table-row>
        <table:table-row table:style-name="ro1">
          <table:table-cell table:number-columns-repeated="4"/>
          <table:table-cell office:value-type="float" office:value="47.9601" calcext:value-type="float">
            <text:p>47.9601</text:p>
          </table:table-cell>
          <table:table-cell office:value-type="float" office:value="57.7421" calcext:value-type="float">
            <text:p>57.7421</text:p>
          </table:table-cell>
          <table:table-cell office:value-type="float" office:value="46.5118" calcext:value-type="float">
            <text:p>46.5118</text:p>
          </table:table-cell>
          <table:table-cell office:value-type="float" office:value="53.0121" calcext:value-type="float">
            <text:p>53.0121</text:p>
          </table:table-cell>
          <table:table-cell office:value-type="float" office:value="53.6472" calcext:value-type="float">
            <text:p>53.6472</text:p>
          </table:table-cell>
          <table:table-cell office:value-type="float" office:value="41.796" calcext:value-type="float">
            <text:p>41.796</text:p>
          </table:table-cell>
          <table:table-cell office:value-type="float" office:value="48.0649" calcext:value-type="float">
            <text:p>48.0649</text:p>
          </table:table-cell>
          <table:table-cell office:value-type="float" office:value="55.7796" calcext:value-type="float">
            <text:p>55.7796</text:p>
          </table:table-cell>
          <table:table-cell office:value-type="float" office:value="54.2068" calcext:value-type="float">
            <text:p>54.2068</text:p>
          </table:table-cell>
          <table:table-cell office:value-type="float" office:value="46.6634" calcext:value-type="float">
            <text:p>46.6634</text:p>
          </table:table-cell>
        </table:table-row>
        <table:table-row table:style-name="ro1">
          <table:table-cell table:number-columns-repeated="4"/>
          <table:table-cell office:value-type="float" office:value="47.5733" calcext:value-type="float">
            <text:p>47.5733</text:p>
          </table:table-cell>
          <table:table-cell office:value-type="float" office:value="57.8813" calcext:value-type="float">
            <text:p>57.8813</text:p>
          </table:table-cell>
          <table:table-cell office:value-type="float" office:value="46.2737" calcext:value-type="float">
            <text:p>46.2737</text:p>
          </table:table-cell>
          <table:table-cell office:value-type="float" office:value="52.3763" calcext:value-type="float">
            <text:p>52.3763</text:p>
          </table:table-cell>
          <table:table-cell office:value-type="float" office:value="53.3673" calcext:value-type="float">
            <text:p>53.3673</text:p>
          </table:table-cell>
          <table:table-cell office:value-type="float" office:value="41.5787" calcext:value-type="float">
            <text:p>41.5787</text:p>
          </table:table-cell>
          <table:table-cell office:value-type="float" office:value="48.8723" calcext:value-type="float">
            <text:p>48.8723</text:p>
          </table:table-cell>
          <table:table-cell office:value-type="float" office:value="55.9096" calcext:value-type="float">
            <text:p>55.9096</text:p>
          </table:table-cell>
          <table:table-cell office:value-type="float" office:value="54.2062" calcext:value-type="float">
            <text:p>54.2062</text:p>
          </table:table-cell>
          <table:table-cell office:value-type="float" office:value="46.4871" calcext:value-type="float">
            <text:p>46.4871</text:p>
          </table:table-cell>
        </table:table-row>
        <table:table-row table:style-name="ro1">
          <table:table-cell table:number-columns-repeated="4"/>
          <table:table-cell office:value-type="float" office:value="47.5208" calcext:value-type="float">
            <text:p>47.5208</text:p>
          </table:table-cell>
          <table:table-cell office:value-type="float" office:value="57.6822" calcext:value-type="float">
            <text:p>57.6822</text:p>
          </table:table-cell>
          <table:table-cell office:value-type="float" office:value="46.0956" calcext:value-type="float">
            <text:p>46.0956</text:p>
          </table:table-cell>
          <table:table-cell office:value-type="float" office:value="51.956" calcext:value-type="float">
            <text:p>51.956</text:p>
          </table:table-cell>
          <table:table-cell office:value-type="float" office:value="53.6347" calcext:value-type="float">
            <text:p>53.6347</text:p>
          </table:table-cell>
          <table:table-cell office:value-type="float" office:value="41.447" calcext:value-type="float">
            <text:p>41.447</text:p>
          </table:table-cell>
          <table:table-cell office:value-type="float" office:value="48.8935" calcext:value-type="float">
            <text:p>48.8935</text:p>
          </table:table-cell>
          <table:table-cell office:value-type="float" office:value="55.3449" calcext:value-type="float">
            <text:p>55.3449</text:p>
          </table:table-cell>
          <table:table-cell office:value-type="float" office:value="54.6244" calcext:value-type="float">
            <text:p>54.6244</text:p>
          </table:table-cell>
          <table:table-cell office:value-type="float" office:value="46.1593" calcext:value-type="float">
            <text:p>46.1593</text:p>
          </table:table-cell>
        </table:table-row>
        <table:table-row table:style-name="ro1">
          <table:table-cell table:number-columns-repeated="4"/>
          <table:table-cell office:value-type="float" office:value="47.4021" calcext:value-type="float">
            <text:p>47.4021</text:p>
          </table:table-cell>
          <table:table-cell office:value-type="float" office:value="58.0604" calcext:value-type="float">
            <text:p>58.0604</text:p>
          </table:table-cell>
          <table:table-cell office:value-type="float" office:value="45.5742" calcext:value-type="float">
            <text:p>45.5742</text:p>
          </table:table-cell>
          <table:table-cell office:value-type="float" office:value="52.2349" calcext:value-type="float">
            <text:p>52.2349</text:p>
          </table:table-cell>
          <table:table-cell office:value-type="float" office:value="53.0925" calcext:value-type="float">
            <text:p>53.0925</text:p>
          </table:table-cell>
          <table:table-cell office:value-type="float" office:value="40.9489" calcext:value-type="float">
            <text:p>40.9489</text:p>
          </table:table-cell>
          <table:table-cell office:value-type="float" office:value="47.4178" calcext:value-type="float">
            <text:p>47.4178</text:p>
          </table:table-cell>
          <table:table-cell office:value-type="float" office:value="55.4397" calcext:value-type="float">
            <text:p>55.4397</text:p>
          </table:table-cell>
          <table:table-cell office:value-type="float" office:value="54.5683" calcext:value-type="float">
            <text:p>54.5683</text:p>
          </table:table-cell>
          <table:table-cell office:value-type="float" office:value="46.187" calcext:value-type="float">
            <text:p>46.187</text:p>
          </table:table-cell>
        </table:table-row>
        <table:table-row table:style-name="ro1">
          <table:table-cell table:number-columns-repeated="4"/>
          <table:table-cell office:value-type="float" office:value="46.8795" calcext:value-type="float">
            <text:p>46.8795</text:p>
          </table:table-cell>
          <table:table-cell office:value-type="float" office:value="58.6953" calcext:value-type="float">
            <text:p>58.6953</text:p>
          </table:table-cell>
          <table:table-cell office:value-type="float" office:value="45.3196" calcext:value-type="float">
            <text:p>45.3196</text:p>
          </table:table-cell>
          <table:table-cell office:value-type="float" office:value="51.2146" calcext:value-type="float">
            <text:p>51.2146</text:p>
          </table:table-cell>
          <table:table-cell office:value-type="float" office:value="53.2024" calcext:value-type="float">
            <text:p>53.2024</text:p>
          </table:table-cell>
          <table:table-cell office:value-type="float" office:value="41.2249" calcext:value-type="float">
            <text:p>41.2249</text:p>
          </table:table-cell>
          <table:table-cell office:value-type="float" office:value="46.9095" calcext:value-type="float">
            <text:p>46.9095</text:p>
          </table:table-cell>
          <table:table-cell office:value-type="float" office:value="55.997" calcext:value-type="float">
            <text:p>55.997</text:p>
          </table:table-cell>
          <table:table-cell office:value-type="float" office:value="53.7503" calcext:value-type="float">
            <text:p>53.7503</text:p>
          </table:table-cell>
          <table:table-cell office:value-type="float" office:value="46.6389" calcext:value-type="float">
            <text:p>46.6389</text:p>
          </table:table-cell>
        </table:table-row>
        <table:table-row table:style-name="ro1">
          <table:table-cell table:number-columns-repeated="4"/>
          <table:table-cell office:value-type="float" office:value="46.293" calcext:value-type="float">
            <text:p>46.293</text:p>
          </table:table-cell>
          <table:table-cell office:value-type="float" office:value="59.5643" calcext:value-type="float">
            <text:p>59.5643</text:p>
          </table:table-cell>
          <table:table-cell office:value-type="float" office:value="45.1583" calcext:value-type="float">
            <text:p>45.1583</text:p>
          </table:table-cell>
          <table:table-cell office:value-type="float" office:value="51.0182" calcext:value-type="float">
            <text:p>51.0182</text:p>
          </table:table-cell>
          <table:table-cell office:value-type="float" office:value="52.9604" calcext:value-type="float">
            <text:p>52.9604</text:p>
          </table:table-cell>
          <table:table-cell office:value-type="float" office:value="41.2661" calcext:value-type="float">
            <text:p>41.2661</text:p>
          </table:table-cell>
          <table:table-cell office:value-type="float" office:value="47.3179" calcext:value-type="float">
            <text:p>47.3179</text:p>
          </table:table-cell>
          <table:table-cell office:value-type="float" office:value="54.5896" calcext:value-type="float">
            <text:p>54.5896</text:p>
          </table:table-cell>
          <table:table-cell office:value-type="float" office:value="54.0714" calcext:value-type="float">
            <text:p>54.0714</text:p>
          </table:table-cell>
          <table:table-cell office:value-type="float" office:value="47.2546" calcext:value-type="float">
            <text:p>47.2546</text:p>
          </table:table-cell>
        </table:table-row>
        <table:table-row table:style-name="ro1">
          <table:table-cell table:number-columns-repeated="4"/>
          <table:table-cell office:value-type="float" office:value="45.7929" calcext:value-type="float">
            <text:p>45.7929</text:p>
          </table:table-cell>
          <table:table-cell office:value-type="float" office:value="60.4367" calcext:value-type="float">
            <text:p>60.4367</text:p>
          </table:table-cell>
          <table:table-cell office:value-type="float" office:value="44.9069" calcext:value-type="float">
            <text:p>44.9069</text:p>
          </table:table-cell>
          <table:table-cell office:value-type="float" office:value="50.7514" calcext:value-type="float">
            <text:p>50.7514</text:p>
          </table:table-cell>
          <table:table-cell office:value-type="float" office:value="52.4191" calcext:value-type="float">
            <text:p>52.4191</text:p>
          </table:table-cell>
          <table:table-cell office:value-type="float" office:value="40.4658" calcext:value-type="float">
            <text:p>40.4658</text:p>
          </table:table-cell>
          <table:table-cell office:value-type="float" office:value="46.1398" calcext:value-type="float">
            <text:p>46.1398</text:p>
          </table:table-cell>
          <table:table-cell office:value-type="float" office:value="54.0364" calcext:value-type="float">
            <text:p>54.0364</text:p>
          </table:table-cell>
          <table:table-cell office:value-type="float" office:value="54.9454" calcext:value-type="float">
            <text:p>54.9454</text:p>
          </table:table-cell>
          <table:table-cell office:value-type="float" office:value="47.2223" calcext:value-type="float">
            <text:p>47.2223</text:p>
          </table:table-cell>
        </table:table-row>
        <table:table-row table:style-name="ro1">
          <table:table-cell table:number-columns-repeated="4"/>
          <table:table-cell office:value-type="float" office:value="45.539" calcext:value-type="float">
            <text:p>45.539</text:p>
          </table:table-cell>
          <table:table-cell office:value-type="float" office:value="60.2696" calcext:value-type="float">
            <text:p>60.2696</text:p>
          </table:table-cell>
          <table:table-cell office:value-type="float" office:value="44.4607" calcext:value-type="float">
            <text:p>44.4607</text:p>
          </table:table-cell>
          <table:table-cell office:value-type="float" office:value="50.1145" calcext:value-type="float">
            <text:p>50.1145</text:p>
          </table:table-cell>
          <table:table-cell office:value-type="float" office:value="52.6917" calcext:value-type="float">
            <text:p>52.6917</text:p>
          </table:table-cell>
          <table:table-cell office:value-type="float" office:value="41.1508" calcext:value-type="float">
            <text:p>41.1508</text:p>
          </table:table-cell>
          <table:table-cell office:value-type="float" office:value="45.8414" calcext:value-type="float">
            <text:p>45.8414</text:p>
          </table:table-cell>
          <table:table-cell office:value-type="float" office:value="54.8247" calcext:value-type="float">
            <text:p>54.8247</text:p>
          </table:table-cell>
          <table:table-cell office:value-type="float" office:value="54.8318" calcext:value-type="float">
            <text:p>54.8318</text:p>
          </table:table-cell>
          <table:table-cell office:value-type="float" office:value="47.6316" calcext:value-type="float">
            <text:p>47.6316</text:p>
          </table:table-cell>
        </table:table-row>
        <table:table-row table:style-name="ro1">
          <table:table-cell table:number-columns-repeated="4"/>
          <table:table-cell office:value-type="float" office:value="44.4708" calcext:value-type="float">
            <text:p>44.4708</text:p>
          </table:table-cell>
          <table:table-cell office:value-type="float" office:value="60.999" calcext:value-type="float">
            <text:p>60.999</text:p>
          </table:table-cell>
          <table:table-cell office:value-type="float" office:value="43.9066" calcext:value-type="float">
            <text:p>43.9066</text:p>
          </table:table-cell>
          <table:table-cell office:value-type="float" office:value="51.4928" calcext:value-type="float">
            <text:p>51.4928</text:p>
          </table:table-cell>
          <table:table-cell office:value-type="float" office:value="51.53" calcext:value-type="float">
            <text:p>51.53</text:p>
          </table:table-cell>
          <table:table-cell office:value-type="float" office:value="40.1251" calcext:value-type="float">
            <text:p>40.1251</text:p>
          </table:table-cell>
          <table:table-cell office:value-type="float" office:value="45.8132" calcext:value-type="float">
            <text:p>45.8132</text:p>
          </table:table-cell>
          <table:table-cell office:value-type="float" office:value="54.1803" calcext:value-type="float">
            <text:p>54.1803</text:p>
          </table:table-cell>
          <table:table-cell office:value-type="float" office:value="55.476" calcext:value-type="float">
            <text:p>55.476</text:p>
          </table:table-cell>
          <table:table-cell office:value-type="float" office:value="47.9403" calcext:value-type="float">
            <text:p>47.9403</text:p>
          </table:table-cell>
        </table:table-row>
        <table:table-row table:style-name="ro1">
          <table:table-cell table:number-columns-repeated="4"/>
          <table:table-cell office:value-type="float" office:value="45.618" calcext:value-type="float">
            <text:p>45.618</text:p>
          </table:table-cell>
          <table:table-cell office:value-type="float" office:value="60.4877" calcext:value-type="float">
            <text:p>60.4877</text:p>
          </table:table-cell>
          <table:table-cell office:value-type="float" office:value="44.0082" calcext:value-type="float">
            <text:p>44.0082</text:p>
          </table:table-cell>
          <table:table-cell office:value-type="float" office:value="51.8755" calcext:value-type="float">
            <text:p>51.8755</text:p>
          </table:table-cell>
          <table:table-cell office:value-type="float" office:value="51.8998" calcext:value-type="float">
            <text:p>51.8998</text:p>
          </table:table-cell>
          <table:table-cell office:value-type="float" office:value="39.6922" calcext:value-type="float">
            <text:p>39.6922</text:p>
          </table:table-cell>
          <table:table-cell office:value-type="float" office:value="45.7056" calcext:value-type="float">
            <text:p>45.7056</text:p>
          </table:table-cell>
          <table:table-cell office:value-type="float" office:value="54.792" calcext:value-type="float">
            <text:p>54.792</text:p>
          </table:table-cell>
          <table:table-cell office:value-type="float" office:value="54.7617" calcext:value-type="float">
            <text:p>54.7617</text:p>
          </table:table-cell>
          <table:table-cell office:value-type="float" office:value="47.8295" calcext:value-type="float">
            <text:p>47.8295</text:p>
          </table:table-cell>
        </table:table-row>
        <table:table-row table:style-name="ro1">
          <table:table-cell table:number-columns-repeated="4"/>
          <table:table-cell office:value-type="float" office:value="45.7387" calcext:value-type="float">
            <text:p>45.7387</text:p>
          </table:table-cell>
          <table:table-cell office:value-type="float" office:value="59.4922" calcext:value-type="float">
            <text:p>59.4922</text:p>
          </table:table-cell>
          <table:table-cell office:value-type="float" office:value="43.1891" calcext:value-type="float">
            <text:p>43.1891</text:p>
          </table:table-cell>
          <table:table-cell office:value-type="float" office:value="51.3461" calcext:value-type="float">
            <text:p>51.3461</text:p>
          </table:table-cell>
          <table:table-cell office:value-type="float" office:value="50.0442" calcext:value-type="float">
            <text:p>50.0442</text:p>
          </table:table-cell>
          <table:table-cell office:value-type="float" office:value="39.8868" calcext:value-type="float">
            <text:p>39.8868</text:p>
          </table:table-cell>
          <table:table-cell office:value-type="float" office:value="46.0065" calcext:value-type="float">
            <text:p>46.0065</text:p>
          </table:table-cell>
          <table:table-cell office:value-type="float" office:value="54.5299" calcext:value-type="float">
            <text:p>54.5299</text:p>
          </table:table-cell>
          <table:table-cell office:value-type="float" office:value="54.0972" calcext:value-type="float">
            <text:p>54.0972</text:p>
          </table:table-cell>
          <table:table-cell office:value-type="float" office:value="48.4748" calcext:value-type="float">
            <text:p>48.4748</text:p>
          </table:table-cell>
        </table:table-row>
        <table:table-row table:style-name="ro1">
          <table:table-cell table:number-columns-repeated="4"/>
          <table:table-cell office:value-type="float" office:value="45.7709" calcext:value-type="float">
            <text:p>45.7709</text:p>
          </table:table-cell>
          <table:table-cell office:value-type="float" office:value="59.0034" calcext:value-type="float">
            <text:p>59.0034</text:p>
          </table:table-cell>
          <table:table-cell office:value-type="float" office:value="43.3146" calcext:value-type="float">
            <text:p>43.3146</text:p>
          </table:table-cell>
          <table:table-cell office:value-type="float" office:value="51.6963" calcext:value-type="float">
            <text:p>51.6963</text:p>
          </table:table-cell>
          <table:table-cell office:value-type="float" office:value="49.9075" calcext:value-type="float">
            <text:p>49.9075</text:p>
          </table:table-cell>
          <table:table-cell office:value-type="float" office:value="39.8011" calcext:value-type="float">
            <text:p>39.8011</text:p>
          </table:table-cell>
          <table:table-cell office:value-type="float" office:value="47.1039" calcext:value-type="float">
            <text:p>47.1039</text:p>
          </table:table-cell>
          <table:table-cell office:value-type="float" office:value="53.7894" calcext:value-type="float">
            <text:p>53.7894</text:p>
          </table:table-cell>
          <table:table-cell office:value-type="float" office:value="54.0514" calcext:value-type="float">
            <text:p>54.0514</text:p>
          </table:table-cell>
          <table:table-cell office:value-type="float" office:value="48.1067" calcext:value-type="float">
            <text:p>48.1067</text:p>
          </table:table-cell>
        </table:table-row>
        <table:table-row table:style-name="ro1">
          <table:table-cell table:number-columns-repeated="4"/>
          <table:table-cell office:value-type="float" office:value="46.1299" calcext:value-type="float">
            <text:p>46.1299</text:p>
          </table:table-cell>
          <table:table-cell office:value-type="float" office:value="59.4301" calcext:value-type="float">
            <text:p>59.4301</text:p>
          </table:table-cell>
          <table:table-cell office:value-type="float" office:value="42.9962" calcext:value-type="float">
            <text:p>42.9962</text:p>
          </table:table-cell>
          <table:table-cell office:value-type="float" office:value="52.0532" calcext:value-type="float">
            <text:p>52.0532</text:p>
          </table:table-cell>
          <table:table-cell office:value-type="float" office:value="50.1144" calcext:value-type="float">
            <text:p>50.1144</text:p>
          </table:table-cell>
          <table:table-cell office:value-type="float" office:value="39.4286" calcext:value-type="float">
            <text:p>39.4286</text:p>
          </table:table-cell>
          <table:table-cell office:value-type="float" office:value="46.0986" calcext:value-type="float">
            <text:p>46.0986</text:p>
          </table:table-cell>
          <table:table-cell office:value-type="float" office:value="53.2858" calcext:value-type="float">
            <text:p>53.2858</text:p>
          </table:table-cell>
          <table:table-cell office:value-type="float" office:value="53.6785" calcext:value-type="float">
            <text:p>53.6785</text:p>
          </table:table-cell>
          <table:table-cell office:value-type="float" office:value="49.176" calcext:value-type="float">
            <text:p>49.176</text:p>
          </table:table-cell>
        </table:table-row>
        <table:table-row table:style-name="ro1">
          <table:table-cell table:number-columns-repeated="4"/>
          <table:table-cell office:value-type="float" office:value="46.0466" calcext:value-type="float">
            <text:p>46.0466</text:p>
          </table:table-cell>
          <table:table-cell office:value-type="float" office:value="58.2805" calcext:value-type="float">
            <text:p>58.2805</text:p>
          </table:table-cell>
          <table:table-cell office:value-type="float" office:value="43.7118" calcext:value-type="float">
            <text:p>43.7118</text:p>
          </table:table-cell>
          <table:table-cell office:value-type="float" office:value="52.0661" calcext:value-type="float">
            <text:p>52.0661</text:p>
          </table:table-cell>
          <table:table-cell office:value-type="float" office:value="49.8816" calcext:value-type="float">
            <text:p>49.8816</text:p>
          </table:table-cell>
          <table:table-cell office:value-type="float" office:value="39.2015" calcext:value-type="float">
            <text:p>39.2015</text:p>
          </table:table-cell>
          <table:table-cell office:value-type="float" office:value="45.5124" calcext:value-type="float">
            <text:p>45.5124</text:p>
          </table:table-cell>
          <table:table-cell office:value-type="float" office:value="52.3115" calcext:value-type="float">
            <text:p>52.3115</text:p>
          </table:table-cell>
          <table:table-cell office:value-type="float" office:value="54.0956" calcext:value-type="float">
            <text:p>54.0956</text:p>
          </table:table-cell>
          <table:table-cell office:value-type="float" office:value="48.7335" calcext:value-type="float">
            <text:p>48.7335</text:p>
          </table:table-cell>
        </table:table-row>
        <table:table-row table:style-name="ro1">
          <table:table-cell table:number-columns-repeated="4"/>
          <table:table-cell office:value-type="float" office:value="46.3324" calcext:value-type="float">
            <text:p>46.3324</text:p>
          </table:table-cell>
          <table:table-cell office:value-type="float" office:value="59.496" calcext:value-type="float">
            <text:p>59.496</text:p>
          </table:table-cell>
          <table:table-cell office:value-type="float" office:value="44.1447" calcext:value-type="float">
            <text:p>44.1447</text:p>
          </table:table-cell>
          <table:table-cell office:value-type="float" office:value="52.6018" calcext:value-type="float">
            <text:p>52.6018</text:p>
          </table:table-cell>
          <table:table-cell office:value-type="float" office:value="49.8332" calcext:value-type="float">
            <text:p>49.8332</text:p>
          </table:table-cell>
          <table:table-cell office:value-type="float" office:value="38.6739" calcext:value-type="float">
            <text:p>38.6739</text:p>
          </table:table-cell>
          <table:table-cell office:value-type="float" office:value="45.1893" calcext:value-type="float">
            <text:p>45.1893</text:p>
          </table:table-cell>
          <table:table-cell office:value-type="float" office:value="52.5503" calcext:value-type="float">
            <text:p>52.5503</text:p>
          </table:table-cell>
          <table:table-cell office:value-type="float" office:value="54.5169" calcext:value-type="float">
            <text:p>54.5169</text:p>
          </table:table-cell>
          <table:table-cell office:value-type="float" office:value="48.5336" calcext:value-type="float">
            <text:p>48.5336</text:p>
          </table:table-cell>
        </table:table-row>
        <table:table-row table:style-name="ro1">
          <table:table-cell table:number-columns-repeated="4"/>
          <table:table-cell office:value-type="float" office:value="46.6161" calcext:value-type="float">
            <text:p>46.6161</text:p>
          </table:table-cell>
          <table:table-cell office:value-type="float" office:value="59.4302" calcext:value-type="float">
            <text:p>59.4302</text:p>
          </table:table-cell>
          <table:table-cell office:value-type="float" office:value="44.3211" calcext:value-type="float">
            <text:p>44.3211</text:p>
          </table:table-cell>
          <table:table-cell office:value-type="float" office:value="52.0358" calcext:value-type="float">
            <text:p>52.0358</text:p>
          </table:table-cell>
          <table:table-cell office:value-type="float" office:value="49.9601" calcext:value-type="float">
            <text:p>49.9601</text:p>
          </table:table-cell>
          <table:table-cell office:value-type="float" office:value="38.6558" calcext:value-type="float">
            <text:p>38.6558</text:p>
          </table:table-cell>
          <table:table-cell office:value-type="float" office:value="45.3986" calcext:value-type="float">
            <text:p>45.3986</text:p>
          </table:table-cell>
          <table:table-cell office:value-type="float" office:value="52.2062" calcext:value-type="float">
            <text:p>52.2062</text:p>
          </table:table-cell>
          <table:table-cell office:value-type="float" office:value="56.2322" calcext:value-type="float">
            <text:p>56.2322</text:p>
          </table:table-cell>
          <table:table-cell office:value-type="float" office:value="49.1904" calcext:value-type="float">
            <text:p>49.1904</text:p>
          </table:table-cell>
        </table:table-row>
        <table:table-row table:style-name="ro1">
          <table:table-cell table:number-columns-repeated="4"/>
          <table:table-cell office:value-type="float" office:value="47.0496" calcext:value-type="float">
            <text:p>47.0496</text:p>
          </table:table-cell>
          <table:table-cell office:value-type="float" office:value="59.8542" calcext:value-type="float">
            <text:p>59.8542</text:p>
          </table:table-cell>
          <table:table-cell office:value-type="float" office:value="44.3208" calcext:value-type="float">
            <text:p>44.3208</text:p>
          </table:table-cell>
          <table:table-cell office:value-type="float" office:value="52.0016" calcext:value-type="float">
            <text:p>52.0016</text:p>
          </table:table-cell>
          <table:table-cell office:value-type="float" office:value="49.9534" calcext:value-type="float">
            <text:p>49.9534</text:p>
          </table:table-cell>
          <table:table-cell office:value-type="float" office:value="38.4404" calcext:value-type="float">
            <text:p>38.4404</text:p>
          </table:table-cell>
          <table:table-cell office:value-type="float" office:value="47.316" calcext:value-type="float">
            <text:p>47.316</text:p>
          </table:table-cell>
          <table:table-cell office:value-type="float" office:value="52.3757" calcext:value-type="float">
            <text:p>52.3757</text:p>
          </table:table-cell>
          <table:table-cell office:value-type="float" office:value="54.8933" calcext:value-type="float">
            <text:p>54.8933</text:p>
          </table:table-cell>
          <table:table-cell office:value-type="float" office:value="49.7001" calcext:value-type="float">
            <text:p>49.7001</text:p>
          </table:table-cell>
        </table:table-row>
        <table:table-row table:style-name="ro1">
          <table:table-cell table:number-columns-repeated="4"/>
          <table:table-cell office:value-type="float" office:value="45.7698" calcext:value-type="float">
            <text:p>45.7698</text:p>
          </table:table-cell>
          <table:table-cell office:value-type="float" office:value="59.5803" calcext:value-type="float">
            <text:p>59.5803</text:p>
          </table:table-cell>
          <table:table-cell office:value-type="float" office:value="44.146" calcext:value-type="float">
            <text:p>44.146</text:p>
          </table:table-cell>
          <table:table-cell office:value-type="float" office:value="51.6458" calcext:value-type="float">
            <text:p>51.6458</text:p>
          </table:table-cell>
          <table:table-cell office:value-type="float" office:value="49.8379" calcext:value-type="float">
            <text:p>49.8379</text:p>
          </table:table-cell>
          <table:table-cell office:value-type="float" office:value="38.4726" calcext:value-type="float">
            <text:p>38.4726</text:p>
          </table:table-cell>
          <table:table-cell office:value-type="float" office:value="47.3723" calcext:value-type="float">
            <text:p>47.3723</text:p>
          </table:table-cell>
          <table:table-cell office:value-type="float" office:value="53.1509" calcext:value-type="float">
            <text:p>53.1509</text:p>
          </table:table-cell>
          <table:table-cell office:value-type="float" office:value="54.5905" calcext:value-type="float">
            <text:p>54.5905</text:p>
          </table:table-cell>
          <table:table-cell office:value-type="float" office:value="50.0076" calcext:value-type="float">
            <text:p>50.0076</text:p>
          </table:table-cell>
        </table:table-row>
        <table:table-row table:style-name="ro1">
          <table:table-cell table:number-columns-repeated="4"/>
          <table:table-cell office:value-type="float" office:value="46.3707" calcext:value-type="float">
            <text:p>46.3707</text:p>
          </table:table-cell>
          <table:table-cell office:value-type="float" office:value="58.6211" calcext:value-type="float">
            <text:p>58.6211</text:p>
          </table:table-cell>
          <table:table-cell office:value-type="float" office:value="44.061" calcext:value-type="float">
            <text:p>44.061</text:p>
          </table:table-cell>
          <table:table-cell office:value-type="float" office:value="51.0638" calcext:value-type="float">
            <text:p>51.0638</text:p>
          </table:table-cell>
          <table:table-cell office:value-type="float" office:value="50.1502" calcext:value-type="float">
            <text:p>50.1502</text:p>
          </table:table-cell>
          <table:table-cell office:value-type="float" office:value="38.7545" calcext:value-type="float">
            <text:p>38.7545</text:p>
          </table:table-cell>
          <table:table-cell office:value-type="float" office:value="47.9332" calcext:value-type="float">
            <text:p>47.9332</text:p>
          </table:table-cell>
          <table:table-cell office:value-type="float" office:value="51.9753" calcext:value-type="float">
            <text:p>51.9753</text:p>
          </table:table-cell>
          <table:table-cell office:value-type="float" office:value="55.8234" calcext:value-type="float">
            <text:p>55.8234</text:p>
          </table:table-cell>
          <table:table-cell office:value-type="float" office:value="50.2705" calcext:value-type="float">
            <text:p>50.2705</text:p>
          </table:table-cell>
        </table:table-row>
        <table:table-row table:style-name="ro1">
          <table:table-cell table:number-columns-repeated="4"/>
          <table:table-cell office:value-type="float" office:value="46.4625" calcext:value-type="float">
            <text:p>46.4625</text:p>
          </table:table-cell>
          <table:table-cell office:value-type="float" office:value="58.4114" calcext:value-type="float">
            <text:p>58.4114</text:p>
          </table:table-cell>
          <table:table-cell office:value-type="float" office:value="43.9804" calcext:value-type="float">
            <text:p>43.9804</text:p>
          </table:table-cell>
          <table:table-cell office:value-type="float" office:value="52.1436" calcext:value-type="float">
            <text:p>52.1436</text:p>
          </table:table-cell>
          <table:table-cell office:value-type="float" office:value="49.8888" calcext:value-type="float">
            <text:p>49.8888</text:p>
          </table:table-cell>
          <table:table-cell office:value-type="float" office:value="38.2783" calcext:value-type="float">
            <text:p>38.2783</text:p>
          </table:table-cell>
          <table:table-cell office:value-type="float" office:value="48.5881" calcext:value-type="float">
            <text:p>48.5881</text:p>
          </table:table-cell>
          <table:table-cell office:value-type="float" office:value="51.9103" calcext:value-type="float">
            <text:p>51.9103</text:p>
          </table:table-cell>
          <table:table-cell office:value-type="float" office:value="54.7464" calcext:value-type="float">
            <text:p>54.7464</text:p>
          </table:table-cell>
          <table:table-cell office:value-type="float" office:value="50.1486" calcext:value-type="float">
            <text:p>50.1486</text:p>
          </table:table-cell>
        </table:table-row>
        <table:table-row table:style-name="ro1">
          <table:table-cell table:number-columns-repeated="4"/>
          <table:table-cell office:value-type="float" office:value="46.8285" calcext:value-type="float">
            <text:p>46.8285</text:p>
          </table:table-cell>
          <table:table-cell office:value-type="float" office:value="58.8" calcext:value-type="float">
            <text:p>58.8</text:p>
          </table:table-cell>
          <table:table-cell office:value-type="float" office:value="42.8751" calcext:value-type="float">
            <text:p>42.8751</text:p>
          </table:table-cell>
          <table:table-cell office:value-type="float" office:value="52.3592" calcext:value-type="float">
            <text:p>52.3592</text:p>
          </table:table-cell>
          <table:table-cell office:value-type="float" office:value="49.7051" calcext:value-type="float">
            <text:p>49.7051</text:p>
          </table:table-cell>
          <table:table-cell office:value-type="float" office:value="37.9548" calcext:value-type="float">
            <text:p>37.9548</text:p>
          </table:table-cell>
          <table:table-cell office:value-type="float" office:value="48.009" calcext:value-type="float">
            <text:p>48.009</text:p>
          </table:table-cell>
          <table:table-cell office:value-type="float" office:value="50.5605" calcext:value-type="float">
            <text:p>50.5605</text:p>
          </table:table-cell>
          <table:table-cell office:value-type="float" office:value="54.7985" calcext:value-type="float">
            <text:p>54.7985</text:p>
          </table:table-cell>
          <table:table-cell office:value-type="float" office:value="50.1594" calcext:value-type="float">
            <text:p>50.1594</text:p>
          </table:table-cell>
        </table:table-row>
        <table:table-row table:style-name="ro1">
          <table:table-cell table:number-columns-repeated="4"/>
          <table:table-cell office:value-type="float" office:value="47.103" calcext:value-type="float">
            <text:p>47.103</text:p>
          </table:table-cell>
          <table:table-cell office:value-type="float" office:value="58.0675" calcext:value-type="float">
            <text:p>58.0675</text:p>
          </table:table-cell>
          <table:table-cell office:value-type="float" office:value="43.0788" calcext:value-type="float">
            <text:p>43.0788</text:p>
          </table:table-cell>
          <table:table-cell office:value-type="float" office:value="51.9255" calcext:value-type="float">
            <text:p>51.9255</text:p>
          </table:table-cell>
          <table:table-cell office:value-type="float" office:value="49.8247" calcext:value-type="float">
            <text:p>49.8247</text:p>
          </table:table-cell>
          <table:table-cell office:value-type="float" office:value="37.5406" calcext:value-type="float">
            <text:p>37.5406</text:p>
          </table:table-cell>
          <table:table-cell office:value-type="float" office:value="48.0522" calcext:value-type="float">
            <text:p>48.0522</text:p>
          </table:table-cell>
          <table:table-cell office:value-type="float" office:value="50.4198" calcext:value-type="float">
            <text:p>50.4198</text:p>
          </table:table-cell>
          <table:table-cell office:value-type="float" office:value="55.4237" calcext:value-type="float">
            <text:p>55.4237</text:p>
          </table:table-cell>
          <table:table-cell office:value-type="float" office:value="50.3493" calcext:value-type="float">
            <text:p>50.3493</text:p>
          </table:table-cell>
        </table:table-row>
        <table:table-row table:style-name="ro1">
          <table:table-cell table:number-columns-repeated="4"/>
          <table:table-cell office:value-type="float" office:value="47.2624" calcext:value-type="float">
            <text:p>47.2624</text:p>
          </table:table-cell>
          <table:table-cell office:value-type="float" office:value="58.2567" calcext:value-type="float">
            <text:p>58.2567</text:p>
          </table:table-cell>
          <table:table-cell office:value-type="float" office:value="43.7412" calcext:value-type="float">
            <text:p>43.7412</text:p>
          </table:table-cell>
          <table:table-cell office:value-type="float" office:value="53.1007" calcext:value-type="float">
            <text:p>53.1007</text:p>
          </table:table-cell>
          <table:table-cell office:value-type="float" office:value="49.6004" calcext:value-type="float">
            <text:p>49.6004</text:p>
          </table:table-cell>
          <table:table-cell office:value-type="float" office:value="37.7898" calcext:value-type="float">
            <text:p>37.7898</text:p>
          </table:table-cell>
          <table:table-cell office:value-type="float" office:value="47.8242" calcext:value-type="float">
            <text:p>47.8242</text:p>
          </table:table-cell>
          <table:table-cell office:value-type="float" office:value="50.554" calcext:value-type="float">
            <text:p>50.554</text:p>
          </table:table-cell>
          <table:table-cell office:value-type="float" office:value="55.0254" calcext:value-type="float">
            <text:p>55.0254</text:p>
          </table:table-cell>
          <table:table-cell office:value-type="float" office:value="50.9666" calcext:value-type="float">
            <text:p>50.9666</text:p>
          </table:table-cell>
        </table:table-row>
        <table:table-row table:style-name="ro1">
          <table:table-cell table:number-columns-repeated="4"/>
          <table:table-cell office:value-type="float" office:value="48.107" calcext:value-type="float">
            <text:p>48.107</text:p>
          </table:table-cell>
          <table:table-cell office:value-type="float" office:value="57.5744" calcext:value-type="float">
            <text:p>57.5744</text:p>
          </table:table-cell>
          <table:table-cell office:value-type="float" office:value="43.7884" calcext:value-type="float">
            <text:p>43.7884</text:p>
          </table:table-cell>
          <table:table-cell office:value-type="float" office:value="53.2714" calcext:value-type="float">
            <text:p>53.2714</text:p>
          </table:table-cell>
          <table:table-cell office:value-type="float" office:value="50.1759" calcext:value-type="float">
            <text:p>50.1759</text:p>
          </table:table-cell>
          <table:table-cell office:value-type="float" office:value="38.3288" calcext:value-type="float">
            <text:p>38.3288</text:p>
          </table:table-cell>
          <table:table-cell office:value-type="float" office:value="47.7743" calcext:value-type="float">
            <text:p>47.7743</text:p>
          </table:table-cell>
          <table:table-cell office:value-type="float" office:value="49.8312" calcext:value-type="float">
            <text:p>49.8312</text:p>
          </table:table-cell>
          <table:table-cell office:value-type="float" office:value="54.5868" calcext:value-type="float">
            <text:p>54.5868</text:p>
          </table:table-cell>
          <table:table-cell office:value-type="float" office:value="50.2419" calcext:value-type="float">
            <text:p>50.2419</text:p>
          </table:table-cell>
        </table:table-row>
        <table:table-row table:style-name="ro1">
          <table:table-cell table:number-columns-repeated="4"/>
          <table:table-cell office:value-type="float" office:value="47.8913" calcext:value-type="float">
            <text:p>47.8913</text:p>
          </table:table-cell>
          <table:table-cell office:value-type="float" office:value="56.3993" calcext:value-type="float">
            <text:p>56.3993</text:p>
          </table:table-cell>
          <table:table-cell office:value-type="float" office:value="44.8025" calcext:value-type="float">
            <text:p>44.8025</text:p>
          </table:table-cell>
          <table:table-cell office:value-type="float" office:value="53.8484" calcext:value-type="float">
            <text:p>53.8484</text:p>
          </table:table-cell>
          <table:table-cell office:value-type="float" office:value="51.1984" calcext:value-type="float">
            <text:p>51.1984</text:p>
          </table:table-cell>
          <table:table-cell office:value-type="float" office:value="38.8369" calcext:value-type="float">
            <text:p>38.8369</text:p>
          </table:table-cell>
          <table:table-cell office:value-type="float" office:value="48.4629" calcext:value-type="float">
            <text:p>48.4629</text:p>
          </table:table-cell>
          <table:table-cell office:value-type="float" office:value="50.1622" calcext:value-type="float">
            <text:p>50.1622</text:p>
          </table:table-cell>
          <table:table-cell office:value-type="float" office:value="55.3048" calcext:value-type="float">
            <text:p>55.3048</text:p>
          </table:table-cell>
          <table:table-cell office:value-type="float" office:value="49.6605" calcext:value-type="float">
            <text:p>49.6605</text:p>
          </table:table-cell>
        </table:table-row>
        <table:table-row table:style-name="ro1">
          <table:table-cell table:number-columns-repeated="4"/>
          <table:table-cell office:value-type="float" office:value="48.2005" calcext:value-type="float">
            <text:p>48.2005</text:p>
          </table:table-cell>
          <table:table-cell office:value-type="float" office:value="55.7046" calcext:value-type="float">
            <text:p>55.7046</text:p>
          </table:table-cell>
          <table:table-cell office:value-type="float" office:value="45.2628" calcext:value-type="float">
            <text:p>45.2628</text:p>
          </table:table-cell>
          <table:table-cell office:value-type="float" office:value="54.8908" calcext:value-type="float">
            <text:p>54.8908</text:p>
          </table:table-cell>
          <table:table-cell office:value-type="float" office:value="51.5552" calcext:value-type="float">
            <text:p>51.5552</text:p>
          </table:table-cell>
          <table:table-cell office:value-type="float" office:value="39.6435" calcext:value-type="float">
            <text:p>39.6435</text:p>
          </table:table-cell>
          <table:table-cell office:value-type="float" office:value="48.3376" calcext:value-type="float">
            <text:p>48.3376</text:p>
          </table:table-cell>
          <table:table-cell office:value-type="float" office:value="49.5444" calcext:value-type="float">
            <text:p>49.5444</text:p>
          </table:table-cell>
          <table:table-cell office:value-type="float" office:value="56.2296" calcext:value-type="float">
            <text:p>56.2296</text:p>
          </table:table-cell>
          <table:table-cell office:value-type="float" office:value="49.3004" calcext:value-type="float">
            <text:p>49.3004</text:p>
          </table:table-cell>
        </table:table-row>
        <table:table-row table:style-name="ro1">
          <table:table-cell table:number-columns-repeated="4"/>
          <table:table-cell office:value-type="float" office:value="48.0369" calcext:value-type="float">
            <text:p>48.0369</text:p>
          </table:table-cell>
          <table:table-cell office:value-type="float" office:value="56.0125" calcext:value-type="float">
            <text:p>56.0125</text:p>
          </table:table-cell>
          <table:table-cell office:value-type="float" office:value="44.9093" calcext:value-type="float">
            <text:p>44.9093</text:p>
          </table:table-cell>
          <table:table-cell office:value-type="float" office:value="54.73" calcext:value-type="float">
            <text:p>54.73</text:p>
          </table:table-cell>
          <table:table-cell office:value-type="float" office:value="51.4166" calcext:value-type="float">
            <text:p>51.4166</text:p>
          </table:table-cell>
          <table:table-cell office:value-type="float" office:value="39.7826" calcext:value-type="float">
            <text:p>39.7826</text:p>
          </table:table-cell>
          <table:table-cell office:value-type="float" office:value="48.9695" calcext:value-type="float">
            <text:p>48.9695</text:p>
          </table:table-cell>
          <table:table-cell office:value-type="float" office:value="49.1944" calcext:value-type="float">
            <text:p>49.1944</text:p>
          </table:table-cell>
          <table:table-cell office:value-type="float" office:value="55.42" calcext:value-type="float">
            <text:p>55.42</text:p>
          </table:table-cell>
          <table:table-cell office:value-type="float" office:value="49.2549" calcext:value-type="float">
            <text:p>49.2549</text:p>
          </table:table-cell>
        </table:table-row>
        <table:table-row table:style-name="ro1">
          <table:table-cell table:number-columns-repeated="4"/>
          <table:table-cell office:value-type="float" office:value="48.0386" calcext:value-type="float">
            <text:p>48.0386</text:p>
          </table:table-cell>
          <table:table-cell office:value-type="float" office:value="55.0569" calcext:value-type="float">
            <text:p>55.0569</text:p>
          </table:table-cell>
          <table:table-cell office:value-type="float" office:value="44.0779" calcext:value-type="float">
            <text:p>44.0779</text:p>
          </table:table-cell>
          <table:table-cell office:value-type="float" office:value="54.3607" calcext:value-type="float">
            <text:p>54.3607</text:p>
          </table:table-cell>
          <table:table-cell office:value-type="float" office:value="50.8431" calcext:value-type="float">
            <text:p>50.8431</text:p>
          </table:table-cell>
          <table:table-cell office:value-type="float" office:value="39.5484" calcext:value-type="float">
            <text:p>39.5484</text:p>
          </table:table-cell>
          <table:table-cell office:value-type="float" office:value="49.0359" calcext:value-type="float">
            <text:p>49.0359</text:p>
          </table:table-cell>
          <table:table-cell office:value-type="float" office:value="49.7486" calcext:value-type="float">
            <text:p>49.7486</text:p>
          </table:table-cell>
          <table:table-cell office:value-type="float" office:value="55.1616" calcext:value-type="float">
            <text:p>55.1616</text:p>
          </table:table-cell>
          <table:table-cell office:value-type="float" office:value="50.0769" calcext:value-type="float">
            <text:p>50.0769</text:p>
          </table:table-cell>
        </table:table-row>
        <table:table-row table:style-name="ro1">
          <table:table-cell table:number-columns-repeated="4"/>
          <table:table-cell office:value-type="float" office:value="49.4967" calcext:value-type="float">
            <text:p>49.4967</text:p>
          </table:table-cell>
          <table:table-cell office:value-type="float" office:value="55.4978" calcext:value-type="float">
            <text:p>55.4978</text:p>
          </table:table-cell>
          <table:table-cell office:value-type="float" office:value="44.0528" calcext:value-type="float">
            <text:p>44.0528</text:p>
          </table:table-cell>
          <table:table-cell office:value-type="float" office:value="55.7455" calcext:value-type="float">
            <text:p>55.7455</text:p>
          </table:table-cell>
          <table:table-cell office:value-type="float" office:value="50.9783" calcext:value-type="float">
            <text:p>50.9783</text:p>
          </table:table-cell>
          <table:table-cell office:value-type="float" office:value="39.7211" calcext:value-type="float">
            <text:p>39.7211</text:p>
          </table:table-cell>
          <table:table-cell office:value-type="float" office:value="49.0654" calcext:value-type="float">
            <text:p>49.0654</text:p>
          </table:table-cell>
          <table:table-cell office:value-type="float" office:value="48.9005" calcext:value-type="float">
            <text:p>48.9005</text:p>
          </table:table-cell>
          <table:table-cell office:value-type="float" office:value="55.085" calcext:value-type="float">
            <text:p>55.085</text:p>
          </table:table-cell>
          <table:table-cell office:value-type="float" office:value="49.761" calcext:value-type="float">
            <text:p>49.761</text:p>
          </table:table-cell>
        </table:table-row>
        <table:table-row table:style-name="ro1">
          <table:table-cell table:number-columns-repeated="4"/>
          <table:table-cell office:value-type="float" office:value="50.5987" calcext:value-type="float">
            <text:p>50.5987</text:p>
          </table:table-cell>
          <table:table-cell office:value-type="float" office:value="55.5049" calcext:value-type="float">
            <text:p>55.5049</text:p>
          </table:table-cell>
          <table:table-cell office:value-type="float" office:value="44.0037" calcext:value-type="float">
            <text:p>44.0037</text:p>
          </table:table-cell>
          <table:table-cell office:value-type="float" office:value="56.5073" calcext:value-type="float">
            <text:p>56.5073</text:p>
          </table:table-cell>
          <table:table-cell office:value-type="float" office:value="50.7663" calcext:value-type="float">
            <text:p>50.7663</text:p>
          </table:table-cell>
          <table:table-cell office:value-type="float" office:value="39.8036" calcext:value-type="float">
            <text:p>39.8036</text:p>
          </table:table-cell>
          <table:table-cell office:value-type="float" office:value="48.5479" calcext:value-type="float">
            <text:p>48.5479</text:p>
          </table:table-cell>
          <table:table-cell office:value-type="float" office:value="49.1457" calcext:value-type="float">
            <text:p>49.1457</text:p>
          </table:table-cell>
          <table:table-cell office:value-type="float" office:value="54.7653" calcext:value-type="float">
            <text:p>54.7653</text:p>
          </table:table-cell>
          <table:table-cell office:value-type="float" office:value="48.7301" calcext:value-type="float">
            <text:p>48.7301</text:p>
          </table:table-cell>
        </table:table-row>
        <table:table-row table:style-name="ro1">
          <table:table-cell table:number-columns-repeated="4"/>
          <table:table-cell office:value-type="float" office:value="50.7899" calcext:value-type="float">
            <text:p>50.7899</text:p>
          </table:table-cell>
          <table:table-cell office:value-type="float" office:value="54.9866" calcext:value-type="float">
            <text:p>54.9866</text:p>
          </table:table-cell>
          <table:table-cell office:value-type="float" office:value="44.7499" calcext:value-type="float">
            <text:p>44.7499</text:p>
          </table:table-cell>
          <table:table-cell office:value-type="float" office:value="55.7224" calcext:value-type="float">
            <text:p>55.7224</text:p>
          </table:table-cell>
          <table:table-cell office:value-type="float" office:value="51.3313" calcext:value-type="float">
            <text:p>51.3313</text:p>
          </table:table-cell>
          <table:table-cell office:value-type="float" office:value="38.863" calcext:value-type="float">
            <text:p>38.863</text:p>
          </table:table-cell>
          <table:table-cell office:value-type="float" office:value="48.5214" calcext:value-type="float">
            <text:p>48.5214</text:p>
          </table:table-cell>
          <table:table-cell office:value-type="float" office:value="50.0937" calcext:value-type="float">
            <text:p>50.0937</text:p>
          </table:table-cell>
          <table:table-cell office:value-type="float" office:value="55.461" calcext:value-type="float">
            <text:p>55.461</text:p>
          </table:table-cell>
          <table:table-cell office:value-type="float" office:value="49.1804" calcext:value-type="float">
            <text:p>49.1804</text:p>
          </table:table-cell>
        </table:table-row>
        <table:table-row table:style-name="ro1">
          <table:table-cell table:number-columns-repeated="4"/>
          <table:table-cell office:value-type="float" office:value="51.3628" calcext:value-type="float">
            <text:p>51.3628</text:p>
          </table:table-cell>
          <table:table-cell office:value-type="float" office:value="54.9704" calcext:value-type="float">
            <text:p>54.9704</text:p>
          </table:table-cell>
          <table:table-cell office:value-type="float" office:value="44.9533" calcext:value-type="float">
            <text:p>44.9533</text:p>
          </table:table-cell>
          <table:table-cell office:value-type="float" office:value="55.1764" calcext:value-type="float">
            <text:p>55.1764</text:p>
          </table:table-cell>
          <table:table-cell office:value-type="float" office:value="51.5361" calcext:value-type="float">
            <text:p>51.5361</text:p>
          </table:table-cell>
          <table:table-cell office:value-type="float" office:value="39.6157" calcext:value-type="float">
            <text:p>39.6157</text:p>
          </table:table-cell>
          <table:table-cell office:value-type="float" office:value="47.5104" calcext:value-type="float">
            <text:p>47.5104</text:p>
          </table:table-cell>
          <table:table-cell office:value-type="float" office:value="50.424" calcext:value-type="float">
            <text:p>50.424</text:p>
          </table:table-cell>
          <table:table-cell office:value-type="float" office:value="55.098" calcext:value-type="float">
            <text:p>55.098</text:p>
          </table:table-cell>
          <table:table-cell office:value-type="float" office:value="49.9203" calcext:value-type="float">
            <text:p>49.9203</text:p>
          </table:table-cell>
        </table:table-row>
        <table:table-row table:style-name="ro1">
          <table:table-cell table:number-columns-repeated="4"/>
          <table:table-cell office:value-type="float" office:value="51.2286" calcext:value-type="float">
            <text:p>51.2286</text:p>
          </table:table-cell>
          <table:table-cell office:value-type="float" office:value="56.2294" calcext:value-type="float">
            <text:p>56.2294</text:p>
          </table:table-cell>
          <table:table-cell office:value-type="float" office:value="46.1061" calcext:value-type="float">
            <text:p>46.1061</text:p>
          </table:table-cell>
          <table:table-cell office:value-type="float" office:value="54.8076" calcext:value-type="float">
            <text:p>54.8076</text:p>
          </table:table-cell>
          <table:table-cell office:value-type="float" office:value="52.4261" calcext:value-type="float">
            <text:p>52.4261</text:p>
          </table:table-cell>
          <table:table-cell office:value-type="float" office:value="39.2596" calcext:value-type="float">
            <text:p>39.2596</text:p>
          </table:table-cell>
          <table:table-cell office:value-type="float" office:value="47.6216" calcext:value-type="float">
            <text:p>47.6216</text:p>
          </table:table-cell>
          <table:table-cell office:value-type="float" office:value="51.1138" calcext:value-type="float">
            <text:p>51.1138</text:p>
          </table:table-cell>
          <table:table-cell office:value-type="float" office:value="54.7745" calcext:value-type="float">
            <text:p>54.7745</text:p>
          </table:table-cell>
          <table:table-cell office:value-type="float" office:value="49.574" calcext:value-type="float">
            <text:p>49.574</text:p>
          </table:table-cell>
        </table:table-row>
        <table:table-row table:style-name="ro1">
          <table:table-cell table:number-columns-repeated="4"/>
          <table:table-cell office:value-type="float" office:value="50.0435" calcext:value-type="float">
            <text:p>50.0435</text:p>
          </table:table-cell>
          <table:table-cell office:value-type="float" office:value="56.7928" calcext:value-type="float">
            <text:p>56.7928</text:p>
          </table:table-cell>
          <table:table-cell office:value-type="float" office:value="46.1091" calcext:value-type="float">
            <text:p>46.1091</text:p>
          </table:table-cell>
          <table:table-cell office:value-type="float" office:value="54.9163" calcext:value-type="float">
            <text:p>54.9163</text:p>
          </table:table-cell>
          <table:table-cell office:value-type="float" office:value="51.8037" calcext:value-type="float">
            <text:p>51.8037</text:p>
          </table:table-cell>
          <table:table-cell office:value-type="float" office:value="39.1322" calcext:value-type="float">
            <text:p>39.1322</text:p>
          </table:table-cell>
          <table:table-cell office:value-type="float" office:value="49.1986" calcext:value-type="float">
            <text:p>49.1986</text:p>
          </table:table-cell>
          <table:table-cell office:value-type="float" office:value="50.9806" calcext:value-type="float">
            <text:p>50.9806</text:p>
          </table:table-cell>
          <table:table-cell office:value-type="float" office:value="53.9281" calcext:value-type="float">
            <text:p>53.9281</text:p>
          </table:table-cell>
          <table:table-cell office:value-type="float" office:value="48.8535" calcext:value-type="float">
            <text:p>48.8535</text:p>
          </table:table-cell>
        </table:table-row>
        <table:table-row table:style-name="ro1">
          <table:table-cell table:number-columns-repeated="4"/>
          <table:table-cell office:value-type="float" office:value="50.3801" calcext:value-type="float">
            <text:p>50.3801</text:p>
          </table:table-cell>
          <table:table-cell office:value-type="float" office:value="57.3625" calcext:value-type="float">
            <text:p>57.3625</text:p>
          </table:table-cell>
          <table:table-cell office:value-type="float" office:value="45.8287" calcext:value-type="float">
            <text:p>45.8287</text:p>
          </table:table-cell>
          <table:table-cell office:value-type="float" office:value="54.5076" calcext:value-type="float">
            <text:p>54.5076</text:p>
          </table:table-cell>
          <table:table-cell office:value-type="float" office:value="51.4235" calcext:value-type="float">
            <text:p>51.4235</text:p>
          </table:table-cell>
          <table:table-cell office:value-type="float" office:value="39.1667" calcext:value-type="float">
            <text:p>39.1667</text:p>
          </table:table-cell>
          <table:table-cell office:value-type="float" office:value="50.4186" calcext:value-type="float">
            <text:p>50.4186</text:p>
          </table:table-cell>
          <table:table-cell office:value-type="float" office:value="51.3729" calcext:value-type="float">
            <text:p>51.3729</text:p>
          </table:table-cell>
          <table:table-cell office:value-type="float" office:value="53.11" calcext:value-type="float">
            <text:p>53.11</text:p>
          </table:table-cell>
          <table:table-cell office:value-type="float" office:value="48.7573" calcext:value-type="float">
            <text:p>48.7573</text:p>
          </table:table-cell>
        </table:table-row>
        <table:table-row table:style-name="ro1">
          <table:table-cell table:number-columns-repeated="4"/>
          <table:table-cell office:value-type="float" office:value="50.1996" calcext:value-type="float">
            <text:p>50.1996</text:p>
          </table:table-cell>
          <table:table-cell office:value-type="float" office:value="57.1575" calcext:value-type="float">
            <text:p>57.1575</text:p>
          </table:table-cell>
          <table:table-cell office:value-type="float" office:value="44.9714" calcext:value-type="float">
            <text:p>44.9714</text:p>
          </table:table-cell>
          <table:table-cell office:value-type="float" office:value="54.2064" calcext:value-type="float">
            <text:p>54.2064</text:p>
          </table:table-cell>
          <table:table-cell office:value-type="float" office:value="50.7098" calcext:value-type="float">
            <text:p>50.7098</text:p>
          </table:table-cell>
          <table:table-cell office:value-type="float" office:value="39.4055" calcext:value-type="float">
            <text:p>39.4055</text:p>
          </table:table-cell>
          <table:table-cell office:value-type="float" office:value="50.6425" calcext:value-type="float">
            <text:p>50.6425</text:p>
          </table:table-cell>
          <table:table-cell office:value-type="float" office:value="51.5581" calcext:value-type="float">
            <text:p>51.5581</text:p>
          </table:table-cell>
          <table:table-cell office:value-type="float" office:value="52.4835" calcext:value-type="float">
            <text:p>52.4835</text:p>
          </table:table-cell>
          <table:table-cell office:value-type="float" office:value="48.0449" calcext:value-type="float">
            <text:p>48.0449</text:p>
          </table:table-cell>
        </table:table-row>
        <table:table-row table:style-name="ro1">
          <table:table-cell table:number-columns-repeated="4"/>
          <table:table-cell office:value-type="float" office:value="49.4528" calcext:value-type="float">
            <text:p>49.4528</text:p>
          </table:table-cell>
          <table:table-cell office:value-type="float" office:value="56.0916" calcext:value-type="float">
            <text:p>56.0916</text:p>
          </table:table-cell>
          <table:table-cell office:value-type="float" office:value="45.1127" calcext:value-type="float">
            <text:p>45.1127</text:p>
          </table:table-cell>
          <table:table-cell office:value-type="float" office:value="54.5897" calcext:value-type="float">
            <text:p>54.5897</text:p>
          </table:table-cell>
          <table:table-cell office:value-type="float" office:value="50.931" calcext:value-type="float">
            <text:p>50.931</text:p>
          </table:table-cell>
          <table:table-cell office:value-type="float" office:value="39.979" calcext:value-type="float">
            <text:p>39.979</text:p>
          </table:table-cell>
          <table:table-cell office:value-type="float" office:value="50.2883" calcext:value-type="float">
            <text:p>50.2883</text:p>
          </table:table-cell>
          <table:table-cell office:value-type="float" office:value="51.9579" calcext:value-type="float">
            <text:p>51.9579</text:p>
          </table:table-cell>
          <table:table-cell office:value-type="float" office:value="53.1408" calcext:value-type="float">
            <text:p>53.1408</text:p>
          </table:table-cell>
          <table:table-cell office:value-type="float" office:value="48.8866" calcext:value-type="float">
            <text:p>48.8866</text:p>
          </table:table-cell>
        </table:table-row>
        <table:table-row table:style-name="ro1">
          <table:table-cell table:number-columns-repeated="4"/>
          <table:table-cell office:value-type="float" office:value="48.0646" calcext:value-type="float">
            <text:p>48.0646</text:p>
          </table:table-cell>
          <table:table-cell office:value-type="float" office:value="56.7948" calcext:value-type="float">
            <text:p>56.7948</text:p>
          </table:table-cell>
          <table:table-cell office:value-type="float" office:value="46.0514" calcext:value-type="float">
            <text:p>46.0514</text:p>
          </table:table-cell>
          <table:table-cell office:value-type="float" office:value="53.5728" calcext:value-type="float">
            <text:p>53.5728</text:p>
          </table:table-cell>
          <table:table-cell office:value-type="float" office:value="50.326" calcext:value-type="float">
            <text:p>50.326</text:p>
          </table:table-cell>
          <table:table-cell office:value-type="float" office:value="40.6922" calcext:value-type="float">
            <text:p>40.6922</text:p>
          </table:table-cell>
          <table:table-cell office:value-type="float" office:value="50.2655" calcext:value-type="float">
            <text:p>50.2655</text:p>
          </table:table-cell>
          <table:table-cell office:value-type="float" office:value="52.2644" calcext:value-type="float">
            <text:p>52.2644</text:p>
          </table:table-cell>
          <table:table-cell office:value-type="float" office:value="53.5575" calcext:value-type="float">
            <text:p>53.5575</text:p>
          </table:table-cell>
          <table:table-cell office:value-type="float" office:value="48.6457" calcext:value-type="float">
            <text:p>48.6457</text:p>
          </table:table-cell>
        </table:table-row>
        <table:table-row table:style-name="ro1">
          <table:table-cell table:number-columns-repeated="4"/>
          <table:table-cell office:value-type="float" office:value="48.914" calcext:value-type="float">
            <text:p>48.914</text:p>
          </table:table-cell>
          <table:table-cell office:value-type="float" office:value="57.7413" calcext:value-type="float">
            <text:p>57.7413</text:p>
          </table:table-cell>
          <table:table-cell office:value-type="float" office:value="45.9931" calcext:value-type="float">
            <text:p>45.9931</text:p>
          </table:table-cell>
          <table:table-cell office:value-type="float" office:value="55.1209" calcext:value-type="float">
            <text:p>55.1209</text:p>
          </table:table-cell>
          <table:table-cell office:value-type="float" office:value="51.4474" calcext:value-type="float">
            <text:p>51.4474</text:p>
          </table:table-cell>
          <table:table-cell office:value-type="float" office:value="41.3516" calcext:value-type="float">
            <text:p>41.3516</text:p>
          </table:table-cell>
          <table:table-cell office:value-type="float" office:value="50.2272" calcext:value-type="float">
            <text:p>50.2272</text:p>
          </table:table-cell>
          <table:table-cell office:value-type="float" office:value="52.2785" calcext:value-type="float">
            <text:p>52.2785</text:p>
          </table:table-cell>
          <table:table-cell office:value-type="float" office:value="53.727" calcext:value-type="float">
            <text:p>53.727</text:p>
          </table:table-cell>
          <table:table-cell office:value-type="float" office:value="48.5833" calcext:value-type="float">
            <text:p>48.5833</text:p>
          </table:table-cell>
        </table:table-row>
        <table:table-row table:style-name="ro1">
          <table:table-cell table:number-columns-repeated="4"/>
          <table:table-cell office:value-type="float" office:value="49.2458" calcext:value-type="float">
            <text:p>49.2458</text:p>
          </table:table-cell>
          <table:table-cell office:value-type="float" office:value="58.1402" calcext:value-type="float">
            <text:p>58.1402</text:p>
          </table:table-cell>
          <table:table-cell office:value-type="float" office:value="46.2609" calcext:value-type="float">
            <text:p>46.2609</text:p>
          </table:table-cell>
          <table:table-cell office:value-type="float" office:value="55.3985" calcext:value-type="float">
            <text:p>55.3985</text:p>
          </table:table-cell>
          <table:table-cell office:value-type="float" office:value="51.674" calcext:value-type="float">
            <text:p>51.674</text:p>
          </table:table-cell>
          <table:table-cell office:value-type="float" office:value="42.1478" calcext:value-type="float">
            <text:p>42.1478</text:p>
          </table:table-cell>
          <table:table-cell office:value-type="float" office:value="51.0748" calcext:value-type="float">
            <text:p>51.0748</text:p>
          </table:table-cell>
          <table:table-cell office:value-type="float" office:value="52.2559" calcext:value-type="float">
            <text:p>52.2559</text:p>
          </table:table-cell>
          <table:table-cell office:value-type="float" office:value="54.3789" calcext:value-type="float">
            <text:p>54.3789</text:p>
          </table:table-cell>
          <table:table-cell office:value-type="float" office:value="48.5183" calcext:value-type="float">
            <text:p>48.5183</text:p>
          </table:table-cell>
        </table:table-row>
        <table:table-row table:style-name="ro1">
          <table:table-cell table:number-columns-repeated="4"/>
          <table:table-cell office:value-type="float" office:value="49.5681" calcext:value-type="float">
            <text:p>49.5681</text:p>
          </table:table-cell>
          <table:table-cell office:value-type="float" office:value="58.5618" calcext:value-type="float">
            <text:p>58.5618</text:p>
          </table:table-cell>
          <table:table-cell office:value-type="float" office:value="45.7706" calcext:value-type="float">
            <text:p>45.7706</text:p>
          </table:table-cell>
          <table:table-cell office:value-type="float" office:value="55.6957" calcext:value-type="float">
            <text:p>55.6957</text:p>
          </table:table-cell>
          <table:table-cell office:value-type="float" office:value="51.9124" calcext:value-type="float">
            <text:p>51.9124</text:p>
          </table:table-cell>
          <table:table-cell office:value-type="float" office:value="42.2784" calcext:value-type="float">
            <text:p>42.2784</text:p>
          </table:table-cell>
          <table:table-cell office:value-type="float" office:value="50.866" calcext:value-type="float">
            <text:p>50.866</text:p>
          </table:table-cell>
          <table:table-cell office:value-type="float" office:value="53.3492" calcext:value-type="float">
            <text:p>53.3492</text:p>
          </table:table-cell>
          <table:table-cell office:value-type="float" office:value="53.76" calcext:value-type="float">
            <text:p>53.76</text:p>
          </table:table-cell>
          <table:table-cell office:value-type="float" office:value="49.0325" calcext:value-type="float">
            <text:p>49.0325</text:p>
          </table:table-cell>
        </table:table-row>
        <table:table-row table:style-name="ro1">
          <table:table-cell table:number-columns-repeated="4"/>
          <table:table-cell office:value-type="float" office:value="49.1113" calcext:value-type="float">
            <text:p>49.1113</text:p>
          </table:table-cell>
          <table:table-cell office:value-type="float" office:value="58.9988" calcext:value-type="float">
            <text:p>58.9988</text:p>
          </table:table-cell>
          <table:table-cell office:value-type="float" office:value="45.8997" calcext:value-type="float">
            <text:p>45.8997</text:p>
          </table:table-cell>
          <table:table-cell office:value-type="float" office:value="55.7699" calcext:value-type="float">
            <text:p>55.7699</text:p>
          </table:table-cell>
          <table:table-cell office:value-type="float" office:value="52.5155" calcext:value-type="float">
            <text:p>52.5155</text:p>
          </table:table-cell>
          <table:table-cell office:value-type="float" office:value="42.029" calcext:value-type="float">
            <text:p>42.029</text:p>
          </table:table-cell>
          <table:table-cell office:value-type="float" office:value="52.0713" calcext:value-type="float">
            <text:p>52.0713</text:p>
          </table:table-cell>
          <table:table-cell office:value-type="float" office:value="52.2486" calcext:value-type="float">
            <text:p>52.2486</text:p>
          </table:table-cell>
          <table:table-cell office:value-type="float" office:value="53.7203" calcext:value-type="float">
            <text:p>53.7203</text:p>
          </table:table-cell>
          <table:table-cell office:value-type="float" office:value="49.6893" calcext:value-type="float">
            <text:p>49.6893</text:p>
          </table:table-cell>
        </table:table-row>
        <table:table-row table:style-name="ro1">
          <table:table-cell table:number-columns-repeated="4"/>
          <table:table-cell office:value-type="float" office:value="49.1134" calcext:value-type="float">
            <text:p>49.1134</text:p>
          </table:table-cell>
          <table:table-cell office:value-type="float" office:value="59.1248" calcext:value-type="float">
            <text:p>59.1248</text:p>
          </table:table-cell>
          <table:table-cell office:value-type="float" office:value="46.1987" calcext:value-type="float">
            <text:p>46.1987</text:p>
          </table:table-cell>
          <table:table-cell office:value-type="float" office:value="55.6715" calcext:value-type="float">
            <text:p>55.6715</text:p>
          </table:table-cell>
          <table:table-cell office:value-type="float" office:value="52.3128" calcext:value-type="float">
            <text:p>52.3128</text:p>
          </table:table-cell>
          <table:table-cell office:value-type="float" office:value="41.976" calcext:value-type="float">
            <text:p>41.976</text:p>
          </table:table-cell>
          <table:table-cell office:value-type="float" office:value="52.1985" calcext:value-type="float">
            <text:p>52.1985</text:p>
          </table:table-cell>
          <table:table-cell office:value-type="float" office:value="52.4138" calcext:value-type="float">
            <text:p>52.4138</text:p>
          </table:table-cell>
          <table:table-cell office:value-type="float" office:value="52.8345" calcext:value-type="float">
            <text:p>52.8345</text:p>
          </table:table-cell>
          <table:table-cell office:value-type="float" office:value="49.7315" calcext:value-type="float">
            <text:p>49.7315</text:p>
          </table:table-cell>
        </table:table-row>
        <table:table-row table:style-name="ro1">
          <table:table-cell table:number-columns-repeated="4"/>
          <table:table-cell office:value-type="float" office:value="49.9471" calcext:value-type="float">
            <text:p>49.9471</text:p>
          </table:table-cell>
          <table:table-cell office:value-type="float" office:value="58.9147" calcext:value-type="float">
            <text:p>58.9147</text:p>
          </table:table-cell>
          <table:table-cell office:value-type="float" office:value="46.7294" calcext:value-type="float">
            <text:p>46.7294</text:p>
          </table:table-cell>
          <table:table-cell office:value-type="float" office:value="56.06" calcext:value-type="float">
            <text:p>56.06</text:p>
          </table:table-cell>
          <table:table-cell office:value-type="float" office:value="52.5792" calcext:value-type="float">
            <text:p>52.5792</text:p>
          </table:table-cell>
          <table:table-cell office:value-type="float" office:value="41.9585" calcext:value-type="float">
            <text:p>41.9585</text:p>
          </table:table-cell>
          <table:table-cell office:value-type="float" office:value="52.8341" calcext:value-type="float">
            <text:p>52.8341</text:p>
          </table:table-cell>
          <table:table-cell office:value-type="float" office:value="52.7896" calcext:value-type="float">
            <text:p>52.7896</text:p>
          </table:table-cell>
          <table:table-cell office:value-type="float" office:value="53.4313" calcext:value-type="float">
            <text:p>53.4313</text:p>
          </table:table-cell>
          <table:table-cell office:value-type="float" office:value="49.396" calcext:value-type="float">
            <text:p>49.396</text:p>
          </table:table-cell>
        </table:table-row>
        <table:table-row table:style-name="ro1">
          <table:table-cell table:number-columns-repeated="4"/>
          <table:table-cell office:value-type="float" office:value="49.595" calcext:value-type="float">
            <text:p>49.595</text:p>
          </table:table-cell>
          <table:table-cell office:value-type="float" office:value="59.6671" calcext:value-type="float">
            <text:p>59.6671</text:p>
          </table:table-cell>
          <table:table-cell office:value-type="float" office:value="47.2323" calcext:value-type="float">
            <text:p>47.2323</text:p>
          </table:table-cell>
          <table:table-cell office:value-type="float" office:value="56.1232" calcext:value-type="float">
            <text:p>56.1232</text:p>
          </table:table-cell>
          <table:table-cell office:value-type="float" office:value="52.3448" calcext:value-type="float">
            <text:p>52.3448</text:p>
          </table:table-cell>
          <table:table-cell office:value-type="float" office:value="42.3962" calcext:value-type="float">
            <text:p>42.3962</text:p>
          </table:table-cell>
          <table:table-cell office:value-type="float" office:value="52.2469" calcext:value-type="float">
            <text:p>52.2469</text:p>
          </table:table-cell>
          <table:table-cell office:value-type="float" office:value="53.404" calcext:value-type="float">
            <text:p>53.404</text:p>
          </table:table-cell>
          <table:table-cell office:value-type="float" office:value="55.0607" calcext:value-type="float">
            <text:p>55.0607</text:p>
          </table:table-cell>
          <table:table-cell office:value-type="float" office:value="49.1707" calcext:value-type="float">
            <text:p>49.1707</text:p>
          </table:table-cell>
        </table:table-row>
        <table:table-row table:style-name="ro1">
          <table:table-cell table:number-columns-repeated="4"/>
          <table:table-cell office:value-type="float" office:value="49.7361" calcext:value-type="float">
            <text:p>49.7361</text:p>
          </table:table-cell>
          <table:table-cell office:value-type="float" office:value="59.8466" calcext:value-type="float">
            <text:p>59.8466</text:p>
          </table:table-cell>
          <table:table-cell office:value-type="float" office:value="46.8622" calcext:value-type="float">
            <text:p>46.8622</text:p>
          </table:table-cell>
          <table:table-cell office:value-type="float" office:value="56.7839" calcext:value-type="float">
            <text:p>56.7839</text:p>
          </table:table-cell>
          <table:table-cell office:value-type="float" office:value="52.6787" calcext:value-type="float">
            <text:p>52.6787</text:p>
          </table:table-cell>
          <table:table-cell office:value-type="float" office:value="41.8917" calcext:value-type="float">
            <text:p>41.8917</text:p>
          </table:table-cell>
          <table:table-cell office:value-type="float" office:value="52.2277" calcext:value-type="float">
            <text:p>52.2277</text:p>
          </table:table-cell>
          <table:table-cell office:value-type="float" office:value="53.2766" calcext:value-type="float">
            <text:p>53.2766</text:p>
          </table:table-cell>
          <table:table-cell office:value-type="float" office:value="55.529" calcext:value-type="float">
            <text:p>55.529</text:p>
          </table:table-cell>
          <table:table-cell office:value-type="float" office:value="48.9095" calcext:value-type="float">
            <text:p>48.9095</text:p>
          </table:table-cell>
        </table:table-row>
        <table:table-row table:style-name="ro1">
          <table:table-cell table:number-columns-repeated="4"/>
          <table:table-cell office:value-type="float" office:value="49.1221" calcext:value-type="float">
            <text:p>49.1221</text:p>
          </table:table-cell>
          <table:table-cell office:value-type="float" office:value="58.3925" calcext:value-type="float">
            <text:p>58.3925</text:p>
          </table:table-cell>
          <table:table-cell office:value-type="float" office:value="46.0119" calcext:value-type="float">
            <text:p>46.0119</text:p>
          </table:table-cell>
          <table:table-cell office:value-type="float" office:value="56.7252" calcext:value-type="float">
            <text:p>56.7252</text:p>
          </table:table-cell>
          <table:table-cell office:value-type="float" office:value="51.98" calcext:value-type="float">
            <text:p>51.98</text:p>
          </table:table-cell>
          <table:table-cell office:value-type="float" office:value="41.9168" calcext:value-type="float">
            <text:p>41.9168</text:p>
          </table:table-cell>
          <table:table-cell office:value-type="float" office:value="52.462" calcext:value-type="float">
            <text:p>52.462</text:p>
          </table:table-cell>
          <table:table-cell office:value-type="float" office:value="53.3164" calcext:value-type="float">
            <text:p>53.3164</text:p>
          </table:table-cell>
          <table:table-cell office:value-type="float" office:value="55.2094" calcext:value-type="float">
            <text:p>55.2094</text:p>
          </table:table-cell>
          <table:table-cell office:value-type="float" office:value="49.0085" calcext:value-type="float">
            <text:p>49.0085</text:p>
          </table:table-cell>
        </table:table-row>
        <table:table-row table:style-name="ro1">
          <table:table-cell table:number-columns-repeated="4"/>
          <table:table-cell office:value-type="float" office:value="49.2389" calcext:value-type="float">
            <text:p>49.2389</text:p>
          </table:table-cell>
          <table:table-cell office:value-type="float" office:value="58.4734" calcext:value-type="float">
            <text:p>58.4734</text:p>
          </table:table-cell>
          <table:table-cell office:value-type="float" office:value="46.3097" calcext:value-type="float">
            <text:p>46.3097</text:p>
          </table:table-cell>
          <table:table-cell office:value-type="float" office:value="56.0225" calcext:value-type="float">
            <text:p>56.0225</text:p>
          </table:table-cell>
          <table:table-cell office:value-type="float" office:value="51.3645" calcext:value-type="float">
            <text:p>51.3645</text:p>
          </table:table-cell>
          <table:table-cell office:value-type="float" office:value="41.3226" calcext:value-type="float">
            <text:p>41.3226</text:p>
          </table:table-cell>
          <table:table-cell office:value-type="float" office:value="52.0149" calcext:value-type="float">
            <text:p>52.0149</text:p>
          </table:table-cell>
          <table:table-cell office:value-type="float" office:value="53.2402" calcext:value-type="float">
            <text:p>53.2402</text:p>
          </table:table-cell>
          <table:table-cell office:value-type="float" office:value="54.9677" calcext:value-type="float">
            <text:p>54.9677</text:p>
          </table:table-cell>
          <table:table-cell office:value-type="float" office:value="47.9028" calcext:value-type="float">
            <text:p>47.9028</text:p>
          </table:table-cell>
        </table:table-row>
        <table:table-row table:style-name="ro1">
          <table:table-cell table:number-columns-repeated="4"/>
          <table:table-cell office:value-type="float" office:value="48.5885" calcext:value-type="float">
            <text:p>48.5885</text:p>
          </table:table-cell>
          <table:table-cell office:value-type="float" office:value="58.2584" calcext:value-type="float">
            <text:p>58.2584</text:p>
          </table:table-cell>
          <table:table-cell office:value-type="float" office:value="46.0173" calcext:value-type="float">
            <text:p>46.0173</text:p>
          </table:table-cell>
          <table:table-cell office:value-type="float" office:value="55.9284" calcext:value-type="float">
            <text:p>55.9284</text:p>
          </table:table-cell>
          <table:table-cell office:value-type="float" office:value="52.0762" calcext:value-type="float">
            <text:p>52.0762</text:p>
          </table:table-cell>
          <table:table-cell office:value-type="float" office:value="40.8959" calcext:value-type="float">
            <text:p>40.8959</text:p>
          </table:table-cell>
          <table:table-cell office:value-type="float" office:value="52.3391" calcext:value-type="float">
            <text:p>52.3391</text:p>
          </table:table-cell>
          <table:table-cell office:value-type="float" office:value="53.3667" calcext:value-type="float">
            <text:p>53.3667</text:p>
          </table:table-cell>
          <table:table-cell office:value-type="float" office:value="54.7124" calcext:value-type="float">
            <text:p>54.7124</text:p>
          </table:table-cell>
          <table:table-cell office:value-type="float" office:value="47.7467" calcext:value-type="float">
            <text:p>47.7467</text:p>
          </table:table-cell>
        </table:table-row>
        <table:table-row table:style-name="ro1">
          <table:table-cell table:number-columns-repeated="4"/>
          <table:table-cell office:value-type="float" office:value="48.2928" calcext:value-type="float">
            <text:p>48.2928</text:p>
          </table:table-cell>
          <table:table-cell office:value-type="float" office:value="57.2162" calcext:value-type="float">
            <text:p>57.2162</text:p>
          </table:table-cell>
          <table:table-cell office:value-type="float" office:value="45.9772" calcext:value-type="float">
            <text:p>45.9772</text:p>
          </table:table-cell>
          <table:table-cell office:value-type="float" office:value="56.7422" calcext:value-type="float">
            <text:p>56.7422</text:p>
          </table:table-cell>
          <table:table-cell office:value-type="float" office:value="52.1433" calcext:value-type="float">
            <text:p>52.1433</text:p>
          </table:table-cell>
          <table:table-cell office:value-type="float" office:value="39.8225" calcext:value-type="float">
            <text:p>39.8225</text:p>
          </table:table-cell>
          <table:table-cell office:value-type="float" office:value="52.5452" calcext:value-type="float">
            <text:p>52.5452</text:p>
          </table:table-cell>
          <table:table-cell office:value-type="float" office:value="53.3659" calcext:value-type="float">
            <text:p>53.3659</text:p>
          </table:table-cell>
          <table:table-cell office:value-type="float" office:value="54.6207" calcext:value-type="float">
            <text:p>54.6207</text:p>
          </table:table-cell>
          <table:table-cell office:value-type="float" office:value="47.5998" calcext:value-type="float">
            <text:p>47.5998</text:p>
          </table:table-cell>
        </table:table-row>
        <table:table-row table:style-name="ro1">
          <table:table-cell table:number-columns-repeated="4"/>
          <table:table-cell office:value-type="float" office:value="48.0868" calcext:value-type="float">
            <text:p>48.0868</text:p>
          </table:table-cell>
          <table:table-cell office:value-type="float" office:value="58.4474" calcext:value-type="float">
            <text:p>58.4474</text:p>
          </table:table-cell>
          <table:table-cell office:value-type="float" office:value="46.5082" calcext:value-type="float">
            <text:p>46.5082</text:p>
          </table:table-cell>
          <table:table-cell office:value-type="float" office:value="56.2766" calcext:value-type="float">
            <text:p>56.2766</text:p>
          </table:table-cell>
          <table:table-cell office:value-type="float" office:value="50.928" calcext:value-type="float">
            <text:p>50.928</text:p>
          </table:table-cell>
          <table:table-cell office:value-type="float" office:value="38.9008" calcext:value-type="float">
            <text:p>38.9008</text:p>
          </table:table-cell>
          <table:table-cell office:value-type="float" office:value="51.9683" calcext:value-type="float">
            <text:p>51.9683</text:p>
          </table:table-cell>
          <table:table-cell office:value-type="float" office:value="52.199" calcext:value-type="float">
            <text:p>52.199</text:p>
          </table:table-cell>
          <table:table-cell office:value-type="float" office:value="53.6017" calcext:value-type="float">
            <text:p>53.6017</text:p>
          </table:table-cell>
          <table:table-cell office:value-type="float" office:value="47.5193" calcext:value-type="float">
            <text:p>47.5193</text:p>
          </table:table-cell>
        </table:table-row>
        <table:table-row table:style-name="ro1">
          <table:table-cell table:number-columns-repeated="4"/>
          <table:table-cell office:value-type="float" office:value="48.6146" calcext:value-type="float">
            <text:p>48.6146</text:p>
          </table:table-cell>
          <table:table-cell office:value-type="float" office:value="60.2151" calcext:value-type="float">
            <text:p>60.2151</text:p>
          </table:table-cell>
          <table:table-cell office:value-type="float" office:value="46.1811" calcext:value-type="float">
            <text:p>46.1811</text:p>
          </table:table-cell>
          <table:table-cell office:value-type="float" office:value="56.6607" calcext:value-type="float">
            <text:p>56.6607</text:p>
          </table:table-cell>
          <table:table-cell office:value-type="float" office:value="50.5092" calcext:value-type="float">
            <text:p>50.5092</text:p>
          </table:table-cell>
          <table:table-cell office:value-type="float" office:value="38.5475" calcext:value-type="float">
            <text:p>38.5475</text:p>
          </table:table-cell>
          <table:table-cell office:value-type="float" office:value="51.3835" calcext:value-type="float">
            <text:p>51.3835</text:p>
          </table:table-cell>
          <table:table-cell office:value-type="float" office:value="51.2829" calcext:value-type="float">
            <text:p>51.2829</text:p>
          </table:table-cell>
          <table:table-cell office:value-type="float" office:value="53.5985" calcext:value-type="float">
            <text:p>53.5985</text:p>
          </table:table-cell>
          <table:table-cell office:value-type="float" office:value="47.9862" calcext:value-type="float">
            <text:p>47.9862</text:p>
          </table:table-cell>
        </table:table-row>
        <table:table-row table:style-name="ro1">
          <table:table-cell table:number-columns-repeated="4"/>
          <table:table-cell office:value-type="float" office:value="48.8607" calcext:value-type="float">
            <text:p>48.8607</text:p>
          </table:table-cell>
          <table:table-cell office:value-type="float" office:value="59.3568" calcext:value-type="float">
            <text:p>59.3568</text:p>
          </table:table-cell>
          <table:table-cell office:value-type="float" office:value="46.3257" calcext:value-type="float">
            <text:p>46.3257</text:p>
          </table:table-cell>
          <table:table-cell office:value-type="float" office:value="57.3927" calcext:value-type="float">
            <text:p>57.3927</text:p>
          </table:table-cell>
          <table:table-cell office:value-type="float" office:value="50.2591" calcext:value-type="float">
            <text:p>50.2591</text:p>
          </table:table-cell>
          <table:table-cell office:value-type="float" office:value="38.4326" calcext:value-type="float">
            <text:p>38.4326</text:p>
          </table:table-cell>
          <table:table-cell office:value-type="float" office:value="53.2758" calcext:value-type="float">
            <text:p>53.2758</text:p>
          </table:table-cell>
          <table:table-cell office:value-type="float" office:value="51.5575" calcext:value-type="float">
            <text:p>51.5575</text:p>
          </table:table-cell>
          <table:table-cell office:value-type="float" office:value="53.1014" calcext:value-type="float">
            <text:p>53.1014</text:p>
          </table:table-cell>
          <table:table-cell office:value-type="float" office:value="46.9875" calcext:value-type="float">
            <text:p>46.9875</text:p>
          </table:table-cell>
        </table:table-row>
        <table:table-row table:style-name="ro1">
          <table:table-cell table:number-columns-repeated="4"/>
          <table:table-cell office:value-type="float" office:value="48.4753" calcext:value-type="float">
            <text:p>48.4753</text:p>
          </table:table-cell>
          <table:table-cell office:value-type="float" office:value="59.9027" calcext:value-type="float">
            <text:p>59.9027</text:p>
          </table:table-cell>
          <table:table-cell office:value-type="float" office:value="45.7814" calcext:value-type="float">
            <text:p>45.7814</text:p>
          </table:table-cell>
          <table:table-cell office:value-type="float" office:value="56.875" calcext:value-type="float">
            <text:p>56.875</text:p>
          </table:table-cell>
          <table:table-cell office:value-type="float" office:value="50.2713" calcext:value-type="float">
            <text:p>50.2713</text:p>
          </table:table-cell>
          <table:table-cell office:value-type="float" office:value="38.6176" calcext:value-type="float">
            <text:p>38.6176</text:p>
          </table:table-cell>
          <table:table-cell office:value-type="float" office:value="54.095" calcext:value-type="float">
            <text:p>54.095</text:p>
          </table:table-cell>
          <table:table-cell office:value-type="float" office:value="51.0846" calcext:value-type="float">
            <text:p>51.0846</text:p>
          </table:table-cell>
          <table:table-cell office:value-type="float" office:value="53.3846" calcext:value-type="float">
            <text:p>53.3846</text:p>
          </table:table-cell>
          <table:table-cell office:value-type="float" office:value="47.197" calcext:value-type="float">
            <text:p>47.197</text:p>
          </table:table-cell>
        </table:table-row>
        <table:table-row table:style-name="ro1">
          <table:table-cell table:number-columns-repeated="4"/>
          <table:table-cell office:value-type="float" office:value="48.3927" calcext:value-type="float">
            <text:p>48.3927</text:p>
          </table:table-cell>
          <table:table-cell office:value-type="float" office:value="59.7352" calcext:value-type="float">
            <text:p>59.7352</text:p>
          </table:table-cell>
          <table:table-cell office:value-type="float" office:value="45.9844" calcext:value-type="float">
            <text:p>45.9844</text:p>
          </table:table-cell>
          <table:table-cell office:value-type="float" office:value="58.0969" calcext:value-type="float">
            <text:p>58.0969</text:p>
          </table:table-cell>
          <table:table-cell office:value-type="float" office:value="51.4674" calcext:value-type="float">
            <text:p>51.4674</text:p>
          </table:table-cell>
          <table:table-cell office:value-type="float" office:value="38.9669" calcext:value-type="float">
            <text:p>38.9669</text:p>
          </table:table-cell>
          <table:table-cell office:value-type="float" office:value="53.5206" calcext:value-type="float">
            <text:p>53.5206</text:p>
          </table:table-cell>
          <table:table-cell office:value-type="float" office:value="51.3683" calcext:value-type="float">
            <text:p>51.3683</text:p>
          </table:table-cell>
          <table:table-cell office:value-type="float" office:value="52.6809" calcext:value-type="float">
            <text:p>52.6809</text:p>
          </table:table-cell>
          <table:table-cell office:value-type="float" office:value="45.6268" calcext:value-type="float">
            <text:p>45.6268</text:p>
          </table:table-cell>
        </table:table-row>
        <table:table-row table:style-name="ro1">
          <table:table-cell table:number-columns-repeated="4"/>
          <table:table-cell office:value-type="float" office:value="48.363" calcext:value-type="float">
            <text:p>48.363</text:p>
          </table:table-cell>
          <table:table-cell office:value-type="float" office:value="59.8926" calcext:value-type="float">
            <text:p>59.8926</text:p>
          </table:table-cell>
          <table:table-cell office:value-type="float" office:value="45.4618" calcext:value-type="float">
            <text:p>45.4618</text:p>
          </table:table-cell>
          <table:table-cell office:value-type="float" office:value="57.9277" calcext:value-type="float">
            <text:p>57.9277</text:p>
          </table:table-cell>
          <table:table-cell office:value-type="float" office:value="51.8807" calcext:value-type="float">
            <text:p>51.8807</text:p>
          </table:table-cell>
          <table:table-cell office:value-type="float" office:value="38.9826" calcext:value-type="float">
            <text:p>38.9826</text:p>
          </table:table-cell>
          <table:table-cell office:value-type="float" office:value="53.6019" calcext:value-type="float">
            <text:p>53.6019</text:p>
          </table:table-cell>
          <table:table-cell office:value-type="float" office:value="50.8048" calcext:value-type="float">
            <text:p>50.8048</text:p>
          </table:table-cell>
          <table:table-cell office:value-type="float" office:value="51.3474" calcext:value-type="float">
            <text:p>51.3474</text:p>
          </table:table-cell>
          <table:table-cell office:value-type="float" office:value="44.8091" calcext:value-type="float">
            <text:p>44.8091</text:p>
          </table:table-cell>
        </table:table-row>
        <table:table-row table:style-name="ro1">
          <table:table-cell table:number-columns-repeated="4"/>
          <table:table-cell office:value-type="float" office:value="48.3399" calcext:value-type="float">
            <text:p>48.3399</text:p>
          </table:table-cell>
          <table:table-cell office:value-type="float" office:value="59.4824" calcext:value-type="float">
            <text:p>59.4824</text:p>
          </table:table-cell>
          <table:table-cell office:value-type="float" office:value="45.5366" calcext:value-type="float">
            <text:p>45.5366</text:p>
          </table:table-cell>
          <table:table-cell office:value-type="float" office:value="57.43" calcext:value-type="float">
            <text:p>57.43</text:p>
          </table:table-cell>
          <table:table-cell office:value-type="float" office:value="52.2098" calcext:value-type="float">
            <text:p>52.2098</text:p>
          </table:table-cell>
          <table:table-cell office:value-type="float" office:value="39.2085" calcext:value-type="float">
            <text:p>39.2085</text:p>
          </table:table-cell>
          <table:table-cell office:value-type="float" office:value="53.5888" calcext:value-type="float">
            <text:p>53.5888</text:p>
          </table:table-cell>
          <table:table-cell office:value-type="float" office:value="50.2153" calcext:value-type="float">
            <text:p>50.2153</text:p>
          </table:table-cell>
          <table:table-cell office:value-type="float" office:value="51.7958" calcext:value-type="float">
            <text:p>51.7958</text:p>
          </table:table-cell>
          <table:table-cell office:value-type="float" office:value="44.7348" calcext:value-type="float">
            <text:p>44.7348</text:p>
          </table:table-cell>
        </table:table-row>
        <table:table-row table:style-name="ro1">
          <table:table-cell table:number-columns-repeated="4"/>
          <table:table-cell office:value-type="float" office:value="47.8067" calcext:value-type="float">
            <text:p>47.8067</text:p>
          </table:table-cell>
          <table:table-cell office:value-type="float" office:value="59.5662" calcext:value-type="float">
            <text:p>59.5662</text:p>
          </table:table-cell>
          <table:table-cell office:value-type="float" office:value="45.9101" calcext:value-type="float">
            <text:p>45.9101</text:p>
          </table:table-cell>
          <table:table-cell office:value-type="float" office:value="57.1989" calcext:value-type="float">
            <text:p>57.1989</text:p>
          </table:table-cell>
          <table:table-cell office:value-type="float" office:value="50.9914" calcext:value-type="float">
            <text:p>50.9914</text:p>
          </table:table-cell>
          <table:table-cell office:value-type="float" office:value="38.8579" calcext:value-type="float">
            <text:p>38.8579</text:p>
          </table:table-cell>
          <table:table-cell office:value-type="float" office:value="53.449" calcext:value-type="float">
            <text:p>53.449</text:p>
          </table:table-cell>
          <table:table-cell office:value-type="float" office:value="50.2218" calcext:value-type="float">
            <text:p>50.2218</text:p>
          </table:table-cell>
          <table:table-cell office:value-type="float" office:value="51.3517" calcext:value-type="float">
            <text:p>51.3517</text:p>
          </table:table-cell>
          <table:table-cell office:value-type="float" office:value="44.445" calcext:value-type="float">
            <text:p>44.445</text:p>
          </table:table-cell>
        </table:table-row>
        <table:table-row table:style-name="ro1">
          <table:table-cell table:number-columns-repeated="4"/>
          <table:table-cell office:value-type="float" office:value="48.2763" calcext:value-type="float">
            <text:p>48.2763</text:p>
          </table:table-cell>
          <table:table-cell office:value-type="float" office:value="60.5846" calcext:value-type="float">
            <text:p>60.5846</text:p>
          </table:table-cell>
          <table:table-cell office:value-type="float" office:value="46.6246" calcext:value-type="float">
            <text:p>46.6246</text:p>
          </table:table-cell>
          <table:table-cell office:value-type="float" office:value="56.9037" calcext:value-type="float">
            <text:p>56.9037</text:p>
          </table:table-cell>
          <table:table-cell office:value-type="float" office:value="50.9271" calcext:value-type="float">
            <text:p>50.9271</text:p>
          </table:table-cell>
          <table:table-cell office:value-type="float" office:value="38.9521" calcext:value-type="float">
            <text:p>38.9521</text:p>
          </table:table-cell>
          <table:table-cell office:value-type="float" office:value="52.5653" calcext:value-type="float">
            <text:p>52.5653</text:p>
          </table:table-cell>
          <table:table-cell office:value-type="float" office:value="49.7269" calcext:value-type="float">
            <text:p>49.7269</text:p>
          </table:table-cell>
          <table:table-cell office:value-type="float" office:value="51.5639" calcext:value-type="float">
            <text:p>51.5639</text:p>
          </table:table-cell>
          <table:table-cell office:value-type="float" office:value="44.6405" calcext:value-type="float">
            <text:p>44.6405</text:p>
          </table:table-cell>
        </table:table-row>
        <table:table-row table:style-name="ro1">
          <table:table-cell table:number-columns-repeated="4"/>
          <table:table-cell office:value-type="float" office:value="48.4198" calcext:value-type="float">
            <text:p>48.4198</text:p>
          </table:table-cell>
          <table:table-cell office:value-type="float" office:value="60.803" calcext:value-type="float">
            <text:p>60.803</text:p>
          </table:table-cell>
          <table:table-cell office:value-type="float" office:value="46.348" calcext:value-type="float">
            <text:p>46.348</text:p>
          </table:table-cell>
          <table:table-cell office:value-type="float" office:value="56.1965" calcext:value-type="float">
            <text:p>56.1965</text:p>
          </table:table-cell>
          <table:table-cell office:value-type="float" office:value="51.8514" calcext:value-type="float">
            <text:p>51.8514</text:p>
          </table:table-cell>
          <table:table-cell office:value-type="float" office:value="39.5188" calcext:value-type="float">
            <text:p>39.5188</text:p>
          </table:table-cell>
          <table:table-cell office:value-type="float" office:value="52.9596" calcext:value-type="float">
            <text:p>52.9596</text:p>
          </table:table-cell>
          <table:table-cell office:value-type="float" office:value="50.3816" calcext:value-type="float">
            <text:p>50.3816</text:p>
          </table:table-cell>
          <table:table-cell office:value-type="float" office:value="51.3311" calcext:value-type="float">
            <text:p>51.3311</text:p>
          </table:table-cell>
          <table:table-cell office:value-type="float" office:value="44.6205" calcext:value-type="float">
            <text:p>44.6205</text:p>
          </table:table-cell>
        </table:table-row>
        <table:table-row table:style-name="ro1">
          <table:table-cell table:number-columns-repeated="4"/>
          <table:table-cell office:value-type="float" office:value="48.5176" calcext:value-type="float">
            <text:p>48.5176</text:p>
          </table:table-cell>
          <table:table-cell office:value-type="float" office:value="60.5669" calcext:value-type="float">
            <text:p>60.5669</text:p>
          </table:table-cell>
          <table:table-cell office:value-type="float" office:value="46.8989" calcext:value-type="float">
            <text:p>46.8989</text:p>
          </table:table-cell>
          <table:table-cell office:value-type="float" office:value="56.0764" calcext:value-type="float">
            <text:p>56.0764</text:p>
          </table:table-cell>
          <table:table-cell office:value-type="float" office:value="52.8597" calcext:value-type="float">
            <text:p>52.8597</text:p>
          </table:table-cell>
          <table:table-cell office:value-type="float" office:value="40.0797" calcext:value-type="float">
            <text:p>40.0797</text:p>
          </table:table-cell>
          <table:table-cell office:value-type="float" office:value="54.058" calcext:value-type="float">
            <text:p>54.058</text:p>
          </table:table-cell>
          <table:table-cell office:value-type="float" office:value="50.5817" calcext:value-type="float">
            <text:p>50.5817</text:p>
          </table:table-cell>
          <table:table-cell office:value-type="float" office:value="53.0631" calcext:value-type="float">
            <text:p>53.0631</text:p>
          </table:table-cell>
          <table:table-cell office:value-type="float" office:value="44.2353" calcext:value-type="float">
            <text:p>44.2353</text:p>
          </table:table-cell>
        </table:table-row>
        <table:table-row table:style-name="ro1">
          <table:table-cell table:number-columns-repeated="4"/>
          <table:table-cell office:value-type="float" office:value="50.0323" calcext:value-type="float">
            <text:p>50.0323</text:p>
          </table:table-cell>
          <table:table-cell office:value-type="float" office:value="60.3161" calcext:value-type="float">
            <text:p>60.3161</text:p>
          </table:table-cell>
          <table:table-cell office:value-type="float" office:value="47.0822" calcext:value-type="float">
            <text:p>47.0822</text:p>
          </table:table-cell>
          <table:table-cell office:value-type="float" office:value="55.3911" calcext:value-type="float">
            <text:p>55.3911</text:p>
          </table:table-cell>
          <table:table-cell office:value-type="float" office:value="53.5649" calcext:value-type="float">
            <text:p>53.5649</text:p>
          </table:table-cell>
          <table:table-cell office:value-type="float" office:value="39.8906" calcext:value-type="float">
            <text:p>39.8906</text:p>
          </table:table-cell>
          <table:table-cell office:value-type="float" office:value="53.7973" calcext:value-type="float">
            <text:p>53.7973</text:p>
          </table:table-cell>
          <table:table-cell office:value-type="float" office:value="49.6432" calcext:value-type="float">
            <text:p>49.6432</text:p>
          </table:table-cell>
          <table:table-cell office:value-type="float" office:value="53.7522" calcext:value-type="float">
            <text:p>53.7522</text:p>
          </table:table-cell>
          <table:table-cell office:value-type="float" office:value="44.9236" calcext:value-type="float">
            <text:p>44.9236</text:p>
          </table:table-cell>
        </table:table-row>
        <table:table-row table:style-name="ro1">
          <table:table-cell table:number-columns-repeated="4"/>
          <table:table-cell office:value-type="float" office:value="49.7326" calcext:value-type="float">
            <text:p>49.7326</text:p>
          </table:table-cell>
          <table:table-cell office:value-type="float" office:value="59.6689" calcext:value-type="float">
            <text:p>59.6689</text:p>
          </table:table-cell>
          <table:table-cell office:value-type="float" office:value="47.1122" calcext:value-type="float">
            <text:p>47.1122</text:p>
          </table:table-cell>
          <table:table-cell office:value-type="float" office:value="55.2572" calcext:value-type="float">
            <text:p>55.2572</text:p>
          </table:table-cell>
          <table:table-cell office:value-type="float" office:value="52.7471" calcext:value-type="float">
            <text:p>52.7471</text:p>
          </table:table-cell>
          <table:table-cell office:value-type="float" office:value="39.7879" calcext:value-type="float">
            <text:p>39.7879</text:p>
          </table:table-cell>
          <table:table-cell office:value-type="float" office:value="54.0562" calcext:value-type="float">
            <text:p>54.0562</text:p>
          </table:table-cell>
          <table:table-cell office:value-type="float" office:value="49.6608" calcext:value-type="float">
            <text:p>49.6608</text:p>
          </table:table-cell>
          <table:table-cell office:value-type="float" office:value="53.8331" calcext:value-type="float">
            <text:p>53.8331</text:p>
          </table:table-cell>
          <table:table-cell office:value-type="float" office:value="44.8377" calcext:value-type="float">
            <text:p>44.8377</text:p>
          </table:table-cell>
        </table:table-row>
        <table:table-row table:style-name="ro1">
          <table:table-cell table:number-columns-repeated="4"/>
          <table:table-cell office:value-type="float" office:value="50.1471" calcext:value-type="float">
            <text:p>50.1471</text:p>
          </table:table-cell>
          <table:table-cell office:value-type="float" office:value="59.4686" calcext:value-type="float">
            <text:p>59.4686</text:p>
          </table:table-cell>
          <table:table-cell office:value-type="float" office:value="47.3628" calcext:value-type="float">
            <text:p>47.3628</text:p>
          </table:table-cell>
          <table:table-cell office:value-type="float" office:value="55.2671" calcext:value-type="float">
            <text:p>55.2671</text:p>
          </table:table-cell>
          <table:table-cell office:value-type="float" office:value="54.1827" calcext:value-type="float">
            <text:p>54.1827</text:p>
          </table:table-cell>
          <table:table-cell office:value-type="float" office:value="39.9596" calcext:value-type="float">
            <text:p>39.9596</text:p>
          </table:table-cell>
          <table:table-cell office:value-type="float" office:value="53.84" calcext:value-type="float">
            <text:p>53.84</text:p>
          </table:table-cell>
          <table:table-cell office:value-type="float" office:value="49.5629" calcext:value-type="float">
            <text:p>49.5629</text:p>
          </table:table-cell>
          <table:table-cell office:value-type="float" office:value="52.9275" calcext:value-type="float">
            <text:p>52.9275</text:p>
          </table:table-cell>
          <table:table-cell office:value-type="float" office:value="44.9177" calcext:value-type="float">
            <text:p>44.9177</text:p>
          </table:table-cell>
        </table:table-row>
        <table:table-row table:style-name="ro1">
          <table:table-cell table:number-columns-repeated="4"/>
          <table:table-cell office:value-type="float" office:value="49.207" calcext:value-type="float">
            <text:p>49.207</text:p>
          </table:table-cell>
          <table:table-cell office:value-type="float" office:value="58.5337" calcext:value-type="float">
            <text:p>58.5337</text:p>
          </table:table-cell>
          <table:table-cell office:value-type="float" office:value="47.4462" calcext:value-type="float">
            <text:p>47.4462</text:p>
          </table:table-cell>
          <table:table-cell office:value-type="float" office:value="55.2621" calcext:value-type="float">
            <text:p>55.2621</text:p>
          </table:table-cell>
          <table:table-cell office:value-type="float" office:value="54.0177" calcext:value-type="float">
            <text:p>54.0177</text:p>
          </table:table-cell>
          <table:table-cell office:value-type="float" office:value="39.6478" calcext:value-type="float">
            <text:p>39.6478</text:p>
          </table:table-cell>
          <table:table-cell office:value-type="float" office:value="53.6929" calcext:value-type="float">
            <text:p>53.6929</text:p>
          </table:table-cell>
          <table:table-cell office:value-type="float" office:value="49.0096" calcext:value-type="float">
            <text:p>49.0096</text:p>
          </table:table-cell>
          <table:table-cell office:value-type="float" office:value="52.4099" calcext:value-type="float">
            <text:p>52.4099</text:p>
          </table:table-cell>
          <table:table-cell office:value-type="float" office:value="44.8036" calcext:value-type="float">
            <text:p>44.8036</text:p>
          </table:table-cell>
        </table:table-row>
        <table:table-row table:style-name="ro1">
          <table:table-cell table:number-columns-repeated="4"/>
          <table:table-cell office:value-type="float" office:value="50.3705" calcext:value-type="float">
            <text:p>50.3705</text:p>
          </table:table-cell>
          <table:table-cell office:value-type="float" office:value="59.387" calcext:value-type="float">
            <text:p>59.387</text:p>
          </table:table-cell>
          <table:table-cell office:value-type="float" office:value="47.638" calcext:value-type="float">
            <text:p>47.638</text:p>
          </table:table-cell>
          <table:table-cell office:value-type="float" office:value="55.0881" calcext:value-type="float">
            <text:p>55.0881</text:p>
          </table:table-cell>
          <table:table-cell office:value-type="float" office:value="54.055" calcext:value-type="float">
            <text:p>54.055</text:p>
          </table:table-cell>
          <table:table-cell office:value-type="float" office:value="39.4954" calcext:value-type="float">
            <text:p>39.4954</text:p>
          </table:table-cell>
          <table:table-cell office:value-type="float" office:value="53.7715" calcext:value-type="float">
            <text:p>53.7715</text:p>
          </table:table-cell>
          <table:table-cell office:value-type="float" office:value="48.9032" calcext:value-type="float">
            <text:p>48.9032</text:p>
          </table:table-cell>
          <table:table-cell office:value-type="float" office:value="52.2146" calcext:value-type="float">
            <text:p>52.2146</text:p>
          </table:table-cell>
          <table:table-cell office:value-type="float" office:value="45.2066" calcext:value-type="float">
            <text:p>45.2066</text:p>
          </table:table-cell>
        </table:table-row>
        <table:table-row table:style-name="ro1">
          <table:table-cell table:number-columns-repeated="4"/>
          <table:table-cell office:value-type="float" office:value="49.7989" calcext:value-type="float">
            <text:p>49.7989</text:p>
          </table:table-cell>
          <table:table-cell office:value-type="float" office:value="57.895" calcext:value-type="float">
            <text:p>57.895</text:p>
          </table:table-cell>
          <table:table-cell office:value-type="float" office:value="47.4082" calcext:value-type="float">
            <text:p>47.4082</text:p>
          </table:table-cell>
          <table:table-cell office:value-type="float" office:value="54.7152" calcext:value-type="float">
            <text:p>54.7152</text:p>
          </table:table-cell>
          <table:table-cell office:value-type="float" office:value="54.8576" calcext:value-type="float">
            <text:p>54.8576</text:p>
          </table:table-cell>
          <table:table-cell office:value-type="float" office:value="39.1782" calcext:value-type="float">
            <text:p>39.1782</text:p>
          </table:table-cell>
          <table:table-cell office:value-type="float" office:value="53.6873" calcext:value-type="float">
            <text:p>53.6873</text:p>
          </table:table-cell>
          <table:table-cell office:value-type="float" office:value="49.2614" calcext:value-type="float">
            <text:p>49.2614</text:p>
          </table:table-cell>
          <table:table-cell office:value-type="float" office:value="53.252" calcext:value-type="float">
            <text:p>53.252</text:p>
          </table:table-cell>
          <table:table-cell office:value-type="float" office:value="45.3349" calcext:value-type="float">
            <text:p>45.3349</text:p>
          </table:table-cell>
        </table:table-row>
        <table:table-row table:style-name="ro1">
          <table:table-cell table:number-columns-repeated="4"/>
          <table:table-cell office:value-type="float" office:value="49.1677" calcext:value-type="float">
            <text:p>49.1677</text:p>
          </table:table-cell>
          <table:table-cell office:value-type="float" office:value="57.9919" calcext:value-type="float">
            <text:p>57.9919</text:p>
          </table:table-cell>
          <table:table-cell office:value-type="float" office:value="47.1377" calcext:value-type="float">
            <text:p>47.1377</text:p>
          </table:table-cell>
          <table:table-cell office:value-type="float" office:value="53.9146" calcext:value-type="float">
            <text:p>53.9146</text:p>
          </table:table-cell>
          <table:table-cell office:value-type="float" office:value="54.3505" calcext:value-type="float">
            <text:p>54.3505</text:p>
          </table:table-cell>
          <table:table-cell office:value-type="float" office:value="39.5365" calcext:value-type="float">
            <text:p>39.5365</text:p>
          </table:table-cell>
          <table:table-cell office:value-type="float" office:value="54.3471" calcext:value-type="float">
            <text:p>54.3471</text:p>
          </table:table-cell>
          <table:table-cell office:value-type="float" office:value="50.6153" calcext:value-type="float">
            <text:p>50.6153</text:p>
          </table:table-cell>
          <table:table-cell office:value-type="float" office:value="52.4976" calcext:value-type="float">
            <text:p>52.4976</text:p>
          </table:table-cell>
          <table:table-cell office:value-type="float" office:value="44.6027" calcext:value-type="float">
            <text:p>44.6027</text:p>
          </table:table-cell>
        </table:table-row>
        <table:table-row table:style-name="ro1">
          <table:table-cell table:number-columns-repeated="4"/>
          <table:table-cell office:value-type="float" office:value="49.044" calcext:value-type="float">
            <text:p>49.044</text:p>
          </table:table-cell>
          <table:table-cell office:value-type="float" office:value="57.3803" calcext:value-type="float">
            <text:p>57.3803</text:p>
          </table:table-cell>
          <table:table-cell office:value-type="float" office:value="46.5293" calcext:value-type="float">
            <text:p>46.5293</text:p>
          </table:table-cell>
          <table:table-cell office:value-type="float" office:value="54.0106" calcext:value-type="float">
            <text:p>54.0106</text:p>
          </table:table-cell>
          <table:table-cell office:value-type="float" office:value="54.3142" calcext:value-type="float">
            <text:p>54.3142</text:p>
          </table:table-cell>
          <table:table-cell office:value-type="float" office:value="39.5594" calcext:value-type="float">
            <text:p>39.5594</text:p>
          </table:table-cell>
          <table:table-cell office:value-type="float" office:value="53.992" calcext:value-type="float">
            <text:p>53.992</text:p>
          </table:table-cell>
          <table:table-cell office:value-type="float" office:value="50.7528" calcext:value-type="float">
            <text:p>50.7528</text:p>
          </table:table-cell>
          <table:table-cell office:value-type="float" office:value="52.0491" calcext:value-type="float">
            <text:p>52.0491</text:p>
          </table:table-cell>
          <table:table-cell office:value-type="float" office:value="45.3073" calcext:value-type="float">
            <text:p>45.3073</text:p>
          </table:table-cell>
        </table:table-row>
        <table:table-row table:style-name="ro1">
          <table:table-cell table:number-columns-repeated="4"/>
          <table:table-cell office:value-type="float" office:value="48.4643" calcext:value-type="float">
            <text:p>48.4643</text:p>
          </table:table-cell>
          <table:table-cell office:value-type="float" office:value="56.8796" calcext:value-type="float">
            <text:p>56.8796</text:p>
          </table:table-cell>
          <table:table-cell office:value-type="float" office:value="46.0278" calcext:value-type="float">
            <text:p>46.0278</text:p>
          </table:table-cell>
          <table:table-cell office:value-type="float" office:value="53.4727" calcext:value-type="float">
            <text:p>53.4727</text:p>
          </table:table-cell>
          <table:table-cell office:value-type="float" office:value="54.5003" calcext:value-type="float">
            <text:p>54.5003</text:p>
          </table:table-cell>
          <table:table-cell office:value-type="float" office:value="39.2098" calcext:value-type="float">
            <text:p>39.2098</text:p>
          </table:table-cell>
          <table:table-cell office:value-type="float" office:value="54.5395" calcext:value-type="float">
            <text:p>54.5395</text:p>
          </table:table-cell>
          <table:table-cell office:value-type="float" office:value="51.1399" calcext:value-type="float">
            <text:p>51.1399</text:p>
          </table:table-cell>
          <table:table-cell office:value-type="float" office:value="52.1074" calcext:value-type="float">
            <text:p>52.1074</text:p>
          </table:table-cell>
          <table:table-cell office:value-type="float" office:value="46.2186" calcext:value-type="float">
            <text:p>46.2186</text:p>
          </table:table-cell>
        </table:table-row>
        <table:table-row table:style-name="ro1">
          <table:table-cell table:number-columns-repeated="4"/>
          <table:table-cell office:value-type="float" office:value="47.7266" calcext:value-type="float">
            <text:p>47.7266</text:p>
          </table:table-cell>
          <table:table-cell office:value-type="float" office:value="56.456" calcext:value-type="float">
            <text:p>56.456</text:p>
          </table:table-cell>
          <table:table-cell office:value-type="float" office:value="45.8423" calcext:value-type="float">
            <text:p>45.8423</text:p>
          </table:table-cell>
          <table:table-cell office:value-type="float" office:value="53.3026" calcext:value-type="float">
            <text:p>53.3026</text:p>
          </table:table-cell>
          <table:table-cell office:value-type="float" office:value="54.2251" calcext:value-type="float">
            <text:p>54.2251</text:p>
          </table:table-cell>
          <table:table-cell office:value-type="float" office:value="39.9583" calcext:value-type="float">
            <text:p>39.9583</text:p>
          </table:table-cell>
          <table:table-cell office:value-type="float" office:value="54.6896" calcext:value-type="float">
            <text:p>54.6896</text:p>
          </table:table-cell>
          <table:table-cell office:value-type="float" office:value="51.5494" calcext:value-type="float">
            <text:p>51.5494</text:p>
          </table:table-cell>
          <table:table-cell office:value-type="float" office:value="51.6513" calcext:value-type="float">
            <text:p>51.6513</text:p>
          </table:table-cell>
          <table:table-cell office:value-type="float" office:value="46.34" calcext:value-type="float">
            <text:p>46.34</text:p>
          </table:table-cell>
        </table:table-row>
        <table:table-row table:style-name="ro1">
          <table:table-cell table:number-columns-repeated="4"/>
          <table:table-cell office:value-type="float" office:value="48.174" calcext:value-type="float">
            <text:p>48.174</text:p>
          </table:table-cell>
          <table:table-cell office:value-type="float" office:value="55.9946" calcext:value-type="float">
            <text:p>55.9946</text:p>
          </table:table-cell>
          <table:table-cell office:value-type="float" office:value="45.1981" calcext:value-type="float">
            <text:p>45.1981</text:p>
          </table:table-cell>
          <table:table-cell office:value-type="float" office:value="52.8957" calcext:value-type="float">
            <text:p>52.8957</text:p>
          </table:table-cell>
          <table:table-cell office:value-type="float" office:value="54.5069" calcext:value-type="float">
            <text:p>54.5069</text:p>
          </table:table-cell>
          <table:table-cell office:value-type="float" office:value="39.6442" calcext:value-type="float">
            <text:p>39.6442</text:p>
          </table:table-cell>
          <table:table-cell office:value-type="float" office:value="54.2819" calcext:value-type="float">
            <text:p>54.2819</text:p>
          </table:table-cell>
          <table:table-cell office:value-type="float" office:value="52.407" calcext:value-type="float">
            <text:p>52.407</text:p>
          </table:table-cell>
          <table:table-cell office:value-type="float" office:value="50.7425" calcext:value-type="float">
            <text:p>50.7425</text:p>
          </table:table-cell>
          <table:table-cell office:value-type="float" office:value="46.8389" calcext:value-type="float">
            <text:p>46.8389</text:p>
          </table:table-cell>
        </table:table-row>
        <table:table-row table:style-name="ro1">
          <table:table-cell table:number-columns-repeated="4"/>
          <table:table-cell office:value-type="float" office:value="48.5717" calcext:value-type="float">
            <text:p>48.5717</text:p>
          </table:table-cell>
          <table:table-cell office:value-type="float" office:value="56.7533" calcext:value-type="float">
            <text:p>56.7533</text:p>
          </table:table-cell>
          <table:table-cell office:value-type="float" office:value="44.9574" calcext:value-type="float">
            <text:p>44.9574</text:p>
          </table:table-cell>
          <table:table-cell office:value-type="float" office:value="52.3167" calcext:value-type="float">
            <text:p>52.3167</text:p>
          </table:table-cell>
          <table:table-cell office:value-type="float" office:value="54.1507" calcext:value-type="float">
            <text:p>54.1507</text:p>
          </table:table-cell>
          <table:table-cell office:value-type="float" office:value="38.6549" calcext:value-type="float">
            <text:p>38.6549</text:p>
          </table:table-cell>
          <table:table-cell office:value-type="float" office:value="54.6691" calcext:value-type="float">
            <text:p>54.6691</text:p>
          </table:table-cell>
          <table:table-cell office:value-type="float" office:value="51.8272" calcext:value-type="float">
            <text:p>51.8272</text:p>
          </table:table-cell>
          <table:table-cell office:value-type="float" office:value="51.8729" calcext:value-type="float">
            <text:p>51.8729</text:p>
          </table:table-cell>
          <table:table-cell office:value-type="float" office:value="47.5478" calcext:value-type="float">
            <text:p>47.5478</text:p>
          </table:table-cell>
        </table:table-row>
        <table:table-row table:style-name="ro1">
          <table:table-cell table:number-columns-repeated="4"/>
          <table:table-cell office:value-type="float" office:value="48.5811" calcext:value-type="float">
            <text:p>48.5811</text:p>
          </table:table-cell>
          <table:table-cell office:value-type="float" office:value="57.5157" calcext:value-type="float">
            <text:p>57.5157</text:p>
          </table:table-cell>
          <table:table-cell office:value-type="float" office:value="46.0927" calcext:value-type="float">
            <text:p>46.0927</text:p>
          </table:table-cell>
          <table:table-cell office:value-type="float" office:value="52.2146" calcext:value-type="float">
            <text:p>52.2146</text:p>
          </table:table-cell>
          <table:table-cell office:value-type="float" office:value="54.044" calcext:value-type="float">
            <text:p>54.044</text:p>
          </table:table-cell>
          <table:table-cell office:value-type="float" office:value="38.7765" calcext:value-type="float">
            <text:p>38.7765</text:p>
          </table:table-cell>
          <table:table-cell office:value-type="float" office:value="53.9243" calcext:value-type="float">
            <text:p>53.9243</text:p>
          </table:table-cell>
          <table:table-cell office:value-type="float" office:value="51.3427" calcext:value-type="float">
            <text:p>51.3427</text:p>
          </table:table-cell>
          <table:table-cell office:value-type="float" office:value="51.8468" calcext:value-type="float">
            <text:p>51.8468</text:p>
          </table:table-cell>
          <table:table-cell office:value-type="float" office:value="46.8473" calcext:value-type="float">
            <text:p>46.8473</text:p>
          </table:table-cell>
        </table:table-row>
        <table:table-row table:style-name="ro1">
          <table:table-cell table:number-columns-repeated="4"/>
          <table:table-cell office:value-type="float" office:value="48.3617" calcext:value-type="float">
            <text:p>48.3617</text:p>
          </table:table-cell>
          <table:table-cell office:value-type="float" office:value="56.6237" calcext:value-type="float">
            <text:p>56.6237</text:p>
          </table:table-cell>
          <table:table-cell office:value-type="float" office:value="45.7176" calcext:value-type="float">
            <text:p>45.7176</text:p>
          </table:table-cell>
          <table:table-cell office:value-type="float" office:value="53.9642" calcext:value-type="float">
            <text:p>53.9642</text:p>
          </table:table-cell>
          <table:table-cell office:value-type="float" office:value="54.7434" calcext:value-type="float">
            <text:p>54.7434</text:p>
          </table:table-cell>
          <table:table-cell office:value-type="float" office:value="38.482" calcext:value-type="float">
            <text:p>38.482</text:p>
          </table:table-cell>
          <table:table-cell office:value-type="float" office:value="53.4837" calcext:value-type="float">
            <text:p>53.4837</text:p>
          </table:table-cell>
          <table:table-cell office:value-type="float" office:value="50.071" calcext:value-type="float">
            <text:p>50.071</text:p>
          </table:table-cell>
          <table:table-cell office:value-type="float" office:value="53.5177" calcext:value-type="float">
            <text:p>53.5177</text:p>
          </table:table-cell>
          <table:table-cell office:value-type="float" office:value="46.2386" calcext:value-type="float">
            <text:p>46.2386</text:p>
          </table:table-cell>
        </table:table-row>
        <table:table-row table:style-name="ro1">
          <table:table-cell table:number-columns-repeated="4"/>
          <table:table-cell office:value-type="float" office:value="48.7517" calcext:value-type="float">
            <text:p>48.7517</text:p>
          </table:table-cell>
          <table:table-cell office:value-type="float" office:value="55.7776" calcext:value-type="float">
            <text:p>55.7776</text:p>
          </table:table-cell>
          <table:table-cell office:value-type="float" office:value="46.2264" calcext:value-type="float">
            <text:p>46.2264</text:p>
          </table:table-cell>
          <table:table-cell office:value-type="float" office:value="53.7295" calcext:value-type="float">
            <text:p>53.7295</text:p>
          </table:table-cell>
          <table:table-cell office:value-type="float" office:value="56.128" calcext:value-type="float">
            <text:p>56.128</text:p>
          </table:table-cell>
          <table:table-cell office:value-type="float" office:value="38.852" calcext:value-type="float">
            <text:p>38.852</text:p>
          </table:table-cell>
          <table:table-cell office:value-type="float" office:value="54.2083" calcext:value-type="float">
            <text:p>54.2083</text:p>
          </table:table-cell>
          <table:table-cell office:value-type="float" office:value="49.317" calcext:value-type="float">
            <text:p>49.317</text:p>
          </table:table-cell>
          <table:table-cell office:value-type="float" office:value="54.6273" calcext:value-type="float">
            <text:p>54.6273</text:p>
          </table:table-cell>
          <table:table-cell office:value-type="float" office:value="46.5764" calcext:value-type="float">
            <text:p>46.5764</text:p>
          </table:table-cell>
        </table:table-row>
        <table:table-row table:style-name="ro1">
          <table:table-cell table:number-columns-repeated="4"/>
          <table:table-cell office:value-type="float" office:value="48.3754" calcext:value-type="float">
            <text:p>48.3754</text:p>
          </table:table-cell>
          <table:table-cell office:value-type="float" office:value="56.858" calcext:value-type="float">
            <text:p>56.858</text:p>
          </table:table-cell>
          <table:table-cell office:value-type="float" office:value="45.7671" calcext:value-type="float">
            <text:p>45.7671</text:p>
          </table:table-cell>
          <table:table-cell office:value-type="float" office:value="53.9557" calcext:value-type="float">
            <text:p>53.9557</text:p>
          </table:table-cell>
          <table:table-cell office:value-type="float" office:value="55.8049" calcext:value-type="float">
            <text:p>55.8049</text:p>
          </table:table-cell>
          <table:table-cell office:value-type="float" office:value="39.4361" calcext:value-type="float">
            <text:p>39.4361</text:p>
          </table:table-cell>
          <table:table-cell office:value-type="float" office:value="54.6317" calcext:value-type="float">
            <text:p>54.6317</text:p>
          </table:table-cell>
          <table:table-cell office:value-type="float" office:value="50.1858" calcext:value-type="float">
            <text:p>50.1858</text:p>
          </table:table-cell>
          <table:table-cell office:value-type="float" office:value="55.1832" calcext:value-type="float">
            <text:p>55.1832</text:p>
          </table:table-cell>
          <table:table-cell office:value-type="float" office:value="47.4929" calcext:value-type="float">
            <text:p>47.4929</text:p>
          </table:table-cell>
        </table:table-row>
        <table:table-row table:style-name="ro1">
          <table:table-cell table:number-columns-repeated="4"/>
          <table:table-cell office:value-type="float" office:value="47.9381" calcext:value-type="float">
            <text:p>47.9381</text:p>
          </table:table-cell>
          <table:table-cell office:value-type="float" office:value="57.989" calcext:value-type="float">
            <text:p>57.989</text:p>
          </table:table-cell>
          <table:table-cell office:value-type="float" office:value="45.271" calcext:value-type="float">
            <text:p>45.271</text:p>
          </table:table-cell>
          <table:table-cell office:value-type="float" office:value="54.8047" calcext:value-type="float">
            <text:p>54.8047</text:p>
          </table:table-cell>
          <table:table-cell office:value-type="float" office:value="55.4149" calcext:value-type="float">
            <text:p>55.4149</text:p>
          </table:table-cell>
          <table:table-cell office:value-type="float" office:value="40.0624" calcext:value-type="float">
            <text:p>40.0624</text:p>
          </table:table-cell>
          <table:table-cell office:value-type="float" office:value="55.3152" calcext:value-type="float">
            <text:p>55.3152</text:p>
          </table:table-cell>
          <table:table-cell office:value-type="float" office:value="49.1658" calcext:value-type="float">
            <text:p>49.1658</text:p>
          </table:table-cell>
          <table:table-cell office:value-type="float" office:value="54.4776" calcext:value-type="float">
            <text:p>54.4776</text:p>
          </table:table-cell>
          <table:table-cell office:value-type="float" office:value="47.3774" calcext:value-type="float">
            <text:p>47.3774</text:p>
          </table:table-cell>
        </table:table-row>
        <table:table-row table:style-name="ro1">
          <table:table-cell table:number-columns-repeated="4"/>
          <table:table-cell office:value-type="float" office:value="48.4931" calcext:value-type="float">
            <text:p>48.4931</text:p>
          </table:table-cell>
          <table:table-cell office:value-type="float" office:value="58.4873" calcext:value-type="float">
            <text:p>58.4873</text:p>
          </table:table-cell>
          <table:table-cell office:value-type="float" office:value="46.6416" calcext:value-type="float">
            <text:p>46.6416</text:p>
          </table:table-cell>
          <table:table-cell office:value-type="float" office:value="53.9617" calcext:value-type="float">
            <text:p>53.9617</text:p>
          </table:table-cell>
          <table:table-cell office:value-type="float" office:value="56.1227" calcext:value-type="float">
            <text:p>56.1227</text:p>
          </table:table-cell>
          <table:table-cell office:value-type="float" office:value="39.5937" calcext:value-type="float">
            <text:p>39.5937</text:p>
          </table:table-cell>
          <table:table-cell office:value-type="float" office:value="56.6934" calcext:value-type="float">
            <text:p>56.6934</text:p>
          </table:table-cell>
          <table:table-cell office:value-type="float" office:value="50.4138" calcext:value-type="float">
            <text:p>50.4138</text:p>
          </table:table-cell>
          <table:table-cell office:value-type="float" office:value="53.9519" calcext:value-type="float">
            <text:p>53.9519</text:p>
          </table:table-cell>
          <table:table-cell office:value-type="float" office:value="47.1998" calcext:value-type="float">
            <text:p>47.1998</text:p>
          </table:table-cell>
        </table:table-row>
        <table:table-row table:style-name="ro1">
          <table:table-cell table:number-columns-repeated="4"/>
          <table:table-cell office:value-type="float" office:value="47.952" calcext:value-type="float">
            <text:p>47.952</text:p>
          </table:table-cell>
          <table:table-cell office:value-type="float" office:value="56.973" calcext:value-type="float">
            <text:p>56.973</text:p>
          </table:table-cell>
          <table:table-cell office:value-type="float" office:value="46.2598" calcext:value-type="float">
            <text:p>46.2598</text:p>
          </table:table-cell>
          <table:table-cell office:value-type="float" office:value="55.5361" calcext:value-type="float">
            <text:p>55.5361</text:p>
          </table:table-cell>
          <table:table-cell office:value-type="float" office:value="55.461" calcext:value-type="float">
            <text:p>55.461</text:p>
          </table:table-cell>
          <table:table-cell office:value-type="float" office:value="39.9362" calcext:value-type="float">
            <text:p>39.9362</text:p>
          </table:table-cell>
          <table:table-cell office:value-type="float" office:value="56.8931" calcext:value-type="float">
            <text:p>56.8931</text:p>
          </table:table-cell>
          <table:table-cell office:value-type="float" office:value="50.867" calcext:value-type="float">
            <text:p>50.867</text:p>
          </table:table-cell>
          <table:table-cell office:value-type="float" office:value="54.9165" calcext:value-type="float">
            <text:p>54.9165</text:p>
          </table:table-cell>
          <table:table-cell office:value-type="float" office:value="46.3772" calcext:value-type="float">
            <text:p>46.3772</text:p>
          </table:table-cell>
        </table:table-row>
        <table:table-row table:style-name="ro1">
          <table:table-cell table:number-columns-repeated="4"/>
          <table:table-cell office:value-type="float" office:value="47.442" calcext:value-type="float">
            <text:p>47.442</text:p>
          </table:table-cell>
          <table:table-cell office:value-type="float" office:value="57.7281" calcext:value-type="float">
            <text:p>57.7281</text:p>
          </table:table-cell>
          <table:table-cell office:value-type="float" office:value="47.4911" calcext:value-type="float">
            <text:p>47.4911</text:p>
          </table:table-cell>
          <table:table-cell office:value-type="float" office:value="56.3626" calcext:value-type="float">
            <text:p>56.3626</text:p>
          </table:table-cell>
          <table:table-cell office:value-type="float" office:value="56.2169" calcext:value-type="float">
            <text:p>56.2169</text:p>
          </table:table-cell>
          <table:table-cell office:value-type="float" office:value="39.2352" calcext:value-type="float">
            <text:p>39.2352</text:p>
          </table:table-cell>
          <table:table-cell office:value-type="float" office:value="56.5827" calcext:value-type="float">
            <text:p>56.5827</text:p>
          </table:table-cell>
          <table:table-cell office:value-type="float" office:value="51.7745" calcext:value-type="float">
            <text:p>51.7745</text:p>
          </table:table-cell>
          <table:table-cell office:value-type="float" office:value="54.6724" calcext:value-type="float">
            <text:p>54.6724</text:p>
          </table:table-cell>
          <table:table-cell office:value-type="float" office:value="47.7036" calcext:value-type="float">
            <text:p>47.7036</text:p>
          </table:table-cell>
        </table:table-row>
        <table:table-row table:style-name="ro1">
          <table:table-cell table:number-columns-repeated="4"/>
          <table:table-cell office:value-type="float" office:value="47.7543" calcext:value-type="float">
            <text:p>47.7543</text:p>
          </table:table-cell>
          <table:table-cell office:value-type="float" office:value="56.9627" calcext:value-type="float">
            <text:p>56.9627</text:p>
          </table:table-cell>
          <table:table-cell office:value-type="float" office:value="46.9133" calcext:value-type="float">
            <text:p>46.9133</text:p>
          </table:table-cell>
          <table:table-cell office:value-type="float" office:value="55.9466" calcext:value-type="float">
            <text:p>55.9466</text:p>
          </table:table-cell>
          <table:table-cell office:value-type="float" office:value="55.9556" calcext:value-type="float">
            <text:p>55.9556</text:p>
          </table:table-cell>
          <table:table-cell office:value-type="float" office:value="39.369" calcext:value-type="float">
            <text:p>39.369</text:p>
          </table:table-cell>
          <table:table-cell office:value-type="float" office:value="57.1538" calcext:value-type="float">
            <text:p>57.1538</text:p>
          </table:table-cell>
          <table:table-cell office:value-type="float" office:value="51.9623" calcext:value-type="float">
            <text:p>51.9623</text:p>
          </table:table-cell>
          <table:table-cell office:value-type="float" office:value="54.5054" calcext:value-type="float">
            <text:p>54.5054</text:p>
          </table:table-cell>
          <table:table-cell office:value-type="float" office:value="47.61" calcext:value-type="float">
            <text:p>47.61</text:p>
          </table:table-cell>
        </table:table-row>
        <table:table-row table:style-name="ro1">
          <table:table-cell table:number-columns-repeated="4"/>
          <table:table-cell office:value-type="float" office:value="47.5764" calcext:value-type="float">
            <text:p>47.5764</text:p>
          </table:table-cell>
          <table:table-cell office:value-type="float" office:value="57.2861" calcext:value-type="float">
            <text:p>57.2861</text:p>
          </table:table-cell>
          <table:table-cell office:value-type="float" office:value="46.3324" calcext:value-type="float">
            <text:p>46.3324</text:p>
          </table:table-cell>
          <table:table-cell office:value-type="float" office:value="55.7573" calcext:value-type="float">
            <text:p>55.7573</text:p>
          </table:table-cell>
          <table:table-cell office:value-type="float" office:value="56.7646" calcext:value-type="float">
            <text:p>56.7646</text:p>
          </table:table-cell>
          <table:table-cell office:value-type="float" office:value="38.6177" calcext:value-type="float">
            <text:p>38.6177</text:p>
          </table:table-cell>
          <table:table-cell office:value-type="float" office:value="58.1459" calcext:value-type="float">
            <text:p>58.1459</text:p>
          </table:table-cell>
          <table:table-cell office:value-type="float" office:value="52.6637" calcext:value-type="float">
            <text:p>52.6637</text:p>
          </table:table-cell>
          <table:table-cell office:value-type="float" office:value="54.386" calcext:value-type="float">
            <text:p>54.386</text:p>
          </table:table-cell>
          <table:table-cell office:value-type="float" office:value="47.4245" calcext:value-type="float">
            <text:p>47.4245</text:p>
          </table:table-cell>
        </table:table-row>
        <table:table-row table:style-name="ro1">
          <table:table-cell table:number-columns-repeated="4"/>
          <table:table-cell office:value-type="float" office:value="46.9991" calcext:value-type="float">
            <text:p>46.9991</text:p>
          </table:table-cell>
          <table:table-cell office:value-type="float" office:value="56.4994" calcext:value-type="float">
            <text:p>56.4994</text:p>
          </table:table-cell>
          <table:table-cell office:value-type="float" office:value="46.0139" calcext:value-type="float">
            <text:p>46.0139</text:p>
          </table:table-cell>
          <table:table-cell office:value-type="float" office:value="54.7455" calcext:value-type="float">
            <text:p>54.7455</text:p>
          </table:table-cell>
          <table:table-cell office:value-type="float" office:value="56.0884" calcext:value-type="float">
            <text:p>56.0884</text:p>
          </table:table-cell>
          <table:table-cell office:value-type="float" office:value="39.3884" calcext:value-type="float">
            <text:p>39.3884</text:p>
          </table:table-cell>
          <table:table-cell office:value-type="float" office:value="58.1223" calcext:value-type="float">
            <text:p>58.1223</text:p>
          </table:table-cell>
          <table:table-cell office:value-type="float" office:value="52.3458" calcext:value-type="float">
            <text:p>52.3458</text:p>
          </table:table-cell>
          <table:table-cell office:value-type="float" office:value="54.3393" calcext:value-type="float">
            <text:p>54.3393</text:p>
          </table:table-cell>
          <table:table-cell office:value-type="float" office:value="48.0433" calcext:value-type="float">
            <text:p>48.0433</text:p>
          </table:table-cell>
        </table:table-row>
        <table:table-row table:style-name="ro1">
          <table:table-cell table:number-columns-repeated="4"/>
          <table:table-cell office:value-type="float" office:value="46.91" calcext:value-type="float">
            <text:p>46.91</text:p>
          </table:table-cell>
          <table:table-cell office:value-type="float" office:value="56.6064" calcext:value-type="float">
            <text:p>56.6064</text:p>
          </table:table-cell>
          <table:table-cell office:value-type="float" office:value="45.9063" calcext:value-type="float">
            <text:p>45.9063</text:p>
          </table:table-cell>
          <table:table-cell office:value-type="float" office:value="53.8446" calcext:value-type="float">
            <text:p>53.8446</text:p>
          </table:table-cell>
          <table:table-cell office:value-type="float" office:value="56.5932" calcext:value-type="float">
            <text:p>56.5932</text:p>
          </table:table-cell>
          <table:table-cell office:value-type="float" office:value="38.9757" calcext:value-type="float">
            <text:p>38.9757</text:p>
          </table:table-cell>
          <table:table-cell office:value-type="float" office:value="57.0313" calcext:value-type="float">
            <text:p>57.0313</text:p>
          </table:table-cell>
          <table:table-cell office:value-type="float" office:value="51.8446" calcext:value-type="float">
            <text:p>51.8446</text:p>
          </table:table-cell>
          <table:table-cell office:value-type="float" office:value="54.6487" calcext:value-type="float">
            <text:p>54.6487</text:p>
          </table:table-cell>
          <table:table-cell office:value-type="float" office:value="47.7613" calcext:value-type="float">
            <text:p>47.7613</text:p>
          </table:table-cell>
        </table:table-row>
        <table:table-row table:style-name="ro1">
          <table:table-cell table:number-columns-repeated="4"/>
          <table:table-cell office:value-type="float" office:value="46.7623" calcext:value-type="float">
            <text:p>46.7623</text:p>
          </table:table-cell>
          <table:table-cell office:value-type="float" office:value="56.1712" calcext:value-type="float">
            <text:p>56.1712</text:p>
          </table:table-cell>
          <table:table-cell office:value-type="float" office:value="45.5329" calcext:value-type="float">
            <text:p>45.5329</text:p>
          </table:table-cell>
          <table:table-cell office:value-type="float" office:value="55.049" calcext:value-type="float">
            <text:p>55.049</text:p>
          </table:table-cell>
          <table:table-cell office:value-type="float" office:value="56.7425" calcext:value-type="float">
            <text:p>56.7425</text:p>
          </table:table-cell>
          <table:table-cell office:value-type="float" office:value="39.1699" calcext:value-type="float">
            <text:p>39.1699</text:p>
          </table:table-cell>
          <table:table-cell office:value-type="float" office:value="57.6601" calcext:value-type="float">
            <text:p>57.6601</text:p>
          </table:table-cell>
          <table:table-cell office:value-type="float" office:value="52.1317" calcext:value-type="float">
            <text:p>52.1317</text:p>
          </table:table-cell>
          <table:table-cell office:value-type="float" office:value="53.443" calcext:value-type="float">
            <text:p>53.443</text:p>
          </table:table-cell>
          <table:table-cell office:value-type="float" office:value="47.4399" calcext:value-type="float">
            <text:p>47.4399</text:p>
          </table:table-cell>
        </table:table-row>
        <table:table-row table:style-name="ro1">
          <table:table-cell table:number-columns-repeated="4"/>
          <table:table-cell office:value-type="float" office:value="46.3465" calcext:value-type="float">
            <text:p>46.3465</text:p>
          </table:table-cell>
          <table:table-cell office:value-type="float" office:value="56.3293" calcext:value-type="float">
            <text:p>56.3293</text:p>
          </table:table-cell>
          <table:table-cell office:value-type="float" office:value="45.5213" calcext:value-type="float">
            <text:p>45.5213</text:p>
          </table:table-cell>
          <table:table-cell office:value-type="float" office:value="55.5514" calcext:value-type="float">
            <text:p>55.5514</text:p>
          </table:table-cell>
          <table:table-cell office:value-type="float" office:value="56.6644" calcext:value-type="float">
            <text:p>56.6644</text:p>
          </table:table-cell>
          <table:table-cell office:value-type="float" office:value="38.5072" calcext:value-type="float">
            <text:p>38.5072</text:p>
          </table:table-cell>
          <table:table-cell office:value-type="float" office:value="58.5201" calcext:value-type="float">
            <text:p>58.5201</text:p>
          </table:table-cell>
          <table:table-cell office:value-type="float" office:value="53.4288" calcext:value-type="float">
            <text:p>53.4288</text:p>
          </table:table-cell>
          <table:table-cell office:value-type="float" office:value="53.413" calcext:value-type="float">
            <text:p>53.413</text:p>
          </table:table-cell>
          <table:table-cell office:value-type="float" office:value="46.6864" calcext:value-type="float">
            <text:p>46.6864</text:p>
          </table:table-cell>
        </table:table-row>
        <table:table-row table:style-name="ro1">
          <table:table-cell table:number-columns-repeated="4"/>
          <table:table-cell office:value-type="float" office:value="46.502" calcext:value-type="float">
            <text:p>46.502</text:p>
          </table:table-cell>
          <table:table-cell office:value-type="float" office:value="55.5983" calcext:value-type="float">
            <text:p>55.5983</text:p>
          </table:table-cell>
          <table:table-cell office:value-type="float" office:value="45.695" calcext:value-type="float">
            <text:p>45.695</text:p>
          </table:table-cell>
          <table:table-cell office:value-type="float" office:value="55.1943" calcext:value-type="float">
            <text:p>55.1943</text:p>
          </table:table-cell>
          <table:table-cell office:value-type="float" office:value="57.0932" calcext:value-type="float">
            <text:p>57.0932</text:p>
          </table:table-cell>
          <table:table-cell office:value-type="float" office:value="38.9897" calcext:value-type="float">
            <text:p>38.9897</text:p>
          </table:table-cell>
          <table:table-cell office:value-type="float" office:value="58.9174" calcext:value-type="float">
            <text:p>58.9174</text:p>
          </table:table-cell>
          <table:table-cell office:value-type="float" office:value="52.6797" calcext:value-type="float">
            <text:p>52.6797</text:p>
          </table:table-cell>
          <table:table-cell office:value-type="float" office:value="53.132" calcext:value-type="float">
            <text:p>53.132</text:p>
          </table:table-cell>
          <table:table-cell office:value-type="float" office:value="45.7024" calcext:value-type="float">
            <text:p>45.7024</text:p>
          </table:table-cell>
        </table:table-row>
        <table:table-row table:style-name="ro1">
          <table:table-cell table:number-columns-repeated="4"/>
          <table:table-cell office:value-type="float" office:value="46.8961" calcext:value-type="float">
            <text:p>46.8961</text:p>
          </table:table-cell>
          <table:table-cell office:value-type="float" office:value="55.6363" calcext:value-type="float">
            <text:p>55.6363</text:p>
          </table:table-cell>
          <table:table-cell office:value-type="float" office:value="45.7263" calcext:value-type="float">
            <text:p>45.7263</text:p>
          </table:table-cell>
          <table:table-cell office:value-type="float" office:value="55.1992" calcext:value-type="float">
            <text:p>55.1992</text:p>
          </table:table-cell>
          <table:table-cell office:value-type="float" office:value="57.1374" calcext:value-type="float">
            <text:p>57.1374</text:p>
          </table:table-cell>
          <table:table-cell office:value-type="float" office:value="39.9761" calcext:value-type="float">
            <text:p>39.9761</text:p>
          </table:table-cell>
          <table:table-cell office:value-type="float" office:value="57.5014" calcext:value-type="float">
            <text:p>57.5014</text:p>
          </table:table-cell>
          <table:table-cell office:value-type="float" office:value="51.9331" calcext:value-type="float">
            <text:p>51.9331</text:p>
          </table:table-cell>
          <table:table-cell office:value-type="float" office:value="52.5823" calcext:value-type="float">
            <text:p>52.5823</text:p>
          </table:table-cell>
          <table:table-cell office:value-type="float" office:value="45.52" calcext:value-type="float">
            <text:p>45.52</text:p>
          </table:table-cell>
        </table:table-row>
        <table:table-row table:style-name="ro1">
          <table:table-cell table:number-columns-repeated="4"/>
          <table:table-cell office:value-type="float" office:value="47.5012" calcext:value-type="float">
            <text:p>47.5012</text:p>
          </table:table-cell>
          <table:table-cell office:value-type="float" office:value="54.8876" calcext:value-type="float">
            <text:p>54.8876</text:p>
          </table:table-cell>
          <table:table-cell office:value-type="float" office:value="45.7743" calcext:value-type="float">
            <text:p>45.7743</text:p>
          </table:table-cell>
          <table:table-cell office:value-type="float" office:value="55.1131" calcext:value-type="float">
            <text:p>55.1131</text:p>
          </table:table-cell>
          <table:table-cell office:value-type="float" office:value="57.6522" calcext:value-type="float">
            <text:p>57.6522</text:p>
          </table:table-cell>
          <table:table-cell office:value-type="float" office:value="39.9373" calcext:value-type="float">
            <text:p>39.9373</text:p>
          </table:table-cell>
          <table:table-cell office:value-type="float" office:value="57.3245" calcext:value-type="float">
            <text:p>57.3245</text:p>
          </table:table-cell>
          <table:table-cell office:value-type="float" office:value="51.2496" calcext:value-type="float">
            <text:p>51.2496</text:p>
          </table:table-cell>
          <table:table-cell office:value-type="float" office:value="52.2478" calcext:value-type="float">
            <text:p>52.2478</text:p>
          </table:table-cell>
          <table:table-cell office:value-type="float" office:value="46.0355" calcext:value-type="float">
            <text:p>46.0355</text:p>
          </table:table-cell>
        </table:table-row>
        <table:table-row table:style-name="ro1">
          <table:table-cell table:number-columns-repeated="4"/>
          <table:table-cell office:value-type="float" office:value="46.7585" calcext:value-type="float">
            <text:p>46.7585</text:p>
          </table:table-cell>
          <table:table-cell office:value-type="float" office:value="54.9603" calcext:value-type="float">
            <text:p>54.9603</text:p>
          </table:table-cell>
          <table:table-cell office:value-type="float" office:value="45.6037" calcext:value-type="float">
            <text:p>45.6037</text:p>
          </table:table-cell>
          <table:table-cell office:value-type="float" office:value="55.4778" calcext:value-type="float">
            <text:p>55.4778</text:p>
          </table:table-cell>
          <table:table-cell office:value-type="float" office:value="58.2373" calcext:value-type="float">
            <text:p>58.2373</text:p>
          </table:table-cell>
          <table:table-cell office:value-type="float" office:value="39.5361" calcext:value-type="float">
            <text:p>39.5361</text:p>
          </table:table-cell>
          <table:table-cell office:value-type="float" office:value="56.6332" calcext:value-type="float">
            <text:p>56.6332</text:p>
          </table:table-cell>
          <table:table-cell office:value-type="float" office:value="51.0717" calcext:value-type="float">
            <text:p>51.0717</text:p>
          </table:table-cell>
          <table:table-cell office:value-type="float" office:value="53.2087" calcext:value-type="float">
            <text:p>53.2087</text:p>
          </table:table-cell>
          <table:table-cell office:value-type="float" office:value="45.5073" calcext:value-type="float">
            <text:p>45.5073</text:p>
          </table:table-cell>
        </table:table-row>
        <table:table-row table:style-name="ro1">
          <table:table-cell table:number-columns-repeated="4"/>
          <table:table-cell office:value-type="float" office:value="46.8235" calcext:value-type="float">
            <text:p>46.8235</text:p>
          </table:table-cell>
          <table:table-cell office:value-type="float" office:value="54.7057" calcext:value-type="float">
            <text:p>54.7057</text:p>
          </table:table-cell>
          <table:table-cell office:value-type="float" office:value="45.3527" calcext:value-type="float">
            <text:p>45.3527</text:p>
          </table:table-cell>
          <table:table-cell office:value-type="float" office:value="54.6784" calcext:value-type="float">
            <text:p>54.6784</text:p>
          </table:table-cell>
          <table:table-cell office:value-type="float" office:value="57.6892" calcext:value-type="float">
            <text:p>57.6892</text:p>
          </table:table-cell>
          <table:table-cell office:value-type="float" office:value="39.5924" calcext:value-type="float">
            <text:p>39.5924</text:p>
          </table:table-cell>
          <table:table-cell office:value-type="float" office:value="56.2239" calcext:value-type="float">
            <text:p>56.2239</text:p>
          </table:table-cell>
          <table:table-cell office:value-type="float" office:value="51.3712" calcext:value-type="float">
            <text:p>51.3712</text:p>
          </table:table-cell>
          <table:table-cell office:value-type="float" office:value="54.2301" calcext:value-type="float">
            <text:p>54.2301</text:p>
          </table:table-cell>
          <table:table-cell office:value-type="float" office:value="45.6855" calcext:value-type="float">
            <text:p>45.6855</text:p>
          </table:table-cell>
        </table:table-row>
        <table:table-row table:style-name="ro1">
          <table:table-cell table:number-columns-repeated="4"/>
          <table:table-cell office:value-type="float" office:value="46.8705" calcext:value-type="float">
            <text:p>46.8705</text:p>
          </table:table-cell>
          <table:table-cell office:value-type="float" office:value="56.255" calcext:value-type="float">
            <text:p>56.255</text:p>
          </table:table-cell>
          <table:table-cell office:value-type="float" office:value="45.5525" calcext:value-type="float">
            <text:p>45.5525</text:p>
          </table:table-cell>
          <table:table-cell office:value-type="float" office:value="55.3039" calcext:value-type="float">
            <text:p>55.3039</text:p>
          </table:table-cell>
          <table:table-cell office:value-type="float" office:value="57.9749" calcext:value-type="float">
            <text:p>57.9749</text:p>
          </table:table-cell>
          <table:table-cell office:value-type="float" office:value="39.174" calcext:value-type="float">
            <text:p>39.174</text:p>
          </table:table-cell>
          <table:table-cell office:value-type="float" office:value="55.0359" calcext:value-type="float">
            <text:p>55.0359</text:p>
          </table:table-cell>
          <table:table-cell office:value-type="float" office:value="52.3096" calcext:value-type="float">
            <text:p>52.3096</text:p>
          </table:table-cell>
          <table:table-cell office:value-type="float" office:value="55.6769" calcext:value-type="float">
            <text:p>55.6769</text:p>
          </table:table-cell>
          <table:table-cell office:value-type="float" office:value="45.5759" calcext:value-type="float">
            <text:p>45.5759</text:p>
          </table:table-cell>
        </table:table-row>
        <table:table-row table:style-name="ro1">
          <table:table-cell table:number-columns-repeated="4"/>
          <table:table-cell office:value-type="float" office:value="45.6855" calcext:value-type="float">
            <text:p>45.6855</text:p>
          </table:table-cell>
          <table:table-cell office:value-type="float" office:value="56.7141" calcext:value-type="float">
            <text:p>56.7141</text:p>
          </table:table-cell>
          <table:table-cell office:value-type="float" office:value="44.7342" calcext:value-type="float">
            <text:p>44.7342</text:p>
          </table:table-cell>
          <table:table-cell office:value-type="float" office:value="55.1182" calcext:value-type="float">
            <text:p>55.1182</text:p>
          </table:table-cell>
          <table:table-cell office:value-type="float" office:value="57.7077" calcext:value-type="float">
            <text:p>57.7077</text:p>
          </table:table-cell>
          <table:table-cell office:value-type="float" office:value="39.3274" calcext:value-type="float">
            <text:p>39.3274</text:p>
          </table:table-cell>
          <table:table-cell office:value-type="float" office:value="54.8915" calcext:value-type="float">
            <text:p>54.8915</text:p>
          </table:table-cell>
          <table:table-cell office:value-type="float" office:value="52.1909" calcext:value-type="float">
            <text:p>52.1909</text:p>
          </table:table-cell>
          <table:table-cell office:value-type="float" office:value="55.1323" calcext:value-type="float">
            <text:p>55.1323</text:p>
          </table:table-cell>
          <table:table-cell office:value-type="float" office:value="45.4366" calcext:value-type="float">
            <text:p>45.4366</text:p>
          </table:table-cell>
        </table:table-row>
        <table:table-row table:style-name="ro1">
          <table:table-cell table:number-columns-repeated="4"/>
          <table:table-cell office:value-type="float" office:value="45.2035" calcext:value-type="float">
            <text:p>45.2035</text:p>
          </table:table-cell>
          <table:table-cell office:value-type="float" office:value="55.2329" calcext:value-type="float">
            <text:p>55.2329</text:p>
          </table:table-cell>
          <table:table-cell office:value-type="float" office:value="45.291" calcext:value-type="float">
            <text:p>45.291</text:p>
          </table:table-cell>
          <table:table-cell office:value-type="float" office:value="54.7011" calcext:value-type="float">
            <text:p>54.7011</text:p>
          </table:table-cell>
          <table:table-cell office:value-type="float" office:value="57.6062" calcext:value-type="float">
            <text:p>57.6062</text:p>
          </table:table-cell>
          <table:table-cell office:value-type="float" office:value="39.3447" calcext:value-type="float">
            <text:p>39.3447</text:p>
          </table:table-cell>
          <table:table-cell office:value-type="float" office:value="54.4007" calcext:value-type="float">
            <text:p>54.4007</text:p>
          </table:table-cell>
          <table:table-cell office:value-type="float" office:value="51.9261" calcext:value-type="float">
            <text:p>51.9261</text:p>
          </table:table-cell>
          <table:table-cell office:value-type="float" office:value="53.8138" calcext:value-type="float">
            <text:p>53.8138</text:p>
          </table:table-cell>
          <table:table-cell office:value-type="float" office:value="45.5192" calcext:value-type="float">
            <text:p>45.5192</text:p>
          </table:table-cell>
        </table:table-row>
        <table:table-row table:style-name="ro1">
          <table:table-cell table:number-columns-repeated="4"/>
          <table:table-cell office:value-type="float" office:value="45.2252" calcext:value-type="float">
            <text:p>45.2252</text:p>
          </table:table-cell>
          <table:table-cell office:value-type="float" office:value="55.3674" calcext:value-type="float">
            <text:p>55.3674</text:p>
          </table:table-cell>
          <table:table-cell office:value-type="float" office:value="45.1929" calcext:value-type="float">
            <text:p>45.1929</text:p>
          </table:table-cell>
          <table:table-cell office:value-type="float" office:value="54.2834" calcext:value-type="float">
            <text:p>54.2834</text:p>
          </table:table-cell>
          <table:table-cell office:value-type="float" office:value="57.5662" calcext:value-type="float">
            <text:p>57.5662</text:p>
          </table:table-cell>
          <table:table-cell office:value-type="float" office:value="39.6642" calcext:value-type="float">
            <text:p>39.6642</text:p>
          </table:table-cell>
          <table:table-cell office:value-type="float" office:value="55.1174" calcext:value-type="float">
            <text:p>55.1174</text:p>
          </table:table-cell>
          <table:table-cell office:value-type="float" office:value="53.7113" calcext:value-type="float">
            <text:p>53.7113</text:p>
          </table:table-cell>
          <table:table-cell office:value-type="float" office:value="53.5605" calcext:value-type="float">
            <text:p>53.5605</text:p>
          </table:table-cell>
          <table:table-cell office:value-type="float" office:value="45.0704" calcext:value-type="float">
            <text:p>45.0704</text:p>
          </table:table-cell>
        </table:table-row>
        <table:table-row table:style-name="ro1">
          <table:table-cell table:number-columns-repeated="4"/>
          <table:table-cell office:value-type="float" office:value="44.2425" calcext:value-type="float">
            <text:p>44.2425</text:p>
          </table:table-cell>
          <table:table-cell office:value-type="float" office:value="56.3393" calcext:value-type="float">
            <text:p>56.3393</text:p>
          </table:table-cell>
          <table:table-cell office:value-type="float" office:value="45.7442" calcext:value-type="float">
            <text:p>45.7442</text:p>
          </table:table-cell>
          <table:table-cell office:value-type="float" office:value="54.4766" calcext:value-type="float">
            <text:p>54.4766</text:p>
          </table:table-cell>
          <table:table-cell office:value-type="float" office:value="57.6416" calcext:value-type="float">
            <text:p>57.6416</text:p>
          </table:table-cell>
          <table:table-cell office:value-type="float" office:value="40.2293" calcext:value-type="float">
            <text:p>40.2293</text:p>
          </table:table-cell>
          <table:table-cell office:value-type="float" office:value="54.5317" calcext:value-type="float">
            <text:p>54.5317</text:p>
          </table:table-cell>
          <table:table-cell office:value-type="float" office:value="53.2571" calcext:value-type="float">
            <text:p>53.2571</text:p>
          </table:table-cell>
          <table:table-cell office:value-type="float" office:value="53.746" calcext:value-type="float">
            <text:p>53.746</text:p>
          </table:table-cell>
          <table:table-cell office:value-type="float" office:value="44.6547" calcext:value-type="float">
            <text:p>44.6547</text:p>
          </table:table-cell>
        </table:table-row>
        <table:table-row table:style-name="ro1">
          <table:table-cell table:number-columns-repeated="4"/>
          <table:table-cell office:value-type="float" office:value="44.4543" calcext:value-type="float">
            <text:p>44.4543</text:p>
          </table:table-cell>
          <table:table-cell office:value-type="float" office:value="55.9947" calcext:value-type="float">
            <text:p>55.9947</text:p>
          </table:table-cell>
          <table:table-cell office:value-type="float" office:value="45.4546" calcext:value-type="float">
            <text:p>45.4546</text:p>
          </table:table-cell>
          <table:table-cell office:value-type="float" office:value="53.5939" calcext:value-type="float">
            <text:p>53.5939</text:p>
          </table:table-cell>
          <table:table-cell office:value-type="float" office:value="57.616" calcext:value-type="float">
            <text:p>57.616</text:p>
          </table:table-cell>
          <table:table-cell office:value-type="float" office:value="40.0736" calcext:value-type="float">
            <text:p>40.0736</text:p>
          </table:table-cell>
          <table:table-cell office:value-type="float" office:value="52.4326" calcext:value-type="float">
            <text:p>52.4326</text:p>
          </table:table-cell>
          <table:table-cell office:value-type="float" office:value="52.8902" calcext:value-type="float">
            <text:p>52.8902</text:p>
          </table:table-cell>
          <table:table-cell office:value-type="float" office:value="54.2831" calcext:value-type="float">
            <text:p>54.2831</text:p>
          </table:table-cell>
          <table:table-cell office:value-type="float" office:value="44.2581" calcext:value-type="float">
            <text:p>44.2581</text:p>
          </table:table-cell>
        </table:table-row>
        <table:table-row table:style-name="ro1">
          <table:table-cell table:number-columns-repeated="4"/>
          <table:table-cell office:value-type="float" office:value="45.1786" calcext:value-type="float">
            <text:p>45.1786</text:p>
          </table:table-cell>
          <table:table-cell office:value-type="float" office:value="55.5668" calcext:value-type="float">
            <text:p>55.5668</text:p>
          </table:table-cell>
          <table:table-cell office:value-type="float" office:value="45.3204" calcext:value-type="float">
            <text:p>45.3204</text:p>
          </table:table-cell>
          <table:table-cell office:value-type="float" office:value="53.6299" calcext:value-type="float">
            <text:p>53.6299</text:p>
          </table:table-cell>
          <table:table-cell office:value-type="float" office:value="56.6411" calcext:value-type="float">
            <text:p>56.6411</text:p>
          </table:table-cell>
          <table:table-cell office:value-type="float" office:value="40.457" calcext:value-type="float">
            <text:p>40.457</text:p>
          </table:table-cell>
          <table:table-cell office:value-type="float" office:value="51.8657" calcext:value-type="float">
            <text:p>51.8657</text:p>
          </table:table-cell>
          <table:table-cell office:value-type="float" office:value="53.1063" calcext:value-type="float">
            <text:p>53.1063</text:p>
          </table:table-cell>
          <table:table-cell office:value-type="float" office:value="55.0503" calcext:value-type="float">
            <text:p>55.0503</text:p>
          </table:table-cell>
          <table:table-cell office:value-type="float" office:value="43.7214" calcext:value-type="float">
            <text:p>43.7214</text:p>
          </table:table-cell>
        </table:table-row>
        <table:table-row table:style-name="ro1">
          <table:table-cell table:number-columns-repeated="4"/>
          <table:table-cell office:value-type="float" office:value="44.4647" calcext:value-type="float">
            <text:p>44.4647</text:p>
          </table:table-cell>
          <table:table-cell office:value-type="float" office:value="55.364" calcext:value-type="float">
            <text:p>55.364</text:p>
          </table:table-cell>
          <table:table-cell office:value-type="float" office:value="45.5472" calcext:value-type="float">
            <text:p>45.5472</text:p>
          </table:table-cell>
          <table:table-cell office:value-type="float" office:value="53.6337" calcext:value-type="float">
            <text:p>53.6337</text:p>
          </table:table-cell>
          <table:table-cell office:value-type="float" office:value="57.4595" calcext:value-type="float">
            <text:p>57.4595</text:p>
          </table:table-cell>
          <table:table-cell office:value-type="float" office:value="40.7777" calcext:value-type="float">
            <text:p>40.7777</text:p>
          </table:table-cell>
          <table:table-cell office:value-type="float" office:value="50.3517" calcext:value-type="float">
            <text:p>50.3517</text:p>
          </table:table-cell>
          <table:table-cell office:value-type="float" office:value="52.9511" calcext:value-type="float">
            <text:p>52.9511</text:p>
          </table:table-cell>
          <table:table-cell office:value-type="float" office:value="54.5638" calcext:value-type="float">
            <text:p>54.5638</text:p>
          </table:table-cell>
          <table:table-cell office:value-type="float" office:value="43.2759" calcext:value-type="float">
            <text:p>43.2759</text:p>
          </table:table-cell>
        </table:table-row>
        <table:table-row table:style-name="ro1">
          <table:table-cell table:number-columns-repeated="4"/>
          <table:table-cell office:value-type="float" office:value="45.286" calcext:value-type="float">
            <text:p>45.286</text:p>
          </table:table-cell>
          <table:table-cell office:value-type="float" office:value="56.4383" calcext:value-type="float">
            <text:p>56.4383</text:p>
          </table:table-cell>
          <table:table-cell office:value-type="float" office:value="46.3037" calcext:value-type="float">
            <text:p>46.3037</text:p>
          </table:table-cell>
          <table:table-cell office:value-type="float" office:value="53.7659" calcext:value-type="float">
            <text:p>53.7659</text:p>
          </table:table-cell>
          <table:table-cell office:value-type="float" office:value="57.6078" calcext:value-type="float">
            <text:p>57.6078</text:p>
          </table:table-cell>
          <table:table-cell office:value-type="float" office:value="40.3203" calcext:value-type="float">
            <text:p>40.3203</text:p>
          </table:table-cell>
          <table:table-cell office:value-type="float" office:value="49.673" calcext:value-type="float">
            <text:p>49.673</text:p>
          </table:table-cell>
          <table:table-cell office:value-type="float" office:value="53.0866" calcext:value-type="float">
            <text:p>53.0866</text:p>
          </table:table-cell>
          <table:table-cell office:value-type="float" office:value="54.6238" calcext:value-type="float">
            <text:p>54.6238</text:p>
          </table:table-cell>
          <table:table-cell office:value-type="float" office:value="42.9666" calcext:value-type="float">
            <text:p>42.9666</text:p>
          </table:table-cell>
        </table:table-row>
        <table:table-row table:style-name="ro1">
          <table:table-cell table:number-columns-repeated="4"/>
          <table:table-cell office:value-type="float" office:value="47.3427" calcext:value-type="float">
            <text:p>47.3427</text:p>
          </table:table-cell>
          <table:table-cell office:value-type="float" office:value="57.1672" calcext:value-type="float">
            <text:p>57.1672</text:p>
          </table:table-cell>
          <table:table-cell office:value-type="float" office:value="45.6277" calcext:value-type="float">
            <text:p>45.6277</text:p>
          </table:table-cell>
          <table:table-cell office:value-type="float" office:value="53.9264" calcext:value-type="float">
            <text:p>53.9264</text:p>
          </table:table-cell>
          <table:table-cell office:value-type="float" office:value="57.6143" calcext:value-type="float">
            <text:p>57.6143</text:p>
          </table:table-cell>
          <table:table-cell office:value-type="float" office:value="40.7133" calcext:value-type="float">
            <text:p>40.7133</text:p>
          </table:table-cell>
          <table:table-cell office:value-type="float" office:value="50.1816" calcext:value-type="float">
            <text:p>50.1816</text:p>
          </table:table-cell>
          <table:table-cell office:value-type="float" office:value="52.7279" calcext:value-type="float">
            <text:p>52.7279</text:p>
          </table:table-cell>
          <table:table-cell office:value-type="float" office:value="54.9849" calcext:value-type="float">
            <text:p>54.9849</text:p>
          </table:table-cell>
          <table:table-cell office:value-type="float" office:value="42.9369" calcext:value-type="float">
            <text:p>42.9369</text:p>
          </table:table-cell>
        </table:table-row>
        <table:table-row table:style-name="ro1">
          <table:table-cell table:number-columns-repeated="4"/>
          <table:table-cell office:value-type="float" office:value="47.1841" calcext:value-type="float">
            <text:p>47.1841</text:p>
          </table:table-cell>
          <table:table-cell office:value-type="float" office:value="58.1255" calcext:value-type="float">
            <text:p>58.1255</text:p>
          </table:table-cell>
          <table:table-cell office:value-type="float" office:value="45.3576" calcext:value-type="float">
            <text:p>45.3576</text:p>
          </table:table-cell>
          <table:table-cell office:value-type="float" office:value="55.0268" calcext:value-type="float">
            <text:p>55.0268</text:p>
          </table:table-cell>
          <table:table-cell office:value-type="float" office:value="58.0055" calcext:value-type="float">
            <text:p>58.0055</text:p>
          </table:table-cell>
          <table:table-cell office:value-type="float" office:value="42.1149" calcext:value-type="float">
            <text:p>42.1149</text:p>
          </table:table-cell>
          <table:table-cell office:value-type="float" office:value="50.1704" calcext:value-type="float">
            <text:p>50.1704</text:p>
          </table:table-cell>
          <table:table-cell office:value-type="float" office:value="53.1303" calcext:value-type="float">
            <text:p>53.1303</text:p>
          </table:table-cell>
          <table:table-cell office:value-type="float" office:value="55.0998" calcext:value-type="float">
            <text:p>55.0998</text:p>
          </table:table-cell>
          <table:table-cell office:value-type="float" office:value="43.1957" calcext:value-type="float">
            <text:p>43.1957</text:p>
          </table:table-cell>
        </table:table-row>
        <table:table-row table:style-name="ro1">
          <table:table-cell table:number-columns-repeated="4"/>
          <table:table-cell office:value-type="float" office:value="47.0085" calcext:value-type="float">
            <text:p>47.0085</text:p>
          </table:table-cell>
          <table:table-cell office:value-type="float" office:value="57.3313" calcext:value-type="float">
            <text:p>57.3313</text:p>
          </table:table-cell>
          <table:table-cell office:value-type="float" office:value="45.9229" calcext:value-type="float">
            <text:p>45.9229</text:p>
          </table:table-cell>
          <table:table-cell office:value-type="float" office:value="56.1618" calcext:value-type="float">
            <text:p>56.1618</text:p>
          </table:table-cell>
          <table:table-cell office:value-type="float" office:value="57.2491" calcext:value-type="float">
            <text:p>57.2491</text:p>
          </table:table-cell>
          <table:table-cell office:value-type="float" office:value="41.941" calcext:value-type="float">
            <text:p>41.941</text:p>
          </table:table-cell>
          <table:table-cell office:value-type="float" office:value="49.6037" calcext:value-type="float">
            <text:p>49.6037</text:p>
          </table:table-cell>
          <table:table-cell office:value-type="float" office:value="53.4569" calcext:value-type="float">
            <text:p>53.4569</text:p>
          </table:table-cell>
          <table:table-cell office:value-type="float" office:value="55.9046" calcext:value-type="float">
            <text:p>55.9046</text:p>
          </table:table-cell>
          <table:table-cell office:value-type="float" office:value="43.2127" calcext:value-type="float">
            <text:p>43.2127</text:p>
          </table:table-cell>
        </table:table-row>
        <table:table-row table:style-name="ro1">
          <table:table-cell table:number-columns-repeated="4"/>
          <table:table-cell office:value-type="float" office:value="46.7521" calcext:value-type="float">
            <text:p>46.7521</text:p>
          </table:table-cell>
          <table:table-cell office:value-type="float" office:value="57.1023" calcext:value-type="float">
            <text:p>57.1023</text:p>
          </table:table-cell>
          <table:table-cell office:value-type="float" office:value="45.8656" calcext:value-type="float">
            <text:p>45.8656</text:p>
          </table:table-cell>
          <table:table-cell office:value-type="float" office:value="56.9294" calcext:value-type="float">
            <text:p>56.9294</text:p>
          </table:table-cell>
          <table:table-cell office:value-type="float" office:value="58.4635" calcext:value-type="float">
            <text:p>58.4635</text:p>
          </table:table-cell>
          <table:table-cell office:value-type="float" office:value="41.2901" calcext:value-type="float">
            <text:p>41.2901</text:p>
          </table:table-cell>
          <table:table-cell office:value-type="float" office:value="49.4112" calcext:value-type="float">
            <text:p>49.4112</text:p>
          </table:table-cell>
          <table:table-cell office:value-type="float" office:value="53.2645" calcext:value-type="float">
            <text:p>53.2645</text:p>
          </table:table-cell>
          <table:table-cell office:value-type="float" office:value="55.5399" calcext:value-type="float">
            <text:p>55.5399</text:p>
          </table:table-cell>
          <table:table-cell office:value-type="float" office:value="42.909" calcext:value-type="float">
            <text:p>42.909</text:p>
          </table:table-cell>
        </table:table-row>
        <table:table-row table:style-name="ro1">
          <table:table-cell table:number-columns-repeated="4"/>
          <table:table-cell office:value-type="float" office:value="45.1011" calcext:value-type="float">
            <text:p>45.1011</text:p>
          </table:table-cell>
          <table:table-cell office:value-type="float" office:value="56.4121" calcext:value-type="float">
            <text:p>56.4121</text:p>
          </table:table-cell>
          <table:table-cell office:value-type="float" office:value="45.9936" calcext:value-type="float">
            <text:p>45.9936</text:p>
          </table:table-cell>
          <table:table-cell office:value-type="float" office:value="56.6801" calcext:value-type="float">
            <text:p>56.6801</text:p>
          </table:table-cell>
          <table:table-cell office:value-type="float" office:value="58.7696" calcext:value-type="float">
            <text:p>58.7696</text:p>
          </table:table-cell>
          <table:table-cell office:value-type="float" office:value="41.0099" calcext:value-type="float">
            <text:p>41.0099</text:p>
          </table:table-cell>
          <table:table-cell office:value-type="float" office:value="51.0783" calcext:value-type="float">
            <text:p>51.0783</text:p>
          </table:table-cell>
          <table:table-cell office:value-type="float" office:value="52.3956" calcext:value-type="float">
            <text:p>52.3956</text:p>
          </table:table-cell>
          <table:table-cell office:value-type="float" office:value="56.6156" calcext:value-type="float">
            <text:p>56.6156</text:p>
          </table:table-cell>
          <table:table-cell office:value-type="float" office:value="43.1864" calcext:value-type="float">
            <text:p>43.1864</text:p>
          </table:table-cell>
        </table:table-row>
        <table:table-row table:style-name="ro1">
          <table:table-cell table:number-columns-repeated="4"/>
          <table:table-cell office:value-type="float" office:value="44.424" calcext:value-type="float">
            <text:p>44.424</text:p>
          </table:table-cell>
          <table:table-cell office:value-type="float" office:value="56.3018" calcext:value-type="float">
            <text:p>56.3018</text:p>
          </table:table-cell>
          <table:table-cell office:value-type="float" office:value="46.5281" calcext:value-type="float">
            <text:p>46.5281</text:p>
          </table:table-cell>
          <table:table-cell office:value-type="float" office:value="57.9265" calcext:value-type="float">
            <text:p>57.9265</text:p>
          </table:table-cell>
          <table:table-cell office:value-type="float" office:value="59.5461" calcext:value-type="float">
            <text:p>59.5461</text:p>
          </table:table-cell>
          <table:table-cell office:value-type="float" office:value="40.7448" calcext:value-type="float">
            <text:p>40.7448</text:p>
          </table:table-cell>
          <table:table-cell office:value-type="float" office:value="49.5279" calcext:value-type="float">
            <text:p>49.5279</text:p>
          </table:table-cell>
          <table:table-cell office:value-type="float" office:value="52.066" calcext:value-type="float">
            <text:p>52.066</text:p>
          </table:table-cell>
          <table:table-cell office:value-type="float" office:value="56.5842" calcext:value-type="float">
            <text:p>56.5842</text:p>
          </table:table-cell>
          <table:table-cell office:value-type="float" office:value="42.5939" calcext:value-type="float">
            <text:p>42.5939</text:p>
          </table:table-cell>
        </table:table-row>
        <table:table-row table:style-name="ro1">
          <table:table-cell table:number-columns-repeated="4"/>
          <table:table-cell office:value-type="float" office:value="44.912" calcext:value-type="float">
            <text:p>44.912</text:p>
          </table:table-cell>
          <table:table-cell office:value-type="float" office:value="56.6315" calcext:value-type="float">
            <text:p>56.6315</text:p>
          </table:table-cell>
          <table:table-cell office:value-type="float" office:value="46.686" calcext:value-type="float">
            <text:p>46.686</text:p>
          </table:table-cell>
          <table:table-cell office:value-type="float" office:value="57.4985" calcext:value-type="float">
            <text:p>57.4985</text:p>
          </table:table-cell>
          <table:table-cell office:value-type="float" office:value="60.2134" calcext:value-type="float">
            <text:p>60.2134</text:p>
          </table:table-cell>
          <table:table-cell office:value-type="float" office:value="40.22" calcext:value-type="float">
            <text:p>40.22</text:p>
          </table:table-cell>
          <table:table-cell office:value-type="float" office:value="51.7316" calcext:value-type="float">
            <text:p>51.7316</text:p>
          </table:table-cell>
          <table:table-cell office:value-type="float" office:value="52.2528" calcext:value-type="float">
            <text:p>52.2528</text:p>
          </table:table-cell>
          <table:table-cell office:value-type="float" office:value="56.8726" calcext:value-type="float">
            <text:p>56.8726</text:p>
          </table:table-cell>
          <table:table-cell office:value-type="float" office:value="42.6557" calcext:value-type="float">
            <text:p>42.6557</text:p>
          </table:table-cell>
        </table:table-row>
        <table:table-row table:style-name="ro1">
          <table:table-cell table:number-columns-repeated="4"/>
          <table:table-cell office:value-type="float" office:value="44.7615" calcext:value-type="float">
            <text:p>44.7615</text:p>
          </table:table-cell>
          <table:table-cell office:value-type="float" office:value="55.8326" calcext:value-type="float">
            <text:p>55.8326</text:p>
          </table:table-cell>
          <table:table-cell office:value-type="float" office:value="46.8691" calcext:value-type="float">
            <text:p>46.8691</text:p>
          </table:table-cell>
          <table:table-cell office:value-type="float" office:value="57.7171" calcext:value-type="float">
            <text:p>57.7171</text:p>
          </table:table-cell>
          <table:table-cell office:value-type="float" office:value="60.4185" calcext:value-type="float">
            <text:p>60.4185</text:p>
          </table:table-cell>
          <table:table-cell office:value-type="float" office:value="39.7949" calcext:value-type="float">
            <text:p>39.7949</text:p>
          </table:table-cell>
          <table:table-cell office:value-type="float" office:value="52.0066" calcext:value-type="float">
            <text:p>52.0066</text:p>
          </table:table-cell>
          <table:table-cell office:value-type="float" office:value="53.2489" calcext:value-type="float">
            <text:p>53.2489</text:p>
          </table:table-cell>
          <table:table-cell office:value-type="float" office:value="57.7212" calcext:value-type="float">
            <text:p>57.7212</text:p>
          </table:table-cell>
          <table:table-cell office:value-type="float" office:value="42.3805" calcext:value-type="float">
            <text:p>42.3805</text:p>
          </table:table-cell>
        </table:table-row>
        <table:table-row table:style-name="ro1">
          <table:table-cell table:number-columns-repeated="4"/>
          <table:table-cell office:value-type="float" office:value="45.1201" calcext:value-type="float">
            <text:p>45.1201</text:p>
          </table:table-cell>
          <table:table-cell office:value-type="float" office:value="56.2419" calcext:value-type="float">
            <text:p>56.2419</text:p>
          </table:table-cell>
          <table:table-cell office:value-type="float" office:value="47.5658" calcext:value-type="float">
            <text:p>47.5658</text:p>
          </table:table-cell>
          <table:table-cell office:value-type="float" office:value="56.5671" calcext:value-type="float">
            <text:p>56.5671</text:p>
          </table:table-cell>
          <table:table-cell office:value-type="float" office:value="59.3317" calcext:value-type="float">
            <text:p>59.3317</text:p>
          </table:table-cell>
          <table:table-cell office:value-type="float" office:value="39.8354" calcext:value-type="float">
            <text:p>39.8354</text:p>
          </table:table-cell>
          <table:table-cell office:value-type="float" office:value="51.6535" calcext:value-type="float">
            <text:p>51.6535</text:p>
          </table:table-cell>
          <table:table-cell office:value-type="float" office:value="52.7384" calcext:value-type="float">
            <text:p>52.7384</text:p>
          </table:table-cell>
          <table:table-cell office:value-type="float" office:value="57.1003" calcext:value-type="float">
            <text:p>57.1003</text:p>
          </table:table-cell>
          <table:table-cell office:value-type="float" office:value="42.3583" calcext:value-type="float">
            <text:p>42.3583</text:p>
          </table:table-cell>
        </table:table-row>
        <table:table-row table:style-name="ro1">
          <table:table-cell table:number-columns-repeated="4"/>
          <table:table-cell office:value-type="float" office:value="45.1175" calcext:value-type="float">
            <text:p>45.1175</text:p>
          </table:table-cell>
          <table:table-cell office:value-type="float" office:value="57.7137" calcext:value-type="float">
            <text:p>57.7137</text:p>
          </table:table-cell>
          <table:table-cell office:value-type="float" office:value="47.7224" calcext:value-type="float">
            <text:p>47.7224</text:p>
          </table:table-cell>
          <table:table-cell office:value-type="float" office:value="56.9127" calcext:value-type="float">
            <text:p>56.9127</text:p>
          </table:table-cell>
          <table:table-cell office:value-type="float" office:value="59.2146" calcext:value-type="float">
            <text:p>59.2146</text:p>
          </table:table-cell>
          <table:table-cell office:value-type="float" office:value="39.7526" calcext:value-type="float">
            <text:p>39.7526</text:p>
          </table:table-cell>
          <table:table-cell office:value-type="float" office:value="52.534" calcext:value-type="float">
            <text:p>52.534</text:p>
          </table:table-cell>
          <table:table-cell office:value-type="float" office:value="52.2796" calcext:value-type="float">
            <text:p>52.2796</text:p>
          </table:table-cell>
          <table:table-cell office:value-type="float" office:value="57.5516" calcext:value-type="float">
            <text:p>57.5516</text:p>
          </table:table-cell>
          <table:table-cell office:value-type="float" office:value="41.0945" calcext:value-type="float">
            <text:p>41.0945</text:p>
          </table:table-cell>
        </table:table-row>
        <table:table-row table:style-name="ro1">
          <table:table-cell table:number-columns-repeated="4"/>
          <table:table-cell office:value-type="float" office:value="45.0851" calcext:value-type="float">
            <text:p>45.0851</text:p>
          </table:table-cell>
          <table:table-cell office:value-type="float" office:value="56.9442" calcext:value-type="float">
            <text:p>56.9442</text:p>
          </table:table-cell>
          <table:table-cell office:value-type="float" office:value="48.0966" calcext:value-type="float">
            <text:p>48.0966</text:p>
          </table:table-cell>
          <table:table-cell office:value-type="float" office:value="57.7486" calcext:value-type="float">
            <text:p>57.7486</text:p>
          </table:table-cell>
          <table:table-cell office:value-type="float" office:value="59.3381" calcext:value-type="float">
            <text:p>59.3381</text:p>
          </table:table-cell>
          <table:table-cell office:value-type="float" office:value="39.5596" calcext:value-type="float">
            <text:p>39.5596</text:p>
          </table:table-cell>
          <table:table-cell office:value-type="float" office:value="50.9179" calcext:value-type="float">
            <text:p>50.9179</text:p>
          </table:table-cell>
          <table:table-cell office:value-type="float" office:value="51.2035" calcext:value-type="float">
            <text:p>51.2035</text:p>
          </table:table-cell>
          <table:table-cell office:value-type="float" office:value="57.4849" calcext:value-type="float">
            <text:p>57.4849</text:p>
          </table:table-cell>
          <table:table-cell office:value-type="float" office:value="41.1196" calcext:value-type="float">
            <text:p>41.1196</text:p>
          </table:table-cell>
        </table:table-row>
        <table:table-row table:style-name="ro1">
          <table:table-cell table:number-columns-repeated="4"/>
          <table:table-cell office:value-type="float" office:value="45.3939" calcext:value-type="float">
            <text:p>45.3939</text:p>
          </table:table-cell>
          <table:table-cell office:value-type="float" office:value="56.6728" calcext:value-type="float">
            <text:p>56.6728</text:p>
          </table:table-cell>
          <table:table-cell office:value-type="float" office:value="47.6498" calcext:value-type="float">
            <text:p>47.6498</text:p>
          </table:table-cell>
          <table:table-cell office:value-type="float" office:value="56.2204" calcext:value-type="float">
            <text:p>56.2204</text:p>
          </table:table-cell>
          <table:table-cell office:value-type="float" office:value="57.8633" calcext:value-type="float">
            <text:p>57.8633</text:p>
          </table:table-cell>
          <table:table-cell office:value-type="float" office:value="39.1434" calcext:value-type="float">
            <text:p>39.1434</text:p>
          </table:table-cell>
          <table:table-cell office:value-type="float" office:value="50.7675" calcext:value-type="float">
            <text:p>50.7675</text:p>
          </table:table-cell>
          <table:table-cell office:value-type="float" office:value="51.2565" calcext:value-type="float">
            <text:p>51.2565</text:p>
          </table:table-cell>
          <table:table-cell office:value-type="float" office:value="57.5828" calcext:value-type="float">
            <text:p>57.5828</text:p>
          </table:table-cell>
          <table:table-cell office:value-type="float" office:value="41.1669" calcext:value-type="float">
            <text:p>41.1669</text:p>
          </table:table-cell>
        </table:table-row>
        <table:table-row table:style-name="ro1">
          <table:table-cell table:number-columns-repeated="4"/>
          <table:table-cell office:value-type="float" office:value="44.7838" calcext:value-type="float">
            <text:p>44.7838</text:p>
          </table:table-cell>
          <table:table-cell office:value-type="float" office:value="56.842" calcext:value-type="float">
            <text:p>56.842</text:p>
          </table:table-cell>
          <table:table-cell office:value-type="float" office:value="46.8103" calcext:value-type="float">
            <text:p>46.8103</text:p>
          </table:table-cell>
          <table:table-cell office:value-type="float" office:value="57.0175" calcext:value-type="float">
            <text:p>57.0175</text:p>
          </table:table-cell>
          <table:table-cell office:value-type="float" office:value="58.4927" calcext:value-type="float">
            <text:p>58.4927</text:p>
          </table:table-cell>
          <table:table-cell office:value-type="float" office:value="40.0918" calcext:value-type="float">
            <text:p>40.0918</text:p>
          </table:table-cell>
          <table:table-cell office:value-type="float" office:value="51.6992" calcext:value-type="float">
            <text:p>51.6992</text:p>
          </table:table-cell>
          <table:table-cell office:value-type="float" office:value="50.9564" calcext:value-type="float">
            <text:p>50.9564</text:p>
          </table:table-cell>
          <table:table-cell office:value-type="float" office:value="57.4928" calcext:value-type="float">
            <text:p>57.4928</text:p>
          </table:table-cell>
          <table:table-cell office:value-type="float" office:value="41.2515" calcext:value-type="float">
            <text:p>41.2515</text:p>
          </table:table-cell>
        </table:table-row>
        <table:table-row table:style-name="ro1">
          <table:table-cell table:number-columns-repeated="4"/>
          <table:table-cell office:value-type="float" office:value="45.018" calcext:value-type="float">
            <text:p>45.018</text:p>
          </table:table-cell>
          <table:table-cell office:value-type="float" office:value="57.02" calcext:value-type="float">
            <text:p>57.02</text:p>
          </table:table-cell>
          <table:table-cell office:value-type="float" office:value="46.3789" calcext:value-type="float">
            <text:p>46.3789</text:p>
          </table:table-cell>
          <table:table-cell office:value-type="float" office:value="57.2232" calcext:value-type="float">
            <text:p>57.2232</text:p>
          </table:table-cell>
          <table:table-cell office:value-type="float" office:value="58.2274" calcext:value-type="float">
            <text:p>58.2274</text:p>
          </table:table-cell>
          <table:table-cell office:value-type="float" office:value="40.2814" calcext:value-type="float">
            <text:p>40.2814</text:p>
          </table:table-cell>
          <table:table-cell office:value-type="float" office:value="51.738" calcext:value-type="float">
            <text:p>51.738</text:p>
          </table:table-cell>
          <table:table-cell office:value-type="float" office:value="51.1391" calcext:value-type="float">
            <text:p>51.1391</text:p>
          </table:table-cell>
          <table:table-cell office:value-type="float" office:value="56.7125" calcext:value-type="float">
            <text:p>56.7125</text:p>
          </table:table-cell>
          <table:table-cell office:value-type="float" office:value="40.8327" calcext:value-type="float">
            <text:p>40.8327</text:p>
          </table:table-cell>
        </table:table-row>
        <table:table-row table:style-name="ro1">
          <table:table-cell table:number-columns-repeated="4"/>
          <table:table-cell office:value-type="float" office:value="45.1855" calcext:value-type="float">
            <text:p>45.1855</text:p>
          </table:table-cell>
          <table:table-cell office:value-type="float" office:value="55.8992" calcext:value-type="float">
            <text:p>55.8992</text:p>
          </table:table-cell>
          <table:table-cell office:value-type="float" office:value="47.4511" calcext:value-type="float">
            <text:p>47.4511</text:p>
          </table:table-cell>
          <table:table-cell office:value-type="float" office:value="57.6156" calcext:value-type="float">
            <text:p>57.6156</text:p>
          </table:table-cell>
          <table:table-cell office:value-type="float" office:value="58.709" calcext:value-type="float">
            <text:p>58.709</text:p>
          </table:table-cell>
          <table:table-cell office:value-type="float" office:value="41.6025" calcext:value-type="float">
            <text:p>41.6025</text:p>
          </table:table-cell>
          <table:table-cell office:value-type="float" office:value="51.479" calcext:value-type="float">
            <text:p>51.479</text:p>
          </table:table-cell>
          <table:table-cell office:value-type="float" office:value="49.9601" calcext:value-type="float">
            <text:p>49.9601</text:p>
          </table:table-cell>
          <table:table-cell office:value-type="float" office:value="56.53" calcext:value-type="float">
            <text:p>56.53</text:p>
          </table:table-cell>
          <table:table-cell office:value-type="float" office:value="41.5175" calcext:value-type="float">
            <text:p>41.5175</text:p>
          </table:table-cell>
        </table:table-row>
        <table:table-row table:style-name="ro1">
          <table:table-cell table:number-columns-repeated="4"/>
          <table:table-cell office:value-type="float" office:value="44.5213" calcext:value-type="float">
            <text:p>44.5213</text:p>
          </table:table-cell>
          <table:table-cell office:value-type="float" office:value="56.651" calcext:value-type="float">
            <text:p>56.651</text:p>
          </table:table-cell>
          <table:table-cell office:value-type="float" office:value="47.4408" calcext:value-type="float">
            <text:p>47.4408</text:p>
          </table:table-cell>
          <table:table-cell office:value-type="float" office:value="57.396" calcext:value-type="float">
            <text:p>57.396</text:p>
          </table:table-cell>
          <table:table-cell office:value-type="float" office:value="59.2823" calcext:value-type="float">
            <text:p>59.2823</text:p>
          </table:table-cell>
          <table:table-cell office:value-type="float" office:value="42.2849" calcext:value-type="float">
            <text:p>42.2849</text:p>
          </table:table-cell>
          <table:table-cell office:value-type="float" office:value="51.7169" calcext:value-type="float">
            <text:p>51.7169</text:p>
          </table:table-cell>
          <table:table-cell office:value-type="float" office:value="49.9514" calcext:value-type="float">
            <text:p>49.9514</text:p>
          </table:table-cell>
          <table:table-cell office:value-type="float" office:value="57.448" calcext:value-type="float">
            <text:p>57.448</text:p>
          </table:table-cell>
          <table:table-cell office:value-type="float" office:value="41.6814" calcext:value-type="float">
            <text:p>41.6814</text:p>
          </table:table-cell>
        </table:table-row>
        <table:table-row table:style-name="ro1">
          <table:table-cell table:number-columns-repeated="4"/>
          <table:table-cell office:value-type="float" office:value="43.6298" calcext:value-type="float">
            <text:p>43.6298</text:p>
          </table:table-cell>
          <table:table-cell office:value-type="float" office:value="56.8043" calcext:value-type="float">
            <text:p>56.8043</text:p>
          </table:table-cell>
          <table:table-cell office:value-type="float" office:value="47.9895" calcext:value-type="float">
            <text:p>47.9895</text:p>
          </table:table-cell>
          <table:table-cell office:value-type="float" office:value="57.0535" calcext:value-type="float">
            <text:p>57.0535</text:p>
          </table:table-cell>
          <table:table-cell office:value-type="float" office:value="59.9623" calcext:value-type="float">
            <text:p>59.9623</text:p>
          </table:table-cell>
          <table:table-cell office:value-type="float" office:value="42.2217" calcext:value-type="float">
            <text:p>42.2217</text:p>
          </table:table-cell>
          <table:table-cell office:value-type="float" office:value="51.2258" calcext:value-type="float">
            <text:p>51.2258</text:p>
          </table:table-cell>
          <table:table-cell office:value-type="float" office:value="49.2513" calcext:value-type="float">
            <text:p>49.2513</text:p>
          </table:table-cell>
          <table:table-cell office:value-type="float" office:value="58.3951" calcext:value-type="float">
            <text:p>58.3951</text:p>
          </table:table-cell>
          <table:table-cell office:value-type="float" office:value="41.4957" calcext:value-type="float">
            <text:p>41.4957</text:p>
          </table:table-cell>
        </table:table-row>
        <table:table-row table:style-name="ro1">
          <table:table-cell table:number-columns-repeated="4"/>
          <table:table-cell office:value-type="float" office:value="43.3548" calcext:value-type="float">
            <text:p>43.3548</text:p>
          </table:table-cell>
          <table:table-cell office:value-type="float" office:value="56.7431" calcext:value-type="float">
            <text:p>56.7431</text:p>
          </table:table-cell>
          <table:table-cell office:value-type="float" office:value="47.9531" calcext:value-type="float">
            <text:p>47.9531</text:p>
          </table:table-cell>
          <table:table-cell office:value-type="float" office:value="57.7093" calcext:value-type="float">
            <text:p>57.7093</text:p>
          </table:table-cell>
          <table:table-cell office:value-type="float" office:value="59.6865" calcext:value-type="float">
            <text:p>59.6865</text:p>
          </table:table-cell>
          <table:table-cell office:value-type="float" office:value="42.4518" calcext:value-type="float">
            <text:p>42.4518</text:p>
          </table:table-cell>
          <table:table-cell office:value-type="float" office:value="50.8123" calcext:value-type="float">
            <text:p>50.8123</text:p>
          </table:table-cell>
          <table:table-cell office:value-type="float" office:value="49.1481" calcext:value-type="float">
            <text:p>49.1481</text:p>
          </table:table-cell>
          <table:table-cell office:value-type="float" office:value="58.1998" calcext:value-type="float">
            <text:p>58.1998</text:p>
          </table:table-cell>
          <table:table-cell office:value-type="float" office:value="41.9378" calcext:value-type="float">
            <text:p>41.9378</text:p>
          </table:table-cell>
        </table:table-row>
        <table:table-row table:style-name="ro1">
          <table:table-cell table:number-columns-repeated="4"/>
          <table:table-cell office:value-type="float" office:value="44.8489" calcext:value-type="float">
            <text:p>44.8489</text:p>
          </table:table-cell>
          <table:table-cell office:value-type="float" office:value="56.5895" calcext:value-type="float">
            <text:p>56.5895</text:p>
          </table:table-cell>
          <table:table-cell office:value-type="float" office:value="47.7844" calcext:value-type="float">
            <text:p>47.7844</text:p>
          </table:table-cell>
          <table:table-cell office:value-type="float" office:value="58.259" calcext:value-type="float">
            <text:p>58.259</text:p>
          </table:table-cell>
          <table:table-cell office:value-type="float" office:value="59.6334" calcext:value-type="float">
            <text:p>59.6334</text:p>
          </table:table-cell>
          <table:table-cell office:value-type="float" office:value="42.5154" calcext:value-type="float">
            <text:p>42.5154</text:p>
          </table:table-cell>
          <table:table-cell office:value-type="float" office:value="49.3537" calcext:value-type="float">
            <text:p>49.3537</text:p>
          </table:table-cell>
          <table:table-cell office:value-type="float" office:value="48.8966" calcext:value-type="float">
            <text:p>48.8966</text:p>
          </table:table-cell>
          <table:table-cell office:value-type="float" office:value="59.7577" calcext:value-type="float">
            <text:p>59.7577</text:p>
          </table:table-cell>
          <table:table-cell office:value-type="float" office:value="42.0301" calcext:value-type="float">
            <text:p>42.0301</text:p>
          </table:table-cell>
        </table:table-row>
        <table:table-row table:style-name="ro1">
          <table:table-cell table:number-columns-repeated="4"/>
          <table:table-cell office:value-type="float" office:value="45.7449" calcext:value-type="float">
            <text:p>45.7449</text:p>
          </table:table-cell>
          <table:table-cell office:value-type="float" office:value="58.1889" calcext:value-type="float">
            <text:p>58.1889</text:p>
          </table:table-cell>
          <table:table-cell office:value-type="float" office:value="48.0007" calcext:value-type="float">
            <text:p>48.0007</text:p>
          </table:table-cell>
          <table:table-cell office:value-type="float" office:value="58.5511" calcext:value-type="float">
            <text:p>58.5511</text:p>
          </table:table-cell>
          <table:table-cell office:value-type="float" office:value="58.7396" calcext:value-type="float">
            <text:p>58.7396</text:p>
          </table:table-cell>
          <table:table-cell office:value-type="float" office:value="42.6647" calcext:value-type="float">
            <text:p>42.6647</text:p>
          </table:table-cell>
          <table:table-cell office:value-type="float" office:value="50.188" calcext:value-type="float">
            <text:p>50.188</text:p>
          </table:table-cell>
          <table:table-cell office:value-type="float" office:value="48.9448" calcext:value-type="float">
            <text:p>48.9448</text:p>
          </table:table-cell>
          <table:table-cell office:value-type="float" office:value="59.3132" calcext:value-type="float">
            <text:p>59.3132</text:p>
          </table:table-cell>
          <table:table-cell office:value-type="float" office:value="41.1986" calcext:value-type="float">
            <text:p>41.1986</text:p>
          </table:table-cell>
        </table:table-row>
        <table:table-row table:style-name="ro1">
          <table:table-cell table:number-columns-repeated="4"/>
          <table:table-cell office:value-type="float" office:value="46.4102" calcext:value-type="float">
            <text:p>46.4102</text:p>
          </table:table-cell>
          <table:table-cell office:value-type="float" office:value="57.305" calcext:value-type="float">
            <text:p>57.305</text:p>
          </table:table-cell>
          <table:table-cell office:value-type="float" office:value="47.9136" calcext:value-type="float">
            <text:p>47.9136</text:p>
          </table:table-cell>
          <table:table-cell office:value-type="float" office:value="57.6177" calcext:value-type="float">
            <text:p>57.6177</text:p>
          </table:table-cell>
          <table:table-cell office:value-type="float" office:value="59.3344" calcext:value-type="float">
            <text:p>59.3344</text:p>
          </table:table-cell>
          <table:table-cell office:value-type="float" office:value="43.1201" calcext:value-type="float">
            <text:p>43.1201</text:p>
          </table:table-cell>
          <table:table-cell office:value-type="float" office:value="50.3815" calcext:value-type="float">
            <text:p>50.3815</text:p>
          </table:table-cell>
          <table:table-cell office:value-type="float" office:value="48.4811" calcext:value-type="float">
            <text:p>48.4811</text:p>
          </table:table-cell>
          <table:table-cell office:value-type="float" office:value="57.9686" calcext:value-type="float">
            <text:p>57.9686</text:p>
          </table:table-cell>
          <table:table-cell office:value-type="float" office:value="40.4133" calcext:value-type="float">
            <text:p>40.4133</text:p>
          </table:table-cell>
        </table:table-row>
        <table:table-row table:style-name="ro1">
          <table:table-cell table:number-columns-repeated="4"/>
          <table:table-cell office:value-type="float" office:value="46.227" calcext:value-type="float">
            <text:p>46.227</text:p>
          </table:table-cell>
          <table:table-cell office:value-type="float" office:value="57.2623" calcext:value-type="float">
            <text:p>57.2623</text:p>
          </table:table-cell>
          <table:table-cell office:value-type="float" office:value="47.0021" calcext:value-type="float">
            <text:p>47.0021</text:p>
          </table:table-cell>
          <table:table-cell office:value-type="float" office:value="57.6411" calcext:value-type="float">
            <text:p>57.6411</text:p>
          </table:table-cell>
          <table:table-cell office:value-type="float" office:value="60.1108" calcext:value-type="float">
            <text:p>60.1108</text:p>
          </table:table-cell>
          <table:table-cell office:value-type="float" office:value="43.8554" calcext:value-type="float">
            <text:p>43.8554</text:p>
          </table:table-cell>
          <table:table-cell office:value-type="float" office:value="50.3062" calcext:value-type="float">
            <text:p>50.3062</text:p>
          </table:table-cell>
          <table:table-cell office:value-type="float" office:value="48.6741" calcext:value-type="float">
            <text:p>48.6741</text:p>
          </table:table-cell>
          <table:table-cell office:value-type="float" office:value="58.8329" calcext:value-type="float">
            <text:p>58.8329</text:p>
          </table:table-cell>
          <table:table-cell office:value-type="float" office:value="39.9982" calcext:value-type="float">
            <text:p>39.9982</text:p>
          </table:table-cell>
        </table:table-row>
        <table:table-row table:style-name="ro1">
          <table:table-cell table:number-columns-repeated="4"/>
          <table:table-cell office:value-type="float" office:value="46.3753" calcext:value-type="float">
            <text:p>46.3753</text:p>
          </table:table-cell>
          <table:table-cell office:value-type="float" office:value="56.9866" calcext:value-type="float">
            <text:p>56.9866</text:p>
          </table:table-cell>
          <table:table-cell office:value-type="float" office:value="47.2356" calcext:value-type="float">
            <text:p>47.2356</text:p>
          </table:table-cell>
          <table:table-cell office:value-type="float" office:value="57.0887" calcext:value-type="float">
            <text:p>57.0887</text:p>
          </table:table-cell>
          <table:table-cell office:value-type="float" office:value="59.9502" calcext:value-type="float">
            <text:p>59.9502</text:p>
          </table:table-cell>
          <table:table-cell office:value-type="float" office:value="44.499" calcext:value-type="float">
            <text:p>44.499</text:p>
          </table:table-cell>
          <table:table-cell office:value-type="float" office:value="50.61" calcext:value-type="float">
            <text:p>50.61</text:p>
          </table:table-cell>
          <table:table-cell office:value-type="float" office:value="47.8501" calcext:value-type="float">
            <text:p>47.8501</text:p>
          </table:table-cell>
          <table:table-cell office:value-type="float" office:value="57.8857" calcext:value-type="float">
            <text:p>57.8857</text:p>
          </table:table-cell>
          <table:table-cell office:value-type="float" office:value="40.7648" calcext:value-type="float">
            <text:p>40.7648</text:p>
          </table:table-cell>
        </table:table-row>
        <table:table-row table:style-name="ro1">
          <table:table-cell table:number-columns-repeated="4"/>
          <table:table-cell office:value-type="float" office:value="46.283" calcext:value-type="float">
            <text:p>46.283</text:p>
          </table:table-cell>
          <table:table-cell office:value-type="float" office:value="57.5993" calcext:value-type="float">
            <text:p>57.5993</text:p>
          </table:table-cell>
          <table:table-cell office:value-type="float" office:value="48.2713" calcext:value-type="float">
            <text:p>48.2713</text:p>
          </table:table-cell>
          <table:table-cell office:value-type="float" office:value="56.9322" calcext:value-type="float">
            <text:p>56.9322</text:p>
          </table:table-cell>
          <table:table-cell office:value-type="float" office:value="59.1895" calcext:value-type="float">
            <text:p>59.1895</text:p>
          </table:table-cell>
          <table:table-cell office:value-type="float" office:value="44.2402" calcext:value-type="float">
            <text:p>44.2402</text:p>
          </table:table-cell>
          <table:table-cell office:value-type="float" office:value="50.2032" calcext:value-type="float">
            <text:p>50.2032</text:p>
          </table:table-cell>
          <table:table-cell office:value-type="float" office:value="47.1268" calcext:value-type="float">
            <text:p>47.1268</text:p>
          </table:table-cell>
          <table:table-cell office:value-type="float" office:value="57.8869" calcext:value-type="float">
            <text:p>57.8869</text:p>
          </table:table-cell>
          <table:table-cell office:value-type="float" office:value="41.2763" calcext:value-type="float">
            <text:p>41.2763</text:p>
          </table:table-cell>
        </table:table-row>
        <table:table-row table:style-name="ro1">
          <table:table-cell table:number-columns-repeated="4"/>
          <table:table-cell office:value-type="float" office:value="46.9156" calcext:value-type="float">
            <text:p>46.9156</text:p>
          </table:table-cell>
          <table:table-cell office:value-type="float" office:value="57.895" calcext:value-type="float">
            <text:p>57.895</text:p>
          </table:table-cell>
          <table:table-cell office:value-type="float" office:value="48.5981" calcext:value-type="float">
            <text:p>48.5981</text:p>
          </table:table-cell>
          <table:table-cell office:value-type="float" office:value="57.6728" calcext:value-type="float">
            <text:p>57.6728</text:p>
          </table:table-cell>
          <table:table-cell office:value-type="float" office:value="59.5214" calcext:value-type="float">
            <text:p>59.5214</text:p>
          </table:table-cell>
          <table:table-cell office:value-type="float" office:value="44.5481" calcext:value-type="float">
            <text:p>44.5481</text:p>
          </table:table-cell>
          <table:table-cell office:value-type="float" office:value="48.5548" calcext:value-type="float">
            <text:p>48.5548</text:p>
          </table:table-cell>
          <table:table-cell office:value-type="float" office:value="47.091" calcext:value-type="float">
            <text:p>47.091</text:p>
          </table:table-cell>
          <table:table-cell office:value-type="float" office:value="57.829" calcext:value-type="float">
            <text:p>57.829</text:p>
          </table:table-cell>
          <table:table-cell office:value-type="float" office:value="41.8108" calcext:value-type="float">
            <text:p>41.8108</text:p>
          </table:table-cell>
        </table:table-row>
        <table:table-row table:style-name="ro1">
          <table:table-cell table:number-columns-repeated="4"/>
          <table:table-cell office:value-type="float" office:value="47.2262" calcext:value-type="float">
            <text:p>47.2262</text:p>
          </table:table-cell>
          <table:table-cell office:value-type="float" office:value="58.5582" calcext:value-type="float">
            <text:p>58.5582</text:p>
          </table:table-cell>
          <table:table-cell office:value-type="float" office:value="49.2721" calcext:value-type="float">
            <text:p>49.2721</text:p>
          </table:table-cell>
          <table:table-cell office:value-type="float" office:value="58.827" calcext:value-type="float">
            <text:p>58.827</text:p>
          </table:table-cell>
          <table:table-cell office:value-type="float" office:value="59.644" calcext:value-type="float">
            <text:p>59.644</text:p>
          </table:table-cell>
          <table:table-cell office:value-type="float" office:value="45.0788" calcext:value-type="float">
            <text:p>45.0788</text:p>
          </table:table-cell>
          <table:table-cell office:value-type="float" office:value="48.0099" calcext:value-type="float">
            <text:p>48.0099</text:p>
          </table:table-cell>
          <table:table-cell office:value-type="float" office:value="47.2472" calcext:value-type="float">
            <text:p>47.2472</text:p>
          </table:table-cell>
          <table:table-cell office:value-type="float" office:value="58.1398" calcext:value-type="float">
            <text:p>58.1398</text:p>
          </table:table-cell>
          <table:table-cell office:value-type="float" office:value="41.8158" calcext:value-type="float">
            <text:p>41.8158</text:p>
          </table:table-cell>
        </table:table-row>
        <table:table-row table:style-name="ro1">
          <table:table-cell table:number-columns-repeated="4"/>
          <table:table-cell office:value-type="float" office:value="46.1213" calcext:value-type="float">
            <text:p>46.1213</text:p>
          </table:table-cell>
          <table:table-cell office:value-type="float" office:value="58.6884" calcext:value-type="float">
            <text:p>58.6884</text:p>
          </table:table-cell>
          <table:table-cell office:value-type="float" office:value="49.1881" calcext:value-type="float">
            <text:p>49.1881</text:p>
          </table:table-cell>
          <table:table-cell office:value-type="float" office:value="58.7671" calcext:value-type="float">
            <text:p>58.7671</text:p>
          </table:table-cell>
          <table:table-cell office:value-type="float" office:value="60.3878" calcext:value-type="float">
            <text:p>60.3878</text:p>
          </table:table-cell>
          <table:table-cell office:value-type="float" office:value="45.2331" calcext:value-type="float">
            <text:p>45.2331</text:p>
          </table:table-cell>
          <table:table-cell office:value-type="float" office:value="47.9716" calcext:value-type="float">
            <text:p>47.9716</text:p>
          </table:table-cell>
          <table:table-cell office:value-type="float" office:value="47.3294" calcext:value-type="float">
            <text:p>47.3294</text:p>
          </table:table-cell>
          <table:table-cell office:value-type="float" office:value="58.5331" calcext:value-type="float">
            <text:p>58.5331</text:p>
          </table:table-cell>
          <table:table-cell office:value-type="float" office:value="42.7078" calcext:value-type="float">
            <text:p>42.7078</text:p>
          </table:table-cell>
        </table:table-row>
        <table:table-row table:style-name="ro1">
          <table:table-cell table:number-columns-repeated="4"/>
          <table:table-cell office:value-type="float" office:value="46.5931" calcext:value-type="float">
            <text:p>46.5931</text:p>
          </table:table-cell>
          <table:table-cell office:value-type="float" office:value="60.6949" calcext:value-type="float">
            <text:p>60.6949</text:p>
          </table:table-cell>
          <table:table-cell office:value-type="float" office:value="49.3795" calcext:value-type="float">
            <text:p>49.3795</text:p>
          </table:table-cell>
          <table:table-cell office:value-type="float" office:value="59.6348" calcext:value-type="float">
            <text:p>59.6348</text:p>
          </table:table-cell>
          <table:table-cell office:value-type="float" office:value="59.9357" calcext:value-type="float">
            <text:p>59.9357</text:p>
          </table:table-cell>
          <table:table-cell office:value-type="float" office:value="45.5183" calcext:value-type="float">
            <text:p>45.5183</text:p>
          </table:table-cell>
          <table:table-cell office:value-type="float" office:value="47.3961" calcext:value-type="float">
            <text:p>47.3961</text:p>
          </table:table-cell>
          <table:table-cell office:value-type="float" office:value="48.3562" calcext:value-type="float">
            <text:p>48.3562</text:p>
          </table:table-cell>
          <table:table-cell office:value-type="float" office:value="58.4871" calcext:value-type="float">
            <text:p>58.4871</text:p>
          </table:table-cell>
          <table:table-cell office:value-type="float" office:value="43.2023" calcext:value-type="float">
            <text:p>43.2023</text:p>
          </table:table-cell>
        </table:table-row>
        <table:table-row table:style-name="ro1">
          <table:table-cell table:number-columns-repeated="4"/>
          <table:table-cell office:value-type="float" office:value="47.1227" calcext:value-type="float">
            <text:p>47.1227</text:p>
          </table:table-cell>
          <table:table-cell office:value-type="float" office:value="60.8295" calcext:value-type="float">
            <text:p>60.8295</text:p>
          </table:table-cell>
          <table:table-cell office:value-type="float" office:value="49.5562" calcext:value-type="float">
            <text:p>49.5562</text:p>
          </table:table-cell>
          <table:table-cell office:value-type="float" office:value="59.3379" calcext:value-type="float">
            <text:p>59.3379</text:p>
          </table:table-cell>
          <table:table-cell office:value-type="float" office:value="59.3538" calcext:value-type="float">
            <text:p>59.3538</text:p>
          </table:table-cell>
          <table:table-cell office:value-type="float" office:value="45.5315" calcext:value-type="float">
            <text:p>45.5315</text:p>
          </table:table-cell>
          <table:table-cell office:value-type="float" office:value="47.5933" calcext:value-type="float">
            <text:p>47.5933</text:p>
          </table:table-cell>
          <table:table-cell office:value-type="float" office:value="48.4583" calcext:value-type="float">
            <text:p>48.4583</text:p>
          </table:table-cell>
          <table:table-cell office:value-type="float" office:value="58.4659" calcext:value-type="float">
            <text:p>58.4659</text:p>
          </table:table-cell>
          <table:table-cell office:value-type="float" office:value="42.905" calcext:value-type="float">
            <text:p>42.905</text:p>
          </table:table-cell>
        </table:table-row>
        <table:table-row table:style-name="ro1">
          <table:table-cell table:number-columns-repeated="4"/>
          <table:table-cell office:value-type="float" office:value="46.8141" calcext:value-type="float">
            <text:p>46.8141</text:p>
          </table:table-cell>
          <table:table-cell office:value-type="float" office:value="60.9579" calcext:value-type="float">
            <text:p>60.9579</text:p>
          </table:table-cell>
          <table:table-cell office:value-type="float" office:value="50.4211" calcext:value-type="float">
            <text:p>50.4211</text:p>
          </table:table-cell>
          <table:table-cell office:value-type="float" office:value="57.2757" calcext:value-type="float">
            <text:p>57.2757</text:p>
          </table:table-cell>
          <table:table-cell office:value-type="float" office:value="58.153" calcext:value-type="float">
            <text:p>58.153</text:p>
          </table:table-cell>
          <table:table-cell office:value-type="float" office:value="44.5035" calcext:value-type="float">
            <text:p>44.5035</text:p>
          </table:table-cell>
          <table:table-cell office:value-type="float" office:value="47.0089" calcext:value-type="float">
            <text:p>47.0089</text:p>
          </table:table-cell>
          <table:table-cell office:value-type="float" office:value="48.6627" calcext:value-type="float">
            <text:p>48.6627</text:p>
          </table:table-cell>
          <table:table-cell office:value-type="float" office:value="59.0583" calcext:value-type="float">
            <text:p>59.0583</text:p>
          </table:table-cell>
          <table:table-cell office:value-type="float" office:value="42.7191" calcext:value-type="float">
            <text:p>42.7191</text:p>
          </table:table-cell>
        </table:table-row>
        <table:table-row table:style-name="ro1">
          <table:table-cell table:number-columns-repeated="4"/>
          <table:table-cell office:value-type="float" office:value="46.3862" calcext:value-type="float">
            <text:p>46.3862</text:p>
          </table:table-cell>
          <table:table-cell office:value-type="float" office:value="60.7031" calcext:value-type="float">
            <text:p>60.7031</text:p>
          </table:table-cell>
          <table:table-cell office:value-type="float" office:value="51.0499" calcext:value-type="float">
            <text:p>51.0499</text:p>
          </table:table-cell>
          <table:table-cell office:value-type="float" office:value="56.5614" calcext:value-type="float">
            <text:p>56.5614</text:p>
          </table:table-cell>
          <table:table-cell office:value-type="float" office:value="57.4928" calcext:value-type="float">
            <text:p>57.4928</text:p>
          </table:table-cell>
          <table:table-cell office:value-type="float" office:value="43.7269" calcext:value-type="float">
            <text:p>43.7269</text:p>
          </table:table-cell>
          <table:table-cell office:value-type="float" office:value="46.8954" calcext:value-type="float">
            <text:p>46.8954</text:p>
          </table:table-cell>
          <table:table-cell office:value-type="float" office:value="48.9052" calcext:value-type="float">
            <text:p>48.9052</text:p>
          </table:table-cell>
          <table:table-cell office:value-type="float" office:value="59.673" calcext:value-type="float">
            <text:p>59.673</text:p>
          </table:table-cell>
          <table:table-cell office:value-type="float" office:value="42.2691" calcext:value-type="float">
            <text:p>42.2691</text:p>
          </table:table-cell>
        </table:table-row>
        <table:table-row table:style-name="ro1">
          <table:table-cell table:number-columns-repeated="4"/>
          <table:table-cell office:value-type="float" office:value="46.7148" calcext:value-type="float">
            <text:p>46.7148</text:p>
          </table:table-cell>
          <table:table-cell office:value-type="float" office:value="61.1146" calcext:value-type="float">
            <text:p>61.1146</text:p>
          </table:table-cell>
          <table:table-cell office:value-type="float" office:value="49.8519" calcext:value-type="float">
            <text:p>49.8519</text:p>
          </table:table-cell>
          <table:table-cell office:value-type="float" office:value="57.021" calcext:value-type="float">
            <text:p>57.021</text:p>
          </table:table-cell>
          <table:table-cell office:value-type="float" office:value="59.002" calcext:value-type="float">
            <text:p>59.002</text:p>
          </table:table-cell>
          <table:table-cell office:value-type="float" office:value="44.0118" calcext:value-type="float">
            <text:p>44.0118</text:p>
          </table:table-cell>
          <table:table-cell office:value-type="float" office:value="48.3414" calcext:value-type="float">
            <text:p>48.3414</text:p>
          </table:table-cell>
          <table:table-cell office:value-type="float" office:value="47.6713" calcext:value-type="float">
            <text:p>47.6713</text:p>
          </table:table-cell>
          <table:table-cell office:value-type="float" office:value="60.3103" calcext:value-type="float">
            <text:p>60.3103</text:p>
          </table:table-cell>
          <table:table-cell office:value-type="float" office:value="42.5893" calcext:value-type="float">
            <text:p>42.5893</text:p>
          </table:table-cell>
        </table:table-row>
        <table:table-row table:style-name="ro1">
          <table:table-cell table:number-columns-repeated="4"/>
          <table:table-cell office:value-type="float" office:value="46.3839" calcext:value-type="float">
            <text:p>46.3839</text:p>
          </table:table-cell>
          <table:table-cell office:value-type="float" office:value="60.8012" calcext:value-type="float">
            <text:p>60.8012</text:p>
          </table:table-cell>
          <table:table-cell office:value-type="float" office:value="50.5764" calcext:value-type="float">
            <text:p>50.5764</text:p>
          </table:table-cell>
          <table:table-cell office:value-type="float" office:value="58.1881" calcext:value-type="float">
            <text:p>58.1881</text:p>
          </table:table-cell>
          <table:table-cell office:value-type="float" office:value="58.9894" calcext:value-type="float">
            <text:p>58.9894</text:p>
          </table:table-cell>
          <table:table-cell office:value-type="float" office:value="44.8776" calcext:value-type="float">
            <text:p>44.8776</text:p>
          </table:table-cell>
          <table:table-cell office:value-type="float" office:value="49.1624" calcext:value-type="float">
            <text:p>49.1624</text:p>
          </table:table-cell>
          <table:table-cell office:value-type="float" office:value="48.7672" calcext:value-type="float">
            <text:p>48.7672</text:p>
          </table:table-cell>
          <table:table-cell office:value-type="float" office:value="60.4847" calcext:value-type="float">
            <text:p>60.4847</text:p>
          </table:table-cell>
          <table:table-cell office:value-type="float" office:value="42.1555" calcext:value-type="float">
            <text:p>42.1555</text:p>
          </table:table-cell>
        </table:table-row>
        <table:table-row table:style-name="ro1">
          <table:table-cell table:number-columns-repeated="4"/>
          <table:table-cell office:value-type="float" office:value="46.5542" calcext:value-type="float">
            <text:p>46.5542</text:p>
          </table:table-cell>
          <table:table-cell office:value-type="float" office:value="61.1254" calcext:value-type="float">
            <text:p>61.1254</text:p>
          </table:table-cell>
          <table:table-cell office:value-type="float" office:value="50.3487" calcext:value-type="float">
            <text:p>50.3487</text:p>
          </table:table-cell>
          <table:table-cell office:value-type="float" office:value="58.5552" calcext:value-type="float">
            <text:p>58.5552</text:p>
          </table:table-cell>
          <table:table-cell office:value-type="float" office:value="58.8901" calcext:value-type="float">
            <text:p>58.8901</text:p>
          </table:table-cell>
          <table:table-cell office:value-type="float" office:value="44.8926" calcext:value-type="float">
            <text:p>44.8926</text:p>
          </table:table-cell>
          <table:table-cell office:value-type="float" office:value="49.5467" calcext:value-type="float">
            <text:p>49.5467</text:p>
          </table:table-cell>
          <table:table-cell office:value-type="float" office:value="49.1699" calcext:value-type="float">
            <text:p>49.1699</text:p>
          </table:table-cell>
          <table:table-cell office:value-type="float" office:value="60.5788" calcext:value-type="float">
            <text:p>60.5788</text:p>
          </table:table-cell>
          <table:table-cell office:value-type="float" office:value="40.8562" calcext:value-type="float">
            <text:p>40.8562</text:p>
          </table:table-cell>
        </table:table-row>
        <table:table-row table:style-name="ro1">
          <table:table-cell table:number-columns-repeated="4"/>
          <table:table-cell office:value-type="float" office:value="46.579" calcext:value-type="float">
            <text:p>46.579</text:p>
          </table:table-cell>
          <table:table-cell office:value-type="float" office:value="62.2317" calcext:value-type="float">
            <text:p>62.2317</text:p>
          </table:table-cell>
          <table:table-cell office:value-type="float" office:value="50.4458" calcext:value-type="float">
            <text:p>50.4458</text:p>
          </table:table-cell>
          <table:table-cell office:value-type="float" office:value="57.2229" calcext:value-type="float">
            <text:p>57.2229</text:p>
          </table:table-cell>
          <table:table-cell office:value-type="float" office:value="59.0074" calcext:value-type="float">
            <text:p>59.0074</text:p>
          </table:table-cell>
          <table:table-cell office:value-type="float" office:value="44.9266" calcext:value-type="float">
            <text:p>44.9266</text:p>
          </table:table-cell>
          <table:table-cell office:value-type="float" office:value="49.5446" calcext:value-type="float">
            <text:p>49.5446</text:p>
          </table:table-cell>
          <table:table-cell office:value-type="float" office:value="48.8294" calcext:value-type="float">
            <text:p>48.8294</text:p>
          </table:table-cell>
          <table:table-cell office:value-type="float" office:value="61.0445" calcext:value-type="float">
            <text:p>61.0445</text:p>
          </table:table-cell>
          <table:table-cell office:value-type="float" office:value="40.1184" calcext:value-type="float">
            <text:p>40.1184</text:p>
          </table:table-cell>
        </table:table-row>
        <table:table-row table:style-name="ro1">
          <table:table-cell table:number-columns-repeated="4"/>
          <table:table-cell office:value-type="float" office:value="46.2751" calcext:value-type="float">
            <text:p>46.2751</text:p>
          </table:table-cell>
          <table:table-cell office:value-type="float" office:value="62.6064" calcext:value-type="float">
            <text:p>62.6064</text:p>
          </table:table-cell>
          <table:table-cell office:value-type="float" office:value="49.5197" calcext:value-type="float">
            <text:p>49.5197</text:p>
          </table:table-cell>
          <table:table-cell office:value-type="float" office:value="57.2296" calcext:value-type="float">
            <text:p>57.2296</text:p>
          </table:table-cell>
          <table:table-cell office:value-type="float" office:value="58.3831" calcext:value-type="float">
            <text:p>58.3831</text:p>
          </table:table-cell>
          <table:table-cell office:value-type="float" office:value="45.7983" calcext:value-type="float">
            <text:p>45.7983</text:p>
          </table:table-cell>
          <table:table-cell office:value-type="float" office:value="49.5874" calcext:value-type="float">
            <text:p>49.5874</text:p>
          </table:table-cell>
          <table:table-cell office:value-type="float" office:value="48.9436" calcext:value-type="float">
            <text:p>48.9436</text:p>
          </table:table-cell>
          <table:table-cell office:value-type="float" office:value="60.4196" calcext:value-type="float">
            <text:p>60.4196</text:p>
          </table:table-cell>
          <table:table-cell office:value-type="float" office:value="39.6152" calcext:value-type="float">
            <text:p>39.6152</text:p>
          </table:table-cell>
        </table:table-row>
        <table:table-row table:style-name="ro1">
          <table:table-cell table:number-columns-repeated="4"/>
          <table:table-cell office:value-type="float" office:value="45.6192" calcext:value-type="float">
            <text:p>45.6192</text:p>
          </table:table-cell>
          <table:table-cell office:value-type="float" office:value="62.4632" calcext:value-type="float">
            <text:p>62.4632</text:p>
          </table:table-cell>
          <table:table-cell office:value-type="float" office:value="49.9839" calcext:value-type="float">
            <text:p>49.9839</text:p>
          </table:table-cell>
          <table:table-cell office:value-type="float" office:value="56.8252" calcext:value-type="float">
            <text:p>56.8252</text:p>
          </table:table-cell>
          <table:table-cell office:value-type="float" office:value="57.8622" calcext:value-type="float">
            <text:p>57.8622</text:p>
          </table:table-cell>
          <table:table-cell office:value-type="float" office:value="45.1431" calcext:value-type="float">
            <text:p>45.1431</text:p>
          </table:table-cell>
          <table:table-cell office:value-type="float" office:value="50.2558" calcext:value-type="float">
            <text:p>50.2558</text:p>
          </table:table-cell>
          <table:table-cell office:value-type="float" office:value="48.718" calcext:value-type="float">
            <text:p>48.718</text:p>
          </table:table-cell>
          <table:table-cell office:value-type="float" office:value="61.8568" calcext:value-type="float">
            <text:p>61.8568</text:p>
          </table:table-cell>
          <table:table-cell office:value-type="float" office:value="39.429" calcext:value-type="float">
            <text:p>39.429</text:p>
          </table:table-cell>
        </table:table-row>
        <table:table-row table:style-name="ro1">
          <table:table-cell table:number-columns-repeated="4"/>
          <table:table-cell office:value-type="float" office:value="46.9035" calcext:value-type="float">
            <text:p>46.9035</text:p>
          </table:table-cell>
          <table:table-cell office:value-type="float" office:value="63.2178" calcext:value-type="float">
            <text:p>63.2178</text:p>
          </table:table-cell>
          <table:table-cell office:value-type="float" office:value="50.0737" calcext:value-type="float">
            <text:p>50.0737</text:p>
          </table:table-cell>
          <table:table-cell office:value-type="float" office:value="55.9908" calcext:value-type="float">
            <text:p>55.9908</text:p>
          </table:table-cell>
          <table:table-cell office:value-type="float" office:value="57.8857" calcext:value-type="float">
            <text:p>57.8857</text:p>
          </table:table-cell>
          <table:table-cell office:value-type="float" office:value="45.4688" calcext:value-type="float">
            <text:p>45.4688</text:p>
          </table:table-cell>
          <table:table-cell office:value-type="float" office:value="50.2118" calcext:value-type="float">
            <text:p>50.2118</text:p>
          </table:table-cell>
          <table:table-cell office:value-type="float" office:value="48.1084" calcext:value-type="float">
            <text:p>48.1084</text:p>
          </table:table-cell>
          <table:table-cell office:value-type="float" office:value="61.9933" calcext:value-type="float">
            <text:p>61.9933</text:p>
          </table:table-cell>
          <table:table-cell office:value-type="float" office:value="40.4304" calcext:value-type="float">
            <text:p>40.4304</text:p>
          </table:table-cell>
        </table:table-row>
        <table:table-row table:style-name="ro1">
          <table:table-cell table:number-columns-repeated="4"/>
          <table:table-cell office:value-type="float" office:value="46.4579" calcext:value-type="float">
            <text:p>46.4579</text:p>
          </table:table-cell>
          <table:table-cell office:value-type="float" office:value="63.2591" calcext:value-type="float">
            <text:p>63.2591</text:p>
          </table:table-cell>
          <table:table-cell office:value-type="float" office:value="49.9251" calcext:value-type="float">
            <text:p>49.9251</text:p>
          </table:table-cell>
          <table:table-cell office:value-type="float" office:value="54.6768" calcext:value-type="float">
            <text:p>54.6768</text:p>
          </table:table-cell>
          <table:table-cell office:value-type="float" office:value="58.098" calcext:value-type="float">
            <text:p>58.098</text:p>
          </table:table-cell>
          <table:table-cell office:value-type="float" office:value="45.6178" calcext:value-type="float">
            <text:p>45.6178</text:p>
          </table:table-cell>
          <table:table-cell office:value-type="float" office:value="50.0687" calcext:value-type="float">
            <text:p>50.0687</text:p>
          </table:table-cell>
          <table:table-cell office:value-type="float" office:value="48.6092" calcext:value-type="float">
            <text:p>48.6092</text:p>
          </table:table-cell>
          <table:table-cell office:value-type="float" office:value="63.1159" calcext:value-type="float">
            <text:p>63.1159</text:p>
          </table:table-cell>
          <table:table-cell office:value-type="float" office:value="41.137" calcext:value-type="float">
            <text:p>41.137</text:p>
          </table:table-cell>
        </table:table-row>
        <table:table-row table:style-name="ro1">
          <table:table-cell table:number-columns-repeated="4"/>
          <table:table-cell office:value-type="float" office:value="46.6059" calcext:value-type="float">
            <text:p>46.6059</text:p>
          </table:table-cell>
          <table:table-cell office:value-type="float" office:value="64.3318" calcext:value-type="float">
            <text:p>64.3318</text:p>
          </table:table-cell>
          <table:table-cell office:value-type="float" office:value="50.2362" calcext:value-type="float">
            <text:p>50.2362</text:p>
          </table:table-cell>
          <table:table-cell office:value-type="float" office:value="54.0945" calcext:value-type="float">
            <text:p>54.0945</text:p>
          </table:table-cell>
          <table:table-cell office:value-type="float" office:value="57.547" calcext:value-type="float">
            <text:p>57.547</text:p>
          </table:table-cell>
          <table:table-cell office:value-type="float" office:value="45.7512" calcext:value-type="float">
            <text:p>45.7512</text:p>
          </table:table-cell>
          <table:table-cell office:value-type="float" office:value="50.5299" calcext:value-type="float">
            <text:p>50.5299</text:p>
          </table:table-cell>
          <table:table-cell office:value-type="float" office:value="48.805" calcext:value-type="float">
            <text:p>48.805</text:p>
          </table:table-cell>
          <table:table-cell office:value-type="float" office:value="63.0054" calcext:value-type="float">
            <text:p>63.0054</text:p>
          </table:table-cell>
          <table:table-cell office:value-type="float" office:value="40.3661" calcext:value-type="float">
            <text:p>40.3661</text:p>
          </table:table-cell>
        </table:table-row>
        <table:table-row table:style-name="ro1">
          <table:table-cell table:number-columns-repeated="4"/>
          <table:table-cell office:value-type="float" office:value="46.5205" calcext:value-type="float">
            <text:p>46.5205</text:p>
          </table:table-cell>
          <table:table-cell office:value-type="float" office:value="64.5072" calcext:value-type="float">
            <text:p>64.5072</text:p>
          </table:table-cell>
          <table:table-cell office:value-type="float" office:value="50.9014" calcext:value-type="float">
            <text:p>50.9014</text:p>
          </table:table-cell>
          <table:table-cell office:value-type="float" office:value="53.8554" calcext:value-type="float">
            <text:p>53.8554</text:p>
          </table:table-cell>
          <table:table-cell office:value-type="float" office:value="58.7152" calcext:value-type="float">
            <text:p>58.7152</text:p>
          </table:table-cell>
          <table:table-cell office:value-type="float" office:value="47.0717" calcext:value-type="float">
            <text:p>47.0717</text:p>
          </table:table-cell>
          <table:table-cell office:value-type="float" office:value="49.7734" calcext:value-type="float">
            <text:p>49.7734</text:p>
          </table:table-cell>
          <table:table-cell office:value-type="float" office:value="48.7941" calcext:value-type="float">
            <text:p>48.7941</text:p>
          </table:table-cell>
          <table:table-cell office:value-type="float" office:value="61.8571" calcext:value-type="float">
            <text:p>61.8571</text:p>
          </table:table-cell>
          <table:table-cell office:value-type="float" office:value="40.2497" calcext:value-type="float">
            <text:p>40.2497</text:p>
          </table:table-cell>
        </table:table-row>
        <table:table-row table:style-name="ro1">
          <table:table-cell table:number-columns-repeated="4"/>
          <table:table-cell office:value-type="float" office:value="46.521" calcext:value-type="float">
            <text:p>46.521</text:p>
          </table:table-cell>
          <table:table-cell office:value-type="float" office:value="64.8416" calcext:value-type="float">
            <text:p>64.8416</text:p>
          </table:table-cell>
          <table:table-cell office:value-type="float" office:value="51.8011" calcext:value-type="float">
            <text:p>51.8011</text:p>
          </table:table-cell>
          <table:table-cell office:value-type="float" office:value="54.683" calcext:value-type="float">
            <text:p>54.683</text:p>
          </table:table-cell>
          <table:table-cell office:value-type="float" office:value="59.0601" calcext:value-type="float">
            <text:p>59.0601</text:p>
          </table:table-cell>
          <table:table-cell office:value-type="float" office:value="46.3023" calcext:value-type="float">
            <text:p>46.3023</text:p>
          </table:table-cell>
          <table:table-cell office:value-type="float" office:value="49.6283" calcext:value-type="float">
            <text:p>49.6283</text:p>
          </table:table-cell>
          <table:table-cell office:value-type="float" office:value="47.6549" calcext:value-type="float">
            <text:p>47.6549</text:p>
          </table:table-cell>
          <table:table-cell office:value-type="float" office:value="62.1321" calcext:value-type="float">
            <text:p>62.1321</text:p>
          </table:table-cell>
          <table:table-cell office:value-type="float" office:value="40.0474" calcext:value-type="float">
            <text:p>40.0474</text:p>
          </table:table-cell>
        </table:table-row>
        <table:table-row table:style-name="ro1">
          <table:table-cell table:number-columns-repeated="4"/>
          <table:table-cell office:value-type="float" office:value="45.6378" calcext:value-type="float">
            <text:p>45.6378</text:p>
          </table:table-cell>
          <table:table-cell office:value-type="float" office:value="64.4498" calcext:value-type="float">
            <text:p>64.4498</text:p>
          </table:table-cell>
          <table:table-cell office:value-type="float" office:value="52.753" calcext:value-type="float">
            <text:p>52.753</text:p>
          </table:table-cell>
          <table:table-cell office:value-type="float" office:value="54.4183" calcext:value-type="float">
            <text:p>54.4183</text:p>
          </table:table-cell>
          <table:table-cell office:value-type="float" office:value="58.9892" calcext:value-type="float">
            <text:p>58.9892</text:p>
          </table:table-cell>
          <table:table-cell office:value-type="float" office:value="47.0174" calcext:value-type="float">
            <text:p>47.0174</text:p>
          </table:table-cell>
          <table:table-cell office:value-type="float" office:value="50.886" calcext:value-type="float">
            <text:p>50.886</text:p>
          </table:table-cell>
          <table:table-cell office:value-type="float" office:value="48.3596" calcext:value-type="float">
            <text:p>48.3596</text:p>
          </table:table-cell>
          <table:table-cell office:value-type="float" office:value="62.8057" calcext:value-type="float">
            <text:p>62.8057</text:p>
          </table:table-cell>
          <table:table-cell office:value-type="float" office:value="39.7512" calcext:value-type="float">
            <text:p>39.7512</text:p>
          </table:table-cell>
        </table:table-row>
        <table:table-row table:style-name="ro1">
          <table:table-cell table:number-columns-repeated="4"/>
          <table:table-cell office:value-type="float" office:value="45.1451" calcext:value-type="float">
            <text:p>45.1451</text:p>
          </table:table-cell>
          <table:table-cell office:value-type="float" office:value="65.0187" calcext:value-type="float">
            <text:p>65.0187</text:p>
          </table:table-cell>
          <table:table-cell office:value-type="float" office:value="53.288" calcext:value-type="float">
            <text:p>53.288</text:p>
          </table:table-cell>
          <table:table-cell office:value-type="float" office:value="53.6386" calcext:value-type="float">
            <text:p>53.6386</text:p>
          </table:table-cell>
          <table:table-cell office:value-type="float" office:value="59.1625" calcext:value-type="float">
            <text:p>59.1625</text:p>
          </table:table-cell>
          <table:table-cell office:value-type="float" office:value="46.5001" calcext:value-type="float">
            <text:p>46.5001</text:p>
          </table:table-cell>
          <table:table-cell office:value-type="float" office:value="50.6009" calcext:value-type="float">
            <text:p>50.6009</text:p>
          </table:table-cell>
          <table:table-cell office:value-type="float" office:value="49.1707" calcext:value-type="float">
            <text:p>49.1707</text:p>
          </table:table-cell>
          <table:table-cell office:value-type="float" office:value="62.6786" calcext:value-type="float">
            <text:p>62.6786</text:p>
          </table:table-cell>
          <table:table-cell office:value-type="float" office:value="39.6112" calcext:value-type="float">
            <text:p>39.6112</text:p>
          </table:table-cell>
        </table:table-row>
        <table:table-row table:style-name="ro1">
          <table:table-cell table:number-columns-repeated="4"/>
          <table:table-cell office:value-type="float" office:value="44.4239" calcext:value-type="float">
            <text:p>44.4239</text:p>
          </table:table-cell>
          <table:table-cell office:value-type="float" office:value="65.509" calcext:value-type="float">
            <text:p>65.509</text:p>
          </table:table-cell>
          <table:table-cell office:value-type="float" office:value="53.0625" calcext:value-type="float">
            <text:p>53.0625</text:p>
          </table:table-cell>
          <table:table-cell office:value-type="float" office:value="54.131" calcext:value-type="float">
            <text:p>54.131</text:p>
          </table:table-cell>
          <table:table-cell office:value-type="float" office:value="59.0083" calcext:value-type="float">
            <text:p>59.0083</text:p>
          </table:table-cell>
          <table:table-cell office:value-type="float" office:value="46.7278" calcext:value-type="float">
            <text:p>46.7278</text:p>
          </table:table-cell>
          <table:table-cell office:value-type="float" office:value="50.1439" calcext:value-type="float">
            <text:p>50.1439</text:p>
          </table:table-cell>
          <table:table-cell office:value-type="float" office:value="49.3189" calcext:value-type="float">
            <text:p>49.3189</text:p>
          </table:table-cell>
          <table:table-cell office:value-type="float" office:value="63.651" calcext:value-type="float">
            <text:p>63.651</text:p>
          </table:table-cell>
          <table:table-cell office:value-type="float" office:value="39.4481" calcext:value-type="float">
            <text:p>39.448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Average</text:p>
          </table:table-cell>
          <table:table-cell table:formula="of:=AVERAGE([.E2:.E262])" office:value-type="float" office:value="47.624138697318" calcext:value-type="float">
            <text:p>47.624138697318</text:p>
          </table:table-cell>
          <table:table-cell table:formula="of:=AVERAGE([.F2:.F262])" office:value-type="float" office:value="56.2588513409962" calcext:value-type="float">
            <text:p>56.2588513409962</text:p>
          </table:table-cell>
          <table:table-cell table:formula="of:=AVERAGE([.G2:.G262])" office:value-type="float" office:value="47.7916992337165" calcext:value-type="float">
            <text:p>47.7916992337165</text:p>
          </table:table-cell>
          <table:table-cell table:formula="of:=AVERAGE([.H2:.H262])" office:value-type="float" office:value="53.2927091954023" calcext:value-type="float">
            <text:p>53.2927091954023</text:p>
          </table:table-cell>
          <table:table-cell table:formula="of:=AVERAGE([.I2:.I262])" office:value-type="float" office:value="53.3797582375479" calcext:value-type="float">
            <text:p>53.3797582375479</text:p>
          </table:table-cell>
          <table:table-cell table:formula="of:=AVERAGE([.J2:.J262])" office:value-type="float" office:value="43.1169563218391" calcext:value-type="float">
            <text:p>43.1169563218391</text:p>
          </table:table-cell>
          <table:table-cell table:formula="of:=AVERAGE([.K2:.K262])" office:value-type="float" office:value="49.9131360153257" calcext:value-type="float">
            <text:p>49.9131360153257</text:p>
          </table:table-cell>
          <table:table-cell table:formula="of:=AVERAGE([.L2:.L262])" office:value-type="float" office:value="51.3478168582376" calcext:value-type="float">
            <text:p>51.3478168582376</text:p>
          </table:table-cell>
          <table:table-cell table:formula="of:=AVERAGE([.M2:.M262])" office:value-type="float" office:value="55.1420766283525" calcext:value-type="float">
            <text:p>55.1420766283525</text:p>
          </table:table-cell>
          <table:table-cell table:formula="of:=AVERAGE([.N2:.N262])" office:value-type="float" office:value="46.1657846743295" calcext:value-type="float">
            <text:p>46.16578467432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00-00-00</text:date>, <text:time style:data-style-name="N2" text:time-value="01:40:23.080062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6T01:44:36.416741807</dc:date>
    <meta:editing-duration>PT10M18S</meta:editing-duration>
    <meta:editing-cycles>5</meta:editing-cycles>
    <meta:generator>LibreOffice/6.0.7.3$Linux_X86_64 LibreOffice_project/00m0$Build-3</meta:generator>
    <meta:document-statistic meta:table-count="1" meta:cell-count="2645" meta:object-count="0"/>
  </office:meta>
</office:document-meta>
</file>